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6920.0002" calcext:value-type="float">
            <text:p>1443146920.0002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6920.19007" calcext:value-type="float">
            <text:p>1443146920.19007</text:p>
          </table:table-cell>
          <table:table-cell table:formula="of:=[.G2]-[.$B$2]" office:value-type="float" office:value="0.189865589141846" calcext:value-type="float">
            <text:p>0.1898655891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89865589141846" calcext:value-type="float">
            <text:p>0.1898655891</text:p>
          </table:table-cell>
          <table:table-cell table:formula="of:=MAX([.J2:.J2001])" office:value-type="float" office:value="13.0404019355774" calcext:value-type="float">
            <text:p>13.0404019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6920.05437" calcext:value-type="float">
            <text:p>1443146920.05437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684627532959" calcext:value-type="float">
            <text:p>0.0541684628</text:p>
          </table:table-cell>
          <table:table-cell table:formula="of:=[.C3]/([.D3]-[.D2])" office:value-type="float" office:value="79751.2017218386" calcext:value-type="float">
            <text:p>79751.2017218386</text:p>
          </table:table-cell>
          <table:table-cell/>
          <table:table-cell office:value-type="float" office:value="1443146920.2441" calcext:value-type="float">
            <text:p>1443146920.2441</text:p>
          </table:table-cell>
          <table:table-cell table:formula="of:=[.G3]-[.$B$2]" office:value-type="float" office:value="0.243899345397949" calcext:value-type="float">
            <text:p>0.2438993454</text:p>
          </table:table-cell>
          <table:table-cell table:formula="of:=[.C3]/([.H3]-[.H2])" office:value-type="float" office:value="79950.021973755" calcext:value-type="float">
            <text:p>79950.021973755</text:p>
          </table:table-cell>
          <table:table-cell table:formula="of:=[.G3]-[.$B3]" office:value-type="float" office:value="0.189730882644653" calcext:value-type="float">
            <text:p>0.18973088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6920.1085" calcext:value-type="float">
            <text:p>1443146920.1085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299255371094" calcext:value-type="float">
            <text:p>0.1082992554</text:p>
          </table:table-cell>
          <table:table-cell table:formula="of:=[.C4]/([.D4]-[.D3])" office:value-type="float" office:value="79806.701344691" calcext:value-type="float">
            <text:p>79806.701344691</text:p>
          </table:table-cell>
          <table:table-cell/>
          <table:table-cell office:value-type="float" office:value="1443146920.35246" calcext:value-type="float">
            <text:p>1443146920.35246</text:p>
          </table:table-cell>
          <table:table-cell table:formula="of:=[.G4]-[.$B$2]" office:value-type="float" office:value="0.352260112762451" calcext:value-type="float">
            <text:p>0.3522601128</text:p>
          </table:table-cell>
          <table:table-cell table:formula="of:=[.C4]/([.H4]-[.H3])" office:value-type="float" office:value="39866.8273127715" calcext:value-type="float">
            <text:p>39866.8273127715</text:p>
          </table:table-cell>
          <table:table-cell table:formula="of:=[.G4]-[.$B4]" office:value-type="float" office:value="0.243960857391357" calcext:value-type="float">
            <text:p>0.24396085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6920.16264" calcext:value-type="float">
            <text:p>1443146920.16264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41968917847" calcext:value-type="float">
            <text:p>0.1624419689</text:p>
          </table:table-cell>
          <table:table-cell table:formula="of:=[.C5]/([.D5]-[.D4])" office:value-type="float" office:value="79789.1298202042" calcext:value-type="float">
            <text:p>79789.1298202042</text:p>
          </table:table-cell>
          <table:table-cell/>
          <table:table-cell office:value-type="float" office:value="1443146920.83971" calcext:value-type="float">
            <text:p>1443146920.83971</text:p>
          </table:table-cell>
          <table:table-cell table:formula="of:=[.G5]-[.$B$2]" office:value-type="float" office:value="0.839510202407837" calcext:value-type="float">
            <text:p>0.8395102024</text:p>
          </table:table-cell>
          <table:table-cell table:formula="of:=[.C5]/([.H5]-[.H4])" office:value-type="float" office:value="8866.08354068039" calcext:value-type="float">
            <text:p>8866.0835406804</text:p>
          </table:table-cell>
          <table:table-cell table:formula="of:=[.G5]-[.$B5]" office:value-type="float" office:value="0.67706823348999" calcext:value-type="float">
            <text:p>0.67706823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6920.21679" calcext:value-type="float">
            <text:p>1443146920.21679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592788696289" calcext:value-type="float">
            <text:p>0.2165927887</text:p>
          </table:table-cell>
          <table:table-cell table:formula="of:=[.C6]/([.D6]-[.D5])" office:value-type="float" office:value="79777.1856026417" calcext:value-type="float">
            <text:p>79777.1856026417</text:p>
          </table:table-cell>
          <table:table-cell/>
          <table:table-cell office:value-type="float" office:value="1443146921.00224" calcext:value-type="float">
            <text:p>1443146921.00224</text:p>
          </table:table-cell>
          <table:table-cell table:formula="of:=[.G6]-[.$B$2]" office:value-type="float" office:value="1.00204181671143" calcext:value-type="float">
            <text:p>1.0020418167</text:p>
          </table:table-cell>
          <table:table-cell table:formula="of:=[.C6]/([.H6]-[.H5])" office:value-type="float" office:value="26579.4443653945" calcext:value-type="float">
            <text:p>26579.4443653945</text:p>
          </table:table-cell>
          <table:table-cell table:formula="of:=[.G6]-[.$B6]" office:value-type="float" office:value="0.785449028015137" calcext:value-type="float">
            <text:p>0.7854490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6920.27093" calcext:value-type="float">
            <text:p>1443146920.27093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34786987305" calcext:value-type="float">
            <text:p>0.270734787</text:p>
          </table:table-cell>
          <table:table-cell table:formula="of:=[.C7]/([.D7]-[.D6])" office:value-type="float" office:value="79790.1838934686" calcext:value-type="float">
            <text:p>79790.1838934686</text:p>
          </table:table-cell>
          <table:table-cell/>
          <table:table-cell office:value-type="float" office:value="1443146921.37019" calcext:value-type="float">
            <text:p>1443146921.37019</text:p>
          </table:table-cell>
          <table:table-cell table:formula="of:=[.G7]-[.$B$2]" office:value-type="float" office:value="1.36999487876892" calcext:value-type="float">
            <text:p>1.3699948788</text:p>
          </table:table-cell>
          <table:table-cell table:formula="of:=[.C7]/([.H7]-[.H6])" office:value-type="float" office:value="11740.6279372801" calcext:value-type="float">
            <text:p>11740.6279372801</text:p>
          </table:table-cell>
          <table:table-cell table:formula="of:=[.G7]-[.$B7]" office:value-type="float" office:value="1.09926009178162" calcext:value-type="float">
            <text:p>1.09926009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6920.32508" calcext:value-type="float">
            <text:p>1443146920.32508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877738952637" calcext:value-type="float">
            <text:p>0.324877739</text:p>
          </table:table-cell>
          <table:table-cell table:formula="of:=[.C8]/([.D8]-[.D7])" office:value-type="float" office:value="79788.7784686383" calcext:value-type="float">
            <text:p>79788.7784686383</text:p>
          </table:table-cell>
          <table:table-cell/>
          <table:table-cell office:value-type="float" office:value="1443146922.03241" calcext:value-type="float">
            <text:p>1443146922.03241</text:p>
          </table:table-cell>
          <table:table-cell table:formula="of:=[.G8]-[.$B$2]" office:value-type="float" office:value="2.03220725059509" calcext:value-type="float">
            <text:p>2.0322072506</text:p>
          </table:table-cell>
          <table:table-cell table:formula="of:=[.C8]/([.H8]-[.H7])" office:value-type="float" office:value="6523.58696967079" calcext:value-type="float">
            <text:p>6523.5869696708</text:p>
          </table:table-cell>
          <table:table-cell table:formula="of:=[.G8]-[.$B8]" office:value-type="float" office:value="1.70732951164246" calcext:value-type="float">
            <text:p>1.70732951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6920.37922" calcext:value-type="float">
            <text:p>1443146920.37922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22359848022" calcext:value-type="float">
            <text:p>0.3790223598</text:p>
          </table:table-cell>
          <table:table-cell table:formula="of:=[.C9]/([.D9]-[.D8])" office:value-type="float" office:value="79786.3190943157" calcext:value-type="float">
            <text:p>79786.3190943157</text:p>
          </table:table-cell>
          <table:table-cell/>
          <table:table-cell office:value-type="float" office:value="1443146926.01638" calcext:value-type="float">
            <text:p>1443146926.01638</text:p>
          </table:table-cell>
          <table:table-cell table:formula="of:=[.G9]-[.$B$2]" office:value-type="float" office:value="6.01617622375488" calcext:value-type="float">
            <text:p>6.0161762238</text:p>
          </table:table-cell>
          <table:table-cell table:formula="of:=[.C9]/([.H9]-[.H8])" office:value-type="float" office:value="1084.34579413245" calcext:value-type="float">
            <text:p>1084.3457941325</text:p>
          </table:table-cell>
          <table:table-cell table:formula="of:=[.G9]-[.$B9]" office:value-type="float" office:value="5.63715386390686" calcext:value-type="float">
            <text:p>5.63715386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6920.43342" calcext:value-type="float">
            <text:p>1443146920.43342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23724365234" calcext:value-type="float">
            <text:p>0.4332237244</text:p>
          </table:table-cell>
          <table:table-cell table:formula="of:=[.C10]/([.D10]-[.D9])" office:value-type="float" office:value="79702.7904828514" calcext:value-type="float">
            <text:p>79702.7904828514</text:p>
          </table:table-cell>
          <table:table-cell/>
          <table:table-cell office:value-type="float" office:value="1443146926.14035" calcext:value-type="float">
            <text:p>1443146926.14035</text:p>
          </table:table-cell>
          <table:table-cell table:formula="of:=[.G10]-[.$B$2]" office:value-type="float" office:value="6.14015126228333" calcext:value-type="float">
            <text:p>6.1401512623</text:p>
          </table:table-cell>
          <table:table-cell table:formula="of:=[.C10]/([.H10]-[.H9])" office:value-type="float" office:value="34845.7241980119" calcext:value-type="float">
            <text:p>34845.7241980119</text:p>
          </table:table-cell>
          <table:table-cell table:formula="of:=[.G10]-[.$B10]" office:value-type="float" office:value="5.70692753791809" calcext:value-type="float">
            <text:p>5.706927537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6920.48757" calcext:value-type="float">
            <text:p>1443146920.48757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74067306519" calcext:value-type="float">
            <text:p>0.4873740673</text:p>
          </table:table-cell>
          <table:table-cell table:formula="of:=[.C11]/([.D11]-[.D10])" office:value-type="float" office:value="79777.8881046834" calcext:value-type="float">
            <text:p>79777.8881046834</text:p>
          </table:table-cell>
          <table:table-cell/>
          <table:table-cell office:value-type="float" office:value="1443146926.57619" calcext:value-type="float">
            <text:p>1443146926.57619</text:p>
          </table:table-cell>
          <table:table-cell table:formula="of:=[.G11]-[.$B$2]" office:value-type="float" office:value="6.57599401473999" calcext:value-type="float">
            <text:p>6.5759940147</text:p>
          </table:table-cell>
          <table:table-cell table:formula="of:=[.C11]/([.H11]-[.H10])" office:value-type="float" office:value="9911.83167702101" calcext:value-type="float">
            <text:p>9911.831677021</text:p>
          </table:table-cell>
          <table:table-cell table:formula="of:=[.G11]-[.$B11]" office:value-type="float" office:value="6.08861994743347" calcext:value-type="float">
            <text:p>6.08861994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6920.54173" calcext:value-type="float">
            <text:p>1443146920.54173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29893875122" calcext:value-type="float">
            <text:p>0.5415298939</text:p>
          </table:table-cell>
          <table:table-cell table:formula="of:=[.C12]/([.D12]-[.D11])" office:value-type="float" office:value="79769.8100780996" calcext:value-type="float">
            <text:p>79769.8100780996</text:p>
          </table:table-cell>
          <table:table-cell/>
          <table:table-cell office:value-type="float" office:value="1443146927.00992" calcext:value-type="float">
            <text:p>1443146927.00992</text:p>
          </table:table-cell>
          <table:table-cell table:formula="of:=[.G12]-[.$B$2]" office:value-type="float" office:value="7.00972056388855" calcext:value-type="float">
            <text:p>7.0097205639</text:p>
          </table:table-cell>
          <table:table-cell table:formula="of:=[.C12]/([.H12]-[.H11])" office:value-type="float" office:value="9960.19268011264" calcext:value-type="float">
            <text:p>9960.1926801127</text:p>
          </table:table-cell>
          <table:table-cell table:formula="of:=[.G12]-[.$B12]" office:value-type="float" office:value="6.46819067001343" calcext:value-type="float">
            <text:p>6.468190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6920.59588" calcext:value-type="float">
            <text:p>1443146920.59588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683336257935" calcext:value-type="float">
            <text:p>0.5956833363</text:p>
          </table:table-cell>
          <table:table-cell table:formula="of:=[.C13]/([.D13]-[.D12])" office:value-type="float" office:value="79773.3220625528" calcext:value-type="float">
            <text:p>79773.3220625528</text:p>
          </table:table-cell>
          <table:table-cell/>
          <table:table-cell office:value-type="float" office:value="1443146931.01838" calcext:value-type="float">
            <text:p>1443146931.01838</text:p>
          </table:table-cell>
          <table:table-cell table:formula="of:=[.G13]-[.$B$2]" office:value-type="float" office:value="11.0181834697723" calcext:value-type="float">
            <text:p>11.0181834698</text:p>
          </table:table-cell>
          <table:table-cell table:formula="of:=[.C13]/([.H13]-[.H12])" office:value-type="float" office:value="1077.71983960708" calcext:value-type="float">
            <text:p>1077.7198396071</text:p>
          </table:table-cell>
          <table:table-cell table:formula="of:=[.G13]-[.$B13]" office:value-type="float" office:value="10.4225001335144" calcext:value-type="float">
            <text:p>10.42250013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6920.65004" calcext:value-type="float">
            <text:p>1443146920.65004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844408035278" calcext:value-type="float">
            <text:p>0.649844408</text:p>
          </table:table-cell>
          <table:table-cell table:formula="of:=[.C14]/([.D14]-[.D13])" office:value-type="float" office:value="79762.0848006762" calcext:value-type="float">
            <text:p>79762.0848006762</text:p>
          </table:table-cell>
          <table:table-cell/>
          <table:table-cell office:value-type="float" office:value="1443146931.06889" calcext:value-type="float">
            <text:p>1443146931.06889</text:p>
          </table:table-cell>
          <table:table-cell table:formula="of:=[.G14]-[.$B$2]" office:value-type="float" office:value="11.0686862468719" calcext:value-type="float">
            <text:p>11.0686862469</text:p>
          </table:table-cell>
          <table:table-cell table:formula="of:=[.C14]/([.H14]-[.H13])" office:value-type="float" office:value="85539.8504418763" calcext:value-type="float">
            <text:p>85539.8504418763</text:p>
          </table:table-cell>
          <table:table-cell table:formula="of:=[.G14]-[.$B14]" office:value-type="float" office:value="10.4188418388367" calcext:value-type="float">
            <text:p>10.418841838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6920.70419" calcext:value-type="float">
            <text:p>1443146920.70419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986406326294" calcext:value-type="float">
            <text:p>0.7039864063</text:p>
          </table:table-cell>
          <table:table-cell table:formula="of:=[.C15]/([.D15]-[.D14])" office:value-type="float" office:value="79790.1838934686" calcext:value-type="float">
            <text:p>79790.1838934686</text:p>
          </table:table-cell>
          <table:table-cell/>
          <table:table-cell office:value-type="float" office:value="1443146931.11929" calcext:value-type="float">
            <text:p>1443146931.11929</text:p>
          </table:table-cell>
          <table:table-cell table:formula="of:=[.G15]-[.$B$2]" office:value-type="float" office:value="11.1190922260284" calcext:value-type="float">
            <text:p>11.119092226</text:p>
          </table:table-cell>
          <table:table-cell table:formula="of:=[.C15]/([.H15]-[.H14])" office:value-type="float" office:value="85704.1182869954" calcext:value-type="float">
            <text:p>85704.1182869954</text:p>
          </table:table-cell>
          <table:table-cell table:formula="of:=[.G15]-[.$B15]" office:value-type="float" office:value="10.4151058197021" calcext:value-type="float">
            <text:p>10.415105819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6920.75838" calcext:value-type="float">
            <text:p>1443146920.75838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178472518921" calcext:value-type="float">
            <text:p>0.7581784725</text:p>
          </table:table-cell>
          <table:table-cell table:formula="of:=[.C16]/([.D16]-[.D15])" office:value-type="float" office:value="79716.4659609851" calcext:value-type="float">
            <text:p>79716.4659609851</text:p>
          </table:table-cell>
          <table:table-cell/>
          <table:table-cell office:value-type="float" office:value="1443146931.16974" calcext:value-type="float">
            <text:p>1443146931.16974</text:p>
          </table:table-cell>
          <table:table-cell table:formula="of:=[.G16]-[.$B$2]" office:value-type="float" office:value="11.1695439815521" calcext:value-type="float">
            <text:p>11.1695439816</text:p>
          </table:table-cell>
          <table:table-cell table:formula="of:=[.C16]/([.H16]-[.H15])" office:value-type="float" office:value="85626.3564103776" calcext:value-type="float">
            <text:p>85626.3564103776</text:p>
          </table:table-cell>
          <table:table-cell table:formula="of:=[.G16]-[.$B16]" office:value-type="float" office:value="10.4113655090332" calcext:value-type="float">
            <text:p>10.4113655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6920.81259" calcext:value-type="float">
            <text:p>1443146920.81259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393665313721" calcext:value-type="float">
            <text:p>0.8123936653</text:p>
          </table:table-cell>
          <table:table-cell table:formula="of:=[.C17]/([.D17]-[.D16])" office:value-type="float" office:value="79682.4612678379" calcext:value-type="float">
            <text:p>79682.4612678379</text:p>
          </table:table-cell>
          <table:table-cell/>
          <table:table-cell office:value-type="float" office:value="1443146931.22017" calcext:value-type="float">
            <text:p>1443146931.22017</text:p>
          </table:table-cell>
          <table:table-cell table:formula="of:=[.G17]-[.$B$2]" office:value-type="float" office:value="11.2199680805206" calcext:value-type="float">
            <text:p>11.2199680805</text:p>
          </table:table-cell>
          <table:table-cell table:formula="of:=[.C17]/([.H17]-[.H16])" office:value-type="float" office:value="85673.3206615791" calcext:value-type="float">
            <text:p>85673.3206615791</text:p>
          </table:table-cell>
          <table:table-cell table:formula="of:=[.G17]-[.$B17]" office:value-type="float" office:value="10.4075744152069" calcext:value-type="float">
            <text:p>10.40757441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6920.86675" calcext:value-type="float">
            <text:p>1443146920.86675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547346115112" calcext:value-type="float">
            <text:p>0.8665473461</text:p>
          </table:table-cell>
          <table:table-cell table:formula="of:=[.C18]/([.D18]-[.D17])" office:value-type="float" office:value="79772.9708501917" calcext:value-type="float">
            <text:p>79772.9708501917</text:p>
          </table:table-cell>
          <table:table-cell/>
          <table:table-cell office:value-type="float" office:value="1443146931.27062" calcext:value-type="float">
            <text:p>1443146931.27062</text:p>
          </table:table-cell>
          <table:table-cell table:formula="of:=[.G18]-[.$B$2]" office:value-type="float" office:value="11.2704191207886" calcext:value-type="float">
            <text:p>11.2704191208</text:p>
          </table:table-cell>
          <table:table-cell table:formula="of:=[.C18]/([.H18]-[.H17])" office:value-type="float" office:value="85627.5703544779" calcext:value-type="float">
            <text:p>85627.5703544779</text:p>
          </table:table-cell>
          <table:table-cell table:formula="of:=[.G18]-[.$B18]" office:value-type="float" office:value="10.4038717746735" calcext:value-type="float">
            <text:p>10.403871774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6920.92089" calcext:value-type="float">
            <text:p>1443146920.92089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686721801758" calcext:value-type="float">
            <text:p>0.9206867218</text:p>
          </table:table-cell>
          <table:table-cell table:formula="of:=[.C19]/([.D19]-[.D18])" office:value-type="float" office:value="79794.0490670566" calcext:value-type="float">
            <text:p>79794.0490670566</text:p>
          </table:table-cell>
          <table:table-cell/>
          <table:table-cell office:value-type="float" office:value="1443146931.32104" calcext:value-type="float">
            <text:p>1443146931.32104</text:p>
          </table:table-cell>
          <table:table-cell table:formula="of:=[.G19]-[.$B$2]" office:value-type="float" office:value="11.3208379745483" calcext:value-type="float">
            <text:p>11.3208379745</text:p>
          </table:table-cell>
          <table:table-cell table:formula="of:=[.C19]/([.H19]-[.H18])" office:value-type="float" office:value="85682.2334871756" calcext:value-type="float">
            <text:p>85682.2334871756</text:p>
          </table:table-cell>
          <table:table-cell table:formula="of:=[.G19]-[.$B19]" office:value-type="float" office:value="10.4001512527466" calcext:value-type="float">
            <text:p>10.40015125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6920.97503" calcext:value-type="float">
            <text:p>1443146920.97503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82967376709" calcext:value-type="float">
            <text:p>0.9748296738</text:p>
          </table:table-cell>
          <table:table-cell table:formula="of:=[.C20]/([.D20]-[.D19])" office:value-type="float" office:value="79788.7784686383" calcext:value-type="float">
            <text:p>79788.7784686383</text:p>
          </table:table-cell>
          <table:table-cell/>
          <table:table-cell office:value-type="float" office:value="1443146931.37154" calcext:value-type="float">
            <text:p>1443146931.37154</text:p>
          </table:table-cell>
          <table:table-cell table:formula="of:=[.G20]-[.$B$2]" office:value-type="float" office:value="11.3713362216949" calcext:value-type="float">
            <text:p>11.3713362217</text:p>
          </table:table-cell>
          <table:table-cell table:formula="of:=[.C20]/([.H20]-[.H19])" office:value-type="float" office:value="85547.5238072756" calcext:value-type="float">
            <text:p>85547.5238072756</text:p>
          </table:table-cell>
          <table:table-cell table:formula="of:=[.G20]-[.$B20]" office:value-type="float" office:value="10.3965065479279" calcext:value-type="float">
            <text:p>10.396506547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6921.02744" calcext:value-type="float">
            <text:p>1443146921.02744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23670005798" calcext:value-type="float">
            <text:p>1.0272367001</text:p>
          </table:table-cell>
          <table:table-cell table:formula="of:=[.C21]/([.D21]-[.D20])" office:value-type="float" office:value="82431.6948651341" calcext:value-type="float">
            <text:p>82431.6948651341</text:p>
          </table:table-cell>
          <table:table-cell/>
          <table:table-cell office:value-type="float" office:value="1443146931.42198" calcext:value-type="float">
            <text:p>1443146931.42198</text:p>
          </table:table-cell>
          <table:table-cell table:formula="of:=[.G21]-[.$B$2]" office:value-type="float" office:value="11.4217782020569" calcext:value-type="float">
            <text:p>11.4217782021</text:p>
          </table:table-cell>
          <table:table-cell table:formula="of:=[.C21]/([.H21]-[.H20])" office:value-type="float" office:value="85642.9499595876" calcext:value-type="float">
            <text:p>85642.9499595876</text:p>
          </table:table-cell>
          <table:table-cell table:formula="of:=[.G21]-[.$B21]" office:value-type="float" office:value="10.3945415019989" calcext:value-type="float">
            <text:p>10.3945415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6921.07841" calcext:value-type="float">
            <text:p>1443146921.07841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2105922699" calcext:value-type="float">
            <text:p>1.0782105923</text:p>
          </table:table-cell>
          <table:table-cell table:formula="of:=[.C22]/([.D22]-[.D21])" office:value-type="float" office:value="84749.2669784846" calcext:value-type="float">
            <text:p>84749.2669784846</text:p>
          </table:table-cell>
          <table:table-cell/>
          <table:table-cell office:value-type="float" office:value="1443146931.47239" calcext:value-type="float">
            <text:p>1443146931.47239</text:p>
          </table:table-cell>
          <table:table-cell table:formula="of:=[.G22]-[.$B$2]" office:value-type="float" office:value="11.4721937179565" calcext:value-type="float">
            <text:p>11.472193718</text:p>
          </table:table-cell>
          <table:table-cell table:formula="of:=[.C22]/([.H22]-[.H21])" office:value-type="float" office:value="85687.9062508867" calcext:value-type="float">
            <text:p>85687.9062508867</text:p>
          </table:table-cell>
          <table:table-cell table:formula="of:=[.G22]-[.$B22]" office:value-type="float" office:value="10.3939831256866" calcext:value-type="float">
            <text:p>10.39398312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6921.12938" calcext:value-type="float">
            <text:p>1443146921.12938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17947769165" calcext:value-type="float">
            <text:p>1.1291794777</text:p>
          </table:table-cell>
          <table:table-cell table:formula="of:=[.C23]/([.D23]-[.D22])" office:value-type="float" office:value="84757.5920927687" calcext:value-type="float">
            <text:p>84757.5920927687</text:p>
          </table:table-cell>
          <table:table-cell/>
          <table:table-cell office:value-type="float" office:value="1443146931.52277" calcext:value-type="float">
            <text:p>1443146931.52277</text:p>
          </table:table-cell>
          <table:table-cell table:formula="of:=[.G23]-[.$B$2]" office:value-type="float" office:value="11.5225672721863" calcext:value-type="float">
            <text:p>11.5225672722</text:p>
          </table:table-cell>
          <table:table-cell table:formula="of:=[.C23]/([.H23]-[.H22])" office:value-type="float" office:value="85759.2851260401" calcext:value-type="float">
            <text:p>85759.2851260401</text:p>
          </table:table-cell>
          <table:table-cell table:formula="of:=[.G23]-[.$B23]" office:value-type="float" office:value="10.3933877944946" calcext:value-type="float">
            <text:p>10.393387794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6921.18037" calcext:value-type="float">
            <text:p>1443146921.18037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17506599426" calcext:value-type="float">
            <text:p>1.180175066</text:p>
          </table:table-cell>
          <table:table-cell table:formula="of:=[.C24]/([.D24]-[.D23])" office:value-type="float" office:value="84713.210373508" calcext:value-type="float">
            <text:p>84713.210373508</text:p>
          </table:table-cell>
          <table:table-cell/>
          <table:table-cell office:value-type="float" office:value="1443146931.5733" calcext:value-type="float">
            <text:p>1443146931.5733</text:p>
          </table:table-cell>
          <table:table-cell table:formula="of:=[.G24]-[.$B$2]" office:value-type="float" office:value="11.5731024742126" calcext:value-type="float">
            <text:p>11.5731024742</text:p>
          </table:table-cell>
          <table:table-cell table:formula="of:=[.C24]/([.H24]-[.H23])" office:value-type="float" office:value="85484.9654651821" calcext:value-type="float">
            <text:p>85484.9654651821</text:p>
          </table:table-cell>
          <table:table-cell table:formula="of:=[.G24]-[.$B24]" office:value-type="float" office:value="10.3929274082184" calcext:value-type="float">
            <text:p>10.392927408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6921.23134" calcext:value-type="float">
            <text:p>1443146921.23134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14323616028" calcext:value-type="float">
            <text:p>1.2311432362</text:p>
          </table:table-cell>
          <table:table-cell table:formula="of:=[.C25]/([.D25]-[.D24])" office:value-type="float" office:value="84758.7815283287" calcext:value-type="float">
            <text:p>84758.7815283287</text:p>
          </table:table-cell>
          <table:table-cell/>
          <table:table-cell office:value-type="float" office:value="1443146931.62371" calcext:value-type="float">
            <text:p>1443146931.62371</text:p>
          </table:table-cell>
          <table:table-cell table:formula="of:=[.G25]-[.$B$2]" office:value-type="float" office:value="11.6235091686249" calcext:value-type="float">
            <text:p>11.6235091686</text:p>
          </table:table-cell>
          <table:table-cell table:formula="of:=[.C25]/([.H25]-[.H24])" office:value-type="float" office:value="85702.9021714967" calcext:value-type="float">
            <text:p>85702.9021714967</text:p>
          </table:table-cell>
          <table:table-cell table:formula="of:=[.G25]-[.$B25]" office:value-type="float" office:value="10.3923659324646" calcext:value-type="float">
            <text:p>10.39236593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6921.28232" calcext:value-type="float">
            <text:p>1443146921.28232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11641311646" calcext:value-type="float">
            <text:p>1.2821164131</text:p>
          </table:table-cell>
          <table:table-cell table:formula="of:=[.C26]/([.D26]-[.D25])" office:value-type="float" office:value="84750.4561803954" calcext:value-type="float">
            <text:p>84750.4561803954</text:p>
          </table:table-cell>
          <table:table-cell/>
          <table:table-cell office:value-type="float" office:value="1443146931.67415" calcext:value-type="float">
            <text:p>1443146931.67415</text:p>
          </table:table-cell>
          <table:table-cell table:formula="of:=[.G26]-[.$B$2]" office:value-type="float" office:value="11.6739518642426" calcext:value-type="float">
            <text:p>11.6739518642</text:p>
          </table:table-cell>
          <table:table-cell table:formula="of:=[.C26]/([.H26]-[.H25])" office:value-type="float" office:value="85641.7355793772" calcext:value-type="float">
            <text:p>85641.7355793772</text:p>
          </table:table-cell>
          <table:table-cell table:formula="of:=[.G26]-[.$B26]" office:value-type="float" office:value="10.3918354511261" calcext:value-type="float">
            <text:p>10.39183545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6921.33329" calcext:value-type="float">
            <text:p>1443146921.33329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308553695679" calcext:value-type="float">
            <text:p>1.333085537</text:p>
          </table:table-cell>
          <table:table-cell table:formula="of:=[.C27]/([.D27]-[.D26])" office:value-type="float" office:value="84757.1956216672" calcext:value-type="float">
            <text:p>84757.1956216672</text:p>
          </table:table-cell>
          <table:table-cell/>
          <table:table-cell office:value-type="float" office:value="1443146931.72456" calcext:value-type="float">
            <text:p>1443146931.72456</text:p>
          </table:table-cell>
          <table:table-cell table:formula="of:=[.G27]-[.$B$2]" office:value-type="float" office:value="11.724360704422" calcext:value-type="float">
            <text:p>11.7243607044</text:p>
          </table:table-cell>
          <table:table-cell table:formula="of:=[.C27]/([.H27]-[.H26])" office:value-type="float" office:value="85699.2540320674" calcext:value-type="float">
            <text:p>85699.2540320674</text:p>
          </table:table-cell>
          <table:table-cell table:formula="of:=[.G27]-[.$B27]" office:value-type="float" office:value="10.3912751674652" calcext:value-type="float">
            <text:p>10.39127516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6921.38426" calcext:value-type="float">
            <text:p>1443146921.38426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405871391296" calcext:value-type="float">
            <text:p>1.3840587139</text:p>
          </table:table-cell>
          <table:table-cell table:formula="of:=[.C28]/([.D28]-[.D27])" office:value-type="float" office:value="84750.4561803954" calcext:value-type="float">
            <text:p>84750.4561803954</text:p>
          </table:table-cell>
          <table:table-cell/>
          <table:table-cell office:value-type="float" office:value="1443146931.77503" calcext:value-type="float">
            <text:p>1443146931.77503</text:p>
          </table:table-cell>
          <table:table-cell table:formula="of:=[.G28]-[.$B$2]" office:value-type="float" office:value="11.7748351097107" calcext:value-type="float">
            <text:p>11.7748351097</text:p>
          </table:table-cell>
          <table:table-cell table:formula="of:=[.C28]/([.H28]-[.H27])" office:value-type="float" office:value="85587.9326421199" calcext:value-type="float">
            <text:p>85587.9326421199</text:p>
          </table:table-cell>
          <table:table-cell table:formula="of:=[.G28]-[.$B28]" office:value-type="float" office:value="10.3907763957977" calcext:value-type="float">
            <text:p>10.390776395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6921.43522" calcext:value-type="float">
            <text:p>1443146921.43522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501734733582" calcext:value-type="float">
            <text:p>1.4350173473</text:p>
          </table:table-cell>
          <table:table-cell table:formula="of:=[.C29]/([.D29]-[.D28])" office:value-type="float" office:value="84774.6438597148" calcext:value-type="float">
            <text:p>84774.6438597148</text:p>
          </table:table-cell>
          <table:table-cell/>
          <table:table-cell office:value-type="float" office:value="1443146931.82548" calcext:value-type="float">
            <text:p>1443146931.82548</text:p>
          </table:table-cell>
          <table:table-cell table:formula="of:=[.G29]-[.$B$2]" office:value-type="float" office:value="11.825279712677" calcext:value-type="float">
            <text:p>11.8252797127</text:p>
          </table:table-cell>
          <table:table-cell table:formula="of:=[.C29]/([.H29]-[.H28])" office:value-type="float" office:value="85638.4974005104" calcext:value-type="float">
            <text:p>85638.4974005104</text:p>
          </table:table-cell>
          <table:table-cell table:formula="of:=[.G29]-[.$B29]" office:value-type="float" office:value="10.3902623653412" calcext:value-type="float">
            <text:p>10.39026236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6921.48618" calcext:value-type="float">
            <text:p>1443146921.48618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98313331604" calcext:value-type="float">
            <text:p>1.4859831333</text:p>
          </table:table-cell>
          <table:table-cell table:formula="of:=[.C30]/([.D30]-[.D29])" office:value-type="float" office:value="84762.7465546439" calcext:value-type="float">
            <text:p>84762.7465546439</text:p>
          </table:table-cell>
          <table:table-cell/>
          <table:table-cell office:value-type="float" office:value="1443146931.87593" calcext:value-type="float">
            <text:p>1443146931.87593</text:p>
          </table:table-cell>
          <table:table-cell table:formula="of:=[.G30]-[.$B$2]" office:value-type="float" office:value="11.8757281303406" calcext:value-type="float">
            <text:p>11.8757281303</text:p>
          </table:table-cell>
          <table:table-cell table:formula="of:=[.C30]/([.H30]-[.H29])" office:value-type="float" office:value="85632.0217773493" calcext:value-type="float">
            <text:p>85632.0217773493</text:p>
          </table:table-cell>
          <table:table-cell table:formula="of:=[.G30]-[.$B30]" office:value-type="float" office:value="10.3897449970245" calcext:value-type="float">
            <text:p>10.38974499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6921.53714" calcext:value-type="float">
            <text:p>1443146921.53714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945104599" calcext:value-type="float">
            <text:p>1.5369451046</text:p>
          </table:table-cell>
          <table:table-cell table:formula="of:=[.C31]/([.D31]-[.D30])" office:value-type="float" office:value="84769.0913684211" calcext:value-type="float">
            <text:p>84769.0913684211</text:p>
          </table:table-cell>
          <table:table-cell/>
          <table:table-cell office:value-type="float" office:value="1443146931.92638" calcext:value-type="float">
            <text:p>1443146931.92638</text:p>
          </table:table-cell>
          <table:table-cell table:formula="of:=[.G31]-[.$B$2]" office:value-type="float" office:value="11.9261784553528" calcext:value-type="float">
            <text:p>11.9261784554</text:p>
          </table:table-cell>
          <table:table-cell table:formula="of:=[.C31]/([.H31]-[.H30])" office:value-type="float" office:value="85628.7843329994" calcext:value-type="float">
            <text:p>85628.7843329994</text:p>
          </table:table-cell>
          <table:table-cell table:formula="of:=[.G31]-[.$B31]" office:value-type="float" office:value="10.3892333507538" calcext:value-type="float">
            <text:p>10.38923335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6921.58811" calcext:value-type="float">
            <text:p>1443146921.58811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9054069519" calcext:value-type="float">
            <text:p>1.587905407</text:p>
          </table:table-cell>
          <table:table-cell table:formula="of:=[.C32]/([.D32]-[.D31])" office:value-type="float" office:value="84771.867523147" calcext:value-type="float">
            <text:p>84771.867523147</text:p>
          </table:table-cell>
          <table:table-cell/>
          <table:table-cell office:value-type="float" office:value="1443146931.97678" calcext:value-type="float">
            <text:p>1443146931.97678</text:p>
          </table:table-cell>
          <table:table-cell table:formula="of:=[.G32]-[.$B$2]" office:value-type="float" office:value="11.9765770435333" calcext:value-type="float">
            <text:p>11.9765770435</text:p>
          </table:table-cell>
          <table:table-cell table:formula="of:=[.C32]/([.H32]-[.H31])" office:value-type="float" office:value="85716.6868350466" calcext:value-type="float">
            <text:p>85716.6868350466</text:p>
          </table:table-cell>
          <table:table-cell table:formula="of:=[.G32]-[.$B32]" office:value-type="float" office:value="10.3886716365814" calcext:value-type="float">
            <text:p>10.388671636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6921.63907" calcext:value-type="float">
            <text:p>1443146921.63907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87357711792" calcext:value-type="float">
            <text:p>1.6388735771</text:p>
          </table:table-cell>
          <table:table-cell table:formula="of:=[.C33]/([.D33]-[.D32])" office:value-type="float" office:value="84758.7815283287" calcext:value-type="float">
            <text:p>84758.7815283287</text:p>
          </table:table-cell>
          <table:table-cell/>
          <table:table-cell office:value-type="float" office:value="1443146932.02725" calcext:value-type="float">
            <text:p>1443146932.02725</text:p>
          </table:table-cell>
          <table:table-cell table:formula="of:=[.G33]-[.$B$2]" office:value-type="float" office:value="12.0270488262177" calcext:value-type="float">
            <text:p>12.0270488262</text:p>
          </table:table-cell>
          <table:table-cell table:formula="of:=[.C33]/([.H33]-[.H32])" office:value-type="float" office:value="85592.3799446371" calcext:value-type="float">
            <text:p>85592.3799446371</text:p>
          </table:table-cell>
          <table:table-cell table:formula="of:=[.G33]-[.$B33]" office:value-type="float" office:value="10.3881752490997" calcext:value-type="float">
            <text:p>10.388175249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6921.69003" calcext:value-type="float">
            <text:p>1443146921.69003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83507156372" calcext:value-type="float">
            <text:p>1.6898350716</text:p>
          </table:table-cell>
          <table:table-cell table:formula="of:=[.C34]/([.D34]-[.D33])" office:value-type="float" office:value="84769.8845369313" calcext:value-type="float">
            <text:p>84769.8845369313</text:p>
          </table:table-cell>
          <table:table-cell/>
          <table:table-cell office:value-type="float" office:value="1443146932.04304" calcext:value-type="float">
            <text:p>1443146932.04304</text:p>
          </table:table-cell>
          <table:table-cell table:formula="of:=[.G34]-[.$B$2]" office:value-type="float" office:value="12.0428416728973" calcext:value-type="float">
            <text:p>12.0428416729</text:p>
          </table:table-cell>
          <table:table-cell table:formula="of:=[.C34]/([.H34]-[.H33])" office:value-type="float" office:value="273541.565217391" calcext:value-type="float">
            <text:p>273541.565217391</text:p>
          </table:table-cell>
          <table:table-cell table:formula="of:=[.G34]-[.$B34]" office:value-type="float" office:value="10.3530066013336" calcext:value-type="float">
            <text:p>10.353006601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6921.74099" calcext:value-type="float">
            <text:p>1443146921.74099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79394340515" calcext:value-type="float">
            <text:p>1.7407939434</text:p>
          </table:table-cell>
          <table:table-cell table:formula="of:=[.C35]/([.D35]-[.D34])" office:value-type="float" office:value="84774.2472290713" calcext:value-type="float">
            <text:p>84774.2472290713</text:p>
          </table:table-cell>
          <table:table-cell/>
          <table:table-cell office:value-type="float" office:value="1443146932.05883" calcext:value-type="float">
            <text:p>1443146932.05883</text:p>
          </table:table-cell>
          <table:table-cell table:formula="of:=[.G35]-[.$B$2]" office:value-type="float" office:value="12.0586349964142" calcext:value-type="float">
            <text:p>12.0586349964</text:p>
          </table:table-cell>
          <table:table-cell table:formula="of:=[.C35]/([.H35]-[.H34])" office:value-type="float" office:value="273533.306361523" calcext:value-type="float">
            <text:p>273533.306361523</text:p>
          </table:table-cell>
          <table:table-cell table:formula="of:=[.G35]-[.$B35]" office:value-type="float" office:value="10.317841053009" calcext:value-type="float">
            <text:p>10.31784105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6921.79196" calcext:value-type="float">
            <text:p>1443146921.79196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76115989685" calcext:value-type="float">
            <text:p>1.7917611599</text:p>
          </table:table-cell>
          <table:table-cell table:formula="of:=[.C36]/([.D36]-[.D35])" office:value-type="float" office:value="84760.3674943398" calcext:value-type="float">
            <text:p>84760.3674943398</text:p>
          </table:table-cell>
          <table:table-cell/>
          <table:table-cell office:value-type="float" office:value="1443146932.08762" calcext:value-type="float">
            <text:p>1443146932.08762</text:p>
          </table:table-cell>
          <table:table-cell table:formula="of:=[.G36]-[.$B$2]" office:value-type="float" office:value="12.0874195098877" calcext:value-type="float">
            <text:p>12.0874195099</text:p>
          </table:table-cell>
          <table:table-cell table:formula="of:=[.C36]/([.H36]-[.H35])" office:value-type="float" office:value="150080.702387953" calcext:value-type="float">
            <text:p>150080.702387953</text:p>
          </table:table-cell>
          <table:table-cell table:formula="of:=[.G36]-[.$B36]" office:value-type="float" office:value="10.2956583499908" calcext:value-type="float">
            <text:p>10.295658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6921.8429" calcext:value-type="float">
            <text:p>1443146921.8429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7004814148" calcext:value-type="float">
            <text:p>1.8427004814</text:p>
          </table:table-cell>
          <table:table-cell table:formula="of:=[.C37]/([.D37]-[.D36])" office:value-type="float" office:value="84806.7832720975" calcext:value-type="float">
            <text:p>84806.7832720975</text:p>
          </table:table-cell>
          <table:table-cell/>
          <table:table-cell office:value-type="float" office:value="1443146932.13428" calcext:value-type="float">
            <text:p>1443146932.13428</text:p>
          </table:table-cell>
          <table:table-cell table:formula="of:=[.G37]-[.$B$2]" office:value-type="float" office:value="12.134081363678" calcext:value-type="float">
            <text:p>12.1340813637</text:p>
          </table:table-cell>
          <table:table-cell table:formula="of:=[.C37]/([.H37]-[.H36])" office:value-type="float" office:value="92580.9767313529" calcext:value-type="float">
            <text:p>92580.9767313529</text:p>
          </table:table-cell>
          <table:table-cell table:formula="of:=[.G37]-[.$B37]" office:value-type="float" office:value="10.2913808822632" calcext:value-type="float">
            <text:p>10.291380882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6921.89387" calcext:value-type="float">
            <text:p>1443146921.89387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66698265076" calcext:value-type="float">
            <text:p>1.8936669827</text:p>
          </table:table-cell>
          <table:table-cell table:formula="of:=[.C38]/([.D38]-[.D37])" office:value-type="float" office:value="84761.5570077981" calcext:value-type="float">
            <text:p>84761.5570077981</text:p>
          </table:table-cell>
          <table:table-cell/>
          <table:table-cell office:value-type="float" office:value="1443146932.18102" calcext:value-type="float">
            <text:p>1443146932.18102</text:p>
          </table:table-cell>
          <table:table-cell table:formula="of:=[.G38]-[.$B$2]" office:value-type="float" office:value="12.1808245182037" calcext:value-type="float">
            <text:p>12.1808245182</text:p>
          </table:table-cell>
          <table:table-cell table:formula="of:=[.C38]/([.H38]-[.H37])" office:value-type="float" office:value="92419.9499120145" calcext:value-type="float">
            <text:p>92419.9499120145</text:p>
          </table:table-cell>
          <table:table-cell table:formula="of:=[.G38]-[.$B38]" office:value-type="float" office:value="10.287157535553" calcext:value-type="float">
            <text:p>10.28715753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6921.9448" calcext:value-type="float">
            <text:p>1443146921.9448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59962844849" calcext:value-type="float">
            <text:p>1.9445996284</text:p>
          </table:table-cell>
          <table:table-cell table:formula="of:=[.C39]/([.D39]-[.D38])" office:value-type="float" office:value="84817.898861099" calcext:value-type="float">
            <text:p>84817.898861099</text:p>
          </table:table-cell>
          <table:table-cell/>
          <table:table-cell office:value-type="float" office:value="1443146932.22771" calcext:value-type="float">
            <text:p>1443146932.22771</text:p>
          </table:table-cell>
          <table:table-cell table:formula="of:=[.G39]-[.$B$2]" office:value-type="float" office:value="12.2275128364563" calcext:value-type="float">
            <text:p>12.2275128365</text:p>
          </table:table-cell>
          <table:table-cell table:formula="of:=[.C39]/([.H39]-[.H38])" office:value-type="float" office:value="92528.4988127154" calcext:value-type="float">
            <text:p>92528.4988127154</text:p>
          </table:table-cell>
          <table:table-cell table:formula="of:=[.G39]-[.$B39]" office:value-type="float" office:value="10.2829132080078" calcext:value-type="float">
            <text:p>10.28291320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6921.99573" calcext:value-type="float">
            <text:p>1443146921.99573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53203582764" calcext:value-type="float">
            <text:p>1.9955320358</text:p>
          </table:table-cell>
          <table:table-cell table:formula="of:=[.C40]/([.D40]-[.D39])" office:value-type="float" office:value="84818.2959003118" calcext:value-type="float">
            <text:p>84818.2959003118</text:p>
          </table:table-cell>
          <table:table-cell/>
          <table:table-cell office:value-type="float" office:value="1443146932.27431" calcext:value-type="float">
            <text:p>1443146932.27431</text:p>
          </table:table-cell>
          <table:table-cell table:formula="of:=[.G40]-[.$B$2]" office:value-type="float" office:value="12.2741138935089" calcext:value-type="float">
            <text:p>12.2741138935</text:p>
          </table:table-cell>
          <table:table-cell table:formula="of:=[.C40]/([.H40]-[.H39])" office:value-type="float" office:value="92701.759857566" calcext:value-type="float">
            <text:p>92701.759857566</text:p>
          </table:table-cell>
          <table:table-cell table:formula="of:=[.G40]-[.$B40]" office:value-type="float" office:value="10.2785818576813" calcext:value-type="float">
            <text:p>10.278581857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6922.03876" calcext:value-type="float">
            <text:p>1443146922.03876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5594367981" calcext:value-type="float">
            <text:p>2.0385594368</text:p>
          </table:table-cell>
          <table:table-cell table:formula="of:=[.C41]/([.D41]-[.D40])" office:value-type="float" office:value="100401.137474372" calcext:value-type="float">
            <text:p>100401.137474372</text:p>
          </table:table-cell>
          <table:table-cell/>
          <table:table-cell office:value-type="float" office:value="1443146932.32108" calcext:value-type="float">
            <text:p>1443146932.32108</text:p>
          </table:table-cell>
          <table:table-cell table:formula="of:=[.G41]-[.$B$2]" office:value-type="float" office:value="12.3208782672882" calcext:value-type="float">
            <text:p>12.3208782673</text:p>
          </table:table-cell>
          <table:table-cell table:formula="of:=[.C41]/([.H41]-[.H40])" office:value-type="float" office:value="92378.0145199445" calcext:value-type="float">
            <text:p>92378.0145199445</text:p>
          </table:table-cell>
          <table:table-cell table:formula="of:=[.G41]-[.$B41]" office:value-type="float" office:value="10.2823188304901" calcext:value-type="float">
            <text:p>10.28231883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6922.08108" calcext:value-type="float">
            <text:p>1443146922.08108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88374137878" calcext:value-type="float">
            <text:p>2.0808837414</text:p>
          </table:table-cell>
          <table:table-cell table:formula="of:=[.C42]/([.D42]-[.D41])" office:value-type="float" office:value="102069.013130841" calcext:value-type="float">
            <text:p>102069.013130841</text:p>
          </table:table-cell>
          <table:table-cell/>
          <table:table-cell office:value-type="float" office:value="1443146932.36779" calcext:value-type="float">
            <text:p>1443146932.36779</text:p>
          </table:table-cell>
          <table:table-cell table:formula="of:=[.G42]-[.$B$2]" office:value-type="float" office:value="12.3675894737244" calcext:value-type="float">
            <text:p>12.3675894737</text:p>
          </table:table-cell>
          <table:table-cell table:formula="of:=[.C42]/([.H42]-[.H41])" office:value-type="float" office:value="92483.1604575314" calcext:value-type="float">
            <text:p>92483.1604575314</text:p>
          </table:table-cell>
          <table:table-cell table:formula="of:=[.G42]-[.$B42]" office:value-type="float" office:value="10.2867057323456" calcext:value-type="float">
            <text:p>10.286705732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6922.1234" calcext:value-type="float">
            <text:p>1443146922.1234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20518493652" calcext:value-type="float">
            <text:p>2.1232051849</text:p>
          </table:table-cell>
          <table:table-cell table:formula="of:=[.C43]/([.D43]-[.D42])" office:value-type="float" office:value="102075.913221301" calcext:value-type="float">
            <text:p>102075.913221301</text:p>
          </table:table-cell>
          <table:table-cell/>
          <table:table-cell office:value-type="float" office:value="1443146932.41445" calcext:value-type="float">
            <text:p>1443146932.41445</text:p>
          </table:table-cell>
          <table:table-cell table:formula="of:=[.G43]-[.$B$2]" office:value-type="float" office:value="12.4142482280731" calcext:value-type="float">
            <text:p>12.4142482281</text:p>
          </table:table-cell>
          <table:table-cell table:formula="of:=[.C43]/([.H43]-[.H42])" office:value-type="float" office:value="92587.126688162" calcext:value-type="float">
            <text:p>92587.126688162</text:p>
          </table:table-cell>
          <table:table-cell table:formula="of:=[.G43]-[.$B43]" office:value-type="float" office:value="10.2910430431366" calcext:value-type="float">
            <text:p>10.291043043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6922.16572" calcext:value-type="float">
            <text:p>1443146922.16572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51995277405" calcext:value-type="float">
            <text:p>2.1655199528</text:p>
          </table:table-cell>
          <table:table-cell table:formula="of:=[.C44]/([.D44]-[.D43])" office:value-type="float" office:value="102092.017060981" calcext:value-type="float">
            <text:p>102092.017060981</text:p>
          </table:table-cell>
          <table:table-cell/>
          <table:table-cell office:value-type="float" office:value="1443146932.46109" calcext:value-type="float">
            <text:p>1443146932.46109</text:p>
          </table:table-cell>
          <table:table-cell table:formula="of:=[.G44]-[.$B$2]" office:value-type="float" office:value="12.4608888626099" calcext:value-type="float">
            <text:p>12.4608888626</text:p>
          </table:table-cell>
          <table:table-cell table:formula="of:=[.C44]/([.H44]-[.H43])" office:value-type="float" office:value="92623.0966389776" calcext:value-type="float">
            <text:p>92623.0966389776</text:p>
          </table:table-cell>
          <table:table-cell table:formula="of:=[.G44]-[.$B44]" office:value-type="float" office:value="10.2953689098358" calcext:value-type="float">
            <text:p>10.295368909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6922.20805" calcext:value-type="float">
            <text:p>1443146922.20805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85284042358" calcext:value-type="float">
            <text:p>2.2078528404</text:p>
          </table:table-cell>
          <table:table-cell table:formula="of:=[.C45]/([.D45]-[.D44])" office:value-type="float" office:value="102048.318455482" calcext:value-type="float">
            <text:p>102048.318455482</text:p>
          </table:table-cell>
          <table:table-cell/>
          <table:table-cell office:value-type="float" office:value="1443146932.50781" calcext:value-type="float">
            <text:p>1443146932.50781</text:p>
          </table:table-cell>
          <table:table-cell table:formula="of:=[.G45]-[.$B$2]" office:value-type="float" office:value="12.5076141357422" calcext:value-type="float">
            <text:p>12.5076141357</text:p>
          </table:table-cell>
          <table:table-cell table:formula="of:=[.C45]/([.H45]-[.H44])" office:value-type="float" office:value="92455.3182977855" calcext:value-type="float">
            <text:p>92455.3182977855</text:p>
          </table:table-cell>
          <table:table-cell table:formula="of:=[.G45]-[.$B45]" office:value-type="float" office:value="10.2997612953186" calcext:value-type="float">
            <text:p>10.299761295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6922.25036" calcext:value-type="float">
            <text:p>1443146922.25036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16331672668" calcext:value-type="float">
            <text:p>2.2501633167</text:p>
          </table:table-cell>
          <table:table-cell table:formula="of:=[.C46]/([.D46]-[.D45])" office:value-type="float" office:value="102102.372212799" calcext:value-type="float">
            <text:p>102102.372212799</text:p>
          </table:table-cell>
          <table:table-cell/>
          <table:table-cell office:value-type="float" office:value="1443146932.55449" calcext:value-type="float">
            <text:p>1443146932.55449</text:p>
          </table:table-cell>
          <table:table-cell table:formula="of:=[.G46]-[.$B$2]" office:value-type="float" office:value="12.5542902946472" calcext:value-type="float">
            <text:p>12.5542902946</text:p>
          </table:table-cell>
          <table:table-cell table:formula="of:=[.C46]/([.H46]-[.H45])" office:value-type="float" office:value="92552.6028992614" calcext:value-type="float">
            <text:p>92552.6028992614</text:p>
          </table:table-cell>
          <table:table-cell table:formula="of:=[.G46]-[.$B46]" office:value-type="float" office:value="10.3041269779205" calcext:value-type="float">
            <text:p>10.304126977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6922.2927" calcext:value-type="float">
            <text:p>1443146922.2927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50001907349" calcext:value-type="float">
            <text:p>2.2925000191</text:p>
          </table:table-cell>
          <table:table-cell table:formula="of:=[.C47]/([.D47]-[.D46])" office:value-type="float" office:value="102039.123515399" calcext:value-type="float">
            <text:p>102039.123515399</text:p>
          </table:table-cell>
          <table:table-cell/>
          <table:table-cell office:value-type="float" office:value="1443146932.60121" calcext:value-type="float">
            <text:p>1443146932.60121</text:p>
          </table:table-cell>
          <table:table-cell table:formula="of:=[.G47]-[.$B$2]" office:value-type="float" office:value="12.6010131835938" calcext:value-type="float">
            <text:p>12.6010131836</text:p>
          </table:table-cell>
          <table:table-cell table:formula="of:=[.C47]/([.H47]-[.H46])" office:value-type="float" office:value="92460.0361279788" calcext:value-type="float">
            <text:p>92460.0361279788</text:p>
          </table:table-cell>
          <table:table-cell table:formula="of:=[.G47]-[.$B47]" office:value-type="float" office:value="10.3085131645203" calcext:value-type="float">
            <text:p>10.30851316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6922.33502" calcext:value-type="float">
            <text:p>1443146922.33502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481788635254" calcext:value-type="float">
            <text:p>2.3348178864</text:p>
          </table:table-cell>
          <table:table-cell table:formula="of:=[.C48]/([.D48]-[.D47])" office:value-type="float" office:value="102084.539646411" calcext:value-type="float">
            <text:p>102084.539646411</text:p>
          </table:table-cell>
          <table:table-cell/>
          <table:table-cell office:value-type="float" office:value="1443146932.64794" calcext:value-type="float">
            <text:p>1443146932.64794</text:p>
          </table:table-cell>
          <table:table-cell table:formula="of:=[.G48]-[.$B$2]" office:value-type="float" office:value="12.6477394104004" calcext:value-type="float">
            <text:p>12.6477394104</text:p>
          </table:table-cell>
          <table:table-cell table:formula="of:=[.C48]/([.H48]-[.H47])" office:value-type="float" office:value="92453.4313005143" calcext:value-type="float">
            <text:p>92453.4313005143</text:p>
          </table:table-cell>
          <table:table-cell table:formula="of:=[.G48]-[.$B48]" office:value-type="float" office:value="10.3129215240479" calcext:value-type="float">
            <text:p>10.31292152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6922.37737" calcext:value-type="float">
            <text:p>1443146922.37737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17318534851" calcext:value-type="float">
            <text:p>2.3771731853</text:p>
          </table:table-cell>
          <table:table-cell table:formula="of:=[.C49]/([.D49]-[.D48])" office:value-type="float" office:value="101994.321900806" calcext:value-type="float">
            <text:p>101994.321900806</text:p>
          </table:table-cell>
          <table:table-cell/>
          <table:table-cell office:value-type="float" office:value="1443146932.69445" calcext:value-type="float">
            <text:p>1443146932.69445</text:p>
          </table:table-cell>
          <table:table-cell table:formula="of:=[.G49]-[.$B$2]" office:value-type="float" office:value="12.6942541599274" calcext:value-type="float">
            <text:p>12.6942541599</text:p>
          </table:table-cell>
          <table:table-cell table:formula="of:=[.C49]/([.H49]-[.H48])" office:value-type="float" office:value="92873.7667929286" calcext:value-type="float">
            <text:p>92873.7667929286</text:p>
          </table:table-cell>
          <table:table-cell table:formula="of:=[.G49]-[.$B49]" office:value-type="float" office:value="10.3170809745789" calcext:value-type="float">
            <text:p>10.317080974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6922.41971" calcext:value-type="float">
            <text:p>1443146922.41971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51179504395" calcext:value-type="float">
            <text:p>2.419511795</text:p>
          </table:table-cell>
          <table:table-cell table:formula="of:=[.C50]/([.D50]-[.D49])" office:value-type="float" office:value="102034.526666704" calcext:value-type="float">
            <text:p>102034.526666704</text:p>
          </table:table-cell>
          <table:table-cell/>
          <table:table-cell office:value-type="float" office:value="1443146932.74123" calcext:value-type="float">
            <text:p>1443146932.74123</text:p>
          </table:table-cell>
          <table:table-cell table:formula="of:=[.G50]-[.$B$2]" office:value-type="float" office:value="12.7410342693329" calcext:value-type="float">
            <text:p>12.7410342693</text:p>
          </table:table-cell>
          <table:table-cell table:formula="of:=[.C50]/([.H50]-[.H49])" office:value-type="float" office:value="92346.9409306355" calcext:value-type="float">
            <text:p>92346.9409306355</text:p>
          </table:table-cell>
          <table:table-cell table:formula="of:=[.G50]-[.$B50]" office:value-type="float" office:value="10.3215224742889" calcext:value-type="float">
            <text:p>10.321522474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6922.46203" calcext:value-type="float">
            <text:p>1443146922.46203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82918548584" calcext:value-type="float">
            <text:p>2.4618291855</text:p>
          </table:table-cell>
          <table:table-cell table:formula="of:=[.C51]/([.D51]-[.D50])" office:value-type="float" office:value="102085.689946589" calcext:value-type="float">
            <text:p>102085.689946589</text:p>
          </table:table-cell>
          <table:table-cell/>
          <table:table-cell office:value-type="float" office:value="1443146932.78796" calcext:value-type="float">
            <text:p>1443146932.78796</text:p>
          </table:table-cell>
          <table:table-cell table:formula="of:=[.G51]-[.$B$2]" office:value-type="float" office:value="12.7877571582794" calcext:value-type="float">
            <text:p>12.7877571583</text:p>
          </table:table-cell>
          <table:table-cell table:formula="of:=[.C51]/([.H51]-[.H50])" office:value-type="float" office:value="92460.0361279788" calcext:value-type="float">
            <text:p>92460.0361279788</text:p>
          </table:table-cell>
          <table:table-cell table:formula="of:=[.G51]-[.$B51]" office:value-type="float" office:value="10.3259279727936" calcext:value-type="float">
            <text:p>10.32592797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6922.50436" calcext:value-type="float">
            <text:p>1443146922.50436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15682792664" calcext:value-type="float">
            <text:p>2.5041568279</text:p>
          </table:table-cell>
          <table:table-cell table:formula="of:=[.C52]/([.D52]-[.D51])" office:value-type="float" office:value="102060.964204241" calcext:value-type="float">
            <text:p>102060.964204241</text:p>
          </table:table-cell>
          <table:table-cell/>
          <table:table-cell office:value-type="float" office:value="1443146932.83455" calcext:value-type="float">
            <text:p>1443146932.83455</text:p>
          </table:table-cell>
          <table:table-cell table:formula="of:=[.G52]-[.$B$2]" office:value-type="float" office:value="12.8343527317047" calcext:value-type="float">
            <text:p>12.8343527317</text:p>
          </table:table-cell>
          <table:table-cell table:formula="of:=[.C52]/([.H52]-[.H51])" office:value-type="float" office:value="92712.6695184101" calcext:value-type="float">
            <text:p>92712.6695184101</text:p>
          </table:table-cell>
          <table:table-cell table:formula="of:=[.G52]-[.$B52]" office:value-type="float" office:value="10.3301959037781" calcext:value-type="float">
            <text:p>10.330195903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6922.54671" calcext:value-type="float">
            <text:p>1443146922.54671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5145111084" calcext:value-type="float">
            <text:p>2.5465145111</text:p>
          </table:table-cell>
          <table:table-cell table:formula="of:=[.C53]/([.D53]-[.D52])" office:value-type="float" office:value="101988.580949111" calcext:value-type="float">
            <text:p>101988.580949111</text:p>
          </table:table-cell>
          <table:table-cell/>
          <table:table-cell office:value-type="float" office:value="1443146932.88133" calcext:value-type="float">
            <text:p>1443146932.88133</text:p>
          </table:table-cell>
          <table:table-cell table:formula="of:=[.G53]-[.$B$2]" office:value-type="float" office:value="12.8811273574829" calcext:value-type="float">
            <text:p>12.8811273575</text:p>
          </table:table-cell>
          <table:table-cell table:formula="of:=[.C53]/([.H53]-[.H52])" office:value-type="float" office:value="92357.7672322835" calcext:value-type="float">
            <text:p>92357.7672322835</text:p>
          </table:table-cell>
          <table:table-cell table:formula="of:=[.G53]-[.$B53]" office:value-type="float" office:value="10.3346128463745" calcext:value-type="float">
            <text:p>10.334612846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6922.58906" calcext:value-type="float">
            <text:p>1443146922.58906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86027336121" calcext:value-type="float">
            <text:p>2.5888602734</text:p>
          </table:table-cell>
          <table:table-cell table:formula="of:=[.C54]/([.D54]-[.D53])" office:value-type="float" office:value="102017.292172219" calcext:value-type="float">
            <text:p>102017.292172219</text:p>
          </table:table-cell>
          <table:table-cell/>
          <table:table-cell office:value-type="float" office:value="1443146932.92804" calcext:value-type="float">
            <text:p>1443146932.92804</text:p>
          </table:table-cell>
          <table:table-cell table:formula="of:=[.G54]-[.$B$2]" office:value-type="float" office:value="12.9278385639191" calcext:value-type="float">
            <text:p>12.9278385639</text:p>
          </table:table-cell>
          <table:table-cell table:formula="of:=[.C54]/([.H54]-[.H53])" office:value-type="float" office:value="92483.1604575314" calcext:value-type="float">
            <text:p>92483.1604575314</text:p>
          </table:table-cell>
          <table:table-cell table:formula="of:=[.G54]-[.$B54]" office:value-type="float" office:value="10.3389782905579" calcext:value-type="float">
            <text:p>10.338978290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6922.63137" calcext:value-type="float">
            <text:p>1443146922.63137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16526603699" calcext:value-type="float">
            <text:p>2.631165266</text:p>
          </table:table-cell>
          <table:table-cell table:formula="of:=[.C55]/([.D55]-[.D54])" office:value-type="float" office:value="102115.606853021" calcext:value-type="float">
            <text:p>102115.606853021</text:p>
          </table:table-cell>
          <table:table-cell/>
          <table:table-cell office:value-type="float" office:value="1443146932.97466" calcext:value-type="float">
            <text:p>1443146932.97466</text:p>
          </table:table-cell>
          <table:table-cell table:formula="of:=[.G55]-[.$B$2]" office:value-type="float" office:value="12.974458694458" calcext:value-type="float">
            <text:p>12.9744586945</text:p>
          </table:table-cell>
          <table:table-cell table:formula="of:=[.C55]/([.H55]-[.H54])" office:value-type="float" office:value="92663.8331995152" calcext:value-type="float">
            <text:p>92663.8331995152</text:p>
          </table:table-cell>
          <table:table-cell table:formula="of:=[.G55]-[.$B55]" office:value-type="float" office:value="10.343293428421" calcext:value-type="float">
            <text:p>10.343293428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6922.6737" calcext:value-type="float">
            <text:p>1443146922.6737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49863052368" calcext:value-type="float">
            <text:p>2.6734986305</text:p>
          </table:table-cell>
          <table:table-cell table:formula="of:=[.C56]/([.D56]-[.D55])" office:value-type="float" office:value="102047.168997347" calcext:value-type="float">
            <text:p>102047.168997347</text:p>
          </table:table-cell>
          <table:table-cell/>
          <table:table-cell office:value-type="float" office:value="1443146933.02136" calcext:value-type="float">
            <text:p>1443146933.02136</text:p>
          </table:table-cell>
          <table:table-cell table:formula="of:=[.G56]-[.$B$2]" office:value-type="float" office:value="13.021164894104" calcext:value-type="float">
            <text:p>13.0211648941</text:p>
          </table:table-cell>
          <table:table-cell table:formula="of:=[.C56]/([.H56]-[.H55])" office:value-type="float" office:value="92493.0744257274" calcext:value-type="float">
            <text:p>92493.0744257274</text:p>
          </table:table-cell>
          <table:table-cell table:formula="of:=[.G56]-[.$B56]" office:value-type="float" office:value="10.3476662635803" calcext:value-type="float">
            <text:p>10.347666263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6922.716" calcext:value-type="float">
            <text:p>1443146922.716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80028533936" calcext:value-type="float">
            <text:p>2.7158002853</text:p>
          </table:table-cell>
          <table:table-cell table:formula="of:=[.C57]/([.D57]-[.D56])" office:value-type="float" office:value="102123.664400933" calcext:value-type="float">
            <text:p>102123.664400933</text:p>
          </table:table-cell>
          <table:table-cell/>
          <table:table-cell office:value-type="float" office:value="1443146933.03579" calcext:value-type="float">
            <text:p>1443146933.03579</text:p>
          </table:table-cell>
          <table:table-cell table:formula="of:=[.G57]-[.$B$2]" office:value-type="float" office:value="13.0355892181397" calcext:value-type="float">
            <text:p>13.0355892181</text:p>
          </table:table-cell>
          <table:table-cell table:formula="of:=[.C57]/([.H57]-[.H56])" office:value-type="float" office:value="299494.103801653" calcext:value-type="float">
            <text:p>299494.103801653</text:p>
          </table:table-cell>
          <table:table-cell table:formula="of:=[.G57]-[.$B57]" office:value-type="float" office:value="10.3197889328003" calcext:value-type="float">
            <text:p>10.31978893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6922.75834" calcext:value-type="float">
            <text:p>1443146922.75834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14127922058" calcext:value-type="float">
            <text:p>2.7581412792</text:p>
          </table:table-cell>
          <table:table-cell table:formula="of:=[.C58]/([.D58]-[.D57])" office:value-type="float" office:value="102028.781188236" calcext:value-type="float">
            <text:p>102028.781188236</text:p>
          </table:table-cell>
          <table:table-cell/>
          <table:table-cell office:value-type="float" office:value="1443146933.05021" calcext:value-type="float">
            <text:p>1443146933.05021</text:p>
          </table:table-cell>
          <table:table-cell table:formula="of:=[.G58]-[.$B$2]" office:value-type="float" office:value="13.0500111579895" calcext:value-type="float">
            <text:p>13.050011158</text:p>
          </table:table-cell>
          <table:table-cell table:formula="of:=[.C58]/([.H58]-[.H57])" office:value-type="float" office:value="299543.615142999" calcext:value-type="float">
            <text:p>299543.615142999</text:p>
          </table:table-cell>
          <table:table-cell table:formula="of:=[.G58]-[.$B58]" office:value-type="float" office:value="10.2918698787689" calcext:value-type="float">
            <text:p>10.291869878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6922.80068" calcext:value-type="float">
            <text:p>1443146922.80068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47631263733" calcext:value-type="float">
            <text:p>2.8004763126</text:p>
          </table:table-cell>
          <table:table-cell table:formula="of:=[.C59]/([.D59]-[.D58])" office:value-type="float" office:value="102043.146097789" calcext:value-type="float">
            <text:p>102043.146097789</text:p>
          </table:table-cell>
          <table:table-cell/>
          <table:table-cell office:value-type="float" office:value="1443146933.07811" calcext:value-type="float">
            <text:p>1443146933.07811</text:p>
          </table:table-cell>
          <table:table-cell table:formula="of:=[.G59]-[.$B$2]" office:value-type="float" office:value="13.0779085159302" calcext:value-type="float">
            <text:p>13.0779085159</text:p>
          </table:table-cell>
          <table:table-cell table:formula="of:=[.C59]/([.H59]-[.H58])" office:value-type="float" office:value="154853.373899667" calcext:value-type="float">
            <text:p>154853.373899667</text:p>
          </table:table-cell>
          <table:table-cell table:formula="of:=[.G59]-[.$B59]" office:value-type="float" office:value="10.2774322032928" calcext:value-type="float">
            <text:p>10.277432203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6922.84301" calcext:value-type="float">
            <text:p>1443146922.84301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81468391418" calcext:value-type="float">
            <text:p>2.8428146839</text:p>
          </table:table-cell>
          <table:table-cell table:formula="of:=[.C60]/([.D60]-[.D59])" office:value-type="float" office:value="102035.101250141" calcext:value-type="float">
            <text:p>102035.101250141</text:p>
          </table:table-cell>
          <table:table-cell/>
          <table:table-cell office:value-type="float" office:value="1443146933.12199" calcext:value-type="float">
            <text:p>1443146933.12199</text:p>
          </table:table-cell>
          <table:table-cell table:formula="of:=[.G60]-[.$B$2]" office:value-type="float" office:value="13.121789932251" calcext:value-type="float">
            <text:p>13.1217899323</text:p>
          </table:table-cell>
          <table:table-cell table:formula="of:=[.C60]/([.H60]-[.H59])" office:value-type="float" office:value="98447.1414600222" calcext:value-type="float">
            <text:p>98447.1414600222</text:p>
          </table:table-cell>
          <table:table-cell table:formula="of:=[.G60]-[.$B60]" office:value-type="float" office:value="10.2789752483368" calcext:value-type="float">
            <text:p>10.278975248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6922.88535" calcext:value-type="float">
            <text:p>1443146922.88535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14709472656" calcext:value-type="float">
            <text:p>2.8851470947</text:p>
          </table:table-cell>
          <table:table-cell table:formula="of:=[.C61]/([.D61]-[.D60])" office:value-type="float" office:value="102049.467939512" calcext:value-type="float">
            <text:p>102049.467939512</text:p>
          </table:table-cell>
          <table:table-cell/>
          <table:table-cell office:value-type="float" office:value="1443146933.16586" calcext:value-type="float">
            <text:p>1443146933.16586</text:p>
          </table:table-cell>
          <table:table-cell table:formula="of:=[.G61]-[.$B$2]" office:value-type="float" office:value="13.1656625270844" calcext:value-type="float">
            <text:p>13.1656625271</text:p>
          </table:table-cell>
          <table:table-cell table:formula="of:=[.C61]/([.H61]-[.H60])" office:value-type="float" office:value="98466.9362823683" calcext:value-type="float">
            <text:p>98466.9362823683</text:p>
          </table:table-cell>
          <table:table-cell table:formula="of:=[.G61]-[.$B61]" office:value-type="float" office:value="10.2805154323578" calcext:value-type="float">
            <text:p>10.280515432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6922.92768" calcext:value-type="float">
            <text:p>1443146922.92768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47688293457" calcext:value-type="float">
            <text:p>2.9274768829</text:p>
          </table:table-cell>
          <table:table-cell table:formula="of:=[.C62]/([.D62]-[.D61])" office:value-type="float" office:value="102055.790564592" calcext:value-type="float">
            <text:p>102055.790564592</text:p>
          </table:table-cell>
          <table:table-cell/>
          <table:table-cell office:value-type="float" office:value="1443146933.20975" calcext:value-type="float">
            <text:p>1443146933.20975</text:p>
          </table:table-cell>
          <table:table-cell table:formula="of:=[.G62]-[.$B$2]" office:value-type="float" office:value="13.2095491886139" calcext:value-type="float">
            <text:p>13.2095491886</text:p>
          </table:table-cell>
          <table:table-cell table:formula="of:=[.C62]/([.H62]-[.H61])" office:value-type="float" office:value="98435.3753381792" calcext:value-type="float">
            <text:p>98435.3753381792</text:p>
          </table:table-cell>
          <table:table-cell table:formula="of:=[.G62]-[.$B62]" office:value-type="float" office:value="10.2820723056793" calcext:value-type="float">
            <text:p>10.282072305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6922.97001" calcext:value-type="float">
            <text:p>1443146922.97001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980619430542" calcext:value-type="float">
            <text:p>2.9698061943</text:p>
          </table:table-cell>
          <table:table-cell table:formula="of:=[.C63]/([.D63]-[.D62])" office:value-type="float" office:value="102056.940216963" calcext:value-type="float">
            <text:p>102056.940216963</text:p>
          </table:table-cell>
          <table:table-cell/>
          <table:table-cell office:value-type="float" office:value="1443146933.25365" calcext:value-type="float">
            <text:p>1443146933.25365</text:p>
          </table:table-cell>
          <table:table-cell table:formula="of:=[.G63]-[.$B$2]" office:value-type="float" office:value="13.2534537315369" calcext:value-type="float">
            <text:p>13.2534537315</text:p>
          </table:table-cell>
          <table:table-cell table:formula="of:=[.C63]/([.H63]-[.H62])" office:value-type="float" office:value="98395.2846879429" calcext:value-type="float">
            <text:p>98395.2846879429</text:p>
          </table:table-cell>
          <table:table-cell table:formula="of:=[.G63]-[.$B63]" office:value-type="float" office:value="10.2836475372314" calcext:value-type="float">
            <text:p>10.283647537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6923.01256" calcext:value-type="float">
            <text:p>1443146923.01256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35938072205" calcext:value-type="float">
            <text:p>3.0123593807</text:p>
          </table:table-cell>
          <table:table-cell table:formula="of:=[.C64]/([.D64]-[.D63])" office:value-type="float" office:value="101520.012102129" calcext:value-type="float">
            <text:p>101520.012102129</text:p>
          </table:table-cell>
          <table:table-cell/>
          <table:table-cell office:value-type="float" office:value="1443146933.29747" calcext:value-type="float">
            <text:p>1443146933.29747</text:p>
          </table:table-cell>
          <table:table-cell table:formula="of:=[.G64]-[.$B$2]" office:value-type="float" office:value="13.2972683906555" calcext:value-type="float">
            <text:p>13.2972683907</text:p>
          </table:table-cell>
          <table:table-cell table:formula="of:=[.C64]/([.H64]-[.H63])" office:value-type="float" office:value="98597.1381929783" calcext:value-type="float">
            <text:p>98597.1381929783</text:p>
          </table:table-cell>
          <table:table-cell table:formula="of:=[.G64]-[.$B64]" office:value-type="float" office:value="10.2849090099335" calcext:value-type="float">
            <text:p>10.284909009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6923.05588" calcext:value-type="float">
            <text:p>1443146923.05588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567669868469" calcext:value-type="float">
            <text:p>3.0556766987</text:p>
          </table:table-cell>
          <table:table-cell table:formula="of:=[.C65]/([.D65]-[.D64])" office:value-type="float" office:value="99729.1661437865" calcext:value-type="float">
            <text:p>99729.1661437865</text:p>
          </table:table-cell>
          <table:table-cell/>
          <table:table-cell office:value-type="float" office:value="1443146933.34145" calcext:value-type="float">
            <text:p>1443146933.34145</text:p>
          </table:table-cell>
          <table:table-cell table:formula="of:=[.G65]-[.$B$2]" office:value-type="float" office:value="13.3412523269653" calcext:value-type="float">
            <text:p>13.341252327</text:p>
          </table:table-cell>
          <table:table-cell table:formula="of:=[.C65]/([.H65]-[.H64])" office:value-type="float" office:value="98217.6758708167" calcext:value-type="float">
            <text:p>98217.6758708167</text:p>
          </table:table-cell>
          <table:table-cell table:formula="of:=[.G65]-[.$B65]" office:value-type="float" office:value="10.2855756282806" calcext:value-type="float">
            <text:p>10.285575628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6923.09921" calcext:value-type="float">
            <text:p>1443146923.09921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00712966919" calcext:value-type="float">
            <text:p>3.0990071297</text:p>
          </table:table-cell>
          <table:table-cell table:formula="of:=[.C66]/([.D66]-[.D65])" office:value-type="float" office:value="99698.9852592425" calcext:value-type="float">
            <text:p>99698.9852592425</text:p>
          </table:table-cell>
          <table:table-cell/>
          <table:table-cell office:value-type="float" office:value="1443146933.38533" calcext:value-type="float">
            <text:p>1443146933.38533</text:p>
          </table:table-cell>
          <table:table-cell table:formula="of:=[.G66]-[.$B$2]" office:value-type="float" office:value="13.385133266449" calcext:value-type="float">
            <text:p>13.3851332664</text:p>
          </table:table-cell>
          <table:table-cell table:formula="of:=[.C66]/([.H66]-[.H65])" office:value-type="float" office:value="98448.2112469438" calcext:value-type="float">
            <text:p>98448.2112469438</text:p>
          </table:table-cell>
          <table:table-cell table:formula="of:=[.G66]-[.$B66]" office:value-type="float" office:value="10.2861261367798" calcext:value-type="float">
            <text:p>10.286126136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6923.14255" calcext:value-type="float">
            <text:p>1443146923.14255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34781265259" calcext:value-type="float">
            <text:p>3.1423478127</text:p>
          </table:table-cell>
          <table:table-cell table:formula="of:=[.C67]/([.D67]-[.D66])" office:value-type="float" office:value="99675.4020155789" calcext:value-type="float">
            <text:p>99675.4020155789</text:p>
          </table:table-cell>
          <table:table-cell/>
          <table:table-cell office:value-type="float" office:value="1443146933.42915" calcext:value-type="float">
            <text:p>1443146933.42915</text:p>
          </table:table-cell>
          <table:table-cell table:formula="of:=[.G67]-[.$B$2]" office:value-type="float" office:value="13.4289519786835" calcext:value-type="float">
            <text:p>13.4289519787</text:p>
          </table:table-cell>
          <table:table-cell table:formula="of:=[.C67]/([.H67]-[.H66])" office:value-type="float" office:value="98588.0182165418" calcext:value-type="float">
            <text:p>98588.0182165418</text:p>
          </table:table-cell>
          <table:table-cell table:formula="of:=[.G67]-[.$B67]" office:value-type="float" office:value="10.2866041660309" calcext:value-type="float">
            <text:p>10.2866041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6923.18586" calcext:value-type="float">
            <text:p>1443146923.18586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566274642944" calcext:value-type="float">
            <text:p>3.1856627464</text:p>
          </table:table-cell>
          <table:table-cell table:formula="of:=[.C68]/([.D68]-[.D67])" office:value-type="float" office:value="99734.6555406328" calcext:value-type="float">
            <text:p>99734.6555406328</text:p>
          </table:table-cell>
          <table:table-cell/>
          <table:table-cell office:value-type="float" office:value="1443146933.47306" calcext:value-type="float">
            <text:p>1443146933.47306</text:p>
          </table:table-cell>
          <table:table-cell table:formula="of:=[.G68]-[.$B$2]" office:value-type="float" office:value="13.4728639125824" calcext:value-type="float">
            <text:p>13.4728639126</text:p>
          </table:table-cell>
          <table:table-cell table:formula="of:=[.C68]/([.H68]-[.H67])" office:value-type="float" office:value="98378.7234227386" calcext:value-type="float">
            <text:p>98378.7234227386</text:p>
          </table:table-cell>
          <table:table-cell table:formula="of:=[.G68]-[.$B68]" office:value-type="float" office:value="10.287201166153" calcext:value-type="float">
            <text:p>10.287201166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6923.22921" calcext:value-type="float">
            <text:p>1443146923.22921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00891304016" calcext:value-type="float">
            <text:p>3.229008913</text:p>
          </table:table-cell>
          <table:table-cell table:formula="of:=[.C69]/([.D69]-[.D68])" office:value-type="float" office:value="99662.7923017266" calcext:value-type="float">
            <text:p>99662.7923017266</text:p>
          </table:table-cell>
          <table:table-cell/>
          <table:table-cell office:value-type="float" office:value="1443146933.51694" calcext:value-type="float">
            <text:p>1443146933.51694</text:p>
          </table:table-cell>
          <table:table-cell table:formula="of:=[.G69]-[.$B$2]" office:value-type="float" office:value="13.5167405605316" calcext:value-type="float">
            <text:p>13.5167405605</text:p>
          </table:table-cell>
          <table:table-cell table:formula="of:=[.C69]/([.H69]-[.H68])" office:value-type="float" office:value="98457.8403755869" calcext:value-type="float">
            <text:p>98457.8403755869</text:p>
          </table:table-cell>
          <table:table-cell table:formula="of:=[.G69]-[.$B69]" office:value-type="float" office:value="10.2877316474915" calcext:value-type="float">
            <text:p>10.287731647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6923.27254" calcext:value-type="float">
            <text:p>1443146923.27254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33552932739" calcext:value-type="float">
            <text:p>3.2723355293</text:p>
          </table:table-cell>
          <table:table-cell table:formula="of:=[.C70]/([.D70]-[.D69])" office:value-type="float" office:value="99707.7632686752" calcext:value-type="float">
            <text:p>99707.7632686752</text:p>
          </table:table-cell>
          <table:table-cell/>
          <table:table-cell office:value-type="float" office:value="1443146933.56082" calcext:value-type="float">
            <text:p>1443146933.56082</text:p>
          </table:table-cell>
          <table:table-cell table:formula="of:=[.G70]-[.$B$2]" office:value-type="float" office:value="13.5606241226196" calcext:value-type="float">
            <text:p>13.5606241226</text:p>
          </table:table-cell>
          <table:table-cell table:formula="of:=[.C70]/([.H70]-[.H69])" office:value-type="float" office:value="98442.3277065755" calcext:value-type="float">
            <text:p>98442.3277065755</text:p>
          </table:table-cell>
          <table:table-cell table:formula="of:=[.G70]-[.$B70]" office:value-type="float" office:value="10.2882885932922" calcext:value-type="float">
            <text:p>10.288288593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6923.31586" calcext:value-type="float">
            <text:p>1443146923.31586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565976142883" calcext:value-type="float">
            <text:p>3.3156597614</text:p>
          </table:table-cell>
          <table:table-cell table:formula="of:=[.C71]/([.D71]-[.D70])" office:value-type="float" office:value="99713.2503095507" calcext:value-type="float">
            <text:p>99713.2503095507</text:p>
          </table:table-cell>
          <table:table-cell/>
          <table:table-cell office:value-type="float" office:value="1443146933.60466" calcext:value-type="float">
            <text:p>1443146933.60466</text:p>
          </table:table-cell>
          <table:table-cell table:formula="of:=[.G71]-[.$B$2]" office:value-type="float" office:value="13.6044561862946" calcext:value-type="float">
            <text:p>13.6044561863</text:p>
          </table:table-cell>
          <table:table-cell table:formula="of:=[.C71]/([.H71]-[.H70])" office:value-type="float" office:value="98557.9878702168" calcext:value-type="float">
            <text:p>98557.9878702168</text:p>
          </table:table-cell>
          <table:table-cell table:formula="of:=[.G71]-[.$B71]" office:value-type="float" office:value="10.2887964248657" calcext:value-type="float">
            <text:p>10.288796424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6923.3592" calcext:value-type="float">
            <text:p>1443146923.3592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899996757507" calcext:value-type="float">
            <text:p>3.3589999676</text:p>
          </table:table-cell>
          <table:table-cell table:formula="of:=[.C72]/([.D72]-[.D71])" office:value-type="float" office:value="99676.498663234" calcext:value-type="float">
            <text:p>99676.498663234</text:p>
          </table:table-cell>
          <table:table-cell/>
          <table:table-cell office:value-type="float" office:value="1443146933.64866" calcext:value-type="float">
            <text:p>1443146933.64866</text:p>
          </table:table-cell>
          <table:table-cell table:formula="of:=[.G72]-[.$B$2]" office:value-type="float" office:value="13.6484587192535" calcext:value-type="float">
            <text:p>13.6484587193</text:p>
          </table:table-cell>
          <table:table-cell table:formula="of:=[.C72]/([.H72]-[.H71])" office:value-type="float" office:value="98176.166449935" calcext:value-type="float">
            <text:p>98176.166449935</text:p>
          </table:table-cell>
          <table:table-cell table:formula="of:=[.G72]-[.$B72]" office:value-type="float" office:value="10.2894587516785" calcext:value-type="float">
            <text:p>10.289458751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6923.40252" calcext:value-type="float">
            <text:p>1443146923.40252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32467651367" calcext:value-type="float">
            <text:p>3.4023246765</text:p>
          </table:table-cell>
          <table:table-cell table:formula="of:=[.C73]/([.D73]-[.D72])" office:value-type="float" office:value="99712.1528530627" calcext:value-type="float">
            <text:p>99712.1528530627</text:p>
          </table:table-cell>
          <table:table-cell/>
          <table:table-cell office:value-type="float" office:value="1443146933.69257" calcext:value-type="float">
            <text:p>1443146933.69257</text:p>
          </table:table-cell>
          <table:table-cell table:formula="of:=[.G73]-[.$B$2]" office:value-type="float" office:value="13.6923658847809" calcext:value-type="float">
            <text:p>13.6923658848</text:p>
          </table:table-cell>
          <table:table-cell table:formula="of:=[.C73]/([.H73]-[.H72])" office:value-type="float" office:value="98389.4074717637" calcext:value-type="float">
            <text:p>98389.4074717637</text:p>
          </table:table-cell>
          <table:table-cell table:formula="of:=[.G73]-[.$B73]" office:value-type="float" office:value="10.2900412082672" calcext:value-type="float">
            <text:p>10.290041208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6923.44582" calcext:value-type="float">
            <text:p>1443146923.44582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56205368042" calcext:value-type="float">
            <text:p>3.4456205368</text:p>
          </table:table-cell>
          <table:table-cell table:formula="of:=[.C74]/([.D74]-[.D73])" office:value-type="float" office:value="99778.5924800106" calcext:value-type="float">
            <text:p>99778.5924800106</text:p>
          </table:table-cell>
          <table:table-cell/>
          <table:table-cell office:value-type="float" office:value="1443146933.73641" calcext:value-type="float">
            <text:p>1443146933.73641</text:p>
          </table:table-cell>
          <table:table-cell table:formula="of:=[.G74]-[.$B$2]" office:value-type="float" office:value="13.736213684082" calcext:value-type="float">
            <text:p>13.7362136841</text:p>
          </table:table-cell>
          <table:table-cell table:formula="of:=[.C74]/([.H74]-[.H73])" office:value-type="float" office:value="98522.6184404413" calcext:value-type="float">
            <text:p>98522.6184404413</text:p>
          </table:table-cell>
          <table:table-cell table:formula="of:=[.G74]-[.$B74]" office:value-type="float" office:value="10.2905931472778" calcext:value-type="float">
            <text:p>10.290593147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6923.48912" calcext:value-type="float">
            <text:p>1443146923.48912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891735076904" calcext:value-type="float">
            <text:p>3.4889173508</text:p>
          </table:table-cell>
          <table:table-cell table:formula="of:=[.C75]/([.D75]-[.D74])" office:value-type="float" office:value="99776.3947136564" calcext:value-type="float">
            <text:p>99776.3947136564</text:p>
          </table:table-cell>
          <table:table-cell/>
          <table:table-cell office:value-type="float" office:value="1443146933.78028" calcext:value-type="float">
            <text:p>1443146933.78028</text:p>
          </table:table-cell>
          <table:table-cell table:formula="of:=[.G75]-[.$B$2]" office:value-type="float" office:value="13.7800815105438" calcext:value-type="float">
            <text:p>13.7800815105</text:p>
          </table:table-cell>
          <table:table-cell table:formula="of:=[.C75]/([.H75]-[.H74])" office:value-type="float" office:value="98477.6395010734" calcext:value-type="float">
            <text:p>98477.6395010734</text:p>
          </table:table-cell>
          <table:table-cell table:formula="of:=[.G75]-[.$B75]" office:value-type="float" office:value="10.2911641597748" calcext:value-type="float">
            <text:p>10.291164159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6923.53251" calcext:value-type="float">
            <text:p>1443146923.53251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30929374695" calcext:value-type="float">
            <text:p>3.5323092937</text:p>
          </table:table-cell>
          <table:table-cell table:formula="of:=[.C76]/([.D76]-[.D75])" office:value-type="float" office:value="99557.6529541371" calcext:value-type="float">
            <text:p>99557.6529541371</text:p>
          </table:table-cell>
          <table:table-cell/>
          <table:table-cell office:value-type="float" office:value="1443146933.82415" calcext:value-type="float">
            <text:p>1443146933.82415</text:p>
          </table:table-cell>
          <table:table-cell table:formula="of:=[.G76]-[.$B$2]" office:value-type="float" office:value="13.82395195961" calcext:value-type="float">
            <text:p>13.8239519596</text:p>
          </table:table-cell>
          <table:table-cell table:formula="of:=[.C76]/([.H76]-[.H75])" office:value-type="float" office:value="98471.7524428551" calcext:value-type="float">
            <text:p>98471.7524428551</text:p>
          </table:table-cell>
          <table:table-cell table:formula="of:=[.G76]-[.$B76]" office:value-type="float" office:value="10.291642665863" calcext:value-type="float">
            <text:p>10.291642665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6923.57584" calcext:value-type="float">
            <text:p>1443146923.57584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564187049866" calcext:value-type="float">
            <text:p>3.5756418705</text:p>
          </table:table-cell>
          <table:table-cell table:formula="of:=[.C77]/([.D77]-[.D76])" office:value-type="float" office:value="99694.0483081155" calcext:value-type="float">
            <text:p>99694.0483081155</text:p>
          </table:table-cell>
          <table:table-cell/>
          <table:table-cell office:value-type="float" office:value="1443146933.86808" calcext:value-type="float">
            <text:p>1443146933.86808</text:p>
          </table:table-cell>
          <table:table-cell table:formula="of:=[.G77]-[.$B$2]" office:value-type="float" office:value="13.8678839206696" calcext:value-type="float">
            <text:p>13.8678839207</text:p>
          </table:table-cell>
          <table:table-cell table:formula="of:=[.C77]/([.H77]-[.H76])" office:value-type="float" office:value="98333.8757434985" calcext:value-type="float">
            <text:p>98333.8757434985</text:p>
          </table:table-cell>
          <table:table-cell table:formula="of:=[.G77]-[.$B77]" office:value-type="float" office:value="10.2922420501709" calcext:value-type="float">
            <text:p>10.292242050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6923.61916" calcext:value-type="float">
            <text:p>1443146923.61916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896371841431" calcext:value-type="float">
            <text:p>3.6189637184</text:p>
          </table:table-cell>
          <table:table-cell table:formula="of:=[.C78]/([.D78]-[.D77])" office:value-type="float" office:value="99718.7379543766" calcext:value-type="float">
            <text:p>99718.7379543766</text:p>
          </table:table-cell>
          <table:table-cell/>
          <table:table-cell office:value-type="float" office:value="1443146933.91188" calcext:value-type="float">
            <text:p>1443146933.91188</text:p>
          </table:table-cell>
          <table:table-cell table:formula="of:=[.G78]-[.$B$2]" office:value-type="float" office:value="13.9116759300232" calcext:value-type="float">
            <text:p>13.91167593</text:p>
          </table:table-cell>
          <table:table-cell table:formula="of:=[.C78]/([.H78]-[.H77])" office:value-type="float" office:value="98648.1338436495" calcext:value-type="float">
            <text:p>98648.1338436495</text:p>
          </table:table-cell>
          <table:table-cell table:formula="of:=[.G78]-[.$B78]" office:value-type="float" office:value="10.2927122116089" calcext:value-type="float">
            <text:p>10.292712211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6923.66247" calcext:value-type="float">
            <text:p>1443146923.66247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27245330811" calcext:value-type="float">
            <text:p>3.6622724533</text:p>
          </table:table-cell>
          <table:table-cell table:formula="of:=[.C79]/([.D79]-[.D78])" office:value-type="float" office:value="99748.9308009909" calcext:value-type="float">
            <text:p>99748.9308009909</text:p>
          </table:table-cell>
          <table:table-cell/>
          <table:table-cell office:value-type="float" office:value="1443146933.95575" calcext:value-type="float">
            <text:p>1443146933.95575</text:p>
          </table:table-cell>
          <table:table-cell table:formula="of:=[.G79]-[.$B$2]" office:value-type="float" office:value="13.9555518627167" calcext:value-type="float">
            <text:p>13.9555518627</text:p>
          </table:table-cell>
          <table:table-cell table:formula="of:=[.C79]/([.H79]-[.H78])" office:value-type="float" office:value="98459.4454134946" calcext:value-type="float">
            <text:p>98459.4454134946</text:p>
          </table:table-cell>
          <table:table-cell table:formula="of:=[.G79]-[.$B79]" office:value-type="float" office:value="10.2932794094086" calcext:value-type="float">
            <text:p>10.293279409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6923.70577" calcext:value-type="float">
            <text:p>1443146923.70577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557427406311" calcext:value-type="float">
            <text:p>3.7055742741</text:p>
          </table:table-cell>
          <table:table-cell table:formula="of:=[.C80]/([.D80]-[.D79])" office:value-type="float" office:value="99764.8580285319" calcext:value-type="float">
            <text:p>99764.8580285319</text:p>
          </table:table-cell>
          <table:table-cell/>
          <table:table-cell office:value-type="float" office:value="1443146933.99972" calcext:value-type="float">
            <text:p>1443146933.99972</text:p>
          </table:table-cell>
          <table:table-cell table:formula="of:=[.G80]-[.$B$2]" office:value-type="float" office:value="13.9995179176331" calcext:value-type="float">
            <text:p>13.9995179176</text:p>
          </table:table-cell>
          <table:table-cell table:formula="of:=[.C80]/([.H80]-[.H79])" office:value-type="float" office:value="98257.6218907091" calcext:value-type="float">
            <text:p>98257.6218907091</text:p>
          </table:table-cell>
          <table:table-cell table:formula="of:=[.G80]-[.$B80]" office:value-type="float" office:value="10.2939436435699" calcext:value-type="float">
            <text:p>10.29394364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6923.74907" calcext:value-type="float">
            <text:p>1443146923.74907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88694190979" calcext:value-type="float">
            <text:p>3.7488694191</text:p>
          </table:table-cell>
          <table:table-cell table:formula="of:=[.C81]/([.D81]-[.D80])" office:value-type="float" office:value="99780.2408683154" calcext:value-type="float">
            <text:p>99780.2408683154</text:p>
          </table:table-cell>
          <table:table-cell/>
          <table:table-cell office:value-type="float" office:value="1443146934.01405" calcext:value-type="float">
            <text:p>1443146934.01405</text:p>
          </table:table-cell>
          <table:table-cell table:formula="of:=[.G81]-[.$B$2]" office:value-type="float" office:value="14.0138521194458" calcext:value-type="float">
            <text:p>14.0138521194</text:p>
          </table:table-cell>
          <table:table-cell table:formula="of:=[.C81]/([.H81]-[.H80])" office:value-type="float" office:value="301377.087921227" calcext:value-type="float">
            <text:p>301377.087921227</text:p>
          </table:table-cell>
          <table:table-cell table:formula="of:=[.G81]-[.$B81]" office:value-type="float" office:value="10.2649827003479" calcext:value-type="float">
            <text:p>10.264982700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6923.79238" calcext:value-type="float">
            <text:p>1443146923.79238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17886924744" calcext:value-type="float">
            <text:p>3.7921788692</text:p>
          </table:table-cell>
          <table:table-cell table:formula="of:=[.C82]/([.D82]-[.D81])" office:value-type="float" office:value="99747.2834470116" calcext:value-type="float">
            <text:p>99747.2834470116</text:p>
          </table:table-cell>
          <table:table-cell/>
          <table:table-cell office:value-type="float" office:value="1443146934.02839" calcext:value-type="float">
            <text:p>1443146934.02839</text:p>
          </table:table-cell>
          <table:table-cell table:formula="of:=[.G82]-[.$B$2]" office:value-type="float" office:value="14.0281863212585" calcext:value-type="float">
            <text:p>14.0281863213</text:p>
          </table:table-cell>
          <table:table-cell table:formula="of:=[.C82]/([.H82]-[.H81])" office:value-type="float" office:value="301377.087921227" calcext:value-type="float">
            <text:p>301377.087921227</text:p>
          </table:table-cell>
          <table:table-cell table:formula="of:=[.G82]-[.$B82]" office:value-type="float" office:value="10.2360074520111" calcext:value-type="float">
            <text:p>10.23600745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6923.83572" calcext:value-type="float">
            <text:p>1443146923.83572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55176448822" calcext:value-type="float">
            <text:p>3.8355176449</text:p>
          </table:table-cell>
          <table:table-cell table:formula="of:=[.C83]/([.D83]-[.D82])" office:value-type="float" office:value="99679.7887509902" calcext:value-type="float">
            <text:p>99679.7887509902</text:p>
          </table:table-cell>
          <table:table-cell/>
          <table:table-cell office:value-type="float" office:value="1443146934.06295" calcext:value-type="float">
            <text:p>1443146934.06295</text:p>
          </table:table-cell>
          <table:table-cell table:formula="of:=[.G83]-[.$B$2]" office:value-type="float" office:value="14.0627474784851" calcext:value-type="float">
            <text:p>14.0627474785</text:p>
          </table:table-cell>
          <table:table-cell table:formula="of:=[.C83]/([.H83]-[.H82])" office:value-type="float" office:value="124995.814569536" calcext:value-type="float">
            <text:p>124995.814569536</text:p>
          </table:table-cell>
          <table:table-cell table:formula="of:=[.G83]-[.$B83]" office:value-type="float" office:value="10.2272298336029" calcext:value-type="float">
            <text:p>10.227229833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6923.87902" calcext:value-type="float">
            <text:p>1443146923.87902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881994247437" calcext:value-type="float">
            <text:p>3.8788199425</text:p>
          </table:table-cell>
          <table:table-cell table:formula="of:=[.C84]/([.D84]-[.D83])" office:value-type="float" office:value="99763.7594357543" calcext:value-type="float">
            <text:p>99763.7594357543</text:p>
          </table:table-cell>
          <table:table-cell/>
          <table:table-cell office:value-type="float" office:value="1443146934.11169" calcext:value-type="float">
            <text:p>1443146934.11169</text:p>
          </table:table-cell>
          <table:table-cell table:formula="of:=[.G84]-[.$B$2]" office:value-type="float" office:value="14.111492395401" calcext:value-type="float">
            <text:p>14.1114923954</text:p>
          </table:table-cell>
          <table:table-cell table:formula="of:=[.C84]/([.H84]-[.H83])" office:value-type="float" office:value="88624.6253625563" calcext:value-type="float">
            <text:p>88624.6253625563</text:p>
          </table:table-cell>
          <table:table-cell table:formula="of:=[.G84]-[.$B84]" office:value-type="float" office:value="10.2326724529266" calcext:value-type="float">
            <text:p>10.232672452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6923.92234" calcext:value-type="float">
            <text:p>1443146923.92234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213606834412" calcext:value-type="float">
            <text:p>3.9221360683</text:p>
          </table:table-cell>
          <table:table-cell table:formula="of:=[.C85]/([.D85]-[.D84])" office:value-type="float" office:value="99731.9107666734" calcext:value-type="float">
            <text:p>99731.9107666734</text:p>
          </table:table-cell>
          <table:table-cell/>
          <table:table-cell office:value-type="float" office:value="1443146934.16031" calcext:value-type="float">
            <text:p>1443146934.16031</text:p>
          </table:table-cell>
          <table:table-cell table:formula="of:=[.G85]-[.$B$2]" office:value-type="float" office:value="14.1601099967957" calcext:value-type="float">
            <text:p>14.1601099968</text:p>
          </table:table-cell>
          <table:table-cell table:formula="of:=[.C85]/([.H85]-[.H84])" office:value-type="float" office:value="88856.7077781647" calcext:value-type="float">
            <text:p>88856.7077781647</text:p>
          </table:table-cell>
          <table:table-cell table:formula="of:=[.G85]-[.$B85]" office:value-type="float" office:value="10.2379739284515" calcext:value-type="float">
            <text:p>10.237973928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6923.96573" calcext:value-type="float">
            <text:p>1443146923.96573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552920341492" calcext:value-type="float">
            <text:p>3.9655292034</text:p>
          </table:table-cell>
          <table:table-cell table:formula="of:=[.C86]/([.D86]-[.D85])" office:value-type="float" office:value="99554.917913892" calcext:value-type="float">
            <text:p>99554.917913892</text:p>
          </table:table-cell>
          <table:table-cell/>
          <table:table-cell office:value-type="float" office:value="1443146934.20902" calcext:value-type="float">
            <text:p>1443146934.20902</text:p>
          </table:table-cell>
          <table:table-cell table:formula="of:=[.G86]-[.$B$2]" office:value-type="float" office:value="14.2088191509247" calcext:value-type="float">
            <text:p>14.2088191509</text:p>
          </table:table-cell>
          <table:table-cell table:formula="of:=[.C86]/([.H86]-[.H85])" office:value-type="float" office:value="88689.6945193611" calcext:value-type="float">
            <text:p>88689.6945193611</text:p>
          </table:table-cell>
          <table:table-cell table:formula="of:=[.G86]-[.$B86]" office:value-type="float" office:value="10.2432899475098" calcext:value-type="float">
            <text:p>10.243289947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6924.00897" calcext:value-type="float">
            <text:p>1443146924.00897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876712799072" calcext:value-type="float">
            <text:p>4.008767128</text:p>
          </table:table-cell>
          <table:table-cell table:formula="of:=[.C87]/([.D87]-[.D86])" office:value-type="float" office:value="99912.288630461" calcext:value-type="float">
            <text:p>99912.288630461</text:p>
          </table:table-cell>
          <table:table-cell/>
          <table:table-cell office:value-type="float" office:value="1443146934.25783" calcext:value-type="float">
            <text:p>1443146934.25783</text:p>
          </table:table-cell>
          <table:table-cell table:formula="of:=[.G87]-[.$B$2]" office:value-type="float" office:value="14.2576298713684" calcext:value-type="float">
            <text:p>14.2576298714</text:p>
          </table:table-cell>
          <table:table-cell table:formula="of:=[.C87]/([.H87]-[.H86])" office:value-type="float" office:value="88505.1472448676" calcext:value-type="float">
            <text:p>88505.1472448676</text:p>
          </table:table-cell>
          <table:table-cell table:formula="of:=[.G87]-[.$B87]" office:value-type="float" office:value="10.2488627433777" calcext:value-type="float">
            <text:p>10.248862743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6924.0521" calcext:value-type="float">
            <text:p>1443146924.0521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190443992615" calcext:value-type="float">
            <text:p>4.0519044399</text:p>
          </table:table-cell>
          <table:table-cell table:formula="of:=[.C88]/([.D88]-[.D87])" office:value-type="float" office:value="100145.322139379" calcext:value-type="float">
            <text:p>100145.322139379</text:p>
          </table:table-cell>
          <table:table-cell/>
          <table:table-cell office:value-type="float" office:value="1443146934.30657" calcext:value-type="float">
            <text:p>1443146934.30657</text:p>
          </table:table-cell>
          <table:table-cell table:formula="of:=[.G88]-[.$B$2]" office:value-type="float" office:value="14.3063666820526" calcext:value-type="float">
            <text:p>14.3063666821</text:p>
          </table:table-cell>
          <table:table-cell table:formula="of:=[.C88]/([.H88]-[.H87])" office:value-type="float" office:value="88639.3660018492" calcext:value-type="float">
            <text:p>88639.3660018492</text:p>
          </table:table-cell>
          <table:table-cell table:formula="of:=[.G88]-[.$B88]" office:value-type="float" office:value="10.2544622421265" calcext:value-type="float">
            <text:p>10.254462242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6924.09523" calcext:value-type="float">
            <text:p>1443146924.09523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02935409546" calcext:value-type="float">
            <text:p>4.0950293541</text:p>
          </table:table-cell>
          <table:table-cell table:formula="of:=[.C89]/([.D89]-[.D88])" office:value-type="float" office:value="100174.112417694" calcext:value-type="float">
            <text:p>100174.112417694</text:p>
          </table:table-cell>
          <table:table-cell/>
          <table:table-cell office:value-type="float" office:value="1443146934.35534" calcext:value-type="float">
            <text:p>1443146934.35534</text:p>
          </table:table-cell>
          <table:table-cell table:formula="of:=[.G89]-[.$B$2]" office:value-type="float" office:value="14.3551442623138" calcext:value-type="float">
            <text:p>14.3551442623</text:p>
          </table:table-cell>
          <table:table-cell table:formula="of:=[.C89]/([.H89]-[.H88])" office:value-type="float" office:value="88565.2789019884" calcext:value-type="float">
            <text:p>88565.2789019884</text:p>
          </table:table-cell>
          <table:table-cell table:formula="of:=[.G89]-[.$B89]" office:value-type="float" office:value="10.2601149082184" calcext:value-type="float">
            <text:p>10.260114908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6924.13835" calcext:value-type="float">
            <text:p>1443146924.13835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815331459045" calcext:value-type="float">
            <text:p>4.1381533146</text:p>
          </table:table-cell>
          <table:table-cell table:formula="of:=[.C90]/([.D90]-[.D89])" office:value-type="float" office:value="100176.327740152" calcext:value-type="float">
            <text:p>100176.327740152</text:p>
          </table:table-cell>
          <table:table-cell/>
          <table:table-cell office:value-type="float" office:value="1443146934.4041" calcext:value-type="float">
            <text:p>1443146934.4041</text:p>
          </table:table-cell>
          <table:table-cell table:formula="of:=[.G90]-[.$B$2]" office:value-type="float" office:value="14.4039008617401" calcext:value-type="float">
            <text:p>14.4039008617</text:p>
          </table:table-cell>
          <table:table-cell table:formula="of:=[.C90]/([.H90]-[.H89])" office:value-type="float" office:value="88603.3901222494" calcext:value-type="float">
            <text:p>88603.3901222494</text:p>
          </table:table-cell>
          <table:table-cell table:formula="of:=[.G90]-[.$B90]" office:value-type="float" office:value="10.2657475471497" calcext:value-type="float">
            <text:p>10.265747547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6924.18149" calcext:value-type="float">
            <text:p>1443146924.18149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128848075867" calcext:value-type="float">
            <text:p>4.1812884808</text:p>
          </table:table-cell>
          <table:table-cell table:formula="of:=[.C91]/([.D91]-[.D90])" office:value-type="float" office:value="100150.303887863" calcext:value-type="float">
            <text:p>100150.303887863</text:p>
          </table:table-cell>
          <table:table-cell/>
          <table:table-cell office:value-type="float" office:value="1443146934.45285" calcext:value-type="float">
            <text:p>1443146934.45285</text:p>
          </table:table-cell>
          <table:table-cell table:formula="of:=[.G91]-[.$B$2]" office:value-type="float" office:value="14.4526484012604" calcext:value-type="float">
            <text:p>14.4526484013</text:p>
          </table:table-cell>
          <table:table-cell table:formula="of:=[.C91]/([.H91]-[.H90])" office:value-type="float" office:value="88619.8573818118" calcext:value-type="float">
            <text:p>88619.8573818118</text:p>
          </table:table-cell>
          <table:table-cell table:formula="of:=[.G91]-[.$B91]" office:value-type="float" office:value="10.2713599205017" calcext:value-type="float">
            <text:p>10.271359920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6924.22462" calcext:value-type="float">
            <text:p>1443146924.22462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441744804382" calcext:value-type="float">
            <text:p>4.224417448</text:p>
          </table:table-cell>
          <table:table-cell table:formula="of:=[.C92]/([.D92]-[.D91])" office:value-type="float" office:value="100164.698390235" calcext:value-type="float">
            <text:p>100164.698390235</text:p>
          </table:table-cell>
          <table:table-cell/>
          <table:table-cell office:value-type="float" office:value="1443146934.50159" calcext:value-type="float">
            <text:p>1443146934.50159</text:p>
          </table:table-cell>
          <table:table-cell table:formula="of:=[.G92]-[.$B$2]" office:value-type="float" office:value="14.5013897418976" calcext:value-type="float">
            <text:p>14.5013897419</text:p>
          </table:table-cell>
          <table:table-cell table:formula="of:=[.C92]/([.H92]-[.H91])" office:value-type="float" office:value="88631.1279813731" calcext:value-type="float">
            <text:p>88631.1279813731</text:p>
          </table:table-cell>
          <table:table-cell table:formula="of:=[.G92]-[.$B92]" office:value-type="float" office:value="10.2769722938538" calcext:value-type="float">
            <text:p>10.276972293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6924.26775" calcext:value-type="float">
            <text:p>1443146924.26775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755118370056" calcext:value-type="float">
            <text:p>4.2675511837</text:p>
          </table:table-cell>
          <table:table-cell table:formula="of:=[.C93]/([.D93]-[.D92])" office:value-type="float" office:value="100153.625328882" calcext:value-type="float">
            <text:p>100153.625328882</text:p>
          </table:table-cell>
          <table:table-cell/>
          <table:table-cell office:value-type="float" office:value="1443146934.55038" calcext:value-type="float">
            <text:p>1443146934.55038</text:p>
          </table:table-cell>
          <table:table-cell table:formula="of:=[.G93]-[.$B$2]" office:value-type="float" office:value="14.5501799583435" calcext:value-type="float">
            <text:p>14.5501799583</text:p>
          </table:table-cell>
          <table:table-cell table:formula="of:=[.C93]/([.H93]-[.H92])" office:value-type="float" office:value="88542.341368543" calcext:value-type="float">
            <text:p>88542.341368543</text:p>
          </table:table-cell>
          <table:table-cell table:formula="of:=[.G93]-[.$B93]" office:value-type="float" office:value="10.2826287746429" calcext:value-type="float">
            <text:p>10.282628774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6924.31089" calcext:value-type="float">
            <text:p>1443146924.31089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068658828735" calcext:value-type="float">
            <text:p>4.3106865883</text:p>
          </table:table-cell>
          <table:table-cell table:formula="of:=[.C94]/([.D94]-[.D93])" office:value-type="float" office:value="100149.750335778" calcext:value-type="float">
            <text:p>100149.750335778</text:p>
          </table:table-cell>
          <table:table-cell/>
          <table:table-cell office:value-type="float" office:value="1443146934.59915" calcext:value-type="float">
            <text:p>1443146934.59915</text:p>
          </table:table-cell>
          <table:table-cell table:formula="of:=[.G94]-[.$B$2]" office:value-type="float" office:value="14.5989546775818" calcext:value-type="float">
            <text:p>14.5989546776</text:p>
          </table:table-cell>
          <table:table-cell table:formula="of:=[.C94]/([.H94]-[.H93])" office:value-type="float" office:value="88570.4739558893" calcext:value-type="float">
            <text:p>88570.4739558893</text:p>
          </table:table-cell>
          <table:table-cell table:formula="of:=[.G94]-[.$B94]" office:value-type="float" office:value="10.2882680892944" calcext:value-type="float">
            <text:p>10.288268089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6924.35401" calcext:value-type="float">
            <text:p>1443146924.35401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381388664246" calcext:value-type="float">
            <text:p>4.3538138866</text:p>
          </table:table-cell>
          <table:table-cell table:formula="of:=[.C95]/([.D95]-[.D94])" office:value-type="float" office:value="100168.574540188" calcext:value-type="float">
            <text:p>100168.574540188</text:p>
          </table:table-cell>
          <table:table-cell/>
          <table:table-cell office:value-type="float" office:value="1443146934.64792" calcext:value-type="float">
            <text:p>1443146934.64792</text:p>
          </table:table-cell>
          <table:table-cell table:formula="of:=[.G95]-[.$B$2]" office:value-type="float" office:value="14.6477160453796" calcext:value-type="float">
            <text:p>14.6477160454</text:p>
          </table:table-cell>
          <table:table-cell table:formula="of:=[.C95]/([.H95]-[.H94])" office:value-type="float" office:value="88594.7256014082" calcext:value-type="float">
            <text:p>88594.7256014082</text:p>
          </table:table-cell>
          <table:table-cell table:formula="of:=[.G95]-[.$B95]" office:value-type="float" office:value="10.2939021587372" calcext:value-type="float">
            <text:p>10.293902158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6924.39715" calcext:value-type="float">
            <text:p>1443146924.39715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694976806641" calcext:value-type="float">
            <text:p>4.3969497681</text:p>
          </table:table-cell>
          <table:table-cell table:formula="of:=[.C96]/([.D96]-[.D95])" office:value-type="float" office:value="100148.643249965" calcext:value-type="float">
            <text:p>100148.643249965</text:p>
          </table:table-cell>
          <table:table-cell/>
          <table:table-cell office:value-type="float" office:value="1443146934.69668" calcext:value-type="float">
            <text:p>1443146934.69668</text:p>
          </table:table-cell>
          <table:table-cell table:formula="of:=[.G96]-[.$B$2]" office:value-type="float" office:value="14.6964800357819" calcext:value-type="float">
            <text:p>14.6964800358</text:p>
          </table:table-cell>
          <table:table-cell table:formula="of:=[.C96]/([.H96]-[.H95])" office:value-type="float" office:value="88589.9608372325" calcext:value-type="float">
            <text:p>88589.9608372325</text:p>
          </table:table-cell>
          <table:table-cell table:formula="of:=[.G96]-[.$B96]" office:value-type="float" office:value="10.2995302677155" calcext:value-type="float">
            <text:p>10.299530267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6924.44031" calcext:value-type="float">
            <text:p>1443146924.44031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010710716248" calcext:value-type="float">
            <text:p>4.4401071072</text:p>
          </table:table-cell>
          <table:table-cell table:formula="of:=[.C97]/([.D97]-[.D96])" office:value-type="float" office:value="100098.849708588" calcext:value-type="float">
            <text:p>100098.849708588</text:p>
          </table:table-cell>
          <table:table-cell/>
          <table:table-cell office:value-type="float" office:value="1443146934.7454" calcext:value-type="float">
            <text:p>1443146934.7454</text:p>
          </table:table-cell>
          <table:table-cell table:formula="of:=[.G97]-[.$B$2]" office:value-type="float" office:value="14.7451984882355" calcext:value-type="float">
            <text:p>14.7451984882</text:p>
          </table:table-cell>
          <table:table-cell table:formula="of:=[.C97]/([.H97]-[.H96])" office:value-type="float" office:value="88672.7673485368" calcext:value-type="float">
            <text:p>88672.7673485368</text:p>
          </table:table-cell>
          <table:table-cell table:formula="of:=[.G97]-[.$B97]" office:value-type="float" office:value="10.305091381073" calcext:value-type="float">
            <text:p>10.305091381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6924.48345" calcext:value-type="float">
            <text:p>1443146924.48345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324942588806" calcext:value-type="float">
            <text:p>4.4832494259</text:p>
          </table:table-cell>
          <table:table-cell table:formula="of:=[.C98]/([.D98]-[.D97])" office:value-type="float" office:value="100133.699986737" calcext:value-type="float">
            <text:p>100133.699986737</text:p>
          </table:table-cell>
          <table:table-cell/>
          <table:table-cell office:value-type="float" office:value="1443146934.79418" calcext:value-type="float">
            <text:p>1443146934.79418</text:p>
          </table:table-cell>
          <table:table-cell table:formula="of:=[.G98]-[.$B$2]" office:value-type="float" office:value="14.7939784526825" calcext:value-type="float">
            <text:p>14.7939784527</text:p>
          </table:table-cell>
          <table:table-cell table:formula="of:=[.C98]/([.H98]-[.H97])" office:value-type="float" office:value="88560.9501559155" calcext:value-type="float">
            <text:p>88560.9501559155</text:p>
          </table:table-cell>
          <table:table-cell table:formula="of:=[.G98]-[.$B98]" office:value-type="float" office:value="10.3107290267944" calcext:value-type="float">
            <text:p>10.310729026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6924.52658" calcext:value-type="float">
            <text:p>1443146924.52658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637910842896" calcext:value-type="float">
            <text:p>4.5263791084</text:p>
          </table:table-cell>
          <table:table-cell table:formula="of:=[.C99]/([.D99]-[.D98])" office:value-type="float" office:value="100163.037274943" calcext:value-type="float">
            <text:p>100163.037274943</text:p>
          </table:table-cell>
          <table:table-cell/>
          <table:table-cell office:value-type="float" office:value="1443146934.84293" calcext:value-type="float">
            <text:p>1443146934.84293</text:p>
          </table:table-cell>
          <table:table-cell table:formula="of:=[.G99]-[.$B$2]" office:value-type="float" office:value="14.8427324295044" calcext:value-type="float">
            <text:p>14.8427324295</text:p>
          </table:table-cell>
          <table:table-cell table:formula="of:=[.C99]/([.H99]-[.H98])" office:value-type="float" office:value="88608.1563311474" calcext:value-type="float">
            <text:p>88608.1563311474</text:p>
          </table:table-cell>
          <table:table-cell table:formula="of:=[.G99]-[.$B99]" office:value-type="float" office:value="10.3163533210754" calcext:value-type="float">
            <text:p>10.316353321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6924.5697" calcext:value-type="float">
            <text:p>1443146924.5697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6950378417969" calcext:value-type="float">
            <text:p>4.5695037842</text:p>
          </table:table-cell>
          <table:table-cell table:formula="of:=[.C100]/([.D100]-[.D99])" office:value-type="float" office:value="100174.666239123" calcext:value-type="float">
            <text:p>100174.666239123</text:p>
          </table:table-cell>
          <table:table-cell/>
          <table:table-cell office:value-type="float" office:value="1443146934.89166" calcext:value-type="float">
            <text:p>1443146934.89166</text:p>
          </table:table-cell>
          <table:table-cell table:formula="of:=[.G100]-[.$B$2]" office:value-type="float" office:value="14.8914651870728" calcext:value-type="float">
            <text:p>14.8914651871</text:p>
          </table:table-cell>
          <table:table-cell table:formula="of:=[.C100]/([.H100]-[.H99])" office:value-type="float" office:value="88646.7381604697" calcext:value-type="float">
            <text:p>88646.7381604697</text:p>
          </table:table-cell>
          <table:table-cell table:formula="of:=[.G100]-[.$B100]" office:value-type="float" office:value="10.3219614028931" calcext:value-type="float">
            <text:p>10.321961402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6924.61283" calcext:value-type="float">
            <text:p>1443146924.61283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262845993042" calcext:value-type="float">
            <text:p>4.6126284599</text:p>
          </table:table-cell>
          <table:table-cell table:formula="of:=[.C101]/([.D101]-[.D100])" office:value-type="float" office:value="100174.666239123" calcext:value-type="float">
            <text:p>100174.666239123</text:p>
          </table:table-cell>
          <table:table-cell/>
          <table:table-cell office:value-type="float" office:value="1443146934.94042" calcext:value-type="float">
            <text:p>1443146934.94042</text:p>
          </table:table-cell>
          <table:table-cell table:formula="of:=[.G101]-[.$B$2]" office:value-type="float" office:value="14.9402165412903" calcext:value-type="float">
            <text:p>14.9402165413</text:p>
          </table:table-cell>
          <table:table-cell table:formula="of:=[.C101]/([.H101]-[.H100])" office:value-type="float" office:value="88612.9230528468" calcext:value-type="float">
            <text:p>88612.9230528468</text:p>
          </table:table-cell>
          <table:table-cell table:formula="of:=[.G101]-[.$B101]" office:value-type="float" office:value="10.3275880813599" calcext:value-type="float">
            <text:p>10.32758808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6924.65595" calcext:value-type="float">
            <text:p>1443146924.65595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574812889099" calcext:value-type="float">
            <text:p>4.6557481289</text:p>
          </table:table-cell>
          <table:table-cell table:formula="of:=[.C102]/([.D102]-[.D101])" office:value-type="float" office:value="100186.297903869" calcext:value-type="float">
            <text:p>100186.297903869</text:p>
          </table:table-cell>
          <table:table-cell/>
          <table:table-cell office:value-type="float" office:value="1443146934.98911" calcext:value-type="float">
            <text:p>1443146934.98911</text:p>
          </table:table-cell>
          <table:table-cell table:formula="of:=[.G102]-[.$B$2]" office:value-type="float" office:value="14.9889142513275" calcext:value-type="float">
            <text:p>14.9889142513</text:p>
          </table:table-cell>
          <table:table-cell table:formula="of:=[.C102]/([.H102]-[.H101])" office:value-type="float" office:value="88710.5368342203" calcext:value-type="float">
            <text:p>88710.5368342203</text:p>
          </table:table-cell>
          <table:table-cell table:formula="of:=[.G102]-[.$B102]" office:value-type="float" office:value="10.3331661224365" calcext:value-type="float">
            <text:p>10.333166122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6924.69907" calcext:value-type="float">
            <text:p>1443146924.69907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886755943298" calcext:value-type="float">
            <text:p>4.6988675594</text:p>
          </table:table-cell>
          <table:table-cell table:formula="of:=[.C103]/([.D103]-[.D102])" office:value-type="float" office:value="100186.851860043" calcext:value-type="float">
            <text:p>100186.851860043</text:p>
          </table:table-cell>
          <table:table-cell/>
          <table:table-cell office:value-type="float" office:value="1443146935.038" calcext:value-type="float">
            <text:p>1443146935.038</text:p>
          </table:table-cell>
          <table:table-cell table:formula="of:=[.G103]-[.$B$2]" office:value-type="float" office:value="15.0377972126007" calcext:value-type="float">
            <text:p>15.0377972126</text:p>
          </table:table-cell>
          <table:table-cell table:formula="of:=[.C103]/([.H103]-[.H102])" office:value-type="float" office:value="88374.3514607618" calcext:value-type="float">
            <text:p>88374.3514607618</text:p>
          </table:table-cell>
          <table:table-cell table:formula="of:=[.G103]-[.$B103]" office:value-type="float" office:value="10.3389296531677" calcext:value-type="float">
            <text:p>10.338929653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6924.74224" calcext:value-type="float">
            <text:p>1443146924.74224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03658103943" calcext:value-type="float">
            <text:p>4.742036581</text:p>
          </table:table-cell>
          <table:table-cell table:formula="of:=[.C104]/([.D104]-[.D103])" office:value-type="float" office:value="100071.760703398" calcext:value-type="float">
            <text:p>100071.760703398</text:p>
          </table:table-cell>
          <table:table-cell/>
          <table:table-cell office:value-type="float" office:value="1443146935.05115" calcext:value-type="float">
            <text:p>1443146935.05115</text:p>
          </table:table-cell>
          <table:table-cell table:formula="of:=[.G104]-[.$B$2]" office:value-type="float" office:value="15.0509541034699" calcext:value-type="float">
            <text:p>15.0509541035</text:p>
          </table:table-cell>
          <table:table-cell table:formula="of:=[.C104]/([.H104]-[.H103])" office:value-type="float" office:value="328345.050739345" calcext:value-type="float">
            <text:p>328345.050739345</text:p>
          </table:table-cell>
          <table:table-cell table:formula="of:=[.G104]-[.$B104]" office:value-type="float" office:value="10.3089175224304" calcext:value-type="float">
            <text:p>10.308917522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6924.78537" calcext:value-type="float">
            <text:p>1443146924.78537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51722240448" calcext:value-type="float">
            <text:p>4.785172224</text:p>
          </table:table-cell>
          <table:table-cell table:formula="of:=[.C105]/([.D105]-[.D104])" office:value-type="float" office:value="100149.196789812" calcext:value-type="float">
            <text:p>100149.196789812</text:p>
          </table:table-cell>
          <table:table-cell/>
          <table:table-cell office:value-type="float" office:value="1443146935.06431" calcext:value-type="float">
            <text:p>1443146935.06431</text:p>
          </table:table-cell>
          <table:table-cell table:formula="of:=[.G105]-[.$B$2]" office:value-type="float" office:value="15.0641093254089" calcext:value-type="float">
            <text:p>15.0641093254</text:p>
          </table:table-cell>
          <table:table-cell table:formula="of:=[.C105]/([.H105]-[.H104])" office:value-type="float" office:value="328386.706055059" calcext:value-type="float">
            <text:p>328386.706055059</text:p>
          </table:table-cell>
          <table:table-cell table:formula="of:=[.G105]-[.$B105]" office:value-type="float" office:value="10.2789371013641" calcext:value-type="float">
            <text:p>10.278937101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6924.8285" calcext:value-type="float">
            <text:p>1443146924.8285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830333709717" calcext:value-type="float">
            <text:p>4.8283033371</text:p>
          </table:table-cell>
          <table:table-cell table:formula="of:=[.C106]/([.D106]-[.D105])" office:value-type="float" office:value="100159.71520964" calcext:value-type="float">
            <text:p>100159.71520964</text:p>
          </table:table-cell>
          <table:table-cell/>
          <table:table-cell office:value-type="float" office:value="1443146935.08964" calcext:value-type="float">
            <text:p>1443146935.08964</text:p>
          </table:table-cell>
          <table:table-cell table:formula="of:=[.G106]-[.$B$2]" office:value-type="float" office:value="15.0894417762756" calcext:value-type="float">
            <text:p>15.0894417763</text:p>
          </table:table-cell>
          <table:table-cell table:formula="of:=[.C106]/([.H106]-[.H105])" office:value-type="float" office:value="170532.256145767" calcext:value-type="float">
            <text:p>170532.256145767</text:p>
          </table:table-cell>
          <table:table-cell table:formula="of:=[.G106]-[.$B106]" office:value-type="float" office:value="10.2611384391785" calcext:value-type="float">
            <text:p>10.261138439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6924.87163" calcext:value-type="float">
            <text:p>1443146924.87163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143087387085" calcext:value-type="float">
            <text:p>4.8714308739</text:p>
          </table:table-cell>
          <table:table-cell table:formula="of:=[.C107]/([.D107]-[.D106])" office:value-type="float" office:value="100168.020786113" calcext:value-type="float">
            <text:p>100168.020786113</text:p>
          </table:table-cell>
          <table:table-cell/>
          <table:table-cell office:value-type="float" office:value="1443146935.12978" calcext:value-type="float">
            <text:p>1443146935.12978</text:p>
          </table:table-cell>
          <table:table-cell table:formula="of:=[.G107]-[.$B$2]" office:value-type="float" office:value="15.1295807361603" calcext:value-type="float">
            <text:p>15.1295807362</text:p>
          </table:table-cell>
          <table:table-cell table:formula="of:=[.C107]/([.H107]-[.H106])" office:value-type="float" office:value="107626.107213923" calcext:value-type="float">
            <text:p>107626.107213923</text:p>
          </table:table-cell>
          <table:table-cell table:formula="of:=[.G107]-[.$B107]" office:value-type="float" office:value="10.2581498622894" calcext:value-type="float">
            <text:p>10.258149862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6924.91472" calcext:value-type="float">
            <text:p>1443146924.91472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452503204346" calcext:value-type="float">
            <text:p>4.914525032</text:p>
          </table:table-cell>
          <table:table-cell table:formula="of:=[.C108]/([.D108]-[.D107])" office:value-type="float" office:value="100245.605975104" calcext:value-type="float">
            <text:p>100245.605975104</text:p>
          </table:table-cell>
          <table:table-cell/>
          <table:table-cell office:value-type="float" office:value="1443146935.16943" calcext:value-type="float">
            <text:p>1443146935.16943</text:p>
          </table:table-cell>
          <table:table-cell table:formula="of:=[.G108]-[.$B$2]" office:value-type="float" office:value="15.1692297458649" calcext:value-type="float">
            <text:p>15.1692297459</text:p>
          </table:table-cell>
          <table:table-cell table:formula="of:=[.C108]/([.H108]-[.H107])" office:value-type="float" office:value="108956.063018641" calcext:value-type="float">
            <text:p>108956.063018641</text:p>
          </table:table-cell>
          <table:table-cell table:formula="of:=[.G108]-[.$B108]" office:value-type="float" office:value="10.2547047138214" calcext:value-type="float">
            <text:p>10.254704713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6924.95785" calcext:value-type="float">
            <text:p>1443146924.95785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764803886414" calcext:value-type="float">
            <text:p>4.9576480389</text:p>
          </table:table-cell>
          <table:table-cell table:formula="of:=[.C109]/([.D109]-[.D108])" office:value-type="float" office:value="100178.543160595" calcext:value-type="float">
            <text:p>100178.543160595</text:p>
          </table:table-cell>
          <table:table-cell/>
          <table:table-cell office:value-type="float" office:value="1443146935.2093" calcext:value-type="float">
            <text:p>1443146935.2093</text:p>
          </table:table-cell>
          <table:table-cell table:formula="of:=[.G109]-[.$B$2]" office:value-type="float" office:value="15.2091052532196" calcext:value-type="float">
            <text:p>15.2091052532</text:p>
          </table:table-cell>
          <table:table-cell table:formula="of:=[.C109]/([.H109]-[.H108])" office:value-type="float" office:value="108337.17955157" calcext:value-type="float">
            <text:p>108337.17955157</text:p>
          </table:table-cell>
          <table:table-cell table:formula="of:=[.G109]-[.$B109]" office:value-type="float" office:value="10.2514572143555" calcext:value-type="float">
            <text:p>10.251457214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6925.00093" calcext:value-type="float">
            <text:p>1443146925.00093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07336139679" calcext:value-type="float">
            <text:p>5.000733614</text:p>
          </table:table-cell>
          <table:table-cell table:formula="of:=[.C110]/([.D110]-[.D109])" office:value-type="float" office:value="100265.575882333" calcext:value-type="float">
            <text:p>100265.575882333</text:p>
          </table:table-cell>
          <table:table-cell/>
          <table:table-cell office:value-type="float" office:value="1443146935.24916" calcext:value-type="float">
            <text:p>1443146935.24916</text:p>
          </table:table-cell>
          <table:table-cell table:formula="of:=[.G110]-[.$B$2]" office:value-type="float" office:value="15.2489647865295" calcext:value-type="float">
            <text:p>15.2489647865</text:p>
          </table:table-cell>
          <table:table-cell table:formula="of:=[.C110]/([.H110]-[.H109])" office:value-type="float" office:value="108380.596591759" calcext:value-type="float">
            <text:p>108380.596591759</text:p>
          </table:table-cell>
          <table:table-cell table:formula="of:=[.G110]-[.$B110]" office:value-type="float" office:value="10.2482311725616" calcext:value-type="float">
            <text:p>10.24823117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6925.04223" calcext:value-type="float">
            <text:p>1443146925.04223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02771186829" calcext:value-type="float">
            <text:p>5.0420277119</text:p>
          </table:table-cell>
          <table:table-cell table:formula="of:=[.C111]/([.D111]-[.D110])" office:value-type="float" office:value="104615.434642032" calcext:value-type="float">
            <text:p>104615.434642032</text:p>
          </table:table-cell>
          <table:table-cell/>
          <table:table-cell office:value-type="float" office:value="1443146935.2891" calcext:value-type="float">
            <text:p>1443146935.2891</text:p>
          </table:table-cell>
          <table:table-cell table:formula="of:=[.G111]-[.$B$2]" office:value-type="float" office:value="15.2889013290405" calcext:value-type="float">
            <text:p>15.288901329</text:p>
          </table:table-cell>
          <table:table-cell table:formula="of:=[.C111]/([.H111]-[.H110])" office:value-type="float" office:value="108171.607464807" calcext:value-type="float">
            <text:p>108171.607464807</text:p>
          </table:table-cell>
          <table:table-cell table:formula="of:=[.G111]-[.$B111]" office:value-type="float" office:value="10.2468736171722" calcext:value-type="float">
            <text:p>10.246873617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6925.08352" calcext:value-type="float">
            <text:p>1443146925.08352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332276344299" calcext:value-type="float">
            <text:p>5.0833227634</text:p>
          </table:table-cell>
          <table:table-cell table:formula="of:=[.C112]/([.D112]-[.D111])" office:value-type="float" office:value="104613.018636983" calcext:value-type="float">
            <text:p>104613.018636983</text:p>
          </table:table-cell>
          <table:table-cell/>
          <table:table-cell office:value-type="float" office:value="1443146935.32897" calcext:value-type="float">
            <text:p>1443146935.32897</text:p>
          </table:table-cell>
          <table:table-cell table:formula="of:=[.G112]-[.$B$2]" office:value-type="float" office:value="15.3287680149078" calcext:value-type="float">
            <text:p>15.3287680149</text:p>
          </table:table-cell>
          <table:table-cell table:formula="of:=[.C112]/([.H112]-[.H111])" office:value-type="float" office:value="108361.15182432" calcext:value-type="float">
            <text:p>108361.15182432</text:p>
          </table:table-cell>
          <table:table-cell table:formula="of:=[.G112]-[.$B112]" office:value-type="float" office:value="10.2454452514648" calcext:value-type="float">
            <text:p>10.245445251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6925.12481" calcext:value-type="float">
            <text:p>1443146925.12481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461113929749" calcext:value-type="float">
            <text:p>5.1246111393</text:p>
          </table:table-cell>
          <table:table-cell table:formula="of:=[.C113]/([.D113]-[.D112])" office:value-type="float" office:value="104629.933016122" calcext:value-type="float">
            <text:p>104629.933016122</text:p>
          </table:table-cell>
          <table:table-cell/>
          <table:table-cell office:value-type="float" office:value="1443146935.36885" calcext:value-type="float">
            <text:p>1443146935.36885</text:p>
          </table:table-cell>
          <table:table-cell table:formula="of:=[.G113]-[.$B$2]" office:value-type="float" office:value="15.3686513900757" calcext:value-type="float">
            <text:p>15.3686513901</text:p>
          </table:table-cell>
          <table:table-cell table:formula="of:=[.C113]/([.H113]-[.H112])" office:value-type="float" office:value="108315.807822672" calcext:value-type="float">
            <text:p>108315.807822672</text:p>
          </table:table-cell>
          <table:table-cell table:formula="of:=[.G113]-[.$B113]" office:value-type="float" office:value="10.2440402507782" calcext:value-type="float">
            <text:p>10.244040250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6925.1661" calcext:value-type="float">
            <text:p>1443146925.1661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590332984924" calcext:value-type="float">
            <text:p>5.1659033298</text:p>
          </table:table-cell>
          <table:table-cell table:formula="of:=[.C114]/([.D114]-[.D113])" office:value-type="float" office:value="104620.266986928" calcext:value-type="float">
            <text:p>104620.266986928</text:p>
          </table:table-cell>
          <table:table-cell/>
          <table:table-cell office:value-type="float" office:value="1443146935.40873" calcext:value-type="float">
            <text:p>1443146935.40873</text:p>
          </table:table-cell>
          <table:table-cell table:formula="of:=[.G114]-[.$B$2]" office:value-type="float" office:value="15.4085299968719" calcext:value-type="float">
            <text:p>15.4085299969</text:p>
          </table:table-cell>
          <table:table-cell table:formula="of:=[.C114]/([.H114]-[.H113])" office:value-type="float" office:value="108328.759378942" calcext:value-type="float">
            <text:p>108328.759378942</text:p>
          </table:table-cell>
          <table:table-cell table:formula="of:=[.G114]-[.$B114]" office:value-type="float" office:value="10.2426266670227" calcext:value-type="float">
            <text:p>10.24262666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6925.20742" calcext:value-type="float">
            <text:p>1443146925.20742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72217464447" calcext:value-type="float">
            <text:p>5.2072217464</text:p>
          </table:table-cell>
          <table:table-cell table:formula="of:=[.C115]/([.D115]-[.D114])" office:value-type="float" office:value="104553.86135186" calcext:value-type="float">
            <text:p>104553.86135186</text:p>
          </table:table-cell>
          <table:table-cell/>
          <table:table-cell office:value-type="float" office:value="1443146935.44862" calcext:value-type="float">
            <text:p>1443146935.44862</text:p>
          </table:table-cell>
          <table:table-cell table:formula="of:=[.G115]-[.$B$2]" office:value-type="float" office:value="15.4484162330627" calcext:value-type="float">
            <text:p>15.4484162331</text:p>
          </table:table-cell>
          <table:table-cell table:formula="of:=[.C115]/([.H115]-[.H114])" office:value-type="float" office:value="108308.038375325" calcext:value-type="float">
            <text:p>108308.038375325</text:p>
          </table:table-cell>
          <table:table-cell table:formula="of:=[.G115]-[.$B115]" office:value-type="float" office:value="10.241194486618" calcext:value-type="float">
            <text:p>10.241194486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6925.24869" calcext:value-type="float">
            <text:p>1443146925.24869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849510192871" calcext:value-type="float">
            <text:p>5.2484951019</text:p>
          </table:table-cell>
          <table:table-cell table:formula="of:=[.C116]/([.D116]-[.D115])" office:value-type="float" office:value="104668.010374726" calcext:value-type="float">
            <text:p>104668.010374726</text:p>
          </table:table-cell>
          <table:table-cell/>
          <table:table-cell office:value-type="float" office:value="1443146935.48853" calcext:value-type="float">
            <text:p>1443146935.48853</text:p>
          </table:table-cell>
          <table:table-cell table:formula="of:=[.G116]-[.$B$2]" office:value-type="float" office:value="15.488333940506" calcext:value-type="float">
            <text:p>15.4883339405</text:p>
          </table:table-cell>
          <table:table-cell table:formula="of:=[.C116]/([.H116]-[.H115])" office:value-type="float" office:value="108222.647960006" calcext:value-type="float">
            <text:p>108222.647960006</text:p>
          </table:table-cell>
          <table:table-cell table:formula="of:=[.G116]-[.$B116]" office:value-type="float" office:value="10.2398388385773" calcext:value-type="float">
            <text:p>10.239838838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6925.28997" calcext:value-type="float">
            <text:p>1443146925.28997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8977394104004" calcext:value-type="float">
            <text:p>5.289773941</text:p>
          </table:table-cell>
          <table:table-cell table:formula="of:=[.C117]/([.D117]-[.D116])" office:value-type="float" office:value="104654.105905184" calcext:value-type="float">
            <text:p>104654.105905184</text:p>
          </table:table-cell>
          <table:table-cell/>
          <table:table-cell office:value-type="float" office:value="1443146935.52844" calcext:value-type="float">
            <text:p>1443146935.52844</text:p>
          </table:table-cell>
          <table:table-cell table:formula="of:=[.G117]-[.$B$2]" office:value-type="float" office:value="15.5282380580902" calcext:value-type="float">
            <text:p>15.5282380581</text:p>
          </table:table-cell>
          <table:table-cell table:formula="of:=[.C117]/([.H117]-[.H116])" office:value-type="float" office:value="108259.504570712" calcext:value-type="float">
            <text:p>108259.504570712</text:p>
          </table:table-cell>
          <table:table-cell table:formula="of:=[.G117]-[.$B117]" office:value-type="float" office:value="10.2384641170502" calcext:value-type="float">
            <text:p>10.238464117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6925.33126" calcext:value-type="float">
            <text:p>1443146925.33126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1059217453" calcext:value-type="float">
            <text:p>5.3310592175</text:p>
          </table:table-cell>
          <table:table-cell table:formula="of:=[.C118]/([.D118]-[.D117])" office:value-type="float" office:value="104637.787980111" calcext:value-type="float">
            <text:p>104637.787980111</text:p>
          </table:table-cell>
          <table:table-cell/>
          <table:table-cell office:value-type="float" office:value="1443146935.56832" calcext:value-type="float">
            <text:p>1443146935.56832</text:p>
          </table:table-cell>
          <table:table-cell table:formula="of:=[.G118]-[.$B$2]" office:value-type="float" office:value="15.5681185722351" calcext:value-type="float">
            <text:p>15.5681185722</text:p>
          </table:table-cell>
          <table:table-cell table:formula="of:=[.C118]/([.H118]-[.H117])" office:value-type="float" office:value="108323.578384777" calcext:value-type="float">
            <text:p>108323.578384777</text:p>
          </table:table-cell>
          <table:table-cell table:formula="of:=[.G118]-[.$B118]" office:value-type="float" office:value="10.2370593547821" calcext:value-type="float">
            <text:p>10.237059354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6925.37255" calcext:value-type="float">
            <text:p>1443146925.37255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235283851624" calcext:value-type="float">
            <text:p>5.3723528385</text:p>
          </table:table-cell>
          <table:table-cell table:formula="of:=[.C119]/([.D119]-[.D118])" office:value-type="float" office:value="104616.642686405" calcext:value-type="float">
            <text:p>104616.642686405</text:p>
          </table:table-cell>
          <table:table-cell/>
          <table:table-cell office:value-type="float" office:value="1443146935.6082" calcext:value-type="float">
            <text:p>1443146935.6082</text:p>
          </table:table-cell>
          <table:table-cell table:formula="of:=[.G119]-[.$B$2]" office:value-type="float" office:value="15.6079964637756" calcext:value-type="float">
            <text:p>15.6079964638</text:p>
          </table:table-cell>
          <table:table-cell table:formula="of:=[.C119]/([.H119]-[.H118])" office:value-type="float" office:value="108330.702379529" calcext:value-type="float">
            <text:p>108330.702379529</text:p>
          </table:table-cell>
          <table:table-cell table:formula="of:=[.G119]-[.$B119]" office:value-type="float" office:value="10.2356436252594" calcext:value-type="float">
            <text:p>10.235643625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6925.41383" calcext:value-type="float">
            <text:p>1443146925.41383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363096237183" calcext:value-type="float">
            <text:p>5.4136309624</text:p>
          </table:table-cell>
          <table:table-cell table:formula="of:=[.C120]/([.D120]-[.D119])" office:value-type="float" office:value="104655.91932214" calcext:value-type="float">
            <text:p>104655.91932214</text:p>
          </table:table-cell>
          <table:table-cell/>
          <table:table-cell office:value-type="float" office:value="1443146935.64809" calcext:value-type="float">
            <text:p>1443146935.64809</text:p>
          </table:table-cell>
          <table:table-cell table:formula="of:=[.G120]-[.$B$2]" office:value-type="float" office:value="15.6478900909424" calcext:value-type="float">
            <text:p>15.6478900909</text:p>
          </table:table-cell>
          <table:table-cell table:formula="of:=[.C120]/([.H120]-[.H119])" office:value-type="float" office:value="108287.972460945" calcext:value-type="float">
            <text:p>108287.972460945</text:p>
          </table:table-cell>
          <table:table-cell table:formula="of:=[.G120]-[.$B120]" office:value-type="float" office:value="10.2342591285706" calcext:value-type="float">
            <text:p>10.234259128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6925.45511" calcext:value-type="float">
            <text:p>1443146925.45511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4913854599" calcext:value-type="float">
            <text:p>5.4549138546</text:p>
          </table:table-cell>
          <table:table-cell table:formula="of:=[.C121]/([.D121]-[.D120])" office:value-type="float" office:value="104643.831062702" calcext:value-type="float">
            <text:p>104643.831062702</text:p>
          </table:table-cell>
          <table:table-cell/>
          <table:table-cell office:value-type="float" office:value="1443146935.688" calcext:value-type="float">
            <text:p>1443146935.688</text:p>
          </table:table-cell>
          <table:table-cell table:formula="of:=[.G121]-[.$B$2]" office:value-type="float" office:value="15.6877996921539" calcext:value-type="float">
            <text:p>15.6877996922</text:p>
          </table:table-cell>
          <table:table-cell table:formula="of:=[.C121]/([.H121]-[.H120])" office:value-type="float" office:value="108244.629584272" calcext:value-type="float">
            <text:p>108244.629584272</text:p>
          </table:table-cell>
          <table:table-cell table:formula="of:=[.G121]-[.$B121]" office:value-type="float" office:value="10.2328858375549" calcext:value-type="float">
            <text:p>10.232885837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6925.4964" calcext:value-type="float">
            <text:p>1443146925.4964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620151519775" calcext:value-type="float">
            <text:p>5.4962015152</text:p>
          </table:table-cell>
          <table:table-cell table:formula="of:=[.C122]/([.D122]-[.D121])" office:value-type="float" office:value="104631.745595445" calcext:value-type="float">
            <text:p>104631.745595445</text:p>
          </table:table-cell>
          <table:table-cell/>
          <table:table-cell office:value-type="float" office:value="1443146935.72789" calcext:value-type="float">
            <text:p>1443146935.72789</text:p>
          </table:table-cell>
          <table:table-cell table:formula="of:=[.G122]-[.$B$2]" office:value-type="float" office:value="15.7276921272278" calcext:value-type="float">
            <text:p>15.7276921272</text:p>
          </table:table-cell>
          <table:table-cell table:formula="of:=[.C122]/([.H122]-[.H121])" office:value-type="float" office:value="108291.208395838" calcext:value-type="float">
            <text:p>108291.208395838</text:p>
          </table:table-cell>
          <table:table-cell table:formula="of:=[.G122]-[.$B122]" office:value-type="float" office:value="10.23149061203" calcext:value-type="float">
            <text:p>10.23149061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6925.53769" calcext:value-type="float">
            <text:p>1443146925.53769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748726844788" calcext:value-type="float">
            <text:p>5.5374872684</text:p>
          </table:table-cell>
          <table:table-cell table:formula="of:=[.C123]/([.D123]-[.D122])" office:value-type="float" office:value="104636.579447348" calcext:value-type="float">
            <text:p>104636.579447348</text:p>
          </table:table-cell>
          <table:table-cell/>
          <table:table-cell office:value-type="float" office:value="1443146935.76773" calcext:value-type="float">
            <text:p>1443146935.76773</text:p>
          </table:table-cell>
          <table:table-cell table:formula="of:=[.G123]-[.$B$2]" office:value-type="float" office:value="15.7675344944" calcext:value-type="float">
            <text:p>15.7675344944</text:p>
          </table:table-cell>
          <table:table-cell table:formula="of:=[.C123]/([.H123]-[.H122])" office:value-type="float" office:value="108427.292518147" calcext:value-type="float">
            <text:p>108427.292518147</text:p>
          </table:table-cell>
          <table:table-cell table:formula="of:=[.G123]-[.$B123]" office:value-type="float" office:value="10.2300472259521" calcext:value-type="float">
            <text:p>10.23004722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6925.57898" calcext:value-type="float">
            <text:p>1443146925.57898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877588272095" calcext:value-type="float">
            <text:p>5.5787758827</text:p>
          </table:table-cell>
          <table:table-cell table:formula="of:=[.C124]/([.D124]-[.D123])" office:value-type="float" office:value="104629.32883697" calcext:value-type="float">
            <text:p>104629.32883697</text:p>
          </table:table-cell>
          <table:table-cell/>
          <table:table-cell office:value-type="float" office:value="1443146935.80775" calcext:value-type="float">
            <text:p>1443146935.80775</text:p>
          </table:table-cell>
          <table:table-cell table:formula="of:=[.G124]-[.$B$2]" office:value-type="float" office:value="15.8075461387634" calcext:value-type="float">
            <text:p>15.8075461388</text:p>
          </table:table-cell>
          <table:table-cell table:formula="of:=[.C124]/([.H124]-[.H123])" office:value-type="float" office:value="107968.569368553" calcext:value-type="float">
            <text:p>107968.569368553</text:p>
          </table:table-cell>
          <table:table-cell table:formula="of:=[.G124]-[.$B124]" office:value-type="float" office:value="10.2287702560425" calcext:value-type="float">
            <text:p>10.22877025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6925.6203" calcext:value-type="float">
            <text:p>1443146925.6203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009692192078" calcext:value-type="float">
            <text:p>5.6200969219</text:p>
          </table:table-cell>
          <table:table-cell table:formula="of:=[.C125]/([.D125]-[.D124])" office:value-type="float" office:value="104547.225424521" calcext:value-type="float">
            <text:p>104547.225424521</text:p>
          </table:table-cell>
          <table:table-cell/>
          <table:table-cell office:value-type="float" office:value="1443146935.84754" calcext:value-type="float">
            <text:p>1443146935.84754</text:p>
          </table:table-cell>
          <table:table-cell table:formula="of:=[.G125]-[.$B$2]" office:value-type="float" office:value="15.8473389148712" calcext:value-type="float">
            <text:p>15.8473389149</text:p>
          </table:table-cell>
          <table:table-cell table:formula="of:=[.C125]/([.H125]-[.H124])" office:value-type="float" office:value="108562.418171034" calcext:value-type="float">
            <text:p>108562.418171034</text:p>
          </table:table-cell>
          <table:table-cell table:formula="of:=[.G125]-[.$B125]" office:value-type="float" office:value="10.2272419929504" calcext:value-type="float">
            <text:p>10.22724199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6925.66158" calcext:value-type="float">
            <text:p>1443146925.66158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137957572937" calcext:value-type="float">
            <text:p>5.6613795757</text:p>
          </table:table-cell>
          <table:table-cell table:formula="of:=[.C126]/([.D126]-[.D125])" office:value-type="float" office:value="104644.435409351" calcext:value-type="float">
            <text:p>104644.435409351</text:p>
          </table:table-cell>
          <table:table-cell/>
          <table:table-cell office:value-type="float" office:value="1443146935.88746" calcext:value-type="float">
            <text:p>1443146935.88746</text:p>
          </table:table-cell>
          <table:table-cell table:formula="of:=[.G126]-[.$B$2]" office:value-type="float" office:value="15.8872623443604" calcext:value-type="float">
            <text:p>15.8872623444</text:p>
          </table:table-cell>
          <table:table-cell table:formula="of:=[.C126]/([.H126]-[.H125])" office:value-type="float" office:value="108207.136893778" calcext:value-type="float">
            <text:p>108207.136893778</text:p>
          </table:table-cell>
          <table:table-cell table:formula="of:=[.G126]-[.$B126]" office:value-type="float" office:value="10.225882768631" calcext:value-type="float">
            <text:p>10.225882768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6925.70287" calcext:value-type="float">
            <text:p>1443146925.70287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267248153687" calcext:value-type="float">
            <text:p>5.7026724815</text:p>
          </table:table-cell>
          <table:table-cell table:formula="of:=[.C127]/([.D127]-[.D126])" office:value-type="float" office:value="104618.454805277" calcext:value-type="float">
            <text:p>104618.454805277</text:p>
          </table:table-cell>
          <table:table-cell/>
          <table:table-cell office:value-type="float" office:value="1443146935.92733" calcext:value-type="float">
            <text:p>1443146935.92733</text:p>
          </table:table-cell>
          <table:table-cell table:formula="of:=[.G127]-[.$B$2]" office:value-type="float" office:value="15.927131652832" calcext:value-type="float">
            <text:p>15.9271316528</text:p>
          </table:table-cell>
          <table:table-cell table:formula="of:=[.C127]/([.H127]-[.H126])" office:value-type="float" office:value="108354.023824331" calcext:value-type="float">
            <text:p>108354.023824331</text:p>
          </table:table-cell>
          <table:table-cell table:formula="of:=[.G127]-[.$B127]" office:value-type="float" office:value="10.2244591712952" calcext:value-type="float">
            <text:p>10.224459171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6925.74416" calcext:value-type="float">
            <text:p>1443146925.74416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395966529846" calcext:value-type="float">
            <text:p>5.7439596653</text:p>
          </table:table-cell>
          <table:table-cell table:formula="of:=[.C128]/([.D128]-[.D127])" office:value-type="float" office:value="104632.95401655" calcext:value-type="float">
            <text:p>104632.95401655</text:p>
          </table:table-cell>
          <table:table-cell/>
          <table:table-cell office:value-type="float" office:value="1443146935.96727" calcext:value-type="float">
            <text:p>1443146935.96727</text:p>
          </table:table-cell>
          <table:table-cell table:formula="of:=[.G128]-[.$B$2]" office:value-type="float" office:value="15.9670739173889" calcext:value-type="float">
            <text:p>15.9670739174</text:p>
          </table:table-cell>
          <table:table-cell table:formula="of:=[.C128]/([.H128]-[.H127])" office:value-type="float" office:value="108156.111024891" calcext:value-type="float">
            <text:p>108156.111024891</text:p>
          </table:table-cell>
          <table:table-cell table:formula="of:=[.G128]-[.$B128]" office:value-type="float" office:value="10.2231142520905" calcext:value-type="float">
            <text:p>10.223114252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6925.78546" calcext:value-type="float">
            <text:p>1443146925.78546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526020050049" calcext:value-type="float">
            <text:p>5.7852602005</text:p>
          </table:table-cell>
          <table:table-cell table:formula="of:=[.C129]/([.D129]-[.D128])" office:value-type="float" office:value="104599.128773228" calcext:value-type="float">
            <text:p>104599.128773228</text:p>
          </table:table-cell>
          <table:table-cell/>
          <table:table-cell office:value-type="float" office:value="1443146936.00722" calcext:value-type="float">
            <text:p>1443146936.00722</text:p>
          </table:table-cell>
          <table:table-cell table:formula="of:=[.G129]-[.$B$2]" office:value-type="float" office:value="16.0070192813873" calcext:value-type="float">
            <text:p>16.0070192814</text:p>
          </table:table-cell>
          <table:table-cell table:formula="of:=[.C129]/([.H129]-[.H128])" office:value-type="float" office:value="108147.718973637" calcext:value-type="float">
            <text:p>108147.718973637</text:p>
          </table:table-cell>
          <table:table-cell table:formula="of:=[.G129]-[.$B129]" office:value-type="float" office:value="10.2217590808868" calcext:value-type="float">
            <text:p>10.221759080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6925.82675" calcext:value-type="float">
            <text:p>1443146925.82675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655024528503" calcext:value-type="float">
            <text:p>5.8265502453</text:p>
          </table:table-cell>
          <table:table-cell table:formula="of:=[.C130]/([.D130]-[.D129])" office:value-type="float" office:value="104625.703908582" calcext:value-type="float">
            <text:p>104625.703908582</text:p>
          </table:table-cell>
          <table:table-cell/>
          <table:table-cell office:value-type="float" office:value="1443146936.01936" calcext:value-type="float">
            <text:p>1443146936.01936</text:p>
          </table:table-cell>
          <table:table-cell table:formula="of:=[.G130]-[.$B$2]" office:value-type="float" office:value="16.0191564559937" calcext:value-type="float">
            <text:p>16.019156456</text:p>
          </table:table-cell>
          <table:table-cell table:formula="of:=[.C130]/([.H130]-[.H129])" office:value-type="float" office:value="355931.272320113" calcext:value-type="float">
            <text:p>355931.272320113</text:p>
          </table:table-cell>
          <table:table-cell table:formula="of:=[.G130]-[.$B130]" office:value-type="float" office:value="10.1926062107086" calcext:value-type="float">
            <text:p>10.192606210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6925.86805" calcext:value-type="float">
            <text:p>1443146925.86805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78469657898" calcext:value-type="float">
            <text:p>5.8678469658</text:p>
          </table:table-cell>
          <table:table-cell table:formula="of:=[.C131]/([.D131]-[.D130])" office:value-type="float" office:value="104608.790896652" calcext:value-type="float">
            <text:p>104608.790896652</text:p>
          </table:table-cell>
          <table:table-cell/>
          <table:table-cell office:value-type="float" office:value="1443146936.03149" calcext:value-type="float">
            <text:p>1443146936.03149</text:p>
          </table:table-cell>
          <table:table-cell table:formula="of:=[.G131]-[.$B$2]" office:value-type="float" office:value="16.0312941074371" calcext:value-type="float">
            <text:p>16.0312941074</text:p>
          </table:table-cell>
          <table:table-cell table:formula="of:=[.C131]/([.H131]-[.H130])" office:value-type="float" office:value="355917.289280874" calcext:value-type="float">
            <text:p>355917.289280874</text:p>
          </table:table-cell>
          <table:table-cell table:formula="of:=[.G131]-[.$B131]" office:value-type="float" office:value="10.1634471416473" calcext:value-type="float">
            <text:p>10.163447141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6925.90934" calcext:value-type="float">
            <text:p>1443146925.90934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0914130210876" calcext:value-type="float">
            <text:p>5.9091413021</text:p>
          </table:table-cell>
          <table:table-cell table:formula="of:=[.C132]/([.D132]-[.D131])" office:value-type="float" office:value="104614.830630308" calcext:value-type="float">
            <text:p>104614.830630308</text:p>
          </table:table-cell>
          <table:table-cell/>
          <table:table-cell office:value-type="float" office:value="1443146936.05452" calcext:value-type="float">
            <text:p>1443146936.05452</text:p>
          </table:table-cell>
          <table:table-cell table:formula="of:=[.G132]-[.$B$2]" office:value-type="float" office:value="16.0543162822723" calcext:value-type="float">
            <text:p>16.0543162823</text:p>
          </table:table-cell>
          <table:table-cell table:formula="of:=[.C132]/([.H132]-[.H131])" office:value-type="float" office:value="187645.173877923" calcext:value-type="float">
            <text:p>187645.173877923</text:p>
          </table:table-cell>
          <table:table-cell table:formula="of:=[.G132]-[.$B132]" office:value-type="float" office:value="10.1451749801636" calcext:value-type="float">
            <text:p>10.145174980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6925.95063" calcext:value-type="float">
            <text:p>1443146925.95063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043015480042" calcext:value-type="float">
            <text:p>5.9504301548</text:p>
          </table:table-cell>
          <table:table-cell table:formula="of:=[.C133]/([.D133]-[.D132])" office:value-type="float" office:value="104628.724664796" calcext:value-type="float">
            <text:p>104628.724664796</text:p>
          </table:table-cell>
          <table:table-cell/>
          <table:table-cell office:value-type="float" office:value="1443146936.09114" calcext:value-type="float">
            <text:p>1443146936.09114</text:p>
          </table:table-cell>
          <table:table-cell table:formula="of:=[.G133]-[.$B$2]" office:value-type="float" office:value="16.0909366607666" calcext:value-type="float">
            <text:p>16.0909366608</text:p>
          </table:table-cell>
          <table:table-cell table:formula="of:=[.C133]/([.H133]-[.H132])" office:value-type="float" office:value="117967.104045001" calcext:value-type="float">
            <text:p>117967.104045001</text:p>
          </table:table-cell>
          <table:table-cell table:formula="of:=[.G133]-[.$B133]" office:value-type="float" office:value="10.1405065059662" calcext:value-type="float">
            <text:p>10.14050650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6925.99196" calcext:value-type="float">
            <text:p>1443146925.99196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175810813904" calcext:value-type="float">
            <text:p>5.9917581081</text:p>
          </table:table-cell>
          <table:table-cell table:formula="of:=[.C134]/([.D134]-[.D133])" office:value-type="float" office:value="104529.734744032" calcext:value-type="float">
            <text:p>104529.734744032</text:p>
          </table:table-cell>
          <table:table-cell/>
          <table:table-cell office:value-type="float" office:value="1443146936.12767" calcext:value-type="float">
            <text:p>1443146936.12767</text:p>
          </table:table-cell>
          <table:table-cell table:formula="of:=[.G134]-[.$B$2]" office:value-type="float" office:value="16.1274693012238" calcext:value-type="float">
            <text:p>16.1274693012</text:p>
          </table:table-cell>
          <table:table-cell table:formula="of:=[.C134]/([.H134]-[.H133])" office:value-type="float" office:value="118250.417871291" calcext:value-type="float">
            <text:p>118250.417871291</text:p>
          </table:table-cell>
          <table:table-cell table:formula="of:=[.G134]-[.$B134]" office:value-type="float" office:value="10.1357111930847" calcext:value-type="float">
            <text:p>10.135711193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6926.03173" calcext:value-type="float">
            <text:p>1443146926.03173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152918815613" calcext:value-type="float">
            <text:p>6.0315291882</text:p>
          </table:table-cell>
          <table:table-cell table:formula="of:=[.C135]/([.D135]-[.D134])" office:value-type="float" office:value="108621.641608517" calcext:value-type="float">
            <text:p>108621.641608517</text:p>
          </table:table-cell>
          <table:table-cell/>
          <table:table-cell office:value-type="float" office:value="1443146936.16424" calcext:value-type="float">
            <text:p>1443146936.16424</text:p>
          </table:table-cell>
          <table:table-cell table:formula="of:=[.G135]-[.$B$2]" office:value-type="float" office:value="16.1640360355377" calcext:value-type="float">
            <text:p>16.1640360355</text:p>
          </table:table-cell>
          <table:table-cell table:formula="of:=[.C135]/([.H135]-[.H134])" office:value-type="float" office:value="118140.164306392" calcext:value-type="float">
            <text:p>118140.164306392</text:p>
          </table:table-cell>
          <table:table-cell table:formula="of:=[.G135]-[.$B135]" office:value-type="float" office:value="10.1325068473816" calcext:value-type="float">
            <text:p>10.132506847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6926.07115" calcext:value-type="float">
            <text:p>1443146926.07115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095050811768" calcext:value-type="float">
            <text:p>6.0709505081</text:p>
          </table:table-cell>
          <table:table-cell table:formula="of:=[.C136]/([.D136]-[.D135])" office:value-type="float" office:value="109585.371677402" calcext:value-type="float">
            <text:p>109585.371677402</text:p>
          </table:table-cell>
          <table:table-cell/>
          <table:table-cell office:value-type="float" office:value="1443146936.20079" calcext:value-type="float">
            <text:p>1443146936.20079</text:p>
          </table:table-cell>
          <table:table-cell table:formula="of:=[.G136]-[.$B$2]" office:value-type="float" office:value="16.2005927562714" calcext:value-type="float">
            <text:p>16.2005927563</text:p>
          </table:table-cell>
          <table:table-cell table:formula="of:=[.C136]/([.H136]-[.H135])" office:value-type="float" office:value="118172.525141851" calcext:value-type="float">
            <text:p>118172.525141851</text:p>
          </table:table-cell>
          <table:table-cell table:formula="of:=[.G136]-[.$B136]" office:value-type="float" office:value="10.1296422481537" calcext:value-type="float">
            <text:p>10.129642248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6926.11056" calcext:value-type="float">
            <text:p>1443146926.11056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036419868469" calcext:value-type="float">
            <text:p>6.1103641987</text:p>
          </table:table-cell>
          <table:table-cell table:formula="of:=[.C137]/([.D137]-[.D136])" office:value-type="float" office:value="109606.584358157" calcext:value-type="float">
            <text:p>109606.584358157</text:p>
          </table:table-cell>
          <table:table-cell/>
          <table:table-cell office:value-type="float" office:value="1443146936.23741" calcext:value-type="float">
            <text:p>1443146936.23741</text:p>
          </table:table-cell>
          <table:table-cell table:formula="of:=[.G137]-[.$B$2]" office:value-type="float" office:value="16.2372114658356" calcext:value-type="float">
            <text:p>16.2372114658</text:p>
          </table:table-cell>
          <table:table-cell table:formula="of:=[.C137]/([.H137]-[.H136])" office:value-type="float" office:value="117972.480500033" calcext:value-type="float">
            <text:p>117972.480500033</text:p>
          </table:table-cell>
          <table:table-cell table:formula="of:=[.G137]-[.$B137]" office:value-type="float" office:value="10.1268472671509" calcext:value-type="float">
            <text:p>10.126847267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6926.14998" calcext:value-type="float">
            <text:p>1443146926.14998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497790813446" calcext:value-type="float">
            <text:p>6.1497790813</text:p>
          </table:table-cell>
          <table:table-cell table:formula="of:=[.C138]/([.D138]-[.D137])" office:value-type="float" office:value="109603.269335463" calcext:value-type="float">
            <text:p>109603.269335463</text:p>
          </table:table-cell>
          <table:table-cell/>
          <table:table-cell office:value-type="float" office:value="1443146936.27393" calcext:value-type="float">
            <text:p>1443146936.27393</text:p>
          </table:table-cell>
          <table:table-cell table:formula="of:=[.G138]-[.$B$2]" office:value-type="float" office:value="16.273726940155" calcext:value-type="float">
            <text:p>16.2737269402</text:p>
          </table:table-cell>
          <table:table-cell table:formula="of:=[.C138]/([.H138]-[.H137])" office:value-type="float" office:value="118306.008083209" calcext:value-type="float">
            <text:p>118306.008083209</text:p>
          </table:table-cell>
          <table:table-cell table:formula="of:=[.G138]-[.$B138]" office:value-type="float" office:value="10.1239478588104" calcext:value-type="float">
            <text:p>10.123947858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6926.1894" calcext:value-type="float">
            <text:p>1443146926.1894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8919634819031" calcext:value-type="float">
            <text:p>6.1891963482</text:p>
          </table:table-cell>
          <table:table-cell table:formula="of:=[.C139]/([.D139]-[.D138])" office:value-type="float" office:value="109596.639891609" calcext:value-type="float">
            <text:p>109596.639891609</text:p>
          </table:table-cell>
          <table:table-cell/>
          <table:table-cell office:value-type="float" office:value="1443146936.31051" calcext:value-type="float">
            <text:p>1443146936.31051</text:p>
          </table:table-cell>
          <table:table-cell table:formula="of:=[.G139]-[.$B$2]" office:value-type="float" office:value="16.3103098869324" calcext:value-type="float">
            <text:p>16.3103098869</text:p>
          </table:table-cell>
          <table:table-cell table:formula="of:=[.C139]/([.H139]-[.H138])" office:value-type="float" office:value="118087.808133472" calcext:value-type="float">
            <text:p>118087.808133472</text:p>
          </table:table-cell>
          <table:table-cell table:formula="of:=[.G139]-[.$B139]" office:value-type="float" office:value="10.1211135387421" calcext:value-type="float">
            <text:p>10.121113538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6926.22881" calcext:value-type="float">
            <text:p>1443146926.22881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861313819885" calcext:value-type="float">
            <text:p>6.2286131382</text:p>
          </table:table-cell>
          <table:table-cell table:formula="of:=[.C140]/([.D140]-[.D139])" office:value-type="float" office:value="109597.965716221" calcext:value-type="float">
            <text:p>109597.965716221</text:p>
          </table:table-cell>
          <table:table-cell/>
          <table:table-cell office:value-type="float" office:value="1443146936.34705" calcext:value-type="float">
            <text:p>1443146936.34705</text:p>
          </table:table-cell>
          <table:table-cell table:formula="of:=[.G140]-[.$B$2]" office:value-type="float" office:value="16.3468539714813" calcext:value-type="float">
            <text:p>16.3468539715</text:p>
          </table:table-cell>
          <table:table-cell table:formula="of:=[.C140]/([.H140]-[.H139])" office:value-type="float" office:value="118213.38674426" calcext:value-type="float">
            <text:p>118213.38674426</text:p>
          </table:table-cell>
          <table:table-cell table:formula="of:=[.G140]-[.$B140]" office:value-type="float" office:value="10.1182408332825" calcext:value-type="float">
            <text:p>10.118240833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6926.26823" calcext:value-type="float">
            <text:p>1443146926.26823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02682876587" calcext:value-type="float">
            <text:p>6.2680268288</text:p>
          </table:table-cell>
          <table:table-cell table:formula="of:=[.C141]/([.D141]-[.D140])" office:value-type="float" office:value="109606.584358157" calcext:value-type="float">
            <text:p>109606.584358157</text:p>
          </table:table-cell>
          <table:table-cell/>
          <table:table-cell office:value-type="float" office:value="1443146936.38373" calcext:value-type="float">
            <text:p>1443146936.38373</text:p>
          </table:table-cell>
          <table:table-cell table:formula="of:=[.G141]-[.$B$2]" office:value-type="float" office:value="16.3835351467133" calcext:value-type="float">
            <text:p>16.3835351467</text:p>
          </table:table-cell>
          <table:table-cell table:formula="of:=[.C141]/([.H141]-[.H140])" office:value-type="float" office:value="117771.580999922" calcext:value-type="float">
            <text:p>117771.580999922</text:p>
          </table:table-cell>
          <table:table-cell table:formula="of:=[.G141]-[.$B141]" office:value-type="float" office:value="10.1155083179474" calcext:value-type="float">
            <text:p>10.115508317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6926.30763" calcext:value-type="float">
            <text:p>1443146926.30763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743408203125" calcext:value-type="float">
            <text:p>6.307434082</text:p>
          </table:table-cell>
          <table:table-cell table:formula="of:=[.C142]/([.D142]-[.D141])" office:value-type="float" office:value="109624.488946432" calcext:value-type="float">
            <text:p>109624.488946432</text:p>
          </table:table-cell>
          <table:table-cell/>
          <table:table-cell office:value-type="float" office:value="1443146936.42024" calcext:value-type="float">
            <text:p>1443146936.42024</text:p>
          </table:table-cell>
          <table:table-cell table:formula="of:=[.G142]-[.$B$2]" office:value-type="float" office:value="16.4200417995453" calcext:value-type="float">
            <text:p>16.4200417995</text:p>
          </table:table-cell>
          <table:table-cell table:formula="of:=[.C142]/([.H142]-[.H141])" office:value-type="float" office:value="118334.595611285" calcext:value-type="float">
            <text:p>118334.595611285</text:p>
          </table:table-cell>
          <table:table-cell table:formula="of:=[.G142]-[.$B142]" office:value-type="float" office:value="10.112607717514" calcext:value-type="float">
            <text:p>10.112607717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6926.34705" calcext:value-type="float">
            <text:p>1443146926.34705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684705734253" calcext:value-type="float">
            <text:p>6.3468470573</text:p>
          </table:table-cell>
          <table:table-cell table:formula="of:=[.C143]/([.D143]-[.D142])" office:value-type="float" office:value="109608.57346803" calcext:value-type="float">
            <text:p>109608.57346803</text:p>
          </table:table-cell>
          <table:table-cell/>
          <table:table-cell office:value-type="float" office:value="1443146936.45681" calcext:value-type="float">
            <text:p>1443146936.45681</text:p>
          </table:table-cell>
          <table:table-cell table:formula="of:=[.G143]-[.$B$2]" office:value-type="float" office:value="16.456610918045" calcext:value-type="float">
            <text:p>16.456610918</text:p>
          </table:table-cell>
          <table:table-cell table:formula="of:=[.C143]/([.H143]-[.H142])" office:value-type="float" office:value="118132.461957726" calcext:value-type="float">
            <text:p>118132.461957726</text:p>
          </table:table-cell>
          <table:table-cell table:formula="of:=[.G143]-[.$B143]" office:value-type="float" office:value="10.1097638607025" calcext:value-type="float">
            <text:p>10.109763860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6926.38646" calcext:value-type="float">
            <text:p>1443146926.38646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625979423523" calcext:value-type="float">
            <text:p>6.3862597942</text:p>
          </table:table-cell>
          <table:table-cell table:formula="of:=[.C144]/([.D144]-[.D143])" office:value-type="float" office:value="109609.236520698" calcext:value-type="float">
            <text:p>109609.236520698</text:p>
          </table:table-cell>
          <table:table-cell/>
          <table:table-cell office:value-type="float" office:value="1443146936.49337" calcext:value-type="float">
            <text:p>1443146936.49337</text:p>
          </table:table-cell>
          <table:table-cell table:formula="of:=[.G144]-[.$B$2]" office:value-type="float" office:value="16.4931690692902" calcext:value-type="float">
            <text:p>16.4931690693</text:p>
          </table:table-cell>
          <table:table-cell table:formula="of:=[.C144]/([.H144]-[.H143])" office:value-type="float" office:value="118167.901079981" calcext:value-type="float">
            <text:p>118167.901079981</text:p>
          </table:table-cell>
          <table:table-cell table:formula="of:=[.G144]-[.$B144]" office:value-type="float" office:value="10.1069092750549" calcext:value-type="float">
            <text:p>10.106909275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6926.42592" calcext:value-type="float">
            <text:p>1443146926.42592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572259902954" calcext:value-type="float">
            <text:p>6.425722599</text:p>
          </table:table-cell>
          <table:table-cell table:formula="of:=[.C145]/([.D145]-[.D144])" office:value-type="float" office:value="109470.17127943" calcext:value-type="float">
            <text:p>109470.17127943</text:p>
          </table:table-cell>
          <table:table-cell/>
          <table:table-cell office:value-type="float" office:value="1443146936.52989" calcext:value-type="float">
            <text:p>1443146936.52989</text:p>
          </table:table-cell>
          <table:table-cell table:formula="of:=[.G145]-[.$B$2]" office:value-type="float" office:value="16.5296893119812" calcext:value-type="float">
            <text:p>16.529689312</text:p>
          </table:table-cell>
          <table:table-cell table:formula="of:=[.C145]/([.H145]-[.H144])" office:value-type="float" office:value="118290.561115572" calcext:value-type="float">
            <text:p>118290.561115572</text:p>
          </table:table-cell>
          <table:table-cell table:formula="of:=[.G145]-[.$B145]" office:value-type="float" office:value="10.1039667129517" calcext:value-type="float">
            <text:p>10.10396671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6926.46535" calcext:value-type="float">
            <text:p>1443146926.46535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514678001404" calcext:value-type="float">
            <text:p>6.46514678</text:p>
          </table:table-cell>
          <table:table-cell table:formula="of:=[.C146]/([.D146]-[.D145])" office:value-type="float" office:value="109577.419038807" calcext:value-type="float">
            <text:p>109577.419038807</text:p>
          </table:table-cell>
          <table:table-cell/>
          <table:table-cell office:value-type="float" office:value="1443146936.56648" calcext:value-type="float">
            <text:p>1443146936.56648</text:p>
          </table:table-cell>
          <table:table-cell table:formula="of:=[.G146]-[.$B$2]" office:value-type="float" office:value="16.566282749176" calcext:value-type="float">
            <text:p>16.5662827492</text:p>
          </table:table-cell>
          <table:table-cell table:formula="of:=[.C146]/([.H146]-[.H145])" office:value-type="float" office:value="118053.955330849" calcext:value-type="float">
            <text:p>118053.955330849</text:p>
          </table:table-cell>
          <table:table-cell table:formula="of:=[.G146]-[.$B146]" office:value-type="float" office:value="10.101135969162" calcext:value-type="float">
            <text:p>10.101135969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6926.50476" calcext:value-type="float">
            <text:p>1443146926.50476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456142425537" calcext:value-type="float">
            <text:p>6.5045614243</text:p>
          </table:table-cell>
          <table:table-cell table:formula="of:=[.C147]/([.D147]-[.D146])" office:value-type="float" office:value="109603.932323959" calcext:value-type="float">
            <text:p>109603.932323959</text:p>
          </table:table-cell>
          <table:table-cell/>
          <table:table-cell office:value-type="float" office:value="1443146936.60308" calcext:value-type="float">
            <text:p>1443146936.60308</text:p>
          </table:table-cell>
          <table:table-cell table:formula="of:=[.G147]-[.$B$2]" office:value-type="float" office:value="16.6028821468353" calcext:value-type="float">
            <text:p>16.6028821468</text:p>
          </table:table-cell>
          <table:table-cell table:formula="of:=[.C147]/([.H147]-[.H146])" office:value-type="float" office:value="118034.729429545" calcext:value-type="float">
            <text:p>118034.729429545</text:p>
          </table:table-cell>
          <table:table-cell table:formula="of:=[.G147]-[.$B147]" office:value-type="float" office:value="10.09832072258" calcext:value-type="float">
            <text:p>10.098320722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6926.54419" calcext:value-type="float">
            <text:p>1443146926.54419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398894309998" calcext:value-type="float">
            <text:p>6.5439889431</text:p>
          </table:table-cell>
          <table:table-cell table:formula="of:=[.C148]/([.D148]-[.D147])" office:value-type="float" office:value="109568.142419167" calcext:value-type="float">
            <text:p>109568.142419167</text:p>
          </table:table-cell>
          <table:table-cell/>
          <table:table-cell office:value-type="float" office:value="1443146936.63965" calcext:value-type="float">
            <text:p>1443146936.63965</text:p>
          </table:table-cell>
          <table:table-cell table:formula="of:=[.G148]-[.$B$2]" office:value-type="float" office:value="16.6394515037537" calcext:value-type="float">
            <text:p>16.6394515038</text:p>
          </table:table-cell>
          <table:table-cell table:formula="of:=[.C148]/([.H148]-[.H147])" office:value-type="float" office:value="118131.691778098" calcext:value-type="float">
            <text:p>118131.691778098</text:p>
          </table:table-cell>
          <table:table-cell table:formula="of:=[.G148]-[.$B148]" office:value-type="float" office:value="10.0954625606537" calcext:value-type="float">
            <text:p>10.095462560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6926.5836" calcext:value-type="float">
            <text:p>1443146926.5836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340072631836" calcext:value-type="float">
            <text:p>6.5834007263</text:p>
          </table:table-cell>
          <table:table-cell table:formula="of:=[.C149]/([.D149]-[.D148])" office:value-type="float" office:value="109611.888811591" calcext:value-type="float">
            <text:p>109611.888811591</text:p>
          </table:table-cell>
          <table:table-cell/>
          <table:table-cell office:value-type="float" office:value="1443146936.67629" calcext:value-type="float">
            <text:p>1443146936.67629</text:p>
          </table:table-cell>
          <table:table-cell table:formula="of:=[.G149]-[.$B$2]" office:value-type="float" office:value="16.6760861873627" calcext:value-type="float">
            <text:p>16.6760861874</text:p>
          </table:table-cell>
          <table:table-cell table:formula="of:=[.C149]/([.H149]-[.H148])" office:value-type="float" office:value="117921.040238974" calcext:value-type="float">
            <text:p>117921.040238974</text:p>
          </table:table-cell>
          <table:table-cell table:formula="of:=[.G149]-[.$B149]" office:value-type="float" office:value="10.0926854610443" calcext:value-type="float">
            <text:p>10.09268546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6926.62305" calcext:value-type="float">
            <text:p>1443146926.62305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285232543945" calcext:value-type="float">
            <text:p>6.6228523254</text:p>
          </table:table-cell>
          <table:table-cell table:formula="of:=[.C150]/([.D150]-[.D149])" office:value-type="float" office:value="109501.264745697" calcext:value-type="float">
            <text:p>109501.264745697</text:p>
          </table:table-cell>
          <table:table-cell/>
          <table:table-cell office:value-type="float" office:value="1443146936.71273" calcext:value-type="float">
            <text:p>1443146936.71273</text:p>
          </table:table-cell>
          <table:table-cell table:formula="of:=[.G150]-[.$B$2]" office:value-type="float" office:value="16.7125325202942" calcext:value-type="float">
            <text:p>16.7125325203</text:p>
          </table:table-cell>
          <table:table-cell table:formula="of:=[.C150]/([.H150]-[.H149])" office:value-type="float" office:value="118530.443326552" calcext:value-type="float">
            <text:p>118530.443326552</text:p>
          </table:table-cell>
          <table:table-cell table:formula="of:=[.G150]-[.$B150]" office:value-type="float" office:value="10.0896801948547" calcext:value-type="float">
            <text:p>10.089680194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6926.66247" calcext:value-type="float">
            <text:p>1443146926.66247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226744651794" calcext:value-type="float">
            <text:p>6.6622674465</text:p>
          </table:table-cell>
          <table:table-cell table:formula="of:=[.C151]/([.D151]-[.D150])" office:value-type="float" office:value="109602.606354986" calcext:value-type="float">
            <text:p>109602.606354986</text:p>
          </table:table-cell>
          <table:table-cell/>
          <table:table-cell office:value-type="float" office:value="1443146936.74938" calcext:value-type="float">
            <text:p>1443146936.74938</text:p>
          </table:table-cell>
          <table:table-cell table:formula="of:=[.G151]-[.$B$2]" office:value-type="float" office:value="16.7491805553436" calcext:value-type="float">
            <text:p>16.7491805553</text:p>
          </table:table-cell>
          <table:table-cell table:formula="of:=[.C151]/([.H151]-[.H150])" office:value-type="float" office:value="117878.079798065" calcext:value-type="float">
            <text:p>117878.079798065</text:p>
          </table:table-cell>
          <table:table-cell table:formula="of:=[.G151]-[.$B151]" office:value-type="float" office:value="10.0869131088257" calcext:value-type="float">
            <text:p>10.08691310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6926.70188" calcext:value-type="float">
            <text:p>1443146926.70188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168089866638" calcext:value-type="float">
            <text:p>6.7016808987</text:p>
          </table:table-cell>
          <table:table-cell table:formula="of:=[.C152]/([.D152]-[.D151])" office:value-type="float" office:value="109607.24738676" calcext:value-type="float">
            <text:p>109607.24738676</text:p>
          </table:table-cell>
          <table:table-cell/>
          <table:table-cell office:value-type="float" office:value="1443146936.78595" calcext:value-type="float">
            <text:p>1443146936.78595</text:p>
          </table:table-cell>
          <table:table-cell table:formula="of:=[.G152]-[.$B$2]" office:value-type="float" office:value="16.7857475280762" calcext:value-type="float">
            <text:p>16.7857475281</text:p>
          </table:table-cell>
          <table:table-cell table:formula="of:=[.C152]/([.H152]-[.H151])" office:value-type="float" office:value="118139.394026328" calcext:value-type="float">
            <text:p>118139.394026328</text:p>
          </table:table-cell>
          <table:table-cell table:formula="of:=[.G152]-[.$B152]" office:value-type="float" office:value="10.0840666294098" calcext:value-type="float">
            <text:p>10.084066629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6926.74129" calcext:value-type="float">
            <text:p>1443146926.74129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109363555908" calcext:value-type="float">
            <text:p>6.7410936356</text:p>
          </table:table-cell>
          <table:table-cell table:formula="of:=[.C153]/([.D153]-[.D152])" office:value-type="float" office:value="109609.236520698" calcext:value-type="float">
            <text:p>109609.236520698</text:p>
          </table:table-cell>
          <table:table-cell/>
          <table:table-cell office:value-type="float" office:value="1443146936.82249" calcext:value-type="float">
            <text:p>1443146936.82249</text:p>
          </table:table-cell>
          <table:table-cell table:formula="of:=[.G153]-[.$B$2]" office:value-type="float" office:value="16.8222892284393" calcext:value-type="float">
            <text:p>16.8222892284</text:p>
          </table:table-cell>
          <table:table-cell table:formula="of:=[.C153]/([.H153]-[.H152])" office:value-type="float" office:value="118221.099649631" calcext:value-type="float">
            <text:p>118221.099649631</text:p>
          </table:table-cell>
          <table:table-cell table:formula="of:=[.G153]-[.$B153]" office:value-type="float" office:value="10.0811955928803" calcext:value-type="float">
            <text:p>10.081195592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6926.78071" calcext:value-type="float">
            <text:p>1443146926.78071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051042556763" calcext:value-type="float">
            <text:p>6.7805104256</text:p>
          </table:table-cell>
          <table:table-cell table:formula="of:=[.C154]/([.D154]-[.D153])" office:value-type="float" office:value="109597.965716221" calcext:value-type="float">
            <text:p>109597.965716221</text:p>
          </table:table-cell>
          <table:table-cell/>
          <table:table-cell office:value-type="float" office:value="1443146936.85905" calcext:value-type="float">
            <text:p>1443146936.85905</text:p>
          </table:table-cell>
          <table:table-cell table:formula="of:=[.G154]-[.$B$2]" office:value-type="float" office:value="16.8588488101959" calcext:value-type="float">
            <text:p>16.8588488102</text:p>
          </table:table-cell>
          <table:table-cell table:formula="of:=[.C154]/([.H154]-[.H153])" office:value-type="float" office:value="118163.277379974" calcext:value-type="float">
            <text:p>118163.277379974</text:p>
          </table:table-cell>
          <table:table-cell table:formula="of:=[.G154]-[.$B154]" office:value-type="float" office:value="10.0783383846283" calcext:value-type="float">
            <text:p>10.078338384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6926.82013" calcext:value-type="float">
            <text:p>1443146926.82013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1992888450623" calcext:value-type="float">
            <text:p>6.8199288845</text:p>
          </table:table-cell>
          <table:table-cell table:formula="of:=[.C155]/([.D155]-[.D154])" office:value-type="float" office:value="109593.325470414" calcext:value-type="float">
            <text:p>109593.325470414</text:p>
          </table:table-cell>
          <table:table-cell/>
          <table:table-cell office:value-type="float" office:value="1443146936.89558" calcext:value-type="float">
            <text:p>1443146936.89558</text:p>
          </table:table-cell>
          <table:table-cell table:formula="of:=[.G155]-[.$B$2]" office:value-type="float" office:value="16.8953812122345" calcext:value-type="float">
            <text:p>16.8953812122</text:p>
          </table:table-cell>
          <table:table-cell table:formula="of:=[.C155]/([.H155]-[.H154])" office:value-type="float" office:value="118251.189599812" calcext:value-type="float">
            <text:p>118251.189599812</text:p>
          </table:table-cell>
          <table:table-cell table:formula="of:=[.G155]-[.$B155]" office:value-type="float" office:value="10.0754523277283" calcext:value-type="float">
            <text:p>10.075452327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6926.85954" calcext:value-type="float">
            <text:p>1443146926.85954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5934400558472" calcext:value-type="float">
            <text:p>6.8593440056</text:p>
          </table:table-cell>
          <table:table-cell table:formula="of:=[.C156]/([.D156]-[.D155])" office:value-type="float" office:value="109602.606354986" calcext:value-type="float">
            <text:p>109602.606354986</text:p>
          </table:table-cell>
          <table:table-cell/>
          <table:table-cell office:value-type="float" office:value="1443146936.93219" calcext:value-type="float">
            <text:p>1443146936.93219</text:p>
          </table:table-cell>
          <table:table-cell table:formula="of:=[.G156]-[.$B$2]" office:value-type="float" office:value="16.9319949150085" calcext:value-type="float">
            <text:p>16.931994915</text:p>
          </table:table-cell>
          <table:table-cell table:formula="of:=[.C156]/([.H156]-[.H155])" office:value-type="float" office:value="117988.61280597" calcext:value-type="float">
            <text:p>117988.61280597</text:p>
          </table:table-cell>
          <table:table-cell table:formula="of:=[.G156]-[.$B156]" office:value-type="float" office:value="10.0726509094238" calcext:value-type="float">
            <text:p>10.072650909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6926.89895" calcext:value-type="float">
            <text:p>1443146926.89895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875292778015" calcext:value-type="float">
            <text:p>6.8987529278</text:p>
          </table:table-cell>
          <table:table-cell table:formula="of:=[.C157]/([.D157]-[.D156])" office:value-type="float" office:value="109619.846454478" calcext:value-type="float">
            <text:p>109619.846454478</text:p>
          </table:table-cell>
          <table:table-cell/>
          <table:table-cell office:value-type="float" office:value="1443146936.96877" calcext:value-type="float">
            <text:p>1443146936.96877</text:p>
          </table:table-cell>
          <table:table-cell table:formula="of:=[.G157]-[.$B$2]" office:value-type="float" office:value="16.9685704708099" calcext:value-type="float">
            <text:p>16.9685704708</text:p>
          </table:table-cell>
          <table:table-cell table:formula="of:=[.C157]/([.H157]-[.H156])" office:value-type="float" office:value="118111.670632101" calcext:value-type="float">
            <text:p>118111.670632101</text:p>
          </table:table-cell>
          <table:table-cell table:formula="of:=[.G157]-[.$B157]" office:value-type="float" office:value="10.0698175430298" calcext:value-type="float">
            <text:p>10.06981754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6926.93836" calcext:value-type="float">
            <text:p>1443146926.93836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815636634827" calcext:value-type="float">
            <text:p>6.9381563663</text:p>
          </table:table-cell>
          <table:table-cell table:formula="of:=[.C158]/([.D158]-[.D157])" office:value-type="float" office:value="109635.101833364" calcext:value-type="float">
            <text:p>109635.101833364</text:p>
          </table:table-cell>
          <table:table-cell/>
          <table:table-cell office:value-type="float" office:value="1443146937.00538" calcext:value-type="float">
            <text:p>1443146937.00538</text:p>
          </table:table-cell>
          <table:table-cell table:formula="of:=[.G158]-[.$B$2]" office:value-type="float" office:value="17.005179643631" calcext:value-type="float">
            <text:p>17.0051796436</text:p>
          </table:table-cell>
          <table:table-cell table:formula="of:=[.C158]/([.H158]-[.H157])" office:value-type="float" office:value="118003.21250407" calcext:value-type="float">
            <text:p>118003.21250407</text:p>
          </table:table-cell>
          <table:table-cell table:formula="of:=[.G158]-[.$B158]" office:value-type="float" office:value="10.0670232772827" calcext:value-type="float">
            <text:p>10.067023277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6926.97776" calcext:value-type="float">
            <text:p>1443146926.97776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756361961365" calcext:value-type="float">
            <text:p>6.9775636196</text:p>
          </table:table-cell>
          <table:table-cell table:formula="of:=[.C159]/([.D159]-[.D158])" office:value-type="float" office:value="109624.488946432" calcext:value-type="float">
            <text:p>109624.488946432</text:p>
          </table:table-cell>
          <table:table-cell/>
          <table:table-cell office:value-type="float" office:value="1443146940.01817" calcext:value-type="float">
            <text:p>1443146940.01817</text:p>
          </table:table-cell>
          <table:table-cell table:formula="of:=[.G159]-[.$B$2]" office:value-type="float" office:value="20.017965555191" calcext:value-type="float">
            <text:p>20.0179655552</text:p>
          </table:table-cell>
          <table:table-cell table:formula="of:=[.C159]/([.H159]-[.H158])" office:value-type="float" office:value="1433.88880817059" calcext:value-type="float">
            <text:p>1433.8888081706</text:p>
          </table:table-cell>
          <table:table-cell table:formula="of:=[.G159]-[.$B159]" office:value-type="float" office:value="13.0404019355774" calcext:value-type="float">
            <text:p>13.040401935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6940.02357" calcext:value-type="float">
            <text:p>1443146940.02357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33697891235" calcext:value-type="float">
            <text:p>20.0233697891</text:p>
          </table:table-cell>
          <table:table-cell table:formula="of:=[.C160]/([.D160]-[.D159])" office:value-type="float" office:value="331.140900291507" calcext:value-type="float">
            <text:p>331.1409002915</text:p>
          </table:table-cell>
          <table:table-cell/>
          <table:table-cell office:value-type="float" office:value="1443146940.2135" calcext:value-type="float">
            <text:p>1443146940.2135</text:p>
          </table:table-cell>
          <table:table-cell table:formula="of:=[.G160]-[.$B$2]" office:value-type="float" office:value="20.2132959365845" calcext:value-type="float">
            <text:p>20.2132959366</text:p>
          </table:table-cell>
          <table:table-cell table:formula="of:=[.C160]/([.H160]-[.H159])" office:value-type="float" office:value="22116.3751853773" calcext:value-type="float">
            <text:p>22116.3751853773</text:p>
          </table:table-cell>
          <table:table-cell table:formula="of:=[.G160]-[.$B160]" office:value-type="float" office:value="0.189926147460938" calcext:value-type="float">
            <text:p>0.189926147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6940.07773" calcext:value-type="float">
            <text:p>1443146940.07773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75289535522" calcext:value-type="float">
            <text:p>20.0775289536</text:p>
          </table:table-cell>
          <table:table-cell table:formula="of:=[.C161]/([.D161]-[.D160])" office:value-type="float" office:value="79764.8938193344" calcext:value-type="float">
            <text:p>79764.8938193344</text:p>
          </table:table-cell>
          <table:table-cell/>
          <table:table-cell office:value-type="float" office:value="1443146940.26752" calcext:value-type="float">
            <text:p>1443146940.26752</text:p>
          </table:table-cell>
          <table:table-cell table:formula="of:=[.G161]-[.$B$2]" office:value-type="float" office:value="20.2673227787018" calcext:value-type="float">
            <text:p>20.2673227787</text:p>
          </table:table-cell>
          <table:table-cell table:formula="of:=[.C161]/([.H161]-[.H160])" office:value-type="float" office:value="79960.253657245" calcext:value-type="float">
            <text:p>79960.253657245</text:p>
          </table:table-cell>
          <table:table-cell table:formula="of:=[.G161]-[.$B161]" office:value-type="float" office:value="0.189793825149536" calcext:value-type="float">
            <text:p>0.189793825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6940.13187" calcext:value-type="float">
            <text:p>1443146940.13187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16726207733" calcext:value-type="float">
            <text:p>20.1316726208</text:p>
          </table:table-cell>
          <table:table-cell table:formula="of:=[.C162]/([.D162]-[.D161])" office:value-type="float" office:value="79787.7244325062" calcext:value-type="float">
            <text:p>79787.7244325062</text:p>
          </table:table-cell>
          <table:table-cell/>
          <table:table-cell office:value-type="float" office:value="1443146940.37581" calcext:value-type="float">
            <text:p>1443146940.37581</text:p>
          </table:table-cell>
          <table:table-cell table:formula="of:=[.G162]-[.$B$2]" office:value-type="float" office:value="20.3756093978882" calcext:value-type="float">
            <text:p>20.3756093979</text:p>
          </table:table-cell>
          <table:table-cell table:formula="of:=[.C162]/([.H162]-[.H161])" office:value-type="float" office:value="39894.1257235456" calcext:value-type="float">
            <text:p>39894.1257235456</text:p>
          </table:table-cell>
          <table:table-cell table:formula="of:=[.G162]-[.$B162]" office:value-type="float" office:value="0.243936777114868" calcext:value-type="float">
            <text:p>0.243936777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6940.18601" calcext:value-type="float">
            <text:p>1443146940.18601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58139038086" calcext:value-type="float">
            <text:p>20.1858139038</text:p>
          </table:table-cell>
          <table:table-cell table:formula="of:=[.C163]/([.D163]-[.D162])" office:value-type="float" office:value="79791.2379945835" calcext:value-type="float">
            <text:p>79791.2379945835</text:p>
          </table:table-cell>
          <table:table-cell/>
          <table:table-cell office:value-type="float" office:value="1443146940.86302" calcext:value-type="float">
            <text:p>1443146940.86302</text:p>
          </table:table-cell>
          <table:table-cell table:formula="of:=[.G163]-[.$B$2]" office:value-type="float" office:value="20.8628180027008" calcext:value-type="float">
            <text:p>20.8628180027</text:p>
          </table:table-cell>
          <table:table-cell table:formula="of:=[.C163]/([.H163]-[.H162])" office:value-type="float" office:value="8866.83846986128" calcext:value-type="float">
            <text:p>8866.8384698613</text:p>
          </table:table-cell>
          <table:table-cell table:formula="of:=[.G163]-[.$B163]" office:value-type="float" office:value="0.677004098892212" calcext:value-type="float">
            <text:p>0.677004098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6940.24018" calcext:value-type="float">
            <text:p>1443146940.24018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399802207947" calcext:value-type="float">
            <text:p>20.2399802208</text:p>
          </table:table-cell>
          <table:table-cell table:formula="of:=[.C164]/([.D164]-[.D163])" office:value-type="float" office:value="79754.3610194111" calcext:value-type="float">
            <text:p>79754.3610194111</text:p>
          </table:table-cell>
          <table:table-cell/>
          <table:table-cell office:value-type="float" office:value="1443146941.02545" calcext:value-type="float">
            <text:p>1443146941.02545</text:p>
          </table:table-cell>
          <table:table-cell table:formula="of:=[.G164]-[.$B$2]" office:value-type="float" office:value="21.0252475738525" calcext:value-type="float">
            <text:p>21.0252475739</text:p>
          </table:table-cell>
          <table:table-cell table:formula="of:=[.C164]/([.H164]-[.H163])" office:value-type="float" office:value="26596.1423733889" calcext:value-type="float">
            <text:p>26596.1423733889</text:p>
          </table:table-cell>
          <table:table-cell table:formula="of:=[.G164]-[.$B164]" office:value-type="float" office:value="0.785267353057861" calcext:value-type="float">
            <text:p>0.785267353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6940.29432" calcext:value-type="float">
            <text:p>1443146940.29432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412317276" calcext:value-type="float">
            <text:p>20.2941231728</text:p>
          </table:table-cell>
          <table:table-cell table:formula="of:=[.C165]/([.D165]-[.D164])" office:value-type="float" office:value="79788.7784686383" calcext:value-type="float">
            <text:p>79788.7784686383</text:p>
          </table:table-cell>
          <table:table-cell/>
          <table:table-cell office:value-type="float" office:value="1443146941.54474" calcext:value-type="float">
            <text:p>1443146941.54474</text:p>
          </table:table-cell>
          <table:table-cell table:formula="of:=[.G165]-[.$B$2]" office:value-type="float" office:value="21.5445370674133" calcext:value-type="float">
            <text:p>21.5445370674</text:p>
          </table:table-cell>
          <table:table-cell table:formula="of:=[.C165]/([.H165]-[.H164])" office:value-type="float" office:value="8319.05912514726" calcext:value-type="float">
            <text:p>8319.0591251473</text:p>
          </table:table-cell>
          <table:table-cell table:formula="of:=[.G165]-[.$B165]" office:value-type="float" office:value="1.25041389465332" calcext:value-type="float">
            <text:p>1.250413894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6940.34846" calcext:value-type="float">
            <text:p>1443146940.34846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82644557953" calcext:value-type="float">
            <text:p>20.3482644558</text:p>
          </table:table-cell>
          <table:table-cell table:formula="of:=[.C166]/([.D166]-[.D165])" office:value-type="float" office:value="79791.2379945835" calcext:value-type="float">
            <text:p>79791.2379945835</text:p>
          </table:table-cell>
          <table:table-cell/>
          <table:table-cell office:value-type="float" office:value="1443146942.00333" calcext:value-type="float">
            <text:p>1443146942.00333</text:p>
          </table:table-cell>
          <table:table-cell table:formula="of:=[.G166]-[.$B$2]" office:value-type="float" office:value="22.0031337738037" calcext:value-type="float">
            <text:p>22.0031337738</text:p>
          </table:table-cell>
          <table:table-cell table:formula="of:=[.C166]/([.H166]-[.H165])" office:value-type="float" office:value="9420.0414870023" calcext:value-type="float">
            <text:p>9420.0414870023</text:p>
          </table:table-cell>
          <table:table-cell table:formula="of:=[.G166]-[.$B166]" office:value-type="float" office:value="1.65486931800842" calcext:value-type="float">
            <text:p>1.65486931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6940.40261" calcext:value-type="float">
            <text:p>1443146940.40261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24062156677" calcext:value-type="float">
            <text:p>20.4024062157</text:p>
          </table:table-cell>
          <table:table-cell table:formula="of:=[.C167]/([.D167]-[.D166])" office:value-type="float" office:value="79790.5352574124" calcext:value-type="float">
            <text:p>79790.5352574124</text:p>
          </table:table-cell>
          <table:table-cell/>
          <table:table-cell office:value-type="float" office:value="1443146942.20435" calcext:value-type="float">
            <text:p>1443146942.20435</text:p>
          </table:table-cell>
          <table:table-cell table:formula="of:=[.G167]-[.$B$2]" office:value-type="float" office:value="22.2041501998901" calcext:value-type="float">
            <text:p>22.2041501999</text:p>
          </table:table-cell>
          <table:table-cell table:formula="of:=[.C167]/([.H167]-[.H166])" office:value-type="float" office:value="21490.7810476276" calcext:value-type="float">
            <text:p>21490.7810476276</text:p>
          </table:table-cell>
          <table:table-cell table:formula="of:=[.G167]-[.$B167]" office:value-type="float" office:value="1.80174398422241" calcext:value-type="float">
            <text:p>1.801743984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6940.45678" calcext:value-type="float">
            <text:p>1443146940.45678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65756320953" calcext:value-type="float">
            <text:p>20.4565756321</text:p>
          </table:table-cell>
          <table:table-cell table:formula="of:=[.C168]/([.D168]-[.D167])" office:value-type="float" office:value="79749.7976699251" calcext:value-type="float">
            <text:p>79749.7976699251</text:p>
          </table:table-cell>
          <table:table-cell/>
          <table:table-cell office:value-type="float" office:value="1443146946.11745" calcext:value-type="float">
            <text:p>1443146946.11745</text:p>
          </table:table-cell>
          <table:table-cell table:formula="of:=[.G168]-[.$B$2]" office:value-type="float" office:value="26.1172542572021" calcext:value-type="float">
            <text:p>26.1172542572</text:p>
          </table:table-cell>
          <table:table-cell table:formula="of:=[.C168]/([.H168]-[.H167])" office:value-type="float" office:value="1103.98290889496" calcext:value-type="float">
            <text:p>1103.982908895</text:p>
          </table:table-cell>
          <table:table-cell table:formula="of:=[.G168]-[.$B168]" office:value-type="float" office:value="5.66067862510681" calcext:value-type="float">
            <text:p>5.660678625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6940.5109" calcext:value-type="float">
            <text:p>1443146940.5109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07016563416" calcext:value-type="float">
            <text:p>20.5107016563</text:p>
          </table:table-cell>
          <table:table-cell table:formula="of:=[.C169]/([.D169]-[.D168])" office:value-type="float" office:value="79813.732121698" calcext:value-type="float">
            <text:p>79813.732121698</text:p>
          </table:table-cell>
          <table:table-cell/>
          <table:table-cell office:value-type="float" office:value="1443146946.55432" calcext:value-type="float">
            <text:p>1443146946.55432</text:p>
          </table:table-cell>
          <table:table-cell table:formula="of:=[.G169]-[.$B$2]" office:value-type="float" office:value="26.5541188716888" calcext:value-type="float">
            <text:p>26.5541188717</text:p>
          </table:table-cell>
          <table:table-cell table:formula="of:=[.C169]/([.H169]-[.H168])" office:value-type="float" office:value="9888.6470928205" calcext:value-type="float">
            <text:p>9888.6470928205</text:p>
          </table:table-cell>
          <table:table-cell table:formula="of:=[.G169]-[.$B169]" office:value-type="float" office:value="6.04341721534729" calcext:value-type="float">
            <text:p>6.043417215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6940.56504" calcext:value-type="float">
            <text:p>1443146940.56504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48448467255" calcext:value-type="float">
            <text:p>20.5648448467</text:p>
          </table:table-cell>
          <table:table-cell table:formula="of:=[.C170]/([.D170]-[.D169])" office:value-type="float" office:value="79788.4271201666" calcext:value-type="float">
            <text:p>79788.4271201666</text:p>
          </table:table-cell>
          <table:table-cell/>
          <table:table-cell office:value-type="float" office:value="1443146947.02745" calcext:value-type="float">
            <text:p>1443146947.02745</text:p>
          </table:table-cell>
          <table:table-cell table:formula="of:=[.G170]-[.$B$2]" office:value-type="float" office:value="27.0272490978241" calcext:value-type="float">
            <text:p>27.0272490978</text:p>
          </table:table-cell>
          <table:table-cell table:formula="of:=[.C170]/([.H170]-[.H169])" office:value-type="float" office:value="9130.67853493055" calcext:value-type="float">
            <text:p>9130.6785349306</text:p>
          </table:table-cell>
          <table:table-cell table:formula="of:=[.G170]-[.$B170]" office:value-type="float" office:value="6.46240425109863" calcext:value-type="float">
            <text:p>6.462404251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6940.61919" calcext:value-type="float">
            <text:p>1443146940.61919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189923286438" calcext:value-type="float">
            <text:p>20.6189923286</text:p>
          </table:table-cell>
          <table:table-cell table:formula="of:=[.C171]/([.D171]-[.D170])" office:value-type="float" office:value="79782.1033767629" calcext:value-type="float">
            <text:p>79782.1033767629</text:p>
          </table:table-cell>
          <table:table-cell/>
          <table:table-cell office:value-type="float" office:value="1443146951.01843" calcext:value-type="float">
            <text:p>1443146951.01843</text:p>
          </table:table-cell>
          <table:table-cell table:formula="of:=[.G171]-[.$B$2]" office:value-type="float" office:value="31.0182349681854" calcext:value-type="float">
            <text:p>31.0182349682</text:p>
          </table:table-cell>
          <table:table-cell table:formula="of:=[.C171]/([.H171]-[.H170])" office:value-type="float" office:value="1082.43931207125" calcext:value-type="float">
            <text:p>1082.4393120713</text:p>
          </table:table-cell>
          <table:table-cell table:formula="of:=[.G171]-[.$B171]" office:value-type="float" office:value="10.3992426395416" calcext:value-type="float">
            <text:p>10.399242639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6940.67332" calcext:value-type="float">
            <text:p>1443146940.67332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31224060059" calcext:value-type="float">
            <text:p>20.673122406</text:p>
          </table:table-cell>
          <table:table-cell table:formula="of:=[.C172]/([.D172]-[.D171])" office:value-type="float" office:value="79807.7558822752" calcext:value-type="float">
            <text:p>79807.7558822752</text:p>
          </table:table-cell>
          <table:table-cell/>
          <table:table-cell office:value-type="float" office:value="1443146951.0689" calcext:value-type="float">
            <text:p>1443146951.0689</text:p>
          </table:table-cell>
          <table:table-cell table:formula="of:=[.G172]-[.$B$2]" office:value-type="float" office:value="31.0687005519867" calcext:value-type="float">
            <text:p>31.068700552</text:p>
          </table:table-cell>
          <table:table-cell table:formula="of:=[.C172]/([.H172]-[.H171])" office:value-type="float" office:value="85602.8935880719" calcext:value-type="float">
            <text:p>85602.8935880719</text:p>
          </table:table-cell>
          <table:table-cell table:formula="of:=[.G172]-[.$B172]" office:value-type="float" office:value="10.3955781459808" calcext:value-type="float">
            <text:p>10.39557814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6940.72746" calcext:value-type="float">
            <text:p>1443146940.72746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72617816925" calcext:value-type="float">
            <text:p>20.7272617817</text:p>
          </table:table-cell>
          <table:table-cell table:formula="of:=[.C173]/([.D173]-[.D172])" office:value-type="float" office:value="79794.0490670566" calcext:value-type="float">
            <text:p>79794.0490670566</text:p>
          </table:table-cell>
          <table:table-cell/>
          <table:table-cell office:value-type="float" office:value="1443146951.11935" calcext:value-type="float">
            <text:p>1443146951.11935</text:p>
          </table:table-cell>
          <table:table-cell table:formula="of:=[.G173]-[.$B$2]" office:value-type="float" office:value="31.1191477775574" calcext:value-type="float">
            <text:p>31.1191477776</text:p>
          </table:table-cell>
          <table:table-cell table:formula="of:=[.C173]/([.H173]-[.H172])" office:value-type="float" office:value="85634.0453043844" calcext:value-type="float">
            <text:p>85634.0453043844</text:p>
          </table:table-cell>
          <table:table-cell table:formula="of:=[.G173]-[.$B173]" office:value-type="float" office:value="10.3918859958649" calcext:value-type="float">
            <text:p>10.391885995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6940.7816" calcext:value-type="float">
            <text:p>1443146940.7816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14028263092" calcext:value-type="float">
            <text:p>20.7814028263</text:p>
          </table:table-cell>
          <table:table-cell table:formula="of:=[.C174]/([.D174]-[.D173])" office:value-type="float" office:value="79791.589367811" calcext:value-type="float">
            <text:p>79791.589367811</text:p>
          </table:table-cell>
          <table:table-cell/>
          <table:table-cell office:value-type="float" office:value="1443146951.16978" calcext:value-type="float">
            <text:p>1443146951.16978</text:p>
          </table:table-cell>
          <table:table-cell table:formula="of:=[.G174]-[.$B$2]" office:value-type="float" office:value="31.1695806980133" calcext:value-type="float">
            <text:p>31.169580698</text:p>
          </table:table-cell>
          <table:table-cell table:formula="of:=[.C174]/([.H174]-[.H173])" office:value-type="float" office:value="85658.335090365" calcext:value-type="float">
            <text:p>85658.335090365</text:p>
          </table:table-cell>
          <table:table-cell table:formula="of:=[.G174]-[.$B174]" office:value-type="float" office:value="10.3881778717041" calcext:value-type="float">
            <text:p>10.388177871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6940.83575" calcext:value-type="float">
            <text:p>1443146940.83575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55460166931" calcext:value-type="float">
            <text:p>20.8355460167</text:p>
          </table:table-cell>
          <table:table-cell table:formula="of:=[.C175]/([.D175]-[.D174])" office:value-type="float" office:value="79788.4271201666" calcext:value-type="float">
            <text:p>79788.4271201666</text:p>
          </table:table-cell>
          <table:table-cell/>
          <table:table-cell office:value-type="float" office:value="1443146951.22022" calcext:value-type="float">
            <text:p>1443146951.22022</text:p>
          </table:table-cell>
          <table:table-cell table:formula="of:=[.G175]-[.$B$2]" office:value-type="float" office:value="31.2200243473053" calcext:value-type="float">
            <text:p>31.2200243473</text:p>
          </table:table-cell>
          <table:table-cell table:formula="of:=[.C175]/([.H175]-[.H174])" office:value-type="float" office:value="85640.1164593338" calcext:value-type="float">
            <text:p>85640.1164593338</text:p>
          </table:table-cell>
          <table:table-cell table:formula="of:=[.G175]-[.$B175]" office:value-type="float" office:value="10.3844783306122" calcext:value-type="float">
            <text:p>10.384478330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6940.88987" calcext:value-type="float">
            <text:p>1443146940.88987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89669418335" calcext:value-type="float">
            <text:p>20.8896694183</text:p>
          </table:table-cell>
          <table:table-cell table:formula="of:=[.C176]/([.D176]-[.D175])" office:value-type="float" office:value="79817.5995771111" calcext:value-type="float">
            <text:p>79817.5995771111</text:p>
          </table:table-cell>
          <table:table-cell/>
          <table:table-cell office:value-type="float" office:value="1443146951.27069" calcext:value-type="float">
            <text:p>1443146951.27069</text:p>
          </table:table-cell>
          <table:table-cell table:formula="of:=[.G176]-[.$B$2]" office:value-type="float" office:value="31.2704937458038" calcext:value-type="float">
            <text:p>31.2704937458</text:p>
          </table:table-cell>
          <table:table-cell table:formula="of:=[.C176]/([.H176]-[.H175])" office:value-type="float" office:value="85596.4233480093" calcext:value-type="float">
            <text:p>85596.4233480093</text:p>
          </table:table-cell>
          <table:table-cell table:formula="of:=[.G176]-[.$B176]" office:value-type="float" office:value="10.3808243274689" calcext:value-type="float">
            <text:p>10.380824327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6940.944" calcext:value-type="float">
            <text:p>1443146940.944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38030719757" calcext:value-type="float">
            <text:p>20.943803072</text:p>
          </table:table-cell>
          <table:table-cell table:formula="of:=[.C177]/([.D177]-[.D176])" office:value-type="float" office:value="79802.4834730217" calcext:value-type="float">
            <text:p>79802.4834730217</text:p>
          </table:table-cell>
          <table:table-cell/>
          <table:table-cell office:value-type="float" office:value="1443146951.32118" calcext:value-type="float">
            <text:p>1443146951.32118</text:p>
          </table:table-cell>
          <table:table-cell table:formula="of:=[.G177]-[.$B$2]" office:value-type="float" office:value="31.3209762573242" calcext:value-type="float">
            <text:p>31.3209762573</text:p>
          </table:table-cell>
          <table:table-cell table:formula="of:=[.C177]/([.H177]-[.H176])" office:value-type="float" office:value="85574.1893557635" calcext:value-type="float">
            <text:p>85574.1893557635</text:p>
          </table:table-cell>
          <table:table-cell table:formula="of:=[.G177]-[.$B177]" office:value-type="float" office:value="10.3771731853485" calcext:value-type="float">
            <text:p>10.377173185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6940.99815" calcext:value-type="float">
            <text:p>1443146940.99815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79455471039" calcext:value-type="float">
            <text:p>20.9979455471</text:p>
          </table:table-cell>
          <table:table-cell table:formula="of:=[.C178]/([.D178]-[.D177])" office:value-type="float" office:value="79789.4811748646" calcext:value-type="float">
            <text:p>79789.4811748646</text:p>
          </table:table-cell>
          <table:table-cell/>
          <table:table-cell office:value-type="float" office:value="1443146951.37157" calcext:value-type="float">
            <text:p>1443146951.37157</text:p>
          </table:table-cell>
          <table:table-cell table:formula="of:=[.G178]-[.$B$2]" office:value-type="float" office:value="31.3713672161102" calcext:value-type="float">
            <text:p>31.3713672161</text:p>
          </table:table-cell>
          <table:table-cell table:formula="of:=[.C178]/([.H178]-[.H177])" office:value-type="float" office:value="85729.6646873743" calcext:value-type="float">
            <text:p>85729.6646873743</text:p>
          </table:table-cell>
          <table:table-cell table:formula="of:=[.G178]-[.$B178]" office:value-type="float" office:value="10.3734216690063" calcext:value-type="float">
            <text:p>10.37342166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6941.04923" calcext:value-type="float">
            <text:p>1443146941.04923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490338802338" calcext:value-type="float">
            <text:p>21.0490338802</text:p>
          </table:table-cell>
          <table:table-cell table:formula="of:=[.C179]/([.D179]-[.D178])" office:value-type="float" office:value="84559.4235579616" calcext:value-type="float">
            <text:p>84559.4235579616</text:p>
          </table:table-cell>
          <table:table-cell/>
          <table:table-cell office:value-type="float" office:value="1443146951.42203" calcext:value-type="float">
            <text:p>1443146951.42203</text:p>
          </table:table-cell>
          <table:table-cell table:formula="of:=[.G179]-[.$B$2]" office:value-type="float" office:value="31.4218299388885" calcext:value-type="float">
            <text:p>31.4218299389</text:p>
          </table:table-cell>
          <table:table-cell table:formula="of:=[.C179]/([.H179]-[.H178])" office:value-type="float" office:value="85607.7469100805" calcext:value-type="float">
            <text:p>85607.7469100805</text:p>
          </table:table-cell>
          <table:table-cell table:formula="of:=[.G179]-[.$B179]" office:value-type="float" office:value="10.3727960586548" calcext:value-type="float">
            <text:p>10.372796058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6941.10021" calcext:value-type="float">
            <text:p>1443146941.10021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00068187714" calcext:value-type="float">
            <text:p>21.1000068188</text:p>
          </table:table-cell>
          <table:table-cell table:formula="of:=[.C180]/([.D180]-[.D179])" office:value-type="float" office:value="84750.8525884488" calcext:value-type="float">
            <text:p>84750.8525884488</text:p>
          </table:table-cell>
          <table:table-cell/>
          <table:table-cell office:value-type="float" office:value="1443146951.47246" calcext:value-type="float">
            <text:p>1443146951.47246</text:p>
          </table:table-cell>
          <table:table-cell table:formula="of:=[.G180]-[.$B$2]" office:value-type="float" office:value="31.47225689888" calcext:value-type="float">
            <text:p>31.4722568989</text:p>
          </table:table-cell>
          <table:table-cell table:formula="of:=[.C180]/([.H180]-[.H179])" office:value-type="float" office:value="85668.4599018468" calcext:value-type="float">
            <text:p>85668.4599018468</text:p>
          </table:table-cell>
          <table:table-cell table:formula="of:=[.G180]-[.$B180]" office:value-type="float" office:value="10.3722500801086" calcext:value-type="float">
            <text:p>10.372250080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6941.15117" calcext:value-type="float">
            <text:p>1443146941.15117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09683132172" calcext:value-type="float">
            <text:p>21.1509683132</text:p>
          </table:table-cell>
          <table:table-cell table:formula="of:=[.C181]/([.D181]-[.D180])" office:value-type="float" office:value="84769.8845369313" calcext:value-type="float">
            <text:p>84769.8845369313</text:p>
          </table:table-cell>
          <table:table-cell/>
          <table:table-cell office:value-type="float" office:value="1443146951.52286" calcext:value-type="float">
            <text:p>1443146951.52286</text:p>
          </table:table-cell>
          <table:table-cell table:formula="of:=[.G181]-[.$B$2]" office:value-type="float" office:value="31.5226635932922" calcext:value-type="float">
            <text:p>31.5226635933</text:p>
          </table:table-cell>
          <table:table-cell table:formula="of:=[.C181]/([.H181]-[.H180])" office:value-type="float" office:value="85702.9021714967" calcext:value-type="float">
            <text:p>85702.9021714967</text:p>
          </table:table-cell>
          <table:table-cell table:formula="of:=[.G181]-[.$B181]" office:value-type="float" office:value="10.3716952800751" calcext:value-type="float">
            <text:p>10.371695280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6941.20212" calcext:value-type="float">
            <text:p>1443146941.20212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1922416687" calcext:value-type="float">
            <text:p>21.2019224167</text:p>
          </table:table-cell>
          <table:table-cell table:formula="of:=[.C182]/([.D182]-[.D181])" office:value-type="float" office:value="84782.1805471722" calcext:value-type="float">
            <text:p>84782.1805471722</text:p>
          </table:table-cell>
          <table:table-cell/>
          <table:table-cell office:value-type="float" office:value="1443146951.57335" calcext:value-type="float">
            <text:p>1443146951.57335</text:p>
          </table:table-cell>
          <table:table-cell table:formula="of:=[.G182]-[.$B$2]" office:value-type="float" office:value="31.5731472969055" calcext:value-type="float">
            <text:p>31.5731472969</text:p>
          </table:table-cell>
          <table:table-cell table:formula="of:=[.C182]/([.H182]-[.H181])" office:value-type="float" office:value="85572.1686564909" calcext:value-type="float">
            <text:p>85572.1686564909</text:p>
          </table:table-cell>
          <table:table-cell table:formula="of:=[.G182]-[.$B182]" office:value-type="float" office:value="10.3712248802185" calcext:value-type="float">
            <text:p>10.371224880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6941.25308" calcext:value-type="float">
            <text:p>1443146941.25308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28836727142" calcext:value-type="float">
            <text:p>21.2528836727</text:p>
          </table:table-cell>
          <table:table-cell table:formula="of:=[.C183]/([.D183]-[.D182])" office:value-type="float" office:value="84770.2811267527" calcext:value-type="float">
            <text:p>84770.2811267527</text:p>
          </table:table-cell>
          <table:table-cell/>
          <table:table-cell office:value-type="float" office:value="1443146951.62376" calcext:value-type="float">
            <text:p>1443146951.62376</text:p>
          </table:table-cell>
          <table:table-cell table:formula="of:=[.G183]-[.$B$2]" office:value-type="float" office:value="31.6235589981079" calcext:value-type="float">
            <text:p>31.6235589981</text:p>
          </table:table-cell>
          <table:table-cell table:formula="of:=[.C183]/([.H183]-[.H182])" office:value-type="float" office:value="85694.3903292629" calcext:value-type="float">
            <text:p>85694.3903292629</text:p>
          </table:table-cell>
          <table:table-cell table:formula="of:=[.G183]-[.$B183]" office:value-type="float" office:value="10.3706753253937" calcext:value-type="float">
            <text:p>10.370675325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6941.30407" calcext:value-type="float">
            <text:p>1443146941.30407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38682937622" calcext:value-type="float">
            <text:p>21.3038682938</text:p>
          </table:table-cell>
          <table:table-cell table:formula="of:=[.C184]/([.D184]-[.D183])" office:value-type="float" office:value="84731.4329537749" calcext:value-type="float">
            <text:p>84731.4329537749</text:p>
          </table:table-cell>
          <table:table-cell/>
          <table:table-cell office:value-type="float" office:value="1443146951.67418" calcext:value-type="float">
            <text:p>1443146951.67418</text:p>
          </table:table-cell>
          <table:table-cell table:formula="of:=[.G184]-[.$B$2]" office:value-type="float" office:value="31.6739840507507" calcext:value-type="float">
            <text:p>31.6739840508</text:p>
          </table:table-cell>
          <table:table-cell table:formula="of:=[.C184]/([.H184]-[.H183])" office:value-type="float" office:value="85671.7003470482" calcext:value-type="float">
            <text:p>85671.7003470482</text:p>
          </table:table-cell>
          <table:table-cell table:formula="of:=[.G184]-[.$B184]" office:value-type="float" office:value="10.3701157569885" calcext:value-type="float">
            <text:p>10.37011575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6941.35503" calcext:value-type="float">
            <text:p>1443146941.35503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48312187195" calcext:value-type="float">
            <text:p>21.3548312187</text:p>
          </table:table-cell>
          <table:table-cell table:formula="of:=[.C185]/([.D185]-[.D184])" office:value-type="float" office:value="84767.5050759284" calcext:value-type="float">
            <text:p>84767.5050759284</text:p>
          </table:table-cell>
          <table:table-cell/>
          <table:table-cell office:value-type="float" office:value="1443146951.72465" calcext:value-type="float">
            <text:p>1443146951.72465</text:p>
          </table:table-cell>
          <table:table-cell table:formula="of:=[.G185]-[.$B$2]" office:value-type="float" office:value="31.7244493961334" calcext:value-type="float">
            <text:p>31.7244493961</text:p>
          </table:table-cell>
          <table:table-cell table:formula="of:=[.C185]/([.H185]-[.H184])" office:value-type="float" office:value="85603.2980105543" calcext:value-type="float">
            <text:p>85603.2980105543</text:p>
          </table:table-cell>
          <table:table-cell table:formula="of:=[.G185]-[.$B185]" office:value-type="float" office:value="10.3696181774139" calcext:value-type="float">
            <text:p>10.369618177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6941.406" calcext:value-type="float">
            <text:p>1443146941.406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57955741882" calcext:value-type="float">
            <text:p>21.4057955742</text:p>
          </table:table-cell>
          <table:table-cell table:formula="of:=[.C186]/([.D186]-[.D185])" office:value-type="float" office:value="84765.125748503" calcext:value-type="float">
            <text:p>84765.125748503</text:p>
          </table:table-cell>
          <table:table-cell/>
          <table:table-cell office:value-type="float" office:value="1443146951.77508" calcext:value-type="float">
            <text:p>1443146951.77508</text:p>
          </table:table-cell>
          <table:table-cell table:formula="of:=[.G186]-[.$B$2]" office:value-type="float" office:value="31.7748765945435" calcext:value-type="float">
            <text:p>31.7748765945</text:p>
          </table:table-cell>
          <table:table-cell table:formula="of:=[.C186]/([.H186]-[.H185])" office:value-type="float" office:value="85668.0548634324" calcext:value-type="float">
            <text:p>85668.0548634324</text:p>
          </table:table-cell>
          <table:table-cell table:formula="of:=[.G186]-[.$B186]" office:value-type="float" office:value="10.3690810203552" calcext:value-type="float">
            <text:p>10.369081020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6941.45694" calcext:value-type="float">
            <text:p>1443146941.45694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67368030548" calcext:value-type="float">
            <text:p>21.4567368031</text:p>
          </table:table-cell>
          <table:table-cell table:formula="of:=[.C187]/([.D187]-[.D186])" office:value-type="float" office:value="84803.607924629" calcext:value-type="float">
            <text:p>84803.607924629</text:p>
          </table:table-cell>
          <table:table-cell/>
          <table:table-cell office:value-type="float" office:value="1443146951.82554" calcext:value-type="float">
            <text:p>1443146951.82554</text:p>
          </table:table-cell>
          <table:table-cell table:formula="of:=[.G187]-[.$B$2]" office:value-type="float" office:value="31.8253388404846" calcext:value-type="float">
            <text:p>31.8253388405</text:p>
          </table:table-cell>
          <table:table-cell table:formula="of:=[.C187]/([.H187]-[.H186])" office:value-type="float" office:value="85608.5558505863" calcext:value-type="float">
            <text:p>85608.5558505863</text:p>
          </table:table-cell>
          <table:table-cell table:formula="of:=[.G187]-[.$B187]" office:value-type="float" office:value="10.3686020374298" calcext:value-type="float">
            <text:p>10.368602037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6941.50789" calcext:value-type="float">
            <text:p>1443146941.50789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76882839203" calcext:value-type="float">
            <text:p>21.5076882839</text:p>
          </table:table-cell>
          <table:table-cell table:formula="of:=[.C188]/([.D188]-[.D187])" office:value-type="float" office:value="84786.5445050677" calcext:value-type="float">
            <text:p>84786.5445050677</text:p>
          </table:table-cell>
          <table:table-cell/>
          <table:table-cell office:value-type="float" office:value="1443146951.87598" calcext:value-type="float">
            <text:p>1443146951.87598</text:p>
          </table:table-cell>
          <table:table-cell table:formula="of:=[.G188]-[.$B$2]" office:value-type="float" office:value="31.8757772445679" calcext:value-type="float">
            <text:p>31.8757772446</text:p>
          </table:table-cell>
          <table:table-cell table:formula="of:=[.C188]/([.H188]-[.H187])" office:value-type="float" office:value="85649.0223772654" calcext:value-type="float">
            <text:p>85649.0223772654</text:p>
          </table:table-cell>
          <table:table-cell table:formula="of:=[.G188]-[.$B188]" office:value-type="float" office:value="10.3680889606476" calcext:value-type="float">
            <text:p>10.368088960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6941.55884" calcext:value-type="float">
            <text:p>1443146941.55884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586373806" calcext:value-type="float">
            <text:p>21.5586373806</text:p>
          </table:table-cell>
          <table:table-cell table:formula="of:=[.C189]/([.D189]-[.D188])" office:value-type="float" office:value="84790.5121293801" calcext:value-type="float">
            <text:p>84790.5121293801</text:p>
          </table:table-cell>
          <table:table-cell/>
          <table:table-cell office:value-type="float" office:value="1443146951.92641" calcext:value-type="float">
            <text:p>1443146951.92641</text:p>
          </table:table-cell>
          <table:table-cell table:formula="of:=[.G189]-[.$B$2]" office:value-type="float" office:value="31.9262113571167" calcext:value-type="float">
            <text:p>31.9262113571</text:p>
          </table:table-cell>
          <table:table-cell table:formula="of:=[.C189]/([.H189]-[.H188])" office:value-type="float" office:value="85656.3104152485" calcext:value-type="float">
            <text:p>85656.3104152485</text:p>
          </table:table-cell>
          <table:table-cell table:formula="of:=[.G189]-[.$B189]" office:value-type="float" office:value="10.3675739765167" calcext:value-type="float">
            <text:p>10.367573976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6941.60981" calcext:value-type="float">
            <text:p>1443146941.60981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09610080719" calcext:value-type="float">
            <text:p>21.6096100807</text:p>
          </table:table-cell>
          <table:table-cell table:formula="of:=[.C190]/([.D190]-[.D189])" office:value-type="float" office:value="84751.2490002105" calcext:value-type="float">
            <text:p>84751.2490002105</text:p>
          </table:table-cell>
          <table:table-cell/>
          <table:table-cell office:value-type="float" office:value="1443146951.97684" calcext:value-type="float">
            <text:p>1443146951.97684</text:p>
          </table:table-cell>
          <table:table-cell table:formula="of:=[.G190]-[.$B$2]" office:value-type="float" office:value="31.9766440391541" calcext:value-type="float">
            <text:p>31.9766440392</text:p>
          </table:table-cell>
          <table:table-cell table:formula="of:=[.C190]/([.H190]-[.H189])" office:value-type="float" office:value="85658.7400368742" calcext:value-type="float">
            <text:p>85658.7400368742</text:p>
          </table:table-cell>
          <table:table-cell table:formula="of:=[.G190]-[.$B190]" office:value-type="float" office:value="10.3670339584351" calcext:value-type="float">
            <text:p>10.367033958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6941.66078" calcext:value-type="float">
            <text:p>1443146941.66078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05784893036" calcext:value-type="float">
            <text:p>21.6605784893</text:p>
          </table:table-cell>
          <table:table-cell table:formula="of:=[.C191]/([.D191]-[.D190])" office:value-type="float" office:value="84758.3850460994" calcext:value-type="float">
            <text:p>84758.3850460994</text:p>
          </table:table-cell>
          <table:table-cell/>
          <table:table-cell office:value-type="float" office:value="1443146952.02736" calcext:value-type="float">
            <text:p>1443146952.02736</text:p>
          </table:table-cell>
          <table:table-cell table:formula="of:=[.G191]-[.$B$2]" office:value-type="float" office:value="32.0271632671356" calcext:value-type="float">
            <text:p>32.0271632671</text:p>
          </table:table-cell>
          <table:table-cell table:formula="of:=[.C191]/([.H191]-[.H190])" office:value-type="float" office:value="85511.9955826762" calcext:value-type="float">
            <text:p>85511.9955826762</text:p>
          </table:table-cell>
          <table:table-cell table:formula="of:=[.G191]-[.$B191]" office:value-type="float" office:value="10.366584777832" calcext:value-type="float">
            <text:p>10.366584777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6941.71175" calcext:value-type="float">
            <text:p>1443146941.71175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15507125854" calcext:value-type="float">
            <text:p>21.7115507126</text:p>
          </table:table-cell>
          <table:table-cell table:formula="of:=[.C192]/([.D192]-[.D191])" office:value-type="float" office:value="84752.041834859" calcext:value-type="float">
            <text:p>84752.041834859</text:p>
          </table:table-cell>
          <table:table-cell/>
          <table:table-cell office:value-type="float" office:value="1443146952.04316" calcext:value-type="float">
            <text:p>1443146952.04316</text:p>
          </table:table-cell>
          <table:table-cell table:formula="of:=[.G192]-[.$B$2]" office:value-type="float" office:value="32.0429575443268" calcext:value-type="float">
            <text:p>32.0429575443</text:p>
          </table:table-cell>
          <table:table-cell table:formula="of:=[.C192]/([.H192]-[.H191])" office:value-type="float" office:value="273516.79014582" calcext:value-type="float">
            <text:p>273516.79014582</text:p>
          </table:table-cell>
          <table:table-cell table:formula="of:=[.G192]-[.$B192]" office:value-type="float" office:value="10.3314068317413" calcext:value-type="float">
            <text:p>10.331406831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6941.76272" calcext:value-type="float">
            <text:p>1443146941.76272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25231742859" calcext:value-type="float">
            <text:p>21.7625231743</text:p>
          </table:table-cell>
          <table:table-cell table:formula="of:=[.C193]/([.D193]-[.D192])" office:value-type="float" office:value="84751.6454156805" calcext:value-type="float">
            <text:p>84751.6454156805</text:p>
          </table:table-cell>
          <table:table-cell/>
          <table:table-cell office:value-type="float" office:value="1443146952.05895" calcext:value-type="float">
            <text:p>1443146952.05895</text:p>
          </table:table-cell>
          <table:table-cell table:formula="of:=[.G193]-[.$B$2]" office:value-type="float" office:value="32.058746099472" calcext:value-type="float">
            <text:p>32.0587460995</text:p>
          </table:table-cell>
          <table:table-cell table:formula="of:=[.C193]/([.H193]-[.H192])" office:value-type="float" office:value="273615.91736885" calcext:value-type="float">
            <text:p>273615.91736885</text:p>
          </table:table-cell>
          <table:table-cell table:formula="of:=[.G193]-[.$B193]" office:value-type="float" office:value="10.2962229251862" calcext:value-type="float">
            <text:p>10.296222925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6941.81368" calcext:value-type="float">
            <text:p>1443146941.81368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34760856628" calcext:value-type="float">
            <text:p>21.8134760857</text:p>
          </table:table-cell>
          <table:table-cell table:formula="of:=[.C194]/([.D194]-[.D193])" office:value-type="float" office:value="84784.164108707" calcext:value-type="float">
            <text:p>84784.164108707</text:p>
          </table:table-cell>
          <table:table-cell/>
          <table:table-cell office:value-type="float" office:value="1443146952.08776" calcext:value-type="float">
            <text:p>1443146952.08776</text:p>
          </table:table-cell>
          <table:table-cell table:formula="of:=[.G194]-[.$B$2]" office:value-type="float" office:value="32.0875599384308" calcext:value-type="float">
            <text:p>32.0875599384</text:p>
          </table:table-cell>
          <table:table-cell table:formula="of:=[.C194]/([.H194]-[.H193])" office:value-type="float" office:value="149927.956708094" calcext:value-type="float">
            <text:p>149927.956708094</text:p>
          </table:table-cell>
          <table:table-cell table:formula="of:=[.G194]-[.$B194]" office:value-type="float" office:value="10.2740838527679" calcext:value-type="float">
            <text:p>10.274083852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6941.86466" calcext:value-type="float">
            <text:p>1443146941.86466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44595146179" calcext:value-type="float">
            <text:p>21.8644595146</text:p>
          </table:table-cell>
          <table:table-cell table:formula="of:=[.C195]/([.D195]-[.D194])" office:value-type="float" office:value="84733.4141414141" calcext:value-type="float">
            <text:p>84733.4141414141</text:p>
          </table:table-cell>
          <table:table-cell/>
          <table:table-cell office:value-type="float" office:value="1443146952.13447" calcext:value-type="float">
            <text:p>1443146952.13447</text:p>
          </table:table-cell>
          <table:table-cell table:formula="of:=[.G195]-[.$B$2]" office:value-type="float" office:value="32.1342663764954" calcext:value-type="float">
            <text:p>32.1342663765</text:p>
          </table:table-cell>
          <table:table-cell table:formula="of:=[.C195]/([.H195]-[.H194])" office:value-type="float" office:value="92492.6022838066" calcext:value-type="float">
            <text:p>92492.6022838066</text:p>
          </table:table-cell>
          <table:table-cell table:formula="of:=[.G195]-[.$B195]" office:value-type="float" office:value="10.2698068618774" calcext:value-type="float">
            <text:p>10.269806861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6941.91562" calcext:value-type="float">
            <text:p>1443146941.91562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54181480408" calcext:value-type="float">
            <text:p>21.915418148</text:p>
          </table:table-cell>
          <table:table-cell table:formula="of:=[.C196]/([.D196]-[.D195])" office:value-type="float" office:value="84774.6438597148" calcext:value-type="float">
            <text:p>84774.6438597148</text:p>
          </table:table-cell>
          <table:table-cell/>
          <table:table-cell office:value-type="float" office:value="1443146952.18113" calcext:value-type="float">
            <text:p>1443146952.18113</text:p>
          </table:table-cell>
          <table:table-cell table:formula="of:=[.G196]-[.$B$2]" office:value-type="float" office:value="32.1809267997742" calcext:value-type="float">
            <text:p>32.1809267998</text:p>
          </table:table-cell>
          <table:table-cell table:formula="of:=[.C196]/([.H196]-[.H195])" office:value-type="float" office:value="92583.8150714329" calcext:value-type="float">
            <text:p>92583.8150714329</text:p>
          </table:table-cell>
          <table:table-cell table:formula="of:=[.G196]-[.$B196]" office:value-type="float" office:value="10.2655086517334" calcext:value-type="float">
            <text:p>10.265508651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6941.96658" calcext:value-type="float">
            <text:p>1443146941.96658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6383934021" calcext:value-type="float">
            <text:p>21.966383934</text:p>
          </table:table-cell>
          <table:table-cell table:formula="of:=[.C197]/([.D197]-[.D196])" office:value-type="float" office:value="84762.7465546439" calcext:value-type="float">
            <text:p>84762.7465546439</text:p>
          </table:table-cell>
          <table:table-cell/>
          <table:table-cell office:value-type="float" office:value="1443146952.22782" calcext:value-type="float">
            <text:p>1443146952.22782</text:p>
          </table:table-cell>
          <table:table-cell table:formula="of:=[.G197]-[.$B$2]" office:value-type="float" office:value="32.2276163101196" calcext:value-type="float">
            <text:p>32.2276163101</text:p>
          </table:table-cell>
          <table:table-cell table:formula="of:=[.C197]/([.H197]-[.H196])" office:value-type="float" office:value="92526.1363427463" calcext:value-type="float">
            <text:p>92526.1363427463</text:p>
          </table:table-cell>
          <table:table-cell table:formula="of:=[.G197]-[.$B197]" office:value-type="float" office:value="10.2612323760986" calcext:value-type="float">
            <text:p>10.261232376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6942.01457" calcext:value-type="float">
            <text:p>1443146942.01457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43668651581" calcext:value-type="float">
            <text:p>22.0143668652</text:p>
          </table:table-cell>
          <table:table-cell table:formula="of:=[.C198]/([.D198]-[.D197])" office:value-type="float" office:value="90032.0155027204" calcext:value-type="float">
            <text:p>90032.0155027204</text:p>
          </table:table-cell>
          <table:table-cell/>
          <table:table-cell office:value-type="float" office:value="1443146952.27447" calcext:value-type="float">
            <text:p>1443146952.27447</text:p>
          </table:table-cell>
          <table:table-cell table:formula="of:=[.G198]-[.$B$2]" office:value-type="float" office:value="32.2742695808411" calcext:value-type="float">
            <text:p>32.2742695808</text:p>
          </table:table-cell>
          <table:table-cell table:formula="of:=[.C198]/([.H198]-[.H197])" office:value-type="float" office:value="92598.0093827615" calcext:value-type="float">
            <text:p>92598.0093827615</text:p>
          </table:table-cell>
          <table:table-cell table:formula="of:=[.G198]-[.$B198]" office:value-type="float" office:value="10.259902715683" calcext:value-type="float">
            <text:p>10.259902715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6942.05691" calcext:value-type="float">
            <text:p>1443146942.05691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67064285278" calcext:value-type="float">
            <text:p>22.0567064285</text:p>
          </table:table-cell>
          <table:table-cell table:formula="of:=[.C199]/([.D199]-[.D198])" office:value-type="float" office:value="102032.228397669" calcext:value-type="float">
            <text:p>102032.228397669</text:p>
          </table:table-cell>
          <table:table-cell/>
          <table:table-cell office:value-type="float" office:value="1443146952.3212" calcext:value-type="float">
            <text:p>1443146952.3212</text:p>
          </table:table-cell>
          <table:table-cell table:formula="of:=[.G199]-[.$B$2]" office:value-type="float" office:value="32.3210003376007" calcext:value-type="float">
            <text:p>32.3210003376</text:p>
          </table:table-cell>
          <table:table-cell table:formula="of:=[.C199]/([.H199]-[.H198])" office:value-type="float" office:value="92444.4691152686" calcext:value-type="float">
            <text:p>92444.4691152686</text:p>
          </table:table-cell>
          <table:table-cell table:formula="of:=[.G199]-[.$B199]" office:value-type="float" office:value="10.2642939090729" calcext:value-type="float">
            <text:p>10.264293909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6942.09924" calcext:value-type="float">
            <text:p>1443146942.09924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0990417003632" calcext:value-type="float">
            <text:p>22.0990417004</text:p>
          </table:table-cell>
          <table:table-cell table:formula="of:=[.C200]/([.D200]-[.D199])" office:value-type="float" office:value="102042.571423744" calcext:value-type="float">
            <text:p>102042.571423744</text:p>
          </table:table-cell>
          <table:table-cell/>
          <table:table-cell office:value-type="float" office:value="1443146952.36785" calcext:value-type="float">
            <text:p>1443146952.36785</text:p>
          </table:table-cell>
          <table:table-cell table:formula="of:=[.G200]-[.$B$2]" office:value-type="float" office:value="32.3676462173462" calcext:value-type="float">
            <text:p>32.3676462173</text:p>
          </table:table-cell>
          <table:table-cell table:formula="of:=[.C200]/([.H200]-[.H199])" office:value-type="float" office:value="92612.6814109084" calcext:value-type="float">
            <text:p>92612.6814109084</text:p>
          </table:table-cell>
          <table:table-cell table:formula="of:=[.G200]-[.$B200]" office:value-type="float" office:value="10.268604516983" calcext:value-type="float">
            <text:p>10.26860451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6942.14157" calcext:value-type="float">
            <text:p>1443146942.14157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13691043854" calcext:value-type="float">
            <text:p>22.1413691044</text:p>
          </table:table-cell>
          <table:table-cell table:formula="of:=[.C201]/([.D201]-[.D200])" office:value-type="float" office:value="102061.539085471" calcext:value-type="float">
            <text:p>102061.539085471</text:p>
          </table:table-cell>
          <table:table-cell/>
          <table:table-cell office:value-type="float" office:value="1443146952.41448" calcext:value-type="float">
            <text:p>1443146952.41448</text:p>
          </table:table-cell>
          <table:table-cell table:formula="of:=[.G201]-[.$B$2]" office:value-type="float" office:value="32.4142785072327" calcext:value-type="float">
            <text:p>32.4142785072</text:p>
          </table:table-cell>
          <table:table-cell table:formula="of:=[.C201]/([.H201]-[.H200])" office:value-type="float" office:value="92639.6711488317" calcext:value-type="float">
            <text:p>92639.6711488317</text:p>
          </table:table-cell>
          <table:table-cell table:formula="of:=[.G201]-[.$B201]" office:value-type="float" office:value="10.2729094028473" calcext:value-type="float">
            <text:p>10.272909402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6942.1839" calcext:value-type="float">
            <text:p>1443146942.1839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37010383606" calcext:value-type="float">
            <text:p>22.1837010384</text:p>
          </table:table-cell>
          <table:table-cell table:formula="of:=[.C202]/([.D202]-[.D201])" office:value-type="float" office:value="102050.617449438" calcext:value-type="float">
            <text:p>102050.617449438</text:p>
          </table:table-cell>
          <table:table-cell/>
          <table:table-cell office:value-type="float" office:value="1443146952.46127" calcext:value-type="float">
            <text:p>1443146952.46127</text:p>
          </table:table-cell>
          <table:table-cell table:formula="of:=[.G202]-[.$B$2]" office:value-type="float" office:value="32.4610748291016" calcext:value-type="float">
            <text:p>32.4610748291</text:p>
          </table:table-cell>
          <table:table-cell table:formula="of:=[.C202]/([.H202]-[.H201])" office:value-type="float" office:value="92314.9475743588" calcext:value-type="float">
            <text:p>92314.9475743588</text:p>
          </table:table-cell>
          <table:table-cell table:formula="of:=[.G202]-[.$B202]" office:value-type="float" office:value="10.277373790741" calcext:value-type="float">
            <text:p>10.277373790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6942.22623" calcext:value-type="float">
            <text:p>1443146942.22623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60348796844" calcext:value-type="float">
            <text:p>22.2260348797</text:p>
          </table:table-cell>
          <table:table-cell table:formula="of:=[.C203]/([.D203]-[.D202])" office:value-type="float" office:value="102046.019565107" calcext:value-type="float">
            <text:p>102046.019565107</text:p>
          </table:table-cell>
          <table:table-cell/>
          <table:table-cell office:value-type="float" office:value="1443146952.50792" calcext:value-type="float">
            <text:p>1443146952.50792</text:p>
          </table:table-cell>
          <table:table-cell table:formula="of:=[.G203]-[.$B$2]" office:value-type="float" office:value="32.5077216625214" calcext:value-type="float">
            <text:p>32.5077216625</text:p>
          </table:table-cell>
          <table:table-cell table:formula="of:=[.C203]/([.H203]-[.H202])" office:value-type="float" office:value="92610.7879847279" calcext:value-type="float">
            <text:p>92610.7879847279</text:p>
          </table:table-cell>
          <table:table-cell table:formula="of:=[.G203]-[.$B203]" office:value-type="float" office:value="10.2816867828369" calcext:value-type="float">
            <text:p>10.281686782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6942.26856" calcext:value-type="float">
            <text:p>1443146942.26856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83610916138" calcext:value-type="float">
            <text:p>22.2683610916</text:p>
          </table:table-cell>
          <table:table-cell table:formula="of:=[.C204]/([.D204]-[.D203])" office:value-type="float" office:value="102064.413588766" calcext:value-type="float">
            <text:p>102064.413588766</text:p>
          </table:table-cell>
          <table:table-cell/>
          <table:table-cell office:value-type="float" office:value="1443146952.55458" calcext:value-type="float">
            <text:p>1443146952.55458</text:p>
          </table:table-cell>
          <table:table-cell table:formula="of:=[.G204]-[.$B$2]" office:value-type="float" office:value="32.55437707901" calcext:value-type="float">
            <text:p>32.554377079</text:p>
          </table:table-cell>
          <table:table-cell table:formula="of:=[.C204]/([.H204]-[.H203])" office:value-type="float" office:value="92593.7506323874" calcext:value-type="float">
            <text:p>92593.7506323874</text:p>
          </table:table-cell>
          <table:table-cell table:formula="of:=[.G204]-[.$B204]" office:value-type="float" office:value="10.2860159873962" calcext:value-type="float">
            <text:p>10.286015987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6942.3109" calcext:value-type="float">
            <text:p>1443146942.3109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06958866119" calcext:value-type="float">
            <text:p>22.3106958866</text:p>
          </table:table-cell>
          <table:table-cell table:formula="of:=[.C205]/([.D205]-[.D204])" office:value-type="float" office:value="102043.720778307" calcext:value-type="float">
            <text:p>102043.720778307</text:p>
          </table:table-cell>
          <table:table-cell/>
          <table:table-cell office:value-type="float" office:value="1443146952.60131" calcext:value-type="float">
            <text:p>1443146952.60131</text:p>
          </table:table-cell>
          <table:table-cell table:formula="of:=[.G205]-[.$B$2]" office:value-type="float" office:value="32.6011137962341" calcext:value-type="float">
            <text:p>32.6011137962</text:p>
          </table:table-cell>
          <table:table-cell table:formula="of:=[.C205]/([.H205]-[.H204])" office:value-type="float" office:value="92432.6794131451" calcext:value-type="float">
            <text:p>92432.6794131451</text:p>
          </table:table-cell>
          <table:table-cell table:formula="of:=[.G205]-[.$B205]" office:value-type="float" office:value="10.2904179096222" calcext:value-type="float">
            <text:p>10.290417909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6942.3533" calcext:value-type="float">
            <text:p>1443146942.3533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3098154068" calcext:value-type="float">
            <text:p>22.3530981541</text:p>
          </table:table-cell>
          <table:table-cell table:formula="of:=[.C206]/([.D206]-[.D205])" office:value-type="float" office:value="101881.344069093" calcext:value-type="float">
            <text:p>101881.344069093</text:p>
          </table:table-cell>
          <table:table-cell/>
          <table:table-cell office:value-type="float" office:value="1443146952.64796" calcext:value-type="float">
            <text:p>1443146952.64796</text:p>
          </table:table-cell>
          <table:table-cell table:formula="of:=[.G206]-[.$B$2]" office:value-type="float" office:value="32.6477649211884" calcext:value-type="float">
            <text:p>32.6477649212</text:p>
          </table:table-cell>
          <table:table-cell table:formula="of:=[.C206]/([.H206]-[.H205])" office:value-type="float" office:value="92602.2685249069" calcext:value-type="float">
            <text:p>92602.2685249069</text:p>
          </table:table-cell>
          <table:table-cell table:formula="of:=[.G206]-[.$B206]" office:value-type="float" office:value="10.2946667671204" calcext:value-type="float">
            <text:p>10.294666767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6942.39562" calcext:value-type="float">
            <text:p>1443146942.39562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54205513" calcext:value-type="float">
            <text:p>22.3954205513</text:p>
          </table:table-cell>
          <table:table-cell table:formula="of:=[.C207]/([.D207]-[.D206])" office:value-type="float" office:value="102073.613087492" calcext:value-type="float">
            <text:p>102073.613087492</text:p>
          </table:table-cell>
          <table:table-cell/>
          <table:table-cell office:value-type="float" office:value="1443146952.69463" calcext:value-type="float">
            <text:p>1443146952.69463</text:p>
          </table:table-cell>
          <table:table-cell table:formula="of:=[.G207]-[.$B$2]" office:value-type="float" office:value="32.6944334506989" calcext:value-type="float">
            <text:p>32.6944334507</text:p>
          </table:table-cell>
          <table:table-cell table:formula="of:=[.C207]/([.H207]-[.H206])" office:value-type="float" office:value="92567.733445045" calcext:value-type="float">
            <text:p>92567.733445045</text:p>
          </table:table-cell>
          <table:table-cell table:formula="of:=[.G207]-[.$B207]" office:value-type="float" office:value="10.2990128993988" calcext:value-type="float">
            <text:p>10.299012899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6942.43794" calcext:value-type="float">
            <text:p>1443146942.43794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77436637878" calcext:value-type="float">
            <text:p>22.4377436638</text:p>
          </table:table-cell>
          <table:table-cell table:formula="of:=[.C208]/([.D208]-[.D207])" office:value-type="float" office:value="102071.888055161" calcext:value-type="float">
            <text:p>102071.888055161</text:p>
          </table:table-cell>
          <table:table-cell/>
          <table:table-cell office:value-type="float" office:value="1443146952.74133" calcext:value-type="float">
            <text:p>1443146952.74133</text:p>
          </table:table-cell>
          <table:table-cell table:formula="of:=[.G208]-[.$B$2]" office:value-type="float" office:value="32.7411291599274" calcext:value-type="float">
            <text:p>32.7411291599</text:p>
          </table:table-cell>
          <table:table-cell table:formula="of:=[.C208]/([.H208]-[.H207])" office:value-type="float" office:value="92513.8534433461" calcext:value-type="float">
            <text:p>92513.8534433461</text:p>
          </table:table-cell>
          <table:table-cell table:formula="of:=[.G208]-[.$B208]" office:value-type="float" office:value="10.3033854961395" calcext:value-type="float">
            <text:p>10.303385496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6942.48029" calcext:value-type="float">
            <text:p>1443146942.48029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00868034363" calcext:value-type="float">
            <text:p>22.4800868034</text:p>
          </table:table-cell>
          <table:table-cell table:formula="of:=[.C209]/([.D209]-[.D208])" office:value-type="float" office:value="102023.610810811" calcext:value-type="float">
            <text:p>102023.610810811</text:p>
          </table:table-cell>
          <table:table-cell/>
          <table:table-cell office:value-type="float" office:value="1443146952.788" calcext:value-type="float">
            <text:p>1443146952.788</text:p>
          </table:table-cell>
          <table:table-cell table:formula="of:=[.G209]-[.$B$2]" office:value-type="float" office:value="32.7878034114838" calcext:value-type="float">
            <text:p>32.7878034115</text:p>
          </table:table-cell>
          <table:table-cell table:formula="of:=[.C209]/([.H209]-[.H208])" office:value-type="float" office:value="92556.3850719737" calcext:value-type="float">
            <text:p>92556.3850719737</text:p>
          </table:table-cell>
          <table:table-cell table:formula="of:=[.G209]-[.$B209]" office:value-type="float" office:value="10.3077166080475" calcext:value-type="float">
            <text:p>10.3077166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6942.5226" calcext:value-type="float">
            <text:p>1443146942.5226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23960876465" calcext:value-type="float">
            <text:p>22.5223960876</text:p>
          </table:table-cell>
          <table:table-cell table:formula="of:=[.C210]/([.D210]-[.D209])" office:value-type="float" office:value="102105.249016669" calcext:value-type="float">
            <text:p>102105.249016669</text:p>
          </table:table-cell>
          <table:table-cell/>
          <table:table-cell office:value-type="float" office:value="1443146952.83473" calcext:value-type="float">
            <text:p>1443146952.83473</text:p>
          </table:table-cell>
          <table:table-cell table:formula="of:=[.G210]-[.$B$2]" office:value-type="float" office:value="32.8345334529877" calcext:value-type="float">
            <text:p>32.834533453</text:p>
          </table:table-cell>
          <table:table-cell table:formula="of:=[.C210]/([.H210]-[.H209])" office:value-type="float" office:value="92445.8840816327" calcext:value-type="float">
            <text:p>92445.8840816327</text:p>
          </table:table-cell>
          <table:table-cell table:formula="of:=[.G210]-[.$B210]" office:value-type="float" office:value="10.3121373653412" calcext:value-type="float">
            <text:p>10.312137365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6942.56493" calcext:value-type="float">
            <text:p>1443146942.56493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47265911102" calcext:value-type="float">
            <text:p>22.5647265911</text:p>
          </table:table-cell>
          <table:table-cell table:formula="of:=[.C211]/([.D211]-[.D210])" office:value-type="float" office:value="102054.066134601" calcext:value-type="float">
            <text:p>102054.066134601</text:p>
          </table:table-cell>
          <table:table-cell/>
          <table:table-cell office:value-type="float" office:value="1443146952.88141" calcext:value-type="float">
            <text:p>1443146952.88141</text:p>
          </table:table-cell>
          <table:table-cell table:formula="of:=[.G211]-[.$B$2]" office:value-type="float" office:value="32.8812091350555" calcext:value-type="float">
            <text:p>32.8812091351</text:p>
          </table:table-cell>
          <table:table-cell table:formula="of:=[.C211]/([.H211]-[.H210])" office:value-type="float" office:value="92553.5484134606" calcext:value-type="float">
            <text:p>92553.5484134606</text:p>
          </table:table-cell>
          <table:table-cell table:formula="of:=[.G211]-[.$B211]" office:value-type="float" office:value="10.3164825439453" calcext:value-type="float">
            <text:p>10.316482543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6942.60726" calcext:value-type="float">
            <text:p>1443146942.60726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70585250854" calcext:value-type="float">
            <text:p>22.6070585251</text:p>
          </table:table-cell>
          <table:table-cell table:formula="of:=[.C212]/([.D212]-[.D211])" office:value-type="float" office:value="102050.617449438" calcext:value-type="float">
            <text:p>102050.617449438</text:p>
          </table:table-cell>
          <table:table-cell/>
          <table:table-cell office:value-type="float" office:value="1443146952.92804" calcext:value-type="float">
            <text:p>1443146952.92804</text:p>
          </table:table-cell>
          <table:table-cell table:formula="of:=[.G212]-[.$B$2]" office:value-type="float" office:value="32.9278438091278" calcext:value-type="float">
            <text:p>32.9278438091</text:p>
          </table:table-cell>
          <table:table-cell table:formula="of:=[.C212]/([.H212]-[.H211])" office:value-type="float" office:value="92634.9349693252" calcext:value-type="float">
            <text:p>92634.9349693252</text:p>
          </table:table-cell>
          <table:table-cell table:formula="of:=[.G212]-[.$B212]" office:value-type="float" office:value="10.3207852840424" calcext:value-type="float">
            <text:p>10.32078528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6942.64959" calcext:value-type="float">
            <text:p>1443146942.64959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493854522705" calcext:value-type="float">
            <text:p>22.6493854523</text:p>
          </table:table-cell>
          <table:table-cell table:formula="of:=[.C213]/([.D213]-[.D212])" office:value-type="float" office:value="102062.688867359" calcext:value-type="float">
            <text:p>102062.688867359</text:p>
          </table:table-cell>
          <table:table-cell/>
          <table:table-cell office:value-type="float" office:value="1443146952.97476" calcext:value-type="float">
            <text:p>1443146952.97476</text:p>
          </table:table-cell>
          <table:table-cell table:formula="of:=[.G213]-[.$B$2]" office:value-type="float" office:value="32.9745573997498" calcext:value-type="float">
            <text:p>32.9745573997</text:p>
          </table:table-cell>
          <table:table-cell table:formula="of:=[.C213]/([.H213]-[.H212])" office:value-type="float" office:value="92478.4402672369" calcext:value-type="float">
            <text:p>92478.4402672369</text:p>
          </table:table-cell>
          <table:table-cell table:formula="of:=[.G213]-[.$B213]" office:value-type="float" office:value="10.3251719474792" calcext:value-type="float">
            <text:p>10.325171947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6942.69191" calcext:value-type="float">
            <text:p>1443146942.69191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1707611084" calcext:value-type="float">
            <text:p>22.6917076111</text:p>
          </table:table-cell>
          <table:table-cell table:formula="of:=[.C214]/([.D214]-[.D213])" office:value-type="float" office:value="102074.188111226" calcext:value-type="float">
            <text:p>102074.188111226</text:p>
          </table:table-cell>
          <table:table-cell/>
          <table:table-cell office:value-type="float" office:value="1443146953.02144" calcext:value-type="float">
            <text:p>1443146953.02144</text:p>
          </table:table-cell>
          <table:table-cell table:formula="of:=[.G214]-[.$B$2]" office:value-type="float" office:value="33.0212378501892" calcext:value-type="float">
            <text:p>33.0212378502</text:p>
          </table:table-cell>
          <table:table-cell table:formula="of:=[.C214]/([.H214]-[.H213])" office:value-type="float" office:value="92544.0941407208" calcext:value-type="float">
            <text:p>92544.0941407208</text:p>
          </table:table-cell>
          <table:table-cell table:formula="of:=[.G214]-[.$B214]" office:value-type="float" office:value="10.3295302391052" calcext:value-type="float">
            <text:p>10.329530239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6942.73424" calcext:value-type="float">
            <text:p>1443146942.73424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40445518494" calcext:value-type="float">
            <text:p>22.7340445518</text:p>
          </table:table-cell>
          <table:table-cell table:formula="of:=[.C215]/([.D215]-[.D214])" office:value-type="float" office:value="102038.548886661" calcext:value-type="float">
            <text:p>102038.548886661</text:p>
          </table:table-cell>
          <table:table-cell/>
          <table:table-cell office:value-type="float" office:value="1443146953.03586" calcext:value-type="float">
            <text:p>1443146953.03586</text:p>
          </table:table-cell>
          <table:table-cell table:formula="of:=[.G215]-[.$B$2]" office:value-type="float" office:value="33.0356585979462" calcext:value-type="float">
            <text:p>33.0356585979</text:p>
          </table:table-cell>
          <table:table-cell table:formula="of:=[.C215]/([.H215]-[.H214])" office:value-type="float" office:value="299568.376952964" calcext:value-type="float">
            <text:p>299568.376952964</text:p>
          </table:table-cell>
          <table:table-cell table:formula="of:=[.G215]-[.$B215]" office:value-type="float" office:value="10.3016140460968" calcext:value-type="float">
            <text:p>10.301614046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6942.77658" calcext:value-type="float">
            <text:p>1443146942.77658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63769626617" calcext:value-type="float">
            <text:p>22.7763769627</text:p>
          </table:table-cell>
          <table:table-cell table:formula="of:=[.C216]/([.D216]-[.D215])" office:value-type="float" office:value="102049.467939512" calcext:value-type="float">
            <text:p>102049.467939512</text:p>
          </table:table-cell>
          <table:table-cell/>
          <table:table-cell office:value-type="float" office:value="1443146953.05027" calcext:value-type="float">
            <text:p>1443146953.05027</text:p>
          </table:table-cell>
          <table:table-cell table:formula="of:=[.G216]-[.$B$2]" office:value-type="float" office:value="33.0500707626343" calcext:value-type="float">
            <text:p>33.0500707626</text:p>
          </table:table-cell>
          <table:table-cell table:formula="of:=[.C216]/([.H216]-[.H215])" office:value-type="float" office:value="299746.782907906" calcext:value-type="float">
            <text:p>299746.782907906</text:p>
          </table:table-cell>
          <table:table-cell table:formula="of:=[.G216]-[.$B216]" office:value-type="float" office:value="10.2736937999725" calcext:value-type="float">
            <text:p>10.273693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6942.81891" calcext:value-type="float">
            <text:p>1443146942.81891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1871509552" calcext:value-type="float">
            <text:p>22.8187150955</text:p>
          </table:table-cell>
          <table:table-cell table:formula="of:=[.C217]/([.D217]-[.D216])" office:value-type="float" office:value="102035.675840049" calcext:value-type="float">
            <text:p>102035.675840049</text:p>
          </table:table-cell>
          <table:table-cell/>
          <table:table-cell office:value-type="float" office:value="1443146953.0783" calcext:value-type="float">
            <text:p>1443146953.0783</text:p>
          </table:table-cell>
          <table:table-cell table:formula="of:=[.G217]-[.$B$2]" office:value-type="float" office:value="33.0780975818634" calcext:value-type="float">
            <text:p>33.0780975819</text:p>
          </table:table-cell>
          <table:table-cell table:formula="of:=[.C217]/([.H217]-[.H216])" office:value-type="float" office:value="154138.076271979" calcext:value-type="float">
            <text:p>154138.076271979</text:p>
          </table:table-cell>
          <table:table-cell table:formula="of:=[.G217]-[.$B217]" office:value-type="float" office:value="10.2593824863434" calcext:value-type="float">
            <text:p>10.259382486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6942.86126" calcext:value-type="float">
            <text:p>1443146942.86126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10565662384" calcext:value-type="float">
            <text:p>22.8610565662</text:p>
          </table:table-cell>
          <table:table-cell table:formula="of:=[.C218]/([.D218]-[.D217])" office:value-type="float" office:value="102027.632170187" calcext:value-type="float">
            <text:p>102027.632170187</text:p>
          </table:table-cell>
          <table:table-cell/>
          <table:table-cell office:value-type="float" office:value="1443146953.12209" calcext:value-type="float">
            <text:p>1443146953.12209</text:p>
          </table:table-cell>
          <table:table-cell table:formula="of:=[.G218]-[.$B$2]" office:value-type="float" office:value="33.1218852996826" calcext:value-type="float">
            <text:p>33.1218852997</text:p>
          </table:table-cell>
          <table:table-cell table:formula="of:=[.C218]/([.H218]-[.H217])" office:value-type="float" office:value="98657.8021224116" calcext:value-type="float">
            <text:p>98657.8021224116</text:p>
          </table:table-cell>
          <table:table-cell table:formula="of:=[.G218]-[.$B218]" office:value-type="float" office:value="10.2608287334442" calcext:value-type="float">
            <text:p>10.260828733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6942.9036" calcext:value-type="float">
            <text:p>1443146942.9036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33954143524" calcext:value-type="float">
            <text:p>22.9033954144</text:p>
          </table:table-cell>
          <table:table-cell table:formula="of:=[.C219]/([.D219]-[.D218])" office:value-type="float" office:value="102033.952089739" calcext:value-type="float">
            <text:p>102033.952089739</text:p>
          </table:table-cell>
          <table:table-cell/>
          <table:table-cell office:value-type="float" office:value="1443146953.16596" calcext:value-type="float">
            <text:p>1443146953.16596</text:p>
          </table:table-cell>
          <table:table-cell table:formula="of:=[.G219]-[.$B$2]" office:value-type="float" office:value="33.1657605171204" calcext:value-type="float">
            <text:p>33.1657605171</text:p>
          </table:table-cell>
          <table:table-cell table:formula="of:=[.C219]/([.H219]-[.H218])" office:value-type="float" office:value="98461.0505037332" calcext:value-type="float">
            <text:p>98461.0505037332</text:p>
          </table:table-cell>
          <table:table-cell table:formula="of:=[.G219]-[.$B219]" office:value-type="float" office:value="10.2623651027679" calcext:value-type="float">
            <text:p>10.262365102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6942.94592" calcext:value-type="float">
            <text:p>1443146942.94592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57240104675" calcext:value-type="float">
            <text:p>22.9457240105</text:p>
          </table:table-cell>
          <table:table-cell table:formula="of:=[.C220]/([.D220]-[.D219])" office:value-type="float" office:value="102058.664744084" calcext:value-type="float">
            <text:p>102058.664744084</text:p>
          </table:table-cell>
          <table:table-cell/>
          <table:table-cell office:value-type="float" office:value="1443146953.20984" calcext:value-type="float">
            <text:p>1443146953.20984</text:p>
          </table:table-cell>
          <table:table-cell table:formula="of:=[.G220]-[.$B$2]" office:value-type="float" office:value="33.2096431255341" calcext:value-type="float">
            <text:p>33.2096431255</text:p>
          </table:table-cell>
          <table:table-cell table:formula="of:=[.C220]/([.H220]-[.H219])" office:value-type="float" office:value="98444.4670944327" calcext:value-type="float">
            <text:p>98444.4670944327</text:p>
          </table:table-cell>
          <table:table-cell table:formula="of:=[.G220]-[.$B220]" office:value-type="float" office:value="10.2639191150665" calcext:value-type="float">
            <text:p>10.263919115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6942.98823" calcext:value-type="float">
            <text:p>1443146942.98823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80323410034" calcext:value-type="float">
            <text:p>22.988032341</text:p>
          </table:table-cell>
          <table:table-cell table:formula="of:=[.C221]/([.D221]-[.D220])" office:value-type="float" office:value="102107.550576487" calcext:value-type="float">
            <text:p>102107.550576487</text:p>
          </table:table-cell>
          <table:table-cell/>
          <table:table-cell office:value-type="float" office:value="1443146953.25373" calcext:value-type="float">
            <text:p>1443146953.25373</text:p>
          </table:table-cell>
          <table:table-cell table:formula="of:=[.G221]-[.$B$2]" office:value-type="float" office:value="33.2535338401794" calcext:value-type="float">
            <text:p>33.2535338402</text:p>
          </table:table-cell>
          <table:table-cell table:formula="of:=[.C221]/([.H221]-[.H220])" office:value-type="float" office:value="98426.2852610937" calcext:value-type="float">
            <text:p>98426.2852610937</text:p>
          </table:table-cell>
          <table:table-cell table:formula="of:=[.G221]-[.$B221]" office:value-type="float" office:value="10.265501499176" calcext:value-type="float">
            <text:p>10.265501499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6943.03128" calcext:value-type="float">
            <text:p>1443146943.03128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10847759247" calcext:value-type="float">
            <text:p>23.0310847759</text:p>
          </table:table-cell>
          <table:table-cell table:formula="of:=[.C222]/([.D222]-[.D221])" office:value-type="float" office:value="100342.756638516" calcext:value-type="float">
            <text:p>100342.756638516</text:p>
          </table:table-cell>
          <table:table-cell/>
          <table:table-cell office:value-type="float" office:value="1443146953.29763" calcext:value-type="float">
            <text:p>1443146953.29763</text:p>
          </table:table-cell>
          <table:table-cell table:formula="of:=[.G222]-[.$B$2]" office:value-type="float" office:value="33.2974276542664" calcext:value-type="float">
            <text:p>33.2974276543</text:p>
          </table:table-cell>
          <table:table-cell table:formula="of:=[.C222]/([.H222]-[.H221])" office:value-type="float" office:value="98419.3351583888" calcext:value-type="float">
            <text:p>98419.3351583888</text:p>
          </table:table-cell>
          <table:table-cell table:formula="of:=[.G222]-[.$B222]" office:value-type="float" office:value="10.2663428783417" calcext:value-type="float">
            <text:p>10.266342878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6943.07463" calcext:value-type="float">
            <text:p>1443146943.07463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44295120239" calcext:value-type="float">
            <text:p>23.074429512</text:p>
          </table:table-cell>
          <table:table-cell table:formula="of:=[.C223]/([.D223]-[.D222])" office:value-type="float" office:value="99666.0814847003" calcext:value-type="float">
            <text:p>99666.0814847003</text:p>
          </table:table-cell>
          <table:table-cell/>
          <table:table-cell office:value-type="float" office:value="1443146953.3415" calcext:value-type="float">
            <text:p>1443146953.3415</text:p>
          </table:table-cell>
          <table:table-cell table:formula="of:=[.G223]-[.$B$2]" office:value-type="float" office:value="33.3413016796112" calcext:value-type="float">
            <text:p>33.3413016796</text:p>
          </table:table-cell>
          <table:table-cell table:formula="of:=[.C223]/([.H223]-[.H222])" office:value-type="float" office:value="98463.7257704284" calcext:value-type="float">
            <text:p>98463.7257704284</text:p>
          </table:table-cell>
          <table:table-cell table:formula="of:=[.G223]-[.$B223]" office:value-type="float" office:value="10.2668721675873" calcext:value-type="float">
            <text:p>10.266872167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6943.11798" calcext:value-type="float">
            <text:p>1443146943.11798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77768707275" calcext:value-type="float">
            <text:p>23.1177768707</text:p>
          </table:table-cell>
          <table:table-cell table:formula="of:=[.C224]/([.D224]-[.D223])" office:value-type="float" office:value="99660.0514817504" calcext:value-type="float">
            <text:p>99660.0514817504</text:p>
          </table:table-cell>
          <table:table-cell/>
          <table:table-cell office:value-type="float" office:value="1443146953.38539" calcext:value-type="float">
            <text:p>1443146953.38539</text:p>
          </table:table-cell>
          <table:table-cell table:formula="of:=[.G224]-[.$B$2]" office:value-type="float" office:value="33.3851931095123" calcext:value-type="float">
            <text:p>33.3851931095</text:p>
          </table:table-cell>
          <table:table-cell table:formula="of:=[.C224]/([.H224]-[.H223])" office:value-type="float" office:value="98424.6813041164" calcext:value-type="float">
            <text:p>98424.6813041164</text:p>
          </table:table-cell>
          <table:table-cell table:formula="of:=[.G224]-[.$B224]" office:value-type="float" office:value="10.2674162387848" calcext:value-type="float">
            <text:p>10.267416238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6943.16132" calcext:value-type="float">
            <text:p>1443146943.16132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11225605011" calcext:value-type="float">
            <text:p>23.1611225605</text:p>
          </table:table-cell>
          <table:table-cell table:formula="of:=[.C225]/([.D225]-[.D224])" office:value-type="float" office:value="99663.8886719287" calcext:value-type="float">
            <text:p>99663.8886719287</text:p>
          </table:table-cell>
          <table:table-cell/>
          <table:table-cell office:value-type="float" office:value="1443146953.42927" calcext:value-type="float">
            <text:p>1443146953.42927</text:p>
          </table:table-cell>
          <table:table-cell table:formula="of:=[.G225]-[.$B$2]" office:value-type="float" office:value="33.4290707111359" calcext:value-type="float">
            <text:p>33.4290707111</text:p>
          </table:table-cell>
          <table:table-cell table:formula="of:=[.C225]/([.H225]-[.H224])" office:value-type="float" office:value="98455.7004064422" calcext:value-type="float">
            <text:p>98455.7004064422</text:p>
          </table:table-cell>
          <table:table-cell table:formula="of:=[.G225]-[.$B225]" office:value-type="float" office:value="10.2679481506348" calcext:value-type="float">
            <text:p>10.267948150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6943.20463" calcext:value-type="float">
            <text:p>1443146943.20463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44260501862" calcext:value-type="float">
            <text:p>23.2044260502</text:p>
          </table:table-cell>
          <table:table-cell table:formula="of:=[.C226]/([.D226]-[.D225])" office:value-type="float" office:value="99761.0130596604" calcext:value-type="float">
            <text:p>99761.0130596604</text:p>
          </table:table-cell>
          <table:table-cell/>
          <table:table-cell office:value-type="float" office:value="1443146953.47322" calcext:value-type="float">
            <text:p>1443146953.47322</text:p>
          </table:table-cell>
          <table:table-cell table:formula="of:=[.G226]-[.$B$2]" office:value-type="float" office:value="33.4730160236359" calcext:value-type="float">
            <text:p>33.4730160236</text:p>
          </table:table-cell>
          <table:table-cell table:formula="of:=[.C226]/([.H226]-[.H225])" office:value-type="float" office:value="98304" calcext:value-type="float">
            <text:p>98304</text:p>
          </table:table-cell>
          <table:table-cell table:formula="of:=[.G226]-[.$B226]" office:value-type="float" office:value="10.2685899734497" calcext:value-type="float">
            <text:p>10.268589973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6943.24797" calcext:value-type="float">
            <text:p>1443146943.24797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77698326111" calcext:value-type="float">
            <text:p>23.2477698326</text:p>
          </table:table-cell>
          <table:table-cell table:formula="of:=[.C227]/([.D227]-[.D226])" office:value-type="float" office:value="99668.2743939669" calcext:value-type="float">
            <text:p>99668.2743939669</text:p>
          </table:table-cell>
          <table:table-cell/>
          <table:table-cell office:value-type="float" office:value="1443146953.51704" calcext:value-type="float">
            <text:p>1443146953.51704</text:p>
          </table:table-cell>
          <table:table-cell table:formula="of:=[.G227]-[.$B$2]" office:value-type="float" office:value="33.5168414115906" calcext:value-type="float">
            <text:p>33.5168414116</text:p>
          </table:table-cell>
          <table:table-cell table:formula="of:=[.C227]/([.H227]-[.H226])" office:value-type="float" office:value="98573.0007561869" calcext:value-type="float">
            <text:p>98573.0007561869</text:p>
          </table:table-cell>
          <table:table-cell table:formula="of:=[.G227]-[.$B227]" office:value-type="float" office:value="10.2690715789795" calcext:value-type="float">
            <text:p>10.2690715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6943.29131" calcext:value-type="float">
            <text:p>1443146943.29131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11138534546" calcext:value-type="float">
            <text:p>23.2911138535</text:p>
          </table:table-cell>
          <table:table-cell table:formula="of:=[.C228]/([.D228]-[.D227])" office:value-type="float" office:value="99667.7261576035" calcext:value-type="float">
            <text:p>99667.7261576035</text:p>
          </table:table-cell>
          <table:table-cell/>
          <table:table-cell office:value-type="float" office:value="1443146953.56096" calcext:value-type="float">
            <text:p>1443146953.56096</text:p>
          </table:table-cell>
          <table:table-cell table:formula="of:=[.G228]-[.$B$2]" office:value-type="float" office:value="33.5607597827911" calcext:value-type="float">
            <text:p>33.5607597828</text:p>
          </table:table-cell>
          <table:table-cell table:formula="of:=[.C228]/([.H228]-[.H227])" office:value-type="float" office:value="98364.3036366696" calcext:value-type="float">
            <text:p>98364.3036366696</text:p>
          </table:table-cell>
          <table:table-cell table:formula="of:=[.G228]-[.$B228]" office:value-type="float" office:value="10.2696459293365" calcext:value-type="float">
            <text:p>10.269645929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6943.33466" calcext:value-type="float">
            <text:p>1443146943.33466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44557285309" calcext:value-type="float">
            <text:p>23.3344557285</text:p>
          </table:table-cell>
          <table:table-cell table:formula="of:=[.C229]/([.D229]-[.D228])" office:value-type="float" office:value="99672.6605020106" calcext:value-type="float">
            <text:p>99672.6605020106</text:p>
          </table:table-cell>
          <table:table-cell/>
          <table:table-cell office:value-type="float" office:value="1443146953.60481" calcext:value-type="float">
            <text:p>1443146953.60481</text:p>
          </table:table-cell>
          <table:table-cell table:formula="of:=[.G229]-[.$B$2]" office:value-type="float" office:value="33.6046075820923" calcext:value-type="float">
            <text:p>33.6046075821</text:p>
          </table:table-cell>
          <table:table-cell table:formula="of:=[.C229]/([.H229]-[.H228])" office:value-type="float" office:value="98522.6184404413" calcext:value-type="float">
            <text:p>98522.6184404413</text:p>
          </table:table-cell>
          <table:table-cell table:formula="of:=[.G229]-[.$B229]" office:value-type="float" office:value="10.2701518535614" calcext:value-type="float">
            <text:p>10.270151853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6943.378" calcext:value-type="float">
            <text:p>1443146943.378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77978420258" calcext:value-type="float">
            <text:p>23.377797842</text:p>
          </table:table-cell>
          <table:table-cell table:formula="of:=[.C230]/([.D230]-[.D229])" office:value-type="float" office:value="99672.1122173937" calcext:value-type="float">
            <text:p>99672.1122173937</text:p>
          </table:table-cell>
          <table:table-cell/>
          <table:table-cell office:value-type="float" office:value="1443146953.64867" calcext:value-type="float">
            <text:p>1443146953.64867</text:p>
          </table:table-cell>
          <table:table-cell table:formula="of:=[.G230]-[.$B$2]" office:value-type="float" office:value="33.6484739780426" calcext:value-type="float">
            <text:p>33.648473978</text:p>
          </table:table-cell>
          <table:table-cell table:formula="of:=[.C230]/([.H230]-[.H229])" office:value-type="float" office:value="98480.8509204355" calcext:value-type="float">
            <text:p>98480.8509204355</text:p>
          </table:table-cell>
          <table:table-cell table:formula="of:=[.G230]-[.$B230]" office:value-type="float" office:value="10.2706761360168" calcext:value-type="float">
            <text:p>10.27067613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6943.42132" calcext:value-type="float">
            <text:p>1443146943.42132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11232662201" calcext:value-type="float">
            <text:p>23.4211232662</text:p>
          </table:table-cell>
          <table:table-cell table:formula="of:=[.C231]/([.D231]-[.D230])" office:value-type="float" office:value="99710.5067136254" calcext:value-type="float">
            <text:p>99710.5067136254</text:p>
          </table:table-cell>
          <table:table-cell/>
          <table:table-cell office:value-type="float" office:value="1443146953.69259" calcext:value-type="float">
            <text:p>1443146953.69259</text:p>
          </table:table-cell>
          <table:table-cell table:formula="of:=[.G231]-[.$B$2]" office:value-type="float" office:value="33.6923906803131" calcext:value-type="float">
            <text:p>33.6923906803</text:p>
          </table:table-cell>
          <table:table-cell table:formula="of:=[.C231]/([.H231]-[.H230])" office:value-type="float" office:value="98368.0416938111" calcext:value-type="float">
            <text:p>98368.0416938111</text:p>
          </table:table-cell>
          <table:table-cell table:formula="of:=[.G231]-[.$B231]" office:value-type="float" office:value="10.271267414093" calcext:value-type="float">
            <text:p>10.271267414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6943.46468" calcext:value-type="float">
            <text:p>1443146943.46468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44780158997" calcext:value-type="float">
            <text:p>23.4644780159</text:p>
          </table:table-cell>
          <table:table-cell table:formula="of:=[.C232]/([.D232]-[.D231])" office:value-type="float" office:value="99643.0617620695" calcext:value-type="float">
            <text:p>99643.0617620695</text:p>
          </table:table-cell>
          <table:table-cell/>
          <table:table-cell office:value-type="float" office:value="1443146953.73645" calcext:value-type="float">
            <text:p>1443146953.73645</text:p>
          </table:table-cell>
          <table:table-cell table:formula="of:=[.G232]-[.$B$2]" office:value-type="float" office:value="33.7362496852875" calcext:value-type="float">
            <text:p>33.7362496853</text:p>
          </table:table-cell>
          <table:table-cell table:formula="of:=[.C232]/([.H232]-[.H231])" office:value-type="float" office:value="98497.4465910697" calcext:value-type="float">
            <text:p>98497.4465910697</text:p>
          </table:table-cell>
          <table:table-cell table:formula="of:=[.G232]-[.$B232]" office:value-type="float" office:value="10.2717716693878" calcext:value-type="float">
            <text:p>10.271771669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6943.50807" calcext:value-type="float">
            <text:p>1443146943.50807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78718662262" calcext:value-type="float">
            <text:p>23.5078718662</text:p>
          </table:table-cell>
          <table:table-cell table:formula="of:=[.C233]/([.D233]-[.D232])" office:value-type="float" office:value="99553.2769618751" calcext:value-type="float">
            <text:p>99553.2769618751</text:p>
          </table:table-cell>
          <table:table-cell/>
          <table:table-cell office:value-type="float" office:value="1443146953.78036" calcext:value-type="float">
            <text:p>1443146953.78036</text:p>
          </table:table-cell>
          <table:table-cell table:formula="of:=[.G233]-[.$B$2]" office:value-type="float" office:value="33.7801647186279" calcext:value-type="float">
            <text:p>33.7801647186</text:p>
          </table:table-cell>
          <table:table-cell table:formula="of:=[.C233]/([.H233]-[.H232])" office:value-type="float" office:value="98371.7800350719" calcext:value-type="float">
            <text:p>98371.7800350719</text:p>
          </table:table-cell>
          <table:table-cell table:formula="of:=[.G233]-[.$B233]" office:value-type="float" office:value="10.2722928524017" calcext:value-type="float">
            <text:p>10.272292852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6943.55143" calcext:value-type="float">
            <text:p>1443146943.55143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12263774872" calcext:value-type="float">
            <text:p>23.5512263775</text:p>
          </table:table-cell>
          <table:table-cell table:formula="of:=[.C234]/([.D234]-[.D233])" office:value-type="float" office:value="99643.6097271257" calcext:value-type="float">
            <text:p>99643.6097271257</text:p>
          </table:table-cell>
          <table:table-cell/>
          <table:table-cell office:value-type="float" office:value="1443146953.82423" calcext:value-type="float">
            <text:p>1443146953.82423</text:p>
          </table:table-cell>
          <table:table-cell table:formula="of:=[.G234]-[.$B$2]" office:value-type="float" office:value="33.8240299224854" calcext:value-type="float">
            <text:p>33.8240299225</text:p>
          </table:table-cell>
          <table:table-cell table:formula="of:=[.C234]/([.H234]-[.H233])" office:value-type="float" office:value="98483.5272632403" calcext:value-type="float">
            <text:p>98483.5272632403</text:p>
          </table:table-cell>
          <table:table-cell table:formula="of:=[.G234]-[.$B234]" office:value-type="float" office:value="10.2728035449982" calcext:value-type="float">
            <text:p>10.27280354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6943.59478" calcext:value-type="float">
            <text:p>1443146943.59478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45763587952" calcext:value-type="float">
            <text:p>23.5945763588</text:p>
          </table:table-cell>
          <table:table-cell table:formula="of:=[.C235]/([.D235]-[.D234])" office:value-type="float" office:value="99654.0222084115" calcext:value-type="float">
            <text:p>99654.0222084115</text:p>
          </table:table-cell>
          <table:table-cell/>
          <table:table-cell office:value-type="float" office:value="1443146953.86809" calcext:value-type="float">
            <text:p>1443146953.86809</text:p>
          </table:table-cell>
          <table:table-cell table:formula="of:=[.G235]-[.$B$2]" office:value-type="float" office:value="33.8678910732269" calcext:value-type="float">
            <text:p>33.8678910732</text:p>
          </table:table-cell>
          <table:table-cell table:formula="of:=[.C235]/([.H235]-[.H234])" office:value-type="float" office:value="98492.6279169634" calcext:value-type="float">
            <text:p>98492.6279169634</text:p>
          </table:table-cell>
          <table:table-cell table:formula="of:=[.G235]-[.$B235]" office:value-type="float" office:value="10.2733147144318" calcext:value-type="float">
            <text:p>10.273314714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6943.63813" calcext:value-type="float">
            <text:p>1443146943.63813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79272937775" calcext:value-type="float">
            <text:p>23.6379272938</text:p>
          </table:table-cell>
          <table:table-cell table:formula="of:=[.C236]/([.D236]-[.D235])" office:value-type="float" office:value="99651.8299262486" calcext:value-type="float">
            <text:p>99651.8299262486</text:p>
          </table:table-cell>
          <table:table-cell/>
          <table:table-cell office:value-type="float" office:value="1443146953.91189" calcext:value-type="float">
            <text:p>1443146953.91189</text:p>
          </table:table-cell>
          <table:table-cell table:formula="of:=[.G236]-[.$B$2]" office:value-type="float" office:value="33.9116942882538" calcext:value-type="float">
            <text:p>33.9116942883</text:p>
          </table:table-cell>
          <table:table-cell table:formula="of:=[.C236]/([.H236]-[.H235])" office:value-type="float" office:value="98622.8978249984" calcext:value-type="float">
            <text:p>98622.8978249984</text:p>
          </table:table-cell>
          <table:table-cell table:formula="of:=[.G236]-[.$B236]" office:value-type="float" office:value="10.2737669944763" calcext:value-type="float">
            <text:p>10.273766994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6943.68147" calcext:value-type="float">
            <text:p>1443146943.68147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12732219696" calcext:value-type="float">
            <text:p>23.681273222</text:p>
          </table:table-cell>
          <table:table-cell table:formula="of:=[.C237]/([.D237]-[.D236])" office:value-type="float" office:value="99663.3404838124" calcext:value-type="float">
            <text:p>99663.3404838124</text:p>
          </table:table-cell>
          <table:table-cell/>
          <table:table-cell office:value-type="float" office:value="1443146953.95595" calcext:value-type="float">
            <text:p>1443146953.95595</text:p>
          </table:table-cell>
          <table:table-cell table:formula="of:=[.G237]-[.$B$2]" office:value-type="float" office:value="33.9557549953461" calcext:value-type="float">
            <text:p>33.9557549953</text:p>
          </table:table-cell>
          <table:table-cell table:formula="of:=[.C237]/([.H237]-[.H236])" office:value-type="float" office:value="98046.5427155256" calcext:value-type="float">
            <text:p>98046.5427155256</text:p>
          </table:table-cell>
          <table:table-cell table:formula="of:=[.G237]-[.$B237]" office:value-type="float" office:value="10.2744817733765" calcext:value-type="float">
            <text:p>10.274481773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6943.72481" calcext:value-type="float">
            <text:p>1443146943.72481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4613904953" calcext:value-type="float">
            <text:p>23.724613905</text:p>
          </table:table-cell>
          <table:table-cell table:formula="of:=[.C238]/([.D238]-[.D237])" office:value-type="float" office:value="99675.4020155789" calcext:value-type="float">
            <text:p>99675.4020155789</text:p>
          </table:table-cell>
          <table:table-cell/>
          <table:table-cell office:value-type="float" office:value="1443146953.9999" calcext:value-type="float">
            <text:p>1443146953.9999</text:p>
          </table:table-cell>
          <table:table-cell table:formula="of:=[.G238]-[.$B$2]" office:value-type="float" office:value="33.9996984004974" calcext:value-type="float">
            <text:p>33.9996984005</text:p>
          </table:table-cell>
          <table:table-cell table:formula="of:=[.C238]/([.H238]-[.H237])" office:value-type="float" office:value="98308.2668518599" calcext:value-type="float">
            <text:p>98308.2668518599</text:p>
          </table:table-cell>
          <table:table-cell table:formula="of:=[.G238]-[.$B238]" office:value-type="float" office:value="10.2750844955444" calcext:value-type="float">
            <text:p>10.275084495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6943.76816" calcext:value-type="float">
            <text:p>1443146943.76816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79586410522" calcext:value-type="float">
            <text:p>23.7679586411</text:p>
          </table:table-cell>
          <table:table-cell table:formula="of:=[.C239]/([.D239]-[.D238])" office:value-type="float" office:value="99666.0814847003" calcext:value-type="float">
            <text:p>99666.0814847003</text:p>
          </table:table-cell>
          <table:table-cell/>
          <table:table-cell office:value-type="float" office:value="1443146954.01424" calcext:value-type="float">
            <text:p>1443146954.01424</text:p>
          </table:table-cell>
          <table:table-cell table:formula="of:=[.G239]-[.$B$2]" office:value-type="float" office:value="34.0140378475189" calcext:value-type="float">
            <text:p>34.0140378475</text:p>
          </table:table-cell>
          <table:table-cell table:formula="of:=[.C239]/([.H239]-[.H238])" office:value-type="float" office:value="301266.847565842" calcext:value-type="float">
            <text:p>301266.847565842</text:p>
          </table:table-cell>
          <table:table-cell table:formula="of:=[.G239]-[.$B239]" office:value-type="float" office:value="10.2460792064667" calcext:value-type="float">
            <text:p>10.246079206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6943.8115" calcext:value-type="float">
            <text:p>1443146943.8115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13043308258" calcext:value-type="float">
            <text:p>23.8113043308</text:p>
          </table:table-cell>
          <table:table-cell table:formula="of:=[.C240]/([.D240]-[.D239])" office:value-type="float" office:value="99663.8886719287" calcext:value-type="float">
            <text:p>99663.8886719287</text:p>
          </table:table-cell>
          <table:table-cell/>
          <table:table-cell office:value-type="float" office:value="1443146954.02858" calcext:value-type="float">
            <text:p>1443146954.02858</text:p>
          </table:table-cell>
          <table:table-cell table:formula="of:=[.G240]-[.$B$2]" office:value-type="float" office:value="34.0283768177032" calcext:value-type="float">
            <text:p>34.0283768177</text:p>
          </table:table-cell>
          <table:table-cell table:formula="of:=[.C240]/([.H240]-[.H239])" office:value-type="float" office:value="301276.866083602" calcext:value-type="float">
            <text:p>301276.866083602</text:p>
          </table:table-cell>
          <table:table-cell table:formula="of:=[.G240]-[.$B240]" office:value-type="float" office:value="10.2170724868774" calcext:value-type="float">
            <text:p>10.217072486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6943.85485" calcext:value-type="float">
            <text:p>1443146943.85485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46526432037" calcext:value-type="float">
            <text:p>23.8546526432</text:p>
          </table:table-cell>
          <table:table-cell table:formula="of:=[.C241]/([.D241]-[.D240])" office:value-type="float" office:value="99657.8589343072" calcext:value-type="float">
            <text:p>99657.8589343072</text:p>
          </table:table-cell>
          <table:table-cell/>
          <table:table-cell office:value-type="float" office:value="1443146954.0628" calcext:value-type="float">
            <text:p>1443146954.0628</text:p>
          </table:table-cell>
          <table:table-cell table:formula="of:=[.G241]-[.$B$2]" office:value-type="float" office:value="34.0626018047333" calcext:value-type="float">
            <text:p>34.0626018047</text:p>
          </table:table-cell>
          <table:table-cell table:formula="of:=[.C241]/([.H241]-[.H240])" office:value-type="float" office:value="126223.568652038" calcext:value-type="float">
            <text:p>126223.568652038</text:p>
          </table:table-cell>
          <table:table-cell table:formula="of:=[.G241]-[.$B241]" office:value-type="float" office:value="10.2079491615295" calcext:value-type="float">
            <text:p>10.207949161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6943.8982" calcext:value-type="float">
            <text:p>1443146943.8982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79983329773" calcext:value-type="float">
            <text:p>23.897998333</text:p>
          </table:table-cell>
          <table:table-cell table:formula="of:=[.C242]/([.D242]-[.D241])" office:value-type="float" office:value="99663.8886719287" calcext:value-type="float">
            <text:p>99663.8886719287</text:p>
          </table:table-cell>
          <table:table-cell/>
          <table:table-cell office:value-type="float" office:value="1443146954.11163" calcext:value-type="float">
            <text:p>1443146954.11163</text:p>
          </table:table-cell>
          <table:table-cell table:formula="of:=[.G242]-[.$B$2]" office:value-type="float" office:value="34.1114263534546" calcext:value-type="float">
            <text:p>34.1114263535</text:p>
          </table:table-cell>
          <table:table-cell table:formula="of:=[.C242]/([.H242]-[.H241])" office:value-type="float" office:value="88480.0804746442" calcext:value-type="float">
            <text:p>88480.0804746442</text:p>
          </table:table-cell>
          <table:table-cell table:formula="of:=[.G242]-[.$B242]" office:value-type="float" office:value="10.2134280204773" calcext:value-type="float">
            <text:p>10.213428020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6943.94153" calcext:value-type="float">
            <text:p>1443146943.94153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13270950317" calcext:value-type="float">
            <text:p>23.941327095</text:p>
          </table:table-cell>
          <table:table-cell table:formula="of:=[.C243]/([.D243]-[.D242])" office:value-type="float" office:value="99702.8254481825" calcext:value-type="float">
            <text:p>99702.8254481825</text:p>
          </table:table-cell>
          <table:table-cell/>
          <table:table-cell office:value-type="float" office:value="1443146954.16038" calcext:value-type="float">
            <text:p>1443146954.16038</text:p>
          </table:table-cell>
          <table:table-cell table:formula="of:=[.G243]-[.$B$2]" office:value-type="float" office:value="34.1601779460907" calcext:value-type="float">
            <text:p>34.1601779461</text:p>
          </table:table-cell>
          <table:table-cell table:formula="of:=[.C243]/([.H243]-[.H242])" office:value-type="float" office:value="88612.4896933181" calcext:value-type="float">
            <text:p>88612.4896933181</text:p>
          </table:table-cell>
          <table:table-cell table:formula="of:=[.G243]-[.$B243]" office:value-type="float" office:value="10.218850851059" calcext:value-type="float">
            <text:p>10.218850851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6943.98487" calcext:value-type="float">
            <text:p>1443146943.98487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46720695496" calcext:value-type="float">
            <text:p>23.9846720695</text:p>
          </table:table-cell>
          <table:table-cell table:formula="of:=[.C244]/([.D244]-[.D243])" office:value-type="float" office:value="99665.5332724612" calcext:value-type="float">
            <text:p>99665.5332724612</text:p>
          </table:table-cell>
          <table:table-cell/>
          <table:table-cell office:value-type="float" office:value="1443146954.20915" calcext:value-type="float">
            <text:p>1443146954.20915</text:p>
          </table:table-cell>
          <table:table-cell table:formula="of:=[.G244]-[.$B$2]" office:value-type="float" office:value="34.2089540958405" calcext:value-type="float">
            <text:p>34.2089540958</text:p>
          </table:table-cell>
          <table:table-cell table:formula="of:=[.C244]/([.H244]-[.H243])" office:value-type="float" office:value="88567.8763527583" calcext:value-type="float">
            <text:p>88567.8763527583</text:p>
          </table:table-cell>
          <table:table-cell table:formula="of:=[.G244]-[.$B244]" office:value-type="float" office:value="10.2242820262909" calcext:value-type="float">
            <text:p>10.224282026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6944.02811" calcext:value-type="float">
            <text:p>1443146944.02811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79109477997" calcext:value-type="float">
            <text:p>24.0279109478</text:p>
          </table:table-cell>
          <table:table-cell table:formula="of:=[.C245]/([.D245]-[.D244])" office:value-type="float" office:value="99910.0849705278" calcext:value-type="float">
            <text:p>99910.0849705278</text:p>
          </table:table-cell>
          <table:table-cell/>
          <table:table-cell office:value-type="float" office:value="1443146954.25787" calcext:value-type="float">
            <text:p>1443146954.25787</text:p>
          </table:table-cell>
          <table:table-cell table:formula="of:=[.G245]-[.$B$2]" office:value-type="float" office:value="34.2576732635498" calcext:value-type="float">
            <text:p>34.2576732635</text:p>
          </table:table-cell>
          <table:table-cell table:formula="of:=[.C245]/([.H245]-[.H244])" office:value-type="float" office:value="88671.4655261007" calcext:value-type="float">
            <text:p>88671.4655261007</text:p>
          </table:table-cell>
          <table:table-cell table:formula="of:=[.G245]-[.$B245]" office:value-type="float" office:value="10.2297623157501" calcext:value-type="float">
            <text:p>10.229762315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6944.07124" calcext:value-type="float">
            <text:p>1443146944.07124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10430145264" calcext:value-type="float">
            <text:p>24.0710430145</text:p>
          </table:table-cell>
          <table:table-cell table:formula="of:=[.C246]/([.D246]-[.D245])" office:value-type="float" office:value="100157.50062186" calcext:value-type="float">
            <text:p>100157.50062186</text:p>
          </table:table-cell>
          <table:table-cell/>
          <table:table-cell office:value-type="float" office:value="1443146954.30664" calcext:value-type="float">
            <text:p>1443146954.30664</text:p>
          </table:table-cell>
          <table:table-cell table:formula="of:=[.G246]-[.$B$2]" office:value-type="float" office:value="34.3064360618591" calcext:value-type="float">
            <text:p>34.3064360619</text:p>
          </table:table-cell>
          <table:table-cell table:formula="of:=[.C246]/([.H246]-[.H245])" office:value-type="float" office:value="88592.1265755943" calcext:value-type="float">
            <text:p>88592.1265755943</text:p>
          </table:table-cell>
          <table:table-cell table:formula="of:=[.G246]-[.$B246]" office:value-type="float" office:value="10.2353930473328" calcext:value-type="float">
            <text:p>10.235393047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6944.11436" calcext:value-type="float">
            <text:p>1443146944.11436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41626834869" calcext:value-type="float">
            <text:p>24.1141626835</text:p>
          </table:table-cell>
          <table:table-cell table:formula="of:=[.C247]/([.D247]-[.D246])" office:value-type="float" office:value="100186.297903869" calcext:value-type="float">
            <text:p>100186.297903869</text:p>
          </table:table-cell>
          <table:table-cell/>
          <table:table-cell office:value-type="float" office:value="1443146954.35542" calcext:value-type="float">
            <text:p>1443146954.35542</text:p>
          </table:table-cell>
          <table:table-cell table:formula="of:=[.G247]-[.$B$2]" office:value-type="float" office:value="34.3552238941193" calcext:value-type="float">
            <text:p>34.3552238941</text:p>
          </table:table-cell>
          <table:table-cell table:formula="of:=[.C247]/([.H247]-[.H246])" office:value-type="float" office:value="88546.668295615" calcext:value-type="float">
            <text:p>88546.668295615</text:p>
          </table:table-cell>
          <table:table-cell table:formula="of:=[.G247]-[.$B247]" office:value-type="float" office:value="10.2410612106323" calcext:value-type="float">
            <text:p>10.241061210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6944.1575" calcext:value-type="float">
            <text:p>1443146944.1575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73038101196" calcext:value-type="float">
            <text:p>24.1573038101</text:p>
          </table:table-cell>
          <table:table-cell table:formula="of:=[.C248]/([.D248]-[.D247])" office:value-type="float" office:value="100136.466921253" calcext:value-type="float">
            <text:p>100136.466921253</text:p>
          </table:table-cell>
          <table:table-cell/>
          <table:table-cell office:value-type="float" office:value="1443146954.40414" calcext:value-type="float">
            <text:p>1443146954.40414</text:p>
          </table:table-cell>
          <table:table-cell table:formula="of:=[.G248]-[.$B$2]" office:value-type="float" office:value="34.4039356708527" calcext:value-type="float">
            <text:p>34.4039356709</text:p>
          </table:table-cell>
          <table:table-cell table:formula="of:=[.C248]/([.H248]-[.H247])" office:value-type="float" office:value="88684.9195348291" calcext:value-type="float">
            <text:p>88684.9195348291</text:p>
          </table:table-cell>
          <table:table-cell table:formula="of:=[.G248]-[.$B248]" office:value-type="float" office:value="10.246631860733" calcext:value-type="float">
            <text:p>10.246631860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6944.20058" calcext:value-type="float">
            <text:p>1443146944.20058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03791332245" calcext:value-type="float">
            <text:p>24.2003791332</text:p>
          </table:table-cell>
          <table:table-cell table:formula="of:=[.C249]/([.D249]-[.D248])" office:value-type="float" office:value="100289.439256992" calcext:value-type="float">
            <text:p>100289.439256992</text:p>
          </table:table-cell>
          <table:table-cell/>
          <table:table-cell office:value-type="float" office:value="1443146954.45298" calcext:value-type="float">
            <text:p>1443146954.45298</text:p>
          </table:table-cell>
          <table:table-cell table:formula="of:=[.G249]-[.$B$2]" office:value-type="float" office:value="34.4527814388275" calcext:value-type="float">
            <text:p>34.4527814388</text:p>
          </table:table-cell>
          <table:table-cell table:formula="of:=[.C249]/([.H249]-[.H248])" office:value-type="float" office:value="88441.6435467653" calcext:value-type="float">
            <text:p>88441.6435467653</text:p>
          </table:table-cell>
          <table:table-cell table:formula="of:=[.G249]-[.$B249]" office:value-type="float" office:value="10.252402305603" calcext:value-type="float">
            <text:p>10.252402305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6944.2437" calcext:value-type="float">
            <text:p>1443146944.2437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35035705566" calcext:value-type="float">
            <text:p>24.2435035706</text:p>
          </table:table-cell>
          <table:table-cell table:formula="of:=[.C250]/([.D250]-[.D249])" office:value-type="float" office:value="100175.220066675" calcext:value-type="float">
            <text:p>100175.220066675</text:p>
          </table:table-cell>
          <table:table-cell/>
          <table:table-cell office:value-type="float" office:value="1443146954.50166" calcext:value-type="float">
            <text:p>1443146954.50166</text:p>
          </table:table-cell>
          <table:table-cell table:formula="of:=[.G250]-[.$B$2]" office:value-type="float" office:value="34.50146484375" calcext:value-type="float">
            <text:p>34.5014648438</text:p>
          </table:table-cell>
          <table:table-cell table:formula="of:=[.C250]/([.H250]-[.H249])" office:value-type="float" office:value="88736.603507466" calcext:value-type="float">
            <text:p>88736.603507466</text:p>
          </table:table-cell>
          <table:table-cell table:formula="of:=[.G250]-[.$B250]" office:value-type="float" office:value="10.2579612731934" calcext:value-type="float">
            <text:p>10.257961273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6944.28683" calcext:value-type="float">
            <text:p>1443146944.28683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66337299347" calcext:value-type="float">
            <text:p>24.2866337299</text:p>
          </table:table-cell>
          <table:table-cell table:formula="of:=[.C251]/([.D251]-[.D250])" office:value-type="float" office:value="100161.929895357" calcext:value-type="float">
            <text:p>100161.929895357</text:p>
          </table:table-cell>
          <table:table-cell/>
          <table:table-cell office:value-type="float" office:value="1443146954.55047" calcext:value-type="float">
            <text:p>1443146954.55047</text:p>
          </table:table-cell>
          <table:table-cell table:formula="of:=[.G251]-[.$B$2]" office:value-type="float" office:value="34.5502660274506" calcext:value-type="float">
            <text:p>34.5502660275</text:p>
          </table:table-cell>
          <table:table-cell table:formula="of:=[.C251]/([.H251]-[.H250])" office:value-type="float" office:value="88522.442949479" calcext:value-type="float">
            <text:p>88522.442949479</text:p>
          </table:table-cell>
          <table:table-cell table:formula="of:=[.G251]-[.$B251]" office:value-type="float" office:value="10.2636322975159" calcext:value-type="float">
            <text:p>10.26363229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6944.32997" calcext:value-type="float">
            <text:p>1443146944.32997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297693729401" calcext:value-type="float">
            <text:p>24.3297693729</text:p>
          </table:table-cell>
          <table:table-cell table:formula="of:=[.C252]/([.D252]-[.D251])" office:value-type="float" office:value="100149.196789812" calcext:value-type="float">
            <text:p>100149.196789812</text:p>
          </table:table-cell>
          <table:table-cell/>
          <table:table-cell office:value-type="float" office:value="1443146954.59922" calcext:value-type="float">
            <text:p>1443146954.59922</text:p>
          </table:table-cell>
          <table:table-cell table:formula="of:=[.G252]-[.$B$2]" office:value-type="float" office:value="34.5990235805511" calcext:value-type="float">
            <text:p>34.5990235806</text:p>
          </table:table-cell>
          <table:table-cell table:formula="of:=[.C252]/([.H252]-[.H251])" office:value-type="float" office:value="88601.6570825021" calcext:value-type="float">
            <text:p>88601.6570825021</text:p>
          </table:table-cell>
          <table:table-cell table:formula="of:=[.G252]-[.$B252]" office:value-type="float" office:value="10.2692542076111" calcext:value-type="float">
            <text:p>10.269254207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6944.37308" calcext:value-type="float">
            <text:p>1443146944.37308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28785514832" calcext:value-type="float">
            <text:p>24.3728785515</text:p>
          </table:table-cell>
          <table:table-cell table:formula="of:=[.C253]/([.D253]-[.D252])" office:value-type="float" office:value="100210.677772063" calcext:value-type="float">
            <text:p>100210.677772063</text:p>
          </table:table-cell>
          <table:table-cell/>
          <table:table-cell office:value-type="float" office:value="1443146954.64794" calcext:value-type="float">
            <text:p>1443146954.64794</text:p>
          </table:table-cell>
          <table:table-cell table:formula="of:=[.G253]-[.$B$2]" office:value-type="float" office:value="34.6477360725403" calcext:value-type="float">
            <text:p>34.6477360725</text:p>
          </table:table-cell>
          <table:table-cell table:formula="of:=[.C253]/([.H253]-[.H252])" office:value-type="float" office:value="88683.6173555539" calcext:value-type="float">
            <text:p>88683.6173555539</text:p>
          </table:table-cell>
          <table:table-cell table:formula="of:=[.G253]-[.$B253]" office:value-type="float" office:value="10.2748575210571" calcext:value-type="float">
            <text:p>10.274857521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6944.41622" calcext:value-type="float">
            <text:p>1443146944.41622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60206317902" calcext:value-type="float">
            <text:p>24.4160206318</text:p>
          </table:table-cell>
          <table:table-cell table:formula="of:=[.C254]/([.D254]-[.D253])" office:value-type="float" office:value="100134.253361407" calcext:value-type="float">
            <text:p>100134.253361407</text:p>
          </table:table-cell>
          <table:table-cell/>
          <table:table-cell office:value-type="float" office:value="1443146954.69669" calcext:value-type="float">
            <text:p>1443146954.69669</text:p>
          </table:table-cell>
          <table:table-cell table:formula="of:=[.G254]-[.$B$2]" office:value-type="float" office:value="34.6964950561523" calcext:value-type="float">
            <text:p>34.6964950562</text:p>
          </table:table-cell>
          <table:table-cell table:formula="of:=[.C254]/([.H254]-[.H253])" office:value-type="float" office:value="88599.0576499927" calcext:value-type="float">
            <text:p>88599.0576499927</text:p>
          </table:table-cell>
          <table:table-cell table:formula="of:=[.G254]-[.$B254]" office:value-type="float" office:value="10.2804744243622" calcext:value-type="float">
            <text:p>10.280474424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6944.45938" calcext:value-type="float">
            <text:p>1443146944.45938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591817855835" calcext:value-type="float">
            <text:p>24.4591817856</text:p>
          </table:table-cell>
          <table:table-cell table:formula="of:=[.C255]/([.D255]-[.D254])" office:value-type="float" office:value="100090.002706719" calcext:value-type="float">
            <text:p>100090.002706719</text:p>
          </table:table-cell>
          <table:table-cell/>
          <table:table-cell office:value-type="float" office:value="1443146954.74547" calcext:value-type="float">
            <text:p>1443146954.74547</text:p>
          </table:table-cell>
          <table:table-cell table:formula="of:=[.G255]-[.$B$2]" office:value-type="float" office:value="34.7452697753906" calcext:value-type="float">
            <text:p>34.7452697754</text:p>
          </table:table-cell>
          <table:table-cell table:formula="of:=[.C255]/([.H255]-[.H254])" office:value-type="float" office:value="88570.4739558893" calcext:value-type="float">
            <text:p>88570.4739558893</text:p>
          </table:table-cell>
          <table:table-cell table:formula="of:=[.G255]-[.$B255]" office:value-type="float" office:value="10.2860879898071" calcext:value-type="float">
            <text:p>10.286087989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6944.5025" calcext:value-type="float">
            <text:p>1443146944.5025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23016929626" calcext:value-type="float">
            <text:p>24.502301693</text:p>
          </table:table-cell>
          <table:table-cell table:formula="of:=[.C256]/([.D256]-[.D255])" office:value-type="float" office:value="100185.74395382" calcext:value-type="float">
            <text:p>100185.74395382</text:p>
          </table:table-cell>
          <table:table-cell/>
          <table:table-cell office:value-type="float" office:value="1443146954.79425" calcext:value-type="float">
            <text:p>1443146954.79425</text:p>
          </table:table-cell>
          <table:table-cell table:formula="of:=[.G256]-[.$B$2]" office:value-type="float" office:value="34.7940468788147" calcext:value-type="float">
            <text:p>34.7940468788</text:p>
          </table:table-cell>
          <table:table-cell table:formula="of:=[.C256]/([.H256]-[.H255])" office:value-type="float" office:value="88566.1447019835" calcext:value-type="float">
            <text:p>88566.1447019835</text:p>
          </table:table-cell>
          <table:table-cell table:formula="of:=[.G256]-[.$B256]" office:value-type="float" office:value="10.2917451858521" calcext:value-type="float">
            <text:p>10.291745185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6944.54564" calcext:value-type="float">
            <text:p>1443146944.54564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54421043396" calcext:value-type="float">
            <text:p>24.5454421043</text:p>
          </table:table-cell>
          <table:table-cell table:formula="of:=[.C257]/([.D257]-[.D256])" office:value-type="float" office:value="100138.127155363" calcext:value-type="float">
            <text:p>100138.127155363</text:p>
          </table:table-cell>
          <table:table-cell/>
          <table:table-cell office:value-type="float" office:value="1443146954.84302" calcext:value-type="float">
            <text:p>1443146954.84302</text:p>
          </table:table-cell>
          <table:table-cell table:formula="of:=[.G257]-[.$B$2]" office:value-type="float" office:value="34.8428158760071" calcext:value-type="float">
            <text:p>34.842815876</text:p>
          </table:table-cell>
          <table:table-cell table:formula="of:=[.C257]/([.H257]-[.H256])" office:value-type="float" office:value="88580.8658922915" calcext:value-type="float">
            <text:p>88580.8658922915</text:p>
          </table:table-cell>
          <table:table-cell table:formula="of:=[.G257]-[.$B257]" office:value-type="float" office:value="10.2973737716675" calcext:value-type="float">
            <text:p>10.297373771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6944.5888" calcext:value-type="float">
            <text:p>1443146944.5888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885968208313" calcext:value-type="float">
            <text:p>24.5885968208</text:p>
          </table:table-cell>
          <table:table-cell table:formula="of:=[.C258]/([.D258]-[.D257])" office:value-type="float" office:value="100104.932929659" calcext:value-type="float">
            <text:p>100104.932929659</text:p>
          </table:table-cell>
          <table:table-cell/>
          <table:table-cell office:value-type="float" office:value="1443146954.89177" calcext:value-type="float">
            <text:p>1443146954.89177</text:p>
          </table:table-cell>
          <table:table-cell table:formula="of:=[.G258]-[.$B$2]" office:value-type="float" office:value="34.8915719985962" calcext:value-type="float">
            <text:p>34.8915719986</text:p>
          </table:table-cell>
          <table:table-cell table:formula="of:=[.C258]/([.H258]-[.H257])" office:value-type="float" office:value="88604.2566675469" calcext:value-type="float">
            <text:p>88604.2566675469</text:p>
          </table:table-cell>
          <table:table-cell table:formula="of:=[.G258]-[.$B258]" office:value-type="float" office:value="10.3029751777649" calcext:value-type="float">
            <text:p>10.302975177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6944.63193" calcext:value-type="float">
            <text:p>1443146944.63193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1735086441" calcext:value-type="float">
            <text:p>24.6317350864</text:p>
          </table:table-cell>
          <table:table-cell table:formula="of:=[.C259]/([.D259]-[.D258])" office:value-type="float" office:value="100143.108188023" calcext:value-type="float">
            <text:p>100143.108188023</text:p>
          </table:table-cell>
          <table:table-cell/>
          <table:table-cell office:value-type="float" office:value="1443146954.94053" calcext:value-type="float">
            <text:p>1443146954.94053</text:p>
          </table:table-cell>
          <table:table-cell table:formula="of:=[.G259]-[.$B$2]" office:value-type="float" office:value="34.9403340816498" calcext:value-type="float">
            <text:p>34.9403340816</text:p>
          </table:table-cell>
          <table:table-cell table:formula="of:=[.C259]/([.H259]-[.H258])" office:value-type="float" office:value="88593.4260694396" calcext:value-type="float">
            <text:p>88593.4260694396</text:p>
          </table:table-cell>
          <table:table-cell table:formula="of:=[.G259]-[.$B259]" office:value-type="float" office:value="10.3085989952087" calcext:value-type="float">
            <text:p>10.308598995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6944.67507" calcext:value-type="float">
            <text:p>1443146944.67507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48707294464" calcext:value-type="float">
            <text:p>24.6748707294</text:p>
          </table:table-cell>
          <table:table-cell table:formula="of:=[.C260]/([.D260]-[.D259])" office:value-type="float" office:value="100149.196789812" calcext:value-type="float">
            <text:p>100149.196789812</text:p>
          </table:table-cell>
          <table:table-cell/>
          <table:table-cell office:value-type="float" office:value="1443146954.9892" calcext:value-type="float">
            <text:p>1443146954.9892</text:p>
          </table:table-cell>
          <table:table-cell table:formula="of:=[.G260]-[.$B$2]" office:value-type="float" office:value="34.9889981746674" calcext:value-type="float">
            <text:p>34.9889981747</text:p>
          </table:table-cell>
          <table:table-cell table:formula="of:=[.C260]/([.H260]-[.H259])" office:value-type="float" office:value="88771.8178255076" calcext:value-type="float">
            <text:p>88771.8178255076</text:p>
          </table:table-cell>
          <table:table-cell table:formula="of:=[.G260]-[.$B260]" office:value-type="float" office:value="10.3141274452209" calcext:value-type="float">
            <text:p>10.314127445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6944.71827" calcext:value-type="float">
            <text:p>1443146944.71827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80693149567" calcext:value-type="float">
            <text:p>24.718069315</text:p>
          </table:table-cell>
          <table:table-cell table:formula="of:=[.C261]/([.D261]-[.D260])" office:value-type="float" office:value="100003.274389032" calcext:value-type="float">
            <text:p>100003.274389032</text:p>
          </table:table-cell>
          <table:table-cell/>
          <table:table-cell office:value-type="float" office:value="1443146955.03802" calcext:value-type="float">
            <text:p>1443146955.03802</text:p>
          </table:table-cell>
          <table:table-cell table:formula="of:=[.G261]-[.$B$2]" office:value-type="float" office:value="35.0378229618072" calcext:value-type="float">
            <text:p>35.0378229618</text:p>
          </table:table-cell>
          <table:table-cell table:formula="of:=[.C261]/([.H261]-[.H260])" office:value-type="float" office:value="88479.6484134658" calcext:value-type="float">
            <text:p>88479.6484134658</text:p>
          </table:table-cell>
          <table:table-cell table:formula="of:=[.G261]-[.$B261]" office:value-type="float" office:value="10.3197536468506" calcext:value-type="float">
            <text:p>10.319753646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6944.7614" calcext:value-type="float">
            <text:p>1443146944.7614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1203289032" calcext:value-type="float">
            <text:p>24.761203289</text:p>
          </table:table-cell>
          <table:table-cell table:formula="of:=[.C262]/([.D262]-[.D261])" office:value-type="float" office:value="100153.07174008" calcext:value-type="float">
            <text:p>100153.07174008</text:p>
          </table:table-cell>
          <table:table-cell/>
          <table:table-cell office:value-type="float" office:value="1443146955.05117" calcext:value-type="float">
            <text:p>1443146955.05117</text:p>
          </table:table-cell>
          <table:table-cell table:formula="of:=[.G262]-[.$B$2]" office:value-type="float" office:value="35.050971031189" calcext:value-type="float">
            <text:p>35.0509710312</text:p>
          </table:table-cell>
          <table:table-cell table:formula="of:=[.C262]/([.H262]-[.H261])" office:value-type="float" office:value="328565.348613705" calcext:value-type="float">
            <text:p>328565.348613705</text:p>
          </table:table-cell>
          <table:table-cell table:formula="of:=[.G262]-[.$B262]" office:value-type="float" office:value="10.289767742157" calcext:value-type="float">
            <text:p>10.289767742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6944.80452" calcext:value-type="float">
            <text:p>1443146944.80452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43203353882" calcext:value-type="float">
            <text:p>24.8043203354</text:p>
          </table:table-cell>
          <table:table-cell table:formula="of:=[.C263]/([.D263]-[.D262])" office:value-type="float" office:value="100192.391758734" calcext:value-type="float">
            <text:p>100192.391758734</text:p>
          </table:table-cell>
          <table:table-cell/>
          <table:table-cell office:value-type="float" office:value="1443146955.06433" calcext:value-type="float">
            <text:p>1443146955.06433</text:p>
          </table:table-cell>
          <table:table-cell table:formula="of:=[.G263]-[.$B$2]" office:value-type="float" office:value="35.0641300678253" calcext:value-type="float">
            <text:p>35.0641300678</text:p>
          </table:table-cell>
          <table:table-cell table:formula="of:=[.C263]/([.H263]-[.H262])" office:value-type="float" office:value="328291.509430544" calcext:value-type="float">
            <text:p>328291.509430544</text:p>
          </table:table-cell>
          <table:table-cell table:formula="of:=[.G263]-[.$B263]" office:value-type="float" office:value="10.2598097324371" calcext:value-type="float">
            <text:p>10.259809732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6944.84769" calcext:value-type="float">
            <text:p>1443146944.84769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74900722504" calcext:value-type="float">
            <text:p>24.8474900723</text:p>
          </table:table-cell>
          <table:table-cell table:formula="of:=[.C264]/([.D264]-[.D263])" office:value-type="float" office:value="100070.102669178" calcext:value-type="float">
            <text:p>100070.102669178</text:p>
          </table:table-cell>
          <table:table-cell/>
          <table:table-cell office:value-type="float" office:value="1443146955.0896" calcext:value-type="float">
            <text:p>1443146955.0896</text:p>
          </table:table-cell>
          <table:table-cell table:formula="of:=[.G264]-[.$B$2]" office:value-type="float" office:value="35.0894000530243" calcext:value-type="float">
            <text:p>35.089400053</text:p>
          </table:table-cell>
          <table:table-cell table:formula="of:=[.C264]/([.H264]-[.H263])" office:value-type="float" office:value="170953.800169827" calcext:value-type="float">
            <text:p>170953.800169827</text:p>
          </table:table-cell>
          <table:table-cell table:formula="of:=[.G264]-[.$B264]" office:value-type="float" office:value="10.2419099807739" calcext:value-type="float">
            <text:p>10.241909980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6944.89083" calcext:value-type="float">
            <text:p>1443146944.89083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06304836273" calcext:value-type="float">
            <text:p>24.8906304836</text:p>
          </table:table-cell>
          <table:table-cell table:formula="of:=[.C265]/([.D265]-[.D264])" office:value-type="float" office:value="100138.127155363" calcext:value-type="float">
            <text:p>100138.127155363</text:p>
          </table:table-cell>
          <table:table-cell/>
          <table:table-cell office:value-type="float" office:value="1443146955.12948" calcext:value-type="float">
            <text:p>1443146955.12948</text:p>
          </table:table-cell>
          <table:table-cell table:formula="of:=[.G265]-[.$B$2]" office:value-type="float" office:value="35.1292805671692" calcext:value-type="float">
            <text:p>35.1292805672</text:p>
          </table:table-cell>
          <table:table-cell table:formula="of:=[.C265]/([.H265]-[.H264])" office:value-type="float" office:value="108323.578384777" calcext:value-type="float">
            <text:p>108323.578384777</text:p>
          </table:table-cell>
          <table:table-cell table:formula="of:=[.G265]-[.$B265]" office:value-type="float" office:value="10.2386500835419" calcext:value-type="float">
            <text:p>10.238650083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6944.93393" calcext:value-type="float">
            <text:p>1443146944.93393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37275028229" calcext:value-type="float">
            <text:p>24.9337275028</text:p>
          </table:table-cell>
          <table:table-cell table:formula="of:=[.C266]/([.D266]-[.D265])" office:value-type="float" office:value="100238.95110698" calcext:value-type="float">
            <text:p>100238.95110698</text:p>
          </table:table-cell>
          <table:table-cell/>
          <table:table-cell office:value-type="float" office:value="1443146955.1694" calcext:value-type="float">
            <text:p>1443146955.1694</text:p>
          </table:table-cell>
          <table:table-cell table:formula="of:=[.G266]-[.$B$2]" office:value-type="float" office:value="35.1692020893097" calcext:value-type="float">
            <text:p>35.1692020893</text:p>
          </table:table-cell>
          <table:table-cell table:formula="of:=[.C266]/([.H266]-[.H265])" office:value-type="float" office:value="108212.306755135" calcext:value-type="float">
            <text:p>108212.306755135</text:p>
          </table:table-cell>
          <table:table-cell table:formula="of:=[.G266]-[.$B266]" office:value-type="float" office:value="10.2354745864868" calcext:value-type="float">
            <text:p>10.235474586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6944.97706" calcext:value-type="float">
            <text:p>1443146944.97706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68581390381" calcext:value-type="float">
            <text:p>24.976858139</text:p>
          </table:table-cell>
          <table:table-cell table:formula="of:=[.C267]/([.D267]-[.D266])" office:value-type="float" office:value="100160.822540256" calcext:value-type="float">
            <text:p>100160.822540256</text:p>
          </table:table-cell>
          <table:table-cell/>
          <table:table-cell office:value-type="float" office:value="1443146955.20929" calcext:value-type="float">
            <text:p>1443146955.20929</text:p>
          </table:table-cell>
          <table:table-cell table:formula="of:=[.G267]-[.$B$2]" office:value-type="float" office:value="35.2090909481049" calcext:value-type="float">
            <text:p>35.2090909481</text:p>
          </table:table-cell>
          <table:table-cell table:formula="of:=[.C267]/([.H267]-[.H266])" office:value-type="float" office:value="108300.917361003" calcext:value-type="float">
            <text:p>108300.917361003</text:p>
          </table:table-cell>
          <table:table-cell table:formula="of:=[.G267]-[.$B267]" office:value-type="float" office:value="10.2322328090668" calcext:value-type="float">
            <text:p>10.232232809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6945.01931" calcext:value-type="float">
            <text:p>1443146945.01931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191090106964" calcext:value-type="float">
            <text:p>25.0191090107</text:p>
          </table:table-cell>
          <table:table-cell table:formula="of:=[.C268]/([.D268]-[.D267])" office:value-type="float" office:value="102246.411267796" calcext:value-type="float">
            <text:p>102246.411267796</text:p>
          </table:table-cell>
          <table:table-cell/>
          <table:table-cell office:value-type="float" office:value="1443146955.24927" calcext:value-type="float">
            <text:p>1443146955.24927</text:p>
          </table:table-cell>
          <table:table-cell table:formula="of:=[.G268]-[.$B$2]" office:value-type="float" office:value="35.2490665912628" calcext:value-type="float">
            <text:p>35.2490665913</text:p>
          </table:table-cell>
          <table:table-cell table:formula="of:=[.C268]/([.H268]-[.H267])" office:value-type="float" office:value="108065.803542673" calcext:value-type="float">
            <text:p>108065.803542673</text:p>
          </table:table-cell>
          <table:table-cell table:formula="of:=[.G268]-[.$B268]" office:value-type="float" office:value="10.2299575805664" calcext:value-type="float">
            <text:p>10.229957580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6945.06059" calcext:value-type="float">
            <text:p>1443146945.06059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03935718536" calcext:value-type="float">
            <text:p>25.0603935719</text:p>
          </table:table-cell>
          <table:table-cell table:formula="of:=[.C269]/([.D269]-[.D268])" office:value-type="float" office:value="104639.600831601" calcext:value-type="float">
            <text:p>104639.600831601</text:p>
          </table:table-cell>
          <table:table-cell/>
          <table:table-cell office:value-type="float" office:value="1443146955.28915" calcext:value-type="float">
            <text:p>1443146955.28915</text:p>
          </table:table-cell>
          <table:table-cell table:formula="of:=[.G269]-[.$B$2]" office:value-type="float" office:value="35.2889478206635" calcext:value-type="float">
            <text:p>35.2889478207</text:p>
          </table:table-cell>
          <table:table-cell table:formula="of:=[.C269]/([.H269]-[.H268])" office:value-type="float" office:value="108321.635639729" calcext:value-type="float">
            <text:p>108321.635639729</text:p>
          </table:table-cell>
          <table:table-cell table:formula="of:=[.G269]-[.$B269]" office:value-type="float" office:value="10.2285542488098" calcext:value-type="float">
            <text:p>10.228554248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6945.10188" calcext:value-type="float">
            <text:p>1443146945.10188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16807556152" calcext:value-type="float">
            <text:p>25.1016807556</text:p>
          </table:table-cell>
          <table:table-cell table:formula="of:=[.C270]/([.D270]-[.D269])" office:value-type="float" office:value="104632.95401655" calcext:value-type="float">
            <text:p>104632.95401655</text:p>
          </table:table-cell>
          <table:table-cell/>
          <table:table-cell office:value-type="float" office:value="1443146955.32899" calcext:value-type="float">
            <text:p>1443146955.32899</text:p>
          </table:table-cell>
          <table:table-cell table:formula="of:=[.G270]-[.$B$2]" office:value-type="float" office:value="35.3287942409515" calcext:value-type="float">
            <text:p>35.328794241</text:p>
          </table:table-cell>
          <table:table-cell table:formula="of:=[.C270]/([.H270]-[.H269])" office:value-type="float" office:value="108416.263462735" calcext:value-type="float">
            <text:p>108416.263462735</text:p>
          </table:table-cell>
          <table:table-cell table:formula="of:=[.G270]-[.$B270]" office:value-type="float" office:value="10.2271134853363" calcext:value-type="float">
            <text:p>10.227113485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6945.14315" calcext:value-type="float">
            <text:p>1443146945.14315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29471969604" calcext:value-type="float">
            <text:p>25.142947197</text:p>
          </table:table-cell>
          <table:table-cell table:formula="of:=[.C271]/([.D271]-[.D270])" office:value-type="float" office:value="104685.547364286" calcext:value-type="float">
            <text:p>104685.547364286</text:p>
          </table:table-cell>
          <table:table-cell/>
          <table:table-cell office:value-type="float" office:value="1443146955.36886" calcext:value-type="float">
            <text:p>1443146955.36886</text:p>
          </table:table-cell>
          <table:table-cell table:formula="of:=[.G271]-[.$B$2]" office:value-type="float" office:value="35.3686640262604" calcext:value-type="float">
            <text:p>35.3686640263</text:p>
          </table:table-cell>
          <table:table-cell table:formula="of:=[.C271]/([.H271]-[.H270])" office:value-type="float" office:value="108352.727925083" calcext:value-type="float">
            <text:p>108352.727925083</text:p>
          </table:table-cell>
          <table:table-cell table:formula="of:=[.G271]-[.$B271]" office:value-type="float" office:value="10.2257168292999" calcext:value-type="float">
            <text:p>10.225716829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6945.18443" calcext:value-type="float">
            <text:p>1443146945.18443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42305660248" calcext:value-type="float">
            <text:p>25.184230566</text:p>
          </table:table-cell>
          <table:table-cell table:formula="of:=[.C272]/([.D272]-[.D271])" office:value-type="float" office:value="104642.622390344" calcext:value-type="float">
            <text:p>104642.622390344</text:p>
          </table:table-cell>
          <table:table-cell/>
          <table:table-cell office:value-type="float" office:value="1443146955.40876" calcext:value-type="float">
            <text:p>1443146955.40876</text:p>
          </table:table-cell>
          <table:table-cell table:formula="of:=[.G272]-[.$B$2]" office:value-type="float" office:value="35.4085562229156" calcext:value-type="float">
            <text:p>35.4085562229</text:p>
          </table:table-cell>
          <table:table-cell table:formula="of:=[.C272]/([.H272]-[.H271])" office:value-type="float" office:value="108291.855606024" calcext:value-type="float">
            <text:p>108291.855606024</text:p>
          </table:table-cell>
          <table:table-cell table:formula="of:=[.G272]-[.$B272]" office:value-type="float" office:value="10.2243256568909" calcext:value-type="float">
            <text:p>10.224325656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6945.22572" calcext:value-type="float">
            <text:p>1443146945.22572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55187034607" calcext:value-type="float">
            <text:p>25.2255187035</text:p>
          </table:table-cell>
          <table:table-cell table:formula="of:=[.C273]/([.D273]-[.D272])" office:value-type="float" office:value="104630.537202252" calcext:value-type="float">
            <text:p>104630.537202252</text:p>
          </table:table-cell>
          <table:table-cell/>
          <table:table-cell office:value-type="float" office:value="1443146955.44865" calcext:value-type="float">
            <text:p>1443146955.44865</text:p>
          </table:table-cell>
          <table:table-cell table:formula="of:=[.G273]-[.$B$2]" office:value-type="float" office:value="35.4484467506409" calcext:value-type="float">
            <text:p>35.4484467506</text:p>
          </table:table-cell>
          <table:table-cell table:formula="of:=[.C273]/([.H273]-[.H272])" office:value-type="float" office:value="108296.386293952" calcext:value-type="float">
            <text:p>108296.386293952</text:p>
          </table:table-cell>
          <table:table-cell table:formula="of:=[.G273]-[.$B273]" office:value-type="float" office:value="10.2229280471802" calcext:value-type="float">
            <text:p>10.222928047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6945.26701" calcext:value-type="float">
            <text:p>1443146945.26701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68092250824" calcext:value-type="float">
            <text:p>25.2668092251</text:p>
          </table:table-cell>
          <table:table-cell table:formula="of:=[.C274]/([.D274]-[.D273])" office:value-type="float" office:value="104624.495654935" calcext:value-type="float">
            <text:p>104624.495654935</text:p>
          </table:table-cell>
          <table:table-cell/>
          <table:table-cell office:value-type="float" office:value="1443146955.48856" calcext:value-type="float">
            <text:p>1443146955.48856</text:p>
          </table:table-cell>
          <table:table-cell table:formula="of:=[.G274]-[.$B$2]" office:value-type="float" office:value="35.4883561134338" calcext:value-type="float">
            <text:p>35.4883561134</text:p>
          </table:table-cell>
          <table:table-cell table:formula="of:=[.C274]/([.H274]-[.H273])" office:value-type="float" office:value="108245.276237813" calcext:value-type="float">
            <text:p>108245.276237813</text:p>
          </table:table-cell>
          <table:table-cell table:formula="of:=[.G274]-[.$B274]" office:value-type="float" office:value="10.2215468883514" calcext:value-type="float">
            <text:p>10.221546888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6945.30831" calcext:value-type="float">
            <text:p>1443146945.30831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81068992615" calcext:value-type="float">
            <text:p>25.3081068993</text:p>
          </table:table-cell>
          <table:table-cell table:formula="of:=[.C275]/([.D275]-[.D274])" office:value-type="float" office:value="104606.375198453" calcext:value-type="float">
            <text:p>104606.375198453</text:p>
          </table:table-cell>
          <table:table-cell/>
          <table:table-cell office:value-type="float" office:value="1443146955.52846" calcext:value-type="float">
            <text:p>1443146955.52846</text:p>
          </table:table-cell>
          <table:table-cell table:formula="of:=[.G275]-[.$B$2]" office:value-type="float" office:value="35.5282621383667" calcext:value-type="float">
            <text:p>35.5282621384</text:p>
          </table:table-cell>
          <table:table-cell table:formula="of:=[.C275]/([.H275]-[.H274])" office:value-type="float" office:value="108254.330198712" calcext:value-type="float">
            <text:p>108254.330198712</text:p>
          </table:table-cell>
          <table:table-cell table:formula="of:=[.G275]-[.$B275]" office:value-type="float" office:value="10.2201552391052" calcext:value-type="float">
            <text:p>10.220155239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6945.34959" calcext:value-type="float">
            <text:p>1443146945.34959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493916988373" calcext:value-type="float">
            <text:p>25.3493916988</text:p>
          </table:table-cell>
          <table:table-cell table:formula="of:=[.C276]/([.D276]-[.D275])" office:value-type="float" office:value="104638.996540792" calcext:value-type="float">
            <text:p>104638.996540792</text:p>
          </table:table-cell>
          <table:table-cell/>
          <table:table-cell office:value-type="float" office:value="1443146955.56836" calcext:value-type="float">
            <text:p>1443146955.56836</text:p>
          </table:table-cell>
          <table:table-cell table:formula="of:=[.G276]-[.$B$2]" office:value-type="float" office:value="35.5681607723236" calcext:value-type="float">
            <text:p>35.5681607723</text:p>
          </table:table-cell>
          <table:table-cell table:formula="of:=[.C276]/([.H276]-[.H275])" office:value-type="float" office:value="108274.383645957" calcext:value-type="float">
            <text:p>108274.383645957</text:p>
          </table:table-cell>
          <table:table-cell table:formula="of:=[.G276]-[.$B276]" office:value-type="float" office:value="10.2187690734863" calcext:value-type="float">
            <text:p>10.218769073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6945.39087" calcext:value-type="float">
            <text:p>1443146945.39087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06705379486" calcext:value-type="float">
            <text:p>25.3906705379</text:p>
          </table:table-cell>
          <table:table-cell table:formula="of:=[.C277]/([.D277]-[.D276])" office:value-type="float" office:value="104654.105905184" calcext:value-type="float">
            <text:p>104654.105905184</text:p>
          </table:table-cell>
          <table:table-cell/>
          <table:table-cell office:value-type="float" office:value="1443146955.60826" calcext:value-type="float">
            <text:p>1443146955.60826</text:p>
          </table:table-cell>
          <table:table-cell table:formula="of:=[.G277]-[.$B$2]" office:value-type="float" office:value="35.6080651283264" calcext:value-type="float">
            <text:p>35.6080651283</text:p>
          </table:table-cell>
          <table:table-cell table:formula="of:=[.C277]/([.H277]-[.H276])" office:value-type="float" office:value="108258.85774716" calcext:value-type="float">
            <text:p>108258.85774716</text:p>
          </table:table-cell>
          <table:table-cell table:formula="of:=[.G277]-[.$B277]" office:value-type="float" office:value="10.2173945903778" calcext:value-type="float">
            <text:p>10.217394590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6945.43215" calcext:value-type="float">
            <text:p>1443146945.43215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19508075714" calcext:value-type="float">
            <text:p>25.4319508076</text:p>
          </table:table-cell>
          <table:table-cell table:formula="of:=[.C278]/([.D278]-[.D277])" office:value-type="float" office:value="104650.479259798" calcext:value-type="float">
            <text:p>104650.479259798</text:p>
          </table:table-cell>
          <table:table-cell/>
          <table:table-cell office:value-type="float" office:value="1443146955.6482" calcext:value-type="float">
            <text:p>1443146955.6482</text:p>
          </table:table-cell>
          <table:table-cell table:formula="of:=[.G278]-[.$B$2]" office:value-type="float" office:value="35.6480014324188" calcext:value-type="float">
            <text:p>35.6480014324</text:p>
          </table:table-cell>
          <table:table-cell table:formula="of:=[.C278]/([.H278]-[.H277])" office:value-type="float" office:value="108172.253246172" calcext:value-type="float">
            <text:p>108172.253246172</text:p>
          </table:table-cell>
          <table:table-cell table:formula="of:=[.G278]-[.$B278]" office:value-type="float" office:value="10.2160506248474" calcext:value-type="float">
            <text:p>10.216050624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6945.47343" calcext:value-type="float">
            <text:p>1443146945.47343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32298851013" calcext:value-type="float">
            <text:p>25.4732298851</text:p>
          </table:table-cell>
          <table:table-cell table:formula="of:=[.C279]/([.D279]-[.D278])" office:value-type="float" office:value="104653.501446831" calcext:value-type="float">
            <text:p>104653.501446831</text:p>
          </table:table-cell>
          <table:table-cell/>
          <table:table-cell office:value-type="float" office:value="1443146955.68808" calcext:value-type="float">
            <text:p>1443146955.68808</text:p>
          </table:table-cell>
          <table:table-cell table:formula="of:=[.G279]-[.$B$2]" office:value-type="float" office:value="35.6878774166107" calcext:value-type="float">
            <text:p>35.6878774166</text:p>
          </table:table-cell>
          <table:table-cell table:formula="of:=[.C279]/([.H279]-[.H278])" office:value-type="float" office:value="108335.884055198" calcext:value-type="float">
            <text:p>108335.884055198</text:p>
          </table:table-cell>
          <table:table-cell table:formula="of:=[.G279]-[.$B279]" office:value-type="float" office:value="10.2146475315094" calcext:value-type="float">
            <text:p>10.214647531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6945.51471" calcext:value-type="float">
            <text:p>1443146945.51471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45144462585" calcext:value-type="float">
            <text:p>25.5145144463</text:p>
          </table:table-cell>
          <table:table-cell table:formula="of:=[.C280]/([.D280]-[.D279])" office:value-type="float" office:value="104639.600831601" calcext:value-type="float">
            <text:p>104639.600831601</text:p>
          </table:table-cell>
          <table:table-cell/>
          <table:table-cell office:value-type="float" office:value="1443146955.72798" calcext:value-type="float">
            <text:p>1443146955.72798</text:p>
          </table:table-cell>
          <table:table-cell table:formula="of:=[.G280]-[.$B$2]" office:value-type="float" office:value="35.7277755737305" calcext:value-type="float">
            <text:p>35.7277755737</text:p>
          </table:table-cell>
          <table:table-cell table:formula="of:=[.C280]/([.H280]-[.H279])" office:value-type="float" office:value="108275.677671875" calcext:value-type="float">
            <text:p>108275.677671875</text:p>
          </table:table-cell>
          <table:table-cell table:formula="of:=[.G280]-[.$B280]" office:value-type="float" office:value="10.2132611274719" calcext:value-type="float">
            <text:p>10.213261127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6945.55605" calcext:value-type="float">
            <text:p>1443146945.55605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58545589447" calcext:value-type="float">
            <text:p>25.5558545589</text:p>
          </table:table-cell>
          <table:table-cell table:formula="of:=[.C281]/([.D281]-[.D280])" office:value-type="float" office:value="104498.989463242" calcext:value-type="float">
            <text:p>104498.989463242</text:p>
          </table:table-cell>
          <table:table-cell/>
          <table:table-cell office:value-type="float" office:value="1443146955.76784" calcext:value-type="float">
            <text:p>1443146955.76784</text:p>
          </table:table-cell>
          <table:table-cell table:formula="of:=[.G281]-[.$B$2]" office:value-type="float" office:value="35.7676451206207" calcext:value-type="float">
            <text:p>35.7676451206</text:p>
          </table:table-cell>
          <table:table-cell table:formula="of:=[.C281]/([.H281]-[.H280])" office:value-type="float" office:value="108353.375870833" calcext:value-type="float">
            <text:p>108353.375870833</text:p>
          </table:table-cell>
          <table:table-cell table:formula="of:=[.G281]-[.$B281]" office:value-type="float" office:value="10.211790561676" calcext:value-type="float">
            <text:p>10.211790561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6945.59734" calcext:value-type="float">
            <text:p>1443146945.59734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7137928009" calcext:value-type="float">
            <text:p>25.597137928</text:p>
          </table:table-cell>
          <table:table-cell table:formula="of:=[.C282]/([.D282]-[.D281])" office:value-type="float" office:value="104642.622390344" calcext:value-type="float">
            <text:p>104642.622390344</text:p>
          </table:table-cell>
          <table:table-cell/>
          <table:table-cell office:value-type="float" office:value="1443146955.80775" calcext:value-type="float">
            <text:p>1443146955.80775</text:p>
          </table:table-cell>
          <table:table-cell table:formula="of:=[.G282]-[.$B$2]" office:value-type="float" office:value="35.8075535297394" calcext:value-type="float">
            <text:p>35.8075535297</text:p>
          </table:table-cell>
          <table:table-cell table:formula="of:=[.C282]/([.H282]-[.H281])" office:value-type="float" office:value="108247.862929242" calcext:value-type="float">
            <text:p>108247.862929242</text:p>
          </table:table-cell>
          <table:table-cell table:formula="of:=[.G282]-[.$B282]" office:value-type="float" office:value="10.2104156017303" calcext:value-type="float">
            <text:p>10.210415601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6945.63862" calcext:value-type="float">
            <text:p>1443146945.63862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84210586548" calcext:value-type="float">
            <text:p>25.6384210587</text:p>
          </table:table-cell>
          <table:table-cell table:formula="of:=[.C283]/([.D283]-[.D282])" office:value-type="float" office:value="104643.226723033" calcext:value-type="float">
            <text:p>104643.226723033</text:p>
          </table:table-cell>
          <table:table-cell/>
          <table:table-cell office:value-type="float" office:value="1443146955.84762" calcext:value-type="float">
            <text:p>1443146955.84762</text:p>
          </table:table-cell>
          <table:table-cell table:formula="of:=[.G283]-[.$B$2]" office:value-type="float" office:value="35.847424030304" calcext:value-type="float">
            <text:p>35.8474240303</text:p>
          </table:table-cell>
          <table:table-cell table:formula="of:=[.C283]/([.H283]-[.H282])" office:value-type="float" office:value="108350.784134331" calcext:value-type="float">
            <text:p>108350.784134331</text:p>
          </table:table-cell>
          <table:table-cell table:formula="of:=[.G283]-[.$B283]" office:value-type="float" office:value="10.2090029716492" calcext:value-type="float">
            <text:p>10.209002971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6945.67992" calcext:value-type="float">
            <text:p>1443146945.67992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797215938568" calcext:value-type="float">
            <text:p>25.6797215939</text:p>
          </table:table-cell>
          <table:table-cell table:formula="of:=[.C284]/([.D284]-[.D283])" office:value-type="float" office:value="104599.128773228" calcext:value-type="float">
            <text:p>104599.128773228</text:p>
          </table:table-cell>
          <table:table-cell/>
          <table:table-cell office:value-type="float" office:value="1443146955.88756" calcext:value-type="float">
            <text:p>1443146955.88756</text:p>
          </table:table-cell>
          <table:table-cell table:formula="of:=[.G284]-[.$B$2]" office:value-type="float" office:value="35.8873641490936" calcext:value-type="float">
            <text:p>35.8873641491</text:p>
          </table:table-cell>
          <table:table-cell table:formula="of:=[.C284]/([.H284]-[.H283])" office:value-type="float" office:value="108161.921669522" calcext:value-type="float">
            <text:p>108161.921669522</text:p>
          </table:table-cell>
          <table:table-cell table:formula="of:=[.G284]-[.$B284]" office:value-type="float" office:value="10.2076425552368" calcext:value-type="float">
            <text:p>10.207642555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6945.7212" calcext:value-type="float">
            <text:p>1443146945.7212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10047245026" calcext:value-type="float">
            <text:p>25.7210047245</text:p>
          </table:table-cell>
          <table:table-cell table:formula="of:=[.C285]/([.D285]-[.D284])" office:value-type="float" office:value="104643.226723033" calcext:value-type="float">
            <text:p>104643.226723033</text:p>
          </table:table-cell>
          <table:table-cell/>
          <table:table-cell office:value-type="float" office:value="1443146955.92741" calcext:value-type="float">
            <text:p>1443146955.92741</text:p>
          </table:table-cell>
          <table:table-cell table:formula="of:=[.G285]-[.$B$2]" office:value-type="float" office:value="35.9272146224976" calcext:value-type="float">
            <text:p>35.9272146225</text:p>
          </table:table-cell>
          <table:table-cell table:formula="of:=[.C285]/([.H285]-[.H284])" office:value-type="float" office:value="108405.236650812" calcext:value-type="float">
            <text:p>108405.236650812</text:p>
          </table:table-cell>
          <table:table-cell table:formula="of:=[.G285]-[.$B285]" office:value-type="float" office:value="10.206209897995" calcext:value-type="float">
            <text:p>10.20620989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6945.76249" calcext:value-type="float">
            <text:p>1443146945.76249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22947692871" calcext:value-type="float">
            <text:p>25.7622947693</text:p>
          </table:table-cell>
          <table:table-cell table:formula="of:=[.C286]/([.D286]-[.D285])" office:value-type="float" office:value="104625.703908582" calcext:value-type="float">
            <text:p>104625.703908582</text:p>
          </table:table-cell>
          <table:table-cell/>
          <table:table-cell office:value-type="float" office:value="1443146955.96721" calcext:value-type="float">
            <text:p>1443146955.96721</text:p>
          </table:table-cell>
          <table:table-cell table:formula="of:=[.G286]-[.$B$2]" office:value-type="float" office:value="35.9670126438141" calcext:value-type="float">
            <text:p>35.9670126438</text:p>
          </table:table-cell>
          <table:table-cell table:formula="of:=[.C286]/([.H286]-[.H285])" office:value-type="float" office:value="108548.110109331" calcext:value-type="float">
            <text:p>108548.110109331</text:p>
          </table:table-cell>
          <table:table-cell table:formula="of:=[.G286]-[.$B286]" office:value-type="float" office:value="10.204717874527" calcext:value-type="float">
            <text:p>10.20471787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6945.80378" calcext:value-type="float">
            <text:p>1443146945.80378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35848140717" calcext:value-type="float">
            <text:p>25.8035848141</text:p>
          </table:table-cell>
          <table:table-cell table:formula="of:=[.C287]/([.D287]-[.D286])" office:value-type="float" office:value="104625.703908582" calcext:value-type="float">
            <text:p>104625.703908582</text:p>
          </table:table-cell>
          <table:table-cell/>
          <table:table-cell office:value-type="float" office:value="1443146956.00716" calcext:value-type="float">
            <text:p>1443146956.00716</text:p>
          </table:table-cell>
          <table:table-cell table:formula="of:=[.G287]-[.$B$2]" office:value-type="float" office:value="36.0069556236267" calcext:value-type="float">
            <text:p>36.0069556236</text:p>
          </table:table-cell>
          <table:table-cell table:formula="of:=[.C287]/([.H287]-[.H286])" office:value-type="float" office:value="108154.174282082" calcext:value-type="float">
            <text:p>108154.174282082</text:p>
          </table:table-cell>
          <table:table-cell table:formula="of:=[.G287]-[.$B287]" office:value-type="float" office:value="10.2033708095551" calcext:value-type="float">
            <text:p>10.203370809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6945.84508" calcext:value-type="float">
            <text:p>1443146945.84508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48774814606" calcext:value-type="float">
            <text:p>25.8448774815</text:p>
          </table:table-cell>
          <table:table-cell table:formula="of:=[.C288]/([.D288]-[.D287])" office:value-type="float" office:value="104619.058858852" calcext:value-type="float">
            <text:p>104619.058858852</text:p>
          </table:table-cell>
          <table:table-cell/>
          <table:table-cell office:value-type="float" office:value="1443146956.01927" calcext:value-type="float">
            <text:p>1443146956.01927</text:p>
          </table:table-cell>
          <table:table-cell table:formula="of:=[.G288]-[.$B$2]" office:value-type="float" office:value="36.0190739631653" calcext:value-type="float">
            <text:p>36.0190739632</text:p>
          </table:table-cell>
          <table:table-cell table:formula="of:=[.C288]/([.H288]-[.H287])" office:value-type="float" office:value="356484.482568663" calcext:value-type="float">
            <text:p>356484.482568663</text:p>
          </table:table-cell>
          <table:table-cell table:formula="of:=[.G288]-[.$B288]" office:value-type="float" office:value="10.1741964817047" calcext:value-type="float">
            <text:p>10.174196481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6945.88637" calcext:value-type="float">
            <text:p>1443146945.88637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61682415009" calcext:value-type="float">
            <text:p>25.8861682415</text:p>
          </table:table-cell>
          <table:table-cell table:formula="of:=[.C289]/([.D289]-[.D288])" office:value-type="float" office:value="104623.891538577" calcext:value-type="float">
            <text:p>104623.891538577</text:p>
          </table:table-cell>
          <table:table-cell/>
          <table:table-cell office:value-type="float" office:value="1443146956.03138" calcext:value-type="float">
            <text:p>1443146956.03138</text:p>
          </table:table-cell>
          <table:table-cell table:formula="of:=[.G289]-[.$B$2]" office:value-type="float" office:value="36.0311844348907" calcext:value-type="float">
            <text:p>36.0311844349</text:p>
          </table:table-cell>
          <table:table-cell table:formula="of:=[.C289]/([.H289]-[.H288])" office:value-type="float" office:value="356716.079929127" calcext:value-type="float">
            <text:p>356716.079929127</text:p>
          </table:table-cell>
          <table:table-cell table:formula="of:=[.G289]-[.$B289]" office:value-type="float" office:value="10.1450161933899" calcext:value-type="float">
            <text:p>10.145016193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6945.92771" calcext:value-type="float">
            <text:p>1443146945.92771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751121521" calcext:value-type="float">
            <text:p>25.9275112152</text:p>
          </table:table-cell>
          <table:table-cell table:formula="of:=[.C290]/([.D290]-[.D289])" office:value-type="float" office:value="104491.757907788" calcext:value-type="float">
            <text:p>104491.757907788</text:p>
          </table:table-cell>
          <table:table-cell/>
          <table:table-cell office:value-type="float" office:value="1443146956.05443" calcext:value-type="float">
            <text:p>1443146956.05443</text:p>
          </table:table-cell>
          <table:table-cell table:formula="of:=[.G290]-[.$B$2]" office:value-type="float" office:value="36.0542256832123" calcext:value-type="float">
            <text:p>36.0542256832</text:p>
          </table:table-cell>
          <table:table-cell table:formula="of:=[.C290]/([.H290]-[.H289])" office:value-type="float" office:value="187489.84168374" calcext:value-type="float">
            <text:p>187489.84168374</text:p>
          </table:table-cell>
          <table:table-cell table:formula="of:=[.G290]-[.$B290]" office:value-type="float" office:value="10.1267144680023" calcext:value-type="float">
            <text:p>10.12671446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6945.969" calcext:value-type="float">
            <text:p>1443146945.969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68798160553" calcext:value-type="float">
            <text:p>25.9687981606</text:p>
          </table:table-cell>
          <table:table-cell table:formula="of:=[.C291]/([.D291]-[.D290])" office:value-type="float" office:value="104633.55823757" calcext:value-type="float">
            <text:p>104633.55823757</text:p>
          </table:table-cell>
          <table:table-cell/>
          <table:table-cell office:value-type="float" office:value="1443146956.09101" calcext:value-type="float">
            <text:p>1443146956.09101</text:p>
          </table:table-cell>
          <table:table-cell table:formula="of:=[.G291]-[.$B$2]" office:value-type="float" office:value="36.0908098220825" calcext:value-type="float">
            <text:p>36.0908098221</text:p>
          </table:table-cell>
          <table:table-cell table:formula="of:=[.C291]/([.H291]-[.H290])" office:value-type="float" office:value="118083.960246342" calcext:value-type="float">
            <text:p>118083.960246342</text:p>
          </table:table-cell>
          <table:table-cell table:formula="of:=[.G291]-[.$B291]" office:value-type="float" office:value="10.1220116615295" calcext:value-type="float">
            <text:p>10.122011661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6946.00982" calcext:value-type="float">
            <text:p>1443146946.00982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096163749695" calcext:value-type="float">
            <text:p>26.009616375</text:p>
          </table:table-cell>
          <table:table-cell table:formula="of:=[.C292]/([.D292]-[.D291])" office:value-type="float" office:value="105835.104787271" calcext:value-type="float">
            <text:p>105835.104787271</text:p>
          </table:table-cell>
          <table:table-cell/>
          <table:table-cell office:value-type="float" office:value="1443146956.12763" calcext:value-type="float">
            <text:p>1443146956.12763</text:p>
          </table:table-cell>
          <table:table-cell table:formula="of:=[.G292]-[.$B$2]" office:value-type="float" office:value="36.1274280548096" calcext:value-type="float">
            <text:p>36.1274280548</text:p>
          </table:table-cell>
          <table:table-cell table:formula="of:=[.C292]/([.H292]-[.H291])" office:value-type="float" office:value="117974.016720056" calcext:value-type="float">
            <text:p>117974.016720056</text:p>
          </table:table-cell>
          <table:table-cell table:formula="of:=[.G292]-[.$B292]" office:value-type="float" office:value="10.1178116798401" calcext:value-type="float">
            <text:p>10.117811679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6946.04924" calcext:value-type="float">
            <text:p>1443146946.04924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490429401398" calcext:value-type="float">
            <text:p>26.0490429401</text:p>
          </table:table-cell>
          <table:table-cell table:formula="of:=[.C293]/([.D293]-[.D292])" office:value-type="float" office:value="109570.792721643" calcext:value-type="float">
            <text:p>109570.792721643</text:p>
          </table:table-cell>
          <table:table-cell/>
          <table:table-cell office:value-type="float" office:value="1443146956.16415" calcext:value-type="float">
            <text:p>1443146956.16415</text:p>
          </table:table-cell>
          <table:table-cell table:formula="of:=[.G293]-[.$B$2]" office:value-type="float" office:value="36.1639485359192" calcext:value-type="float">
            <text:p>36.1639485359</text:p>
          </table:table-cell>
          <table:table-cell table:formula="of:=[.C293]/([.H293]-[.H292])" office:value-type="float" office:value="118289.788873076" calcext:value-type="float">
            <text:p>118289.788873076</text:p>
          </table:table-cell>
          <table:table-cell table:formula="of:=[.G293]-[.$B293]" office:value-type="float" office:value="10.1149055957794" calcext:value-type="float">
            <text:p>10.114905595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6946.08867" calcext:value-type="float">
            <text:p>1443146946.08867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84654521942" calcext:value-type="float">
            <text:p>26.0884654522</text:p>
          </table:table-cell>
          <table:table-cell table:formula="of:=[.C294]/([.D294]-[.D293])" office:value-type="float" office:value="109582.057937708" calcext:value-type="float">
            <text:p>109582.057937708</text:p>
          </table:table-cell>
          <table:table-cell/>
          <table:table-cell office:value-type="float" office:value="1443146956.20078" calcext:value-type="float">
            <text:p>1443146956.20078</text:p>
          </table:table-cell>
          <table:table-cell table:formula="of:=[.G294]-[.$B$2]" office:value-type="float" office:value="36.2005801200867" calcext:value-type="float">
            <text:p>36.2005801201</text:p>
          </table:table-cell>
          <table:table-cell table:formula="of:=[.C294]/([.H294]-[.H293])" office:value-type="float" office:value="117931.017677228" calcext:value-type="float">
            <text:p>117931.017677228</text:p>
          </table:table-cell>
          <table:table-cell table:formula="of:=[.G294]-[.$B294]" office:value-type="float" office:value="10.1121146678925" calcext:value-type="float">
            <text:p>10.112114667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6946.12809" calcext:value-type="float">
            <text:p>1443146946.12809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78877258301" calcext:value-type="float">
            <text:p>26.1278877258</text:p>
          </table:table-cell>
          <table:table-cell table:formula="of:=[.C295]/([.D295]-[.D294])" office:value-type="float" office:value="109582.720669614" calcext:value-type="float">
            <text:p>109582.720669614</text:p>
          </table:table-cell>
          <table:table-cell/>
          <table:table-cell office:value-type="float" office:value="1443146956.23735" calcext:value-type="float">
            <text:p>1443146956.23735</text:p>
          </table:table-cell>
          <table:table-cell table:formula="of:=[.G295]-[.$B$2]" office:value-type="float" office:value="36.237147808075" calcext:value-type="float">
            <text:p>36.2371478081</text:p>
          </table:table-cell>
          <table:table-cell table:formula="of:=[.C295]/([.H295]-[.H294])" office:value-type="float" office:value="118137.083246401" calcext:value-type="float">
            <text:p>118137.083246401</text:p>
          </table:table-cell>
          <table:table-cell table:formula="of:=[.G295]-[.$B295]" office:value-type="float" office:value="10.1092600822449" calcext:value-type="float">
            <text:p>10.109260082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6946.1675" calcext:value-type="float">
            <text:p>1443146946.1675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73023700714" calcext:value-type="float">
            <text:p>26.1673023701</text:p>
          </table:table-cell>
          <table:table-cell table:formula="of:=[.C296]/([.D296]-[.D295])" office:value-type="float" office:value="109603.932323959" calcext:value-type="float">
            <text:p>109603.932323959</text:p>
          </table:table-cell>
          <table:table-cell/>
          <table:table-cell office:value-type="float" office:value="1443146956.2739" calcext:value-type="float">
            <text:p>1443146956.2739</text:p>
          </table:table-cell>
          <table:table-cell table:formula="of:=[.G296]-[.$B$2]" office:value-type="float" office:value="36.2736978530884" calcext:value-type="float">
            <text:p>36.2736978531</text:p>
          </table:table-cell>
          <table:table-cell table:formula="of:=[.C296]/([.H296]-[.H295])" office:value-type="float" office:value="118194.10888312" calcext:value-type="float">
            <text:p>118194.10888312</text:p>
          </table:table-cell>
          <table:table-cell table:formula="of:=[.G296]-[.$B296]" office:value-type="float" office:value="10.106395483017" calcext:value-type="float">
            <text:p>10.10639548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6946.2069" calcext:value-type="float">
            <text:p>1443146946.2069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6699848175" calcext:value-type="float">
            <text:p>26.2066998482</text:p>
          </table:table-cell>
          <table:table-cell table:formula="of:=[.C297]/([.D297]-[.D296])" office:value-type="float" office:value="109651.688583618" calcext:value-type="float">
            <text:p>109651.688583618</text:p>
          </table:table-cell>
          <table:table-cell/>
          <table:table-cell office:value-type="float" office:value="1443146956.31047" calcext:value-type="float">
            <text:p>1443146956.31047</text:p>
          </table:table-cell>
          <table:table-cell table:formula="of:=[.G297]-[.$B$2]" office:value-type="float" office:value="36.3102705478668" calcext:value-type="float">
            <text:p>36.3102705479</text:p>
          </table:table-cell>
          <table:table-cell table:formula="of:=[.C297]/([.H297]-[.H296])" office:value-type="float" office:value="118120.910317672" calcext:value-type="float">
            <text:p>118120.910317672</text:p>
          </table:table-cell>
          <table:table-cell table:formula="of:=[.G297]-[.$B297]" office:value-type="float" office:value="10.1035706996918" calcext:value-type="float">
            <text:p>10.103570699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6946.24632" calcext:value-type="float">
            <text:p>1443146946.24632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61175918579" calcext:value-type="float">
            <text:p>26.2461175919</text:p>
          </table:table-cell>
          <table:table-cell table:formula="of:=[.C298]/([.D298]-[.D297])" office:value-type="float" office:value="109595.314099075" calcext:value-type="float">
            <text:p>109595.314099075</text:p>
          </table:table-cell>
          <table:table-cell/>
          <table:table-cell office:value-type="float" office:value="1443146956.34704" calcext:value-type="float">
            <text:p>1443146956.34704</text:p>
          </table:table-cell>
          <table:table-cell table:formula="of:=[.G298]-[.$B$2]" office:value-type="float" office:value="36.3468382358551" calcext:value-type="float">
            <text:p>36.3468382359</text:p>
          </table:table-cell>
          <table:table-cell table:formula="of:=[.C298]/([.H298]-[.H297])" office:value-type="float" office:value="118137.083246401" calcext:value-type="float">
            <text:p>118137.083246401</text:p>
          </table:table-cell>
          <table:table-cell table:formula="of:=[.G298]-[.$B298]" office:value-type="float" office:value="10.1007206439972" calcext:value-type="float">
            <text:p>10.10072064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6946.28574" calcext:value-type="float">
            <text:p>1443146946.28574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55362892151" calcext:value-type="float">
            <text:p>26.2855362892</text:p>
          </table:table-cell>
          <table:table-cell table:formula="of:=[.C299]/([.D299]-[.D298])" office:value-type="float" office:value="109592.662610231" calcext:value-type="float">
            <text:p>109592.662610231</text:p>
          </table:table-cell>
          <table:table-cell/>
          <table:table-cell office:value-type="float" office:value="1443146956.38362" calcext:value-type="float">
            <text:p>1443146956.38362</text:p>
          </table:table-cell>
          <table:table-cell table:formula="of:=[.G299]-[.$B$2]" office:value-type="float" office:value="36.3834221363068" calcext:value-type="float">
            <text:p>36.3834221363</text:p>
          </table:table-cell>
          <table:table-cell table:formula="of:=[.C299]/([.H299]-[.H298])" office:value-type="float" office:value="118084.729803707" calcext:value-type="float">
            <text:p>118084.729803707</text:p>
          </table:table-cell>
          <table:table-cell table:formula="of:=[.G299]-[.$B299]" office:value-type="float" office:value="10.0978858470917" calcext:value-type="float">
            <text:p>10.097885847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6946.32515" calcext:value-type="float">
            <text:p>1443146946.32515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49537944794" calcext:value-type="float">
            <text:p>26.3249537945</text:p>
          </table:table-cell>
          <table:table-cell table:formula="of:=[.C300]/([.D300]-[.D299])" office:value-type="float" office:value="109595.976991332" calcext:value-type="float">
            <text:p>109595.976991332</text:p>
          </table:table-cell>
          <table:table-cell/>
          <table:table-cell office:value-type="float" office:value="1443146956.42019" calcext:value-type="float">
            <text:p>1443146956.42019</text:p>
          </table:table-cell>
          <table:table-cell table:formula="of:=[.G300]-[.$B$2]" office:value-type="float" office:value="36.4199924468994" calcext:value-type="float">
            <text:p>36.4199924469</text:p>
          </table:table-cell>
          <table:table-cell table:formula="of:=[.C300]/([.H300]-[.H299])" office:value-type="float" office:value="118128.611160007" calcext:value-type="float">
            <text:p>118128.611160007</text:p>
          </table:table-cell>
          <table:table-cell table:formula="of:=[.G300]-[.$B300]" office:value-type="float" office:value="10.09503865242" calcext:value-type="float">
            <text:p>10.095038652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6946.36457" calcext:value-type="float">
            <text:p>1443146946.36457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43660545349" calcext:value-type="float">
            <text:p>26.3643660545</text:p>
          </table:table-cell>
          <table:table-cell table:formula="of:=[.C301]/([.D301]-[.D300])" office:value-type="float" office:value="109610.5626501" calcext:value-type="float">
            <text:p>109610.5626501</text:p>
          </table:table-cell>
          <table:table-cell/>
          <table:table-cell office:value-type="float" office:value="1443146956.45678" calcext:value-type="float">
            <text:p>1443146956.45678</text:p>
          </table:table-cell>
          <table:table-cell table:formula="of:=[.G301]-[.$B$2]" office:value-type="float" office:value="36.4565854072571" calcext:value-type="float">
            <text:p>36.4565854073</text:p>
          </table:table-cell>
          <table:table-cell table:formula="of:=[.C301]/([.H301]-[.H300])" office:value-type="float" office:value="118055.493673525" calcext:value-type="float">
            <text:p>118055.493673525</text:p>
          </table:table-cell>
          <table:table-cell table:formula="of:=[.G301]-[.$B301]" office:value-type="float" office:value="10.0922193527222" calcext:value-type="float">
            <text:p>10.092219352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6946.40398" calcext:value-type="float">
            <text:p>1443146946.40398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37756919861" calcext:value-type="float">
            <text:p>26.403775692</text:p>
          </table:table-cell>
          <table:table-cell table:formula="of:=[.C302]/([.D302]-[.D301])" office:value-type="float" office:value="109617.856935437" calcext:value-type="float">
            <text:p>109617.856935437</text:p>
          </table:table-cell>
          <table:table-cell/>
          <table:table-cell office:value-type="float" office:value="1443146956.49334" calcext:value-type="float">
            <text:p>1443146956.49334</text:p>
          </table:table-cell>
          <table:table-cell table:formula="of:=[.G302]-[.$B$2]" office:value-type="float" office:value="36.4931371212006" calcext:value-type="float">
            <text:p>36.4931371212</text:p>
          </table:table-cell>
          <table:table-cell table:formula="of:=[.C302]/([.H302]-[.H301])" office:value-type="float" office:value="118188.712208677" calcext:value-type="float">
            <text:p>118188.712208677</text:p>
          </table:table-cell>
          <table:table-cell table:formula="of:=[.G302]-[.$B302]" office:value-type="float" office:value="10.0893614292145" calcext:value-type="float">
            <text:p>10.089361429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6946.44349" calcext:value-type="float">
            <text:p>1443146946.44349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32928562164" calcext:value-type="float">
            <text:p>26.4432928562</text:p>
          </table:table-cell>
          <table:table-cell table:formula="of:=[.C303]/([.D303]-[.D302])" office:value-type="float" office:value="109319.585150862" calcext:value-type="float">
            <text:p>109319.585150862</text:p>
          </table:table-cell>
          <table:table-cell/>
          <table:table-cell office:value-type="float" office:value="1443146956.52991" calcext:value-type="float">
            <text:p>1443146956.52991</text:p>
          </table:table-cell>
          <table:table-cell table:formula="of:=[.G303]-[.$B$2]" office:value-type="float" office:value="36.5297141075134" calcext:value-type="float">
            <text:p>36.5297141075</text:p>
          </table:table-cell>
          <table:table-cell table:formula="of:=[.C303]/([.H303]-[.H302])" office:value-type="float" office:value="118107.051331356" calcext:value-type="float">
            <text:p>118107.051331356</text:p>
          </table:table-cell>
          <table:table-cell table:formula="of:=[.G303]-[.$B303]" office:value-type="float" office:value="10.086421251297" calcext:value-type="float">
            <text:p>10.086421251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6946.4829" calcext:value-type="float">
            <text:p>1443146946.4829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27036857605" calcext:value-type="float">
            <text:p>26.4827036858</text:p>
          </table:table-cell>
          <table:table-cell table:formula="of:=[.C304]/([.D304]-[.D303])" office:value-type="float" office:value="109614.541230846" calcext:value-type="float">
            <text:p>109614.541230846</text:p>
          </table:table-cell>
          <table:table-cell/>
          <table:table-cell office:value-type="float" office:value="1443146956.56657" calcext:value-type="float">
            <text:p>1443146956.56657</text:p>
          </table:table-cell>
          <table:table-cell table:formula="of:=[.G304]-[.$B$2]" office:value-type="float" office:value="36.566374540329" calcext:value-type="float">
            <text:p>36.5663745403</text:p>
          </table:table-cell>
          <table:table-cell table:formula="of:=[.C304]/([.H304]-[.H303])" office:value-type="float" office:value="117838.215978929" calcext:value-type="float">
            <text:p>117838.215978929</text:p>
          </table:table-cell>
          <table:table-cell table:formula="of:=[.G304]-[.$B304]" office:value-type="float" office:value="10.0836708545685" calcext:value-type="float">
            <text:p>10.083670854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6946.52248" calcext:value-type="float">
            <text:p>1443146946.52248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22840309143" calcext:value-type="float">
            <text:p>26.5222840309</text:p>
          </table:table-cell>
          <table:table-cell table:formula="of:=[.C305]/([.D305]-[.D304])" office:value-type="float" office:value="109145.081560369" calcext:value-type="float">
            <text:p>109145.081560369</text:p>
          </table:table-cell>
          <table:table-cell/>
          <table:table-cell office:value-type="float" office:value="1443146956.60314" calcext:value-type="float">
            <text:p>1443146956.60314</text:p>
          </table:table-cell>
          <table:table-cell table:formula="of:=[.G305]-[.$B$2]" office:value-type="float" office:value="36.6029450893402" calcext:value-type="float">
            <text:p>36.6029450893</text:p>
          </table:table-cell>
          <table:table-cell table:formula="of:=[.C305]/([.H305]-[.H304])" office:value-type="float" office:value="118127.841030589" calcext:value-type="float">
            <text:p>118127.841030589</text:p>
          </table:table-cell>
          <table:table-cell table:formula="of:=[.G305]-[.$B305]" office:value-type="float" office:value="10.0806610584259" calcext:value-type="float">
            <text:p>10.080661058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6946.5619" calcext:value-type="float">
            <text:p>1443146946.5619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16977214813" calcext:value-type="float">
            <text:p>26.5616977215</text:p>
          </table:table-cell>
          <table:table-cell table:formula="of:=[.C306]/([.D306]-[.D305])" office:value-type="float" office:value="109606.584358157" calcext:value-type="float">
            <text:p>109606.584358157</text:p>
          </table:table-cell>
          <table:table-cell/>
          <table:table-cell office:value-type="float" office:value="1443146956.63964" calcext:value-type="float">
            <text:p>1443146956.63964</text:p>
          </table:table-cell>
          <table:table-cell table:formula="of:=[.G306]-[.$B$2]" office:value-type="float" office:value="36.6394429206848" calcext:value-type="float">
            <text:p>36.6394429207</text:p>
          </table:table-cell>
          <table:table-cell table:formula="of:=[.C306]/([.H306]-[.H305])" office:value-type="float" office:value="118363.196958513" calcext:value-type="float">
            <text:p>118363.196958513</text:p>
          </table:table-cell>
          <table:table-cell table:formula="of:=[.G306]-[.$B306]" office:value-type="float" office:value="10.0777451992035" calcext:value-type="float">
            <text:p>10.077745199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6946.60131" calcext:value-type="float">
            <text:p>1443146946.60131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11140346527" calcext:value-type="float">
            <text:p>26.6011140347</text:p>
          </table:table-cell>
          <table:table-cell table:formula="of:=[.C307]/([.D307]-[.D306])" office:value-type="float" office:value="109599.291572911" calcext:value-type="float">
            <text:p>109599.291572911</text:p>
          </table:table-cell>
          <table:table-cell/>
          <table:table-cell office:value-type="float" office:value="1443146956.67632" calcext:value-type="float">
            <text:p>1443146956.67632</text:p>
          </table:table-cell>
          <table:table-cell table:formula="of:=[.G307]-[.$B$2]" office:value-type="float" office:value="36.6761214733124" calcext:value-type="float">
            <text:p>36.6761214733</text:p>
          </table:table-cell>
          <table:table-cell table:formula="of:=[.C307]/([.H307]-[.H306])" office:value-type="float" office:value="117780.001950065" calcext:value-type="float">
            <text:p>117780.001950065</text:p>
          </table:table-cell>
          <table:table-cell table:formula="of:=[.G307]-[.$B307]" office:value-type="float" office:value="10.0750074386597" calcext:value-type="float">
            <text:p>10.075007438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6946.64076" calcext:value-type="float">
            <text:p>1443146946.64076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05599117279" calcext:value-type="float">
            <text:p>26.6405599117</text:p>
          </table:table-cell>
          <table:table-cell table:formula="of:=[.C308]/([.D308]-[.D307])" office:value-type="float" office:value="109517.149074029" calcext:value-type="float">
            <text:p>109517.149074029</text:p>
          </table:table-cell>
          <table:table-cell/>
          <table:table-cell office:value-type="float" office:value="1443146956.71275" calcext:value-type="float">
            <text:p>1443146956.71275</text:p>
          </table:table-cell>
          <table:table-cell table:formula="of:=[.G308]-[.$B$2]" office:value-type="float" office:value="36.7125535011291" calcext:value-type="float">
            <text:p>36.7125535011</text:p>
          </table:table-cell>
          <table:table-cell table:formula="of:=[.C308]/([.H308]-[.H307])" office:value-type="float" office:value="118576.984562226" calcext:value-type="float">
            <text:p>118576.984562226</text:p>
          </table:table-cell>
          <table:table-cell table:formula="of:=[.G308]-[.$B308]" office:value-type="float" office:value="10.0719935894012" calcext:value-type="float">
            <text:p>10.071993589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6946.68018" calcext:value-type="float">
            <text:p>1443146946.68018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799786090851" calcext:value-type="float">
            <text:p>26.6799786091</text:p>
          </table:table-cell>
          <table:table-cell table:formula="of:=[.C309]/([.D309]-[.D308])" office:value-type="float" office:value="109592.662610231" calcext:value-type="float">
            <text:p>109592.662610231</text:p>
          </table:table-cell>
          <table:table-cell/>
          <table:table-cell office:value-type="float" office:value="1443146956.74938" calcext:value-type="float">
            <text:p>1443146956.74938</text:p>
          </table:table-cell>
          <table:table-cell table:formula="of:=[.G309]-[.$B$2]" office:value-type="float" office:value="36.7491774559021" calcext:value-type="float">
            <text:p>36.7491774559</text:p>
          </table:table-cell>
          <table:table-cell table:formula="of:=[.C309]/([.H309]-[.H308])" office:value-type="float" office:value="117955.584719944" calcext:value-type="float">
            <text:p>117955.584719944</text:p>
          </table:table-cell>
          <table:table-cell table:formula="of:=[.G309]-[.$B309]" office:value-type="float" office:value="10.069198846817" calcext:value-type="float">
            <text:p>10.069198846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6946.71958" calcext:value-type="float">
            <text:p>1443146946.71958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193827629089" calcext:value-type="float">
            <text:p>26.7193827629</text:p>
          </table:table-cell>
          <table:table-cell table:formula="of:=[.C310]/([.D310]-[.D309])" office:value-type="float" office:value="109633.111760542" calcext:value-type="float">
            <text:p>109633.111760542</text:p>
          </table:table-cell>
          <table:table-cell/>
          <table:table-cell office:value-type="float" office:value="1443146956.78594" calcext:value-type="float">
            <text:p>1443146956.78594</text:p>
          </table:table-cell>
          <table:table-cell table:formula="of:=[.G310]-[.$B$2]" office:value-type="float" office:value="36.7857429981232" calcext:value-type="float">
            <text:p>36.7857429981</text:p>
          </table:table-cell>
          <table:table-cell table:formula="of:=[.C310]/([.H310]-[.H309])" office:value-type="float" office:value="118144.015857388" calcext:value-type="float">
            <text:p>118144.015857388</text:p>
          </table:table-cell>
          <table:table-cell table:formula="of:=[.G310]-[.$B310]" office:value-type="float" office:value="10.0663602352142" calcext:value-type="float">
            <text:p>10.066360235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6946.75899" calcext:value-type="float">
            <text:p>1443146946.75899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87885856628" calcext:value-type="float">
            <text:p>26.7587885857</text:p>
          </table:table-cell>
          <table:table-cell table:formula="of:=[.C311]/([.D311]-[.D310])" office:value-type="float" office:value="109628.468538238" calcext:value-type="float">
            <text:p>109628.468538238</text:p>
          </table:table-cell>
          <table:table-cell/>
          <table:table-cell office:value-type="float" office:value="1443146956.82252" calcext:value-type="float">
            <text:p>1443146956.82252</text:p>
          </table:table-cell>
          <table:table-cell table:formula="of:=[.G311]-[.$B$2]" office:value-type="float" office:value="36.8223171234131" calcext:value-type="float">
            <text:p>36.8223171234</text:p>
          </table:table-cell>
          <table:table-cell table:formula="of:=[.C311]/([.H311]-[.H310])" office:value-type="float" office:value="118116.290294192" calcext:value-type="float">
            <text:p>118116.290294192</text:p>
          </table:table-cell>
          <table:table-cell table:formula="of:=[.G311]-[.$B311]" office:value-type="float" office:value="10.0635285377502" calcext:value-type="float">
            <text:p>10.063528537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6946.79839" calcext:value-type="float">
            <text:p>1443146946.79839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81946468353" calcext:value-type="float">
            <text:p>26.7981946468</text:p>
          </table:table-cell>
          <table:table-cell table:formula="of:=[.C312]/([.D312]-[.D311])" office:value-type="float" office:value="109627.805252872" calcext:value-type="float">
            <text:p>109627.805252872</text:p>
          </table:table-cell>
          <table:table-cell/>
          <table:table-cell office:value-type="float" office:value="1443146956.85905" calcext:value-type="float">
            <text:p>1443146956.85905</text:p>
          </table:table-cell>
          <table:table-cell table:formula="of:=[.G312]-[.$B$2]" office:value-type="float" office:value="36.8588464260101" calcext:value-type="float">
            <text:p>36.858846426</text:p>
          </table:table-cell>
          <table:table-cell table:formula="of:=[.C312]/([.H312]-[.H311])" office:value-type="float" office:value="118261.222987305" calcext:value-type="float">
            <text:p>118261.222987305</text:p>
          </table:table-cell>
          <table:table-cell table:formula="of:=[.G312]-[.$B312]" office:value-type="float" office:value="10.0606517791748" calcext:value-type="float">
            <text:p>10.060651779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6946.8378" calcext:value-type="float">
            <text:p>1443146946.8378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76042842865" calcext:value-type="float">
            <text:p>26.8376042843</text:p>
          </table:table-cell>
          <table:table-cell table:formula="of:=[.C313]/([.D313]-[.D312])" office:value-type="float" office:value="109617.856935437" calcext:value-type="float">
            <text:p>109617.856935437</text:p>
          </table:table-cell>
          <table:table-cell/>
          <table:table-cell office:value-type="float" office:value="1443146956.89556" calcext:value-type="float">
            <text:p>1443146956.89556</text:p>
          </table:table-cell>
          <table:table-cell table:formula="of:=[.G313]-[.$B$2]" office:value-type="float" office:value="36.8953630924225" calcext:value-type="float">
            <text:p>36.8953630924</text:p>
          </table:table-cell>
          <table:table-cell table:formula="of:=[.C313]/([.H313]-[.H312])" office:value-type="float" office:value="118302.145963098" calcext:value-type="float">
            <text:p>118302.145963098</text:p>
          </table:table-cell>
          <table:table-cell table:formula="of:=[.G313]-[.$B313]" office:value-type="float" office:value="10.057758808136" calcext:value-type="float">
            <text:p>10.057758808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6946.87722" calcext:value-type="float">
            <text:p>1443146946.87722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7021074295" calcext:value-type="float">
            <text:p>26.8770210743</text:p>
          </table:table-cell>
          <table:table-cell table:formula="of:=[.C314]/([.D314]-[.D313])" office:value-type="float" office:value="109597.965716221" calcext:value-type="float">
            <text:p>109597.965716221</text:p>
          </table:table-cell>
          <table:table-cell/>
          <table:table-cell office:value-type="float" office:value="1443146956.93215" calcext:value-type="float">
            <text:p>1443146956.93215</text:p>
          </table:table-cell>
          <table:table-cell table:formula="of:=[.G314]-[.$B$2]" office:value-type="float" office:value="36.9319455623627" calcext:value-type="float">
            <text:p>36.9319455624</text:p>
          </table:table-cell>
          <table:table-cell table:formula="of:=[.C314]/([.H314]-[.H313])" office:value-type="float" office:value="118089.347358542" calcext:value-type="float">
            <text:p>118089.347358542</text:p>
          </table:table-cell>
          <table:table-cell table:formula="of:=[.G314]-[.$B314]" office:value-type="float" office:value="10.0549244880676" calcext:value-type="float">
            <text:p>10.054924488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6946.91664" calcext:value-type="float">
            <text:p>1443146946.91664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64392948151" calcext:value-type="float">
            <text:p>26.9164392948</text:p>
          </table:table-cell>
          <table:table-cell table:formula="of:=[.C315]/([.D315]-[.D314])" office:value-type="float" office:value="109593.988338616" calcext:value-type="float">
            <text:p>109593.988338616</text:p>
          </table:table-cell>
          <table:table-cell/>
          <table:table-cell office:value-type="float" office:value="1443146956.96889" calcext:value-type="float">
            <text:p>1443146956.96889</text:p>
          </table:table-cell>
          <table:table-cell table:formula="of:=[.G315]-[.$B$2]" office:value-type="float" office:value="36.9686920642853" calcext:value-type="float">
            <text:p>36.9686920643</text:p>
          </table:table-cell>
          <table:table-cell table:formula="of:=[.C315]/([.H315]-[.H314])" office:value-type="float" office:value="117562.210658812" calcext:value-type="float">
            <text:p>117562.210658812</text:p>
          </table:table-cell>
          <table:table-cell table:formula="of:=[.G315]-[.$B315]" office:value-type="float" office:value="10.0522527694702" calcext:value-type="float">
            <text:p>10.052252769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6946.95608" calcext:value-type="float">
            <text:p>1443146946.95608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58794498444" calcext:value-type="float">
            <text:p>26.9558794498</text:p>
          </table:table-cell>
          <table:table-cell table:formula="of:=[.C316]/([.D316]-[.D315])" office:value-type="float" office:value="109533.038011413" calcext:value-type="float">
            <text:p>109533.038011413</text:p>
          </table:table-cell>
          <table:table-cell/>
          <table:table-cell office:value-type="float" office:value="1443146957.00525" calcext:value-type="float">
            <text:p>1443146957.00525</text:p>
          </table:table-cell>
          <table:table-cell table:formula="of:=[.G316]-[.$B$2]" office:value-type="float" office:value="37.0050542354584" calcext:value-type="float">
            <text:p>37.0050542355</text:p>
          </table:table-cell>
          <table:table-cell table:formula="of:=[.C316]/([.H316]-[.H315])" office:value-type="float" office:value="118804.786970376" calcext:value-type="float">
            <text:p>118804.786970376</text:p>
          </table:table-cell>
          <table:table-cell table:formula="of:=[.G316]-[.$B316]" office:value-type="float" office:value="10.049174785614" calcext:value-type="float">
            <text:p>10.049174785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6946.99549" calcext:value-type="float">
            <text:p>1443146946.99549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52914714813" calcext:value-type="float">
            <text:p>26.9952914715</text:p>
          </table:table-cell>
          <table:table-cell table:formula="of:=[.C317]/([.D317]-[.D316])" office:value-type="float" office:value="109611.225726834" calcext:value-type="float">
            <text:p>109611.225726834</text:p>
          </table:table-cell>
          <table:table-cell/>
          <table:table-cell office:value-type="float" office:value="1443146960.01821" calcext:value-type="float">
            <text:p>1443146960.01821</text:p>
          </table:table-cell>
          <table:table-cell table:formula="of:=[.G317]-[.$B$2]" office:value-type="float" office:value="40.018009185791" calcext:value-type="float">
            <text:p>40.0180091858</text:p>
          </table:table-cell>
          <table:table-cell table:formula="of:=[.C317]/([.H317]-[.H316])" office:value-type="float" office:value="1433.80836129762" calcext:value-type="float">
            <text:p>1433.8083612976</text:p>
          </table:table-cell>
          <table:table-cell table:formula="of:=[.G317]-[.$B317]" office:value-type="float" office:value="13.0227177143097" calcext:value-type="float">
            <text:p>13.022717714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6960.04794" calcext:value-type="float">
            <text:p>1443146960.04794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77437973022" calcext:value-type="float">
            <text:p>40.0477437973</text:p>
          </table:table-cell>
          <table:table-cell table:formula="of:=[.C318]/([.D318]-[.D317])" office:value-type="float" office:value="330.972287211805" calcext:value-type="float">
            <text:p>330.9722872118</text:p>
          </table:table-cell>
          <table:table-cell/>
          <table:table-cell office:value-type="float" office:value="1443146960.23781" calcext:value-type="float">
            <text:p>1443146960.23781</text:p>
          </table:table-cell>
          <table:table-cell table:formula="of:=[.G318]-[.$B$2]" office:value-type="float" office:value="40.2376146316528" calcext:value-type="float">
            <text:p>40.2376146317</text:p>
          </table:table-cell>
          <table:table-cell table:formula="of:=[.C318]/([.H318]-[.H317])" office:value-type="float" office:value="19671.6433103316" calcext:value-type="float">
            <text:p>19671.6433103316</text:p>
          </table:table-cell>
          <table:table-cell table:formula="of:=[.G318]-[.$B318]" office:value-type="float" office:value="0.189870834350586" calcext:value-type="float">
            <text:p>0.189870834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6960.10209" calcext:value-type="float">
            <text:p>1443146960.10209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18919944763" calcext:value-type="float">
            <text:p>40.1018919945</text:p>
          </table:table-cell>
          <table:table-cell table:formula="of:=[.C319]/([.D319]-[.D318])" office:value-type="float" office:value="79781.0495169827" calcext:value-type="float">
            <text:p>79781.0495169827</text:p>
          </table:table-cell>
          <table:table-cell/>
          <table:table-cell office:value-type="float" office:value="1443146960.29187" calcext:value-type="float">
            <text:p>1443146960.29187</text:p>
          </table:table-cell>
          <table:table-cell table:formula="of:=[.G319]-[.$B$2]" office:value-type="float" office:value="40.2916741371155" calcext:value-type="float">
            <text:p>40.2916741371</text:p>
          </table:table-cell>
          <table:table-cell table:formula="of:=[.C319]/([.H319]-[.H318])" office:value-type="float" office:value="79911.9407961472" calcext:value-type="float">
            <text:p>79911.9407961472</text:p>
          </table:table-cell>
          <table:table-cell table:formula="of:=[.G319]-[.$B319]" office:value-type="float" office:value="0.18978214263916" calcext:value-type="float">
            <text:p>0.189782142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6960.15624" calcext:value-type="float">
            <text:p>1443146960.15624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60387611389" calcext:value-type="float">
            <text:p>40.1560387611</text:p>
          </table:table-cell>
          <table:table-cell table:formula="of:=[.C320]/([.D320]-[.D319])" office:value-type="float" office:value="79783.1572643852" calcext:value-type="float">
            <text:p>79783.1572643852</text:p>
          </table:table-cell>
          <table:table-cell/>
          <table:table-cell office:value-type="float" office:value="1443146960.40021" calcext:value-type="float">
            <text:p>1443146960.40021</text:p>
          </table:table-cell>
          <table:table-cell table:formula="of:=[.G320]-[.$B$2]" office:value-type="float" office:value="40.4000096321106" calcext:value-type="float">
            <text:p>40.4000096321</text:p>
          </table:table-cell>
          <table:table-cell table:formula="of:=[.C320]/([.H320]-[.H319])" office:value-type="float" office:value="39876.1273966091" calcext:value-type="float">
            <text:p>39876.1273966091</text:p>
          </table:table-cell>
          <table:table-cell table:formula="of:=[.G320]-[.$B320]" office:value-type="float" office:value="0.24397087097168" calcext:value-type="float">
            <text:p>0.24397087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6960.21043" calcext:value-type="float">
            <text:p>1443146960.21043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02284431458" calcext:value-type="float">
            <text:p>40.2102284431</text:p>
          </table:table-cell>
          <table:table-cell table:formula="of:=[.C321]/([.D321]-[.D320])" office:value-type="float" office:value="79719.9732497976" calcext:value-type="float">
            <text:p>79719.9732497976</text:p>
          </table:table-cell>
          <table:table-cell/>
          <table:table-cell office:value-type="float" office:value="1443146960.88749" calcext:value-type="float">
            <text:p>1443146960.88749</text:p>
          </table:table-cell>
          <table:table-cell table:formula="of:=[.G321]-[.$B$2]" office:value-type="float" office:value="40.8872921466827" calcext:value-type="float">
            <text:p>40.8872921467</text:p>
          </table:table-cell>
          <table:table-cell table:formula="of:=[.C321]/([.H321]-[.H320])" office:value-type="float" office:value="8865.49357058945" calcext:value-type="float">
            <text:p>8865.4935705895</text:p>
          </table:table-cell>
          <table:table-cell table:formula="of:=[.G321]-[.$B321]" office:value-type="float" office:value="0.677063703536987" calcext:value-type="float">
            <text:p>0.677063703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6960.26458" calcext:value-type="float">
            <text:p>1443146960.26458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43783092499" calcext:value-type="float">
            <text:p>40.2643783092</text:p>
          </table:table-cell>
          <table:table-cell table:formula="of:=[.C322]/([.D322]-[.D321])" office:value-type="float" office:value="79778.5906190973" calcext:value-type="float">
            <text:p>79778.5906190973</text:p>
          </table:table-cell>
          <table:table-cell/>
          <table:table-cell office:value-type="float" office:value="1443146960.99572" calcext:value-type="float">
            <text:p>1443146960.99572</text:p>
          </table:table-cell>
          <table:table-cell table:formula="of:=[.G322]-[.$B$2]" office:value-type="float" office:value="40.99551653862" calcext:value-type="float">
            <text:p>40.9955165386</text:p>
          </table:table-cell>
          <table:table-cell table:formula="of:=[.C322]/([.H322]-[.H321])" office:value-type="float" office:value="39917.0641910796" calcext:value-type="float">
            <text:p>39917.0641910796</text:p>
          </table:table-cell>
          <table:table-cell table:formula="of:=[.G322]-[.$B322]" office:value-type="float" office:value="0.731138229370117" calcext:value-type="float">
            <text:p>0.731138229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6960.31872" calcext:value-type="float">
            <text:p>1443146960.31872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185253143311" calcext:value-type="float">
            <text:p>40.3185253143</text:p>
          </table:table-cell>
          <table:table-cell table:formula="of:=[.C323]/([.D323]-[.D322])" office:value-type="float" office:value="79782.8059654175" calcext:value-type="float">
            <text:p>79782.8059654175</text:p>
          </table:table-cell>
          <table:table-cell/>
          <table:table-cell office:value-type="float" office:value="1443146961.36404" calcext:value-type="float">
            <text:p>1443146961.36404</text:p>
          </table:table-cell>
          <table:table-cell table:formula="of:=[.G323]-[.$B$2]" office:value-type="float" office:value="41.3638415336609" calcext:value-type="float">
            <text:p>41.3638415337</text:p>
          </table:table-cell>
          <table:table-cell table:formula="of:=[.C323]/([.H323]-[.H322])" office:value-type="float" office:value="11728.7723020817" calcext:value-type="float">
            <text:p>11728.7723020817</text:p>
          </table:table-cell>
          <table:table-cell table:formula="of:=[.G323]-[.$B323]" office:value-type="float" office:value="1.04531621932983" calcext:value-type="float">
            <text:p>1.045316219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6960.37286" calcext:value-type="float">
            <text:p>1443146960.37286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26615905762" calcext:value-type="float">
            <text:p>40.3726615906</text:p>
          </table:table-cell>
          <table:table-cell table:formula="of:=[.C324]/([.D324]-[.D323])" office:value-type="float" office:value="79798.6174822957" calcext:value-type="float">
            <text:p>79798.6174822957</text:p>
          </table:table-cell>
          <table:table-cell/>
          <table:table-cell office:value-type="float" office:value="1443146962.02653" calcext:value-type="float">
            <text:p>1443146962.02653</text:p>
          </table:table-cell>
          <table:table-cell table:formula="of:=[.G324]-[.$B$2]" office:value-type="float" office:value="42.0263273715973" calcext:value-type="float">
            <text:p>42.0263273716</text:p>
          </table:table-cell>
          <table:table-cell table:formula="of:=[.C324]/([.H324]-[.H323])" office:value-type="float" office:value="6520.89411217681" calcext:value-type="float">
            <text:p>6520.8941121768</text:p>
          </table:table-cell>
          <table:table-cell table:formula="of:=[.G324]-[.$B324]" office:value-type="float" office:value="1.65366578102112" calcext:value-type="float">
            <text:p>1.65366578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6960.42701" calcext:value-type="float">
            <text:p>1443146960.42701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68083572388" calcext:value-type="float">
            <text:p>40.4268083572</text:p>
          </table:table-cell>
          <table:table-cell table:formula="of:=[.C325]/([.D325]-[.D324])" office:value-type="float" office:value="79783.1572643852" calcext:value-type="float">
            <text:p>79783.1572643852</text:p>
          </table:table-cell>
          <table:table-cell/>
          <table:table-cell office:value-type="float" office:value="1443146966.01275" calcext:value-type="float">
            <text:p>1443146966.01275</text:p>
          </table:table-cell>
          <table:table-cell table:formula="of:=[.G325]-[.$B$2]" office:value-type="float" office:value="46.0125496387482" calcext:value-type="float">
            <text:p>46.0125496387</text:p>
          </table:table-cell>
          <table:table-cell table:formula="of:=[.C325]/([.H325]-[.H324])" office:value-type="float" office:value="1083.73284540596" calcext:value-type="float">
            <text:p>1083.732845406</text:p>
          </table:table-cell>
          <table:table-cell table:formula="of:=[.G325]-[.$B325]" office:value-type="float" office:value="5.5857412815094" calcext:value-type="float">
            <text:p>5.585741281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6960.48115" calcext:value-type="float">
            <text:p>1443146960.48115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09477329254" calcext:value-type="float">
            <text:p>40.4809477329</text:p>
          </table:table-cell>
          <table:table-cell table:formula="of:=[.C326]/([.D326]-[.D325])" office:value-type="float" office:value="79794.0490670566" calcext:value-type="float">
            <text:p>79794.0490670566</text:p>
          </table:table-cell>
          <table:table-cell/>
          <table:table-cell office:value-type="float" office:value="1443146966.13662" calcext:value-type="float">
            <text:p>1443146966.13662</text:p>
          </table:table-cell>
          <table:table-cell table:formula="of:=[.G326]-[.$B$2]" office:value-type="float" office:value="46.1364212036133" calcext:value-type="float">
            <text:p>46.1364212036</text:p>
          </table:table-cell>
          <table:table-cell table:formula="of:=[.C326]/([.H326]-[.H325])" office:value-type="float" office:value="34874.8318849785" calcext:value-type="float">
            <text:p>34874.8318849785</text:p>
          </table:table-cell>
          <table:table-cell table:formula="of:=[.G326]-[.$B326]" office:value-type="float" office:value="5.65547347068787" calcext:value-type="float">
            <text:p>5.655473470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6960.53529" calcext:value-type="float">
            <text:p>1443146960.53529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50892543793" calcext:value-type="float">
            <text:p>40.5350892544</text:p>
          </table:table-cell>
          <table:table-cell table:formula="of:=[.C327]/([.D327]-[.D326])" office:value-type="float" office:value="79790.8866244507" calcext:value-type="float">
            <text:p>79790.8866244507</text:p>
          </table:table-cell>
          <table:table-cell/>
          <table:table-cell office:value-type="float" office:value="1443146966.57266" calcext:value-type="float">
            <text:p>1443146966.57266</text:p>
          </table:table-cell>
          <table:table-cell table:formula="of:=[.G327]-[.$B$2]" office:value-type="float" office:value="46.5724558830261" calcext:value-type="float">
            <text:p>46.572455883</text:p>
          </table:table-cell>
          <table:table-cell table:formula="of:=[.C327]/([.H327]-[.H326])" office:value-type="float" office:value="9907.46884127944" calcext:value-type="float">
            <text:p>9907.4688412794</text:p>
          </table:table-cell>
          <table:table-cell table:formula="of:=[.G327]-[.$B327]" office:value-type="float" office:value="6.03736662864685" calcext:value-type="float">
            <text:p>6.037366628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6960.58943" calcext:value-type="float">
            <text:p>1443146960.58943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892298221588" calcext:value-type="float">
            <text:p>40.5892298222</text:p>
          </table:table-cell>
          <table:table-cell table:formula="of:=[.C328]/([.D328]-[.D327])" office:value-type="float" office:value="79792.2921235501" calcext:value-type="float">
            <text:p>79792.2921235501</text:p>
          </table:table-cell>
          <table:table-cell/>
          <table:table-cell office:value-type="float" office:value="1443146967.00623" calcext:value-type="float">
            <text:p>1443146967.00623</text:p>
          </table:table-cell>
          <table:table-cell table:formula="of:=[.G328]-[.$B$2]" office:value-type="float" office:value="47.0060300827026" calcext:value-type="float">
            <text:p>47.0060300827</text:p>
          </table:table-cell>
          <table:table-cell table:formula="of:=[.C328]/([.H328]-[.H327])" office:value-type="float" office:value="9963.69249651644" calcext:value-type="float">
            <text:p>9963.6924965164</text:p>
          </table:table-cell>
          <table:table-cell table:formula="of:=[.G328]-[.$B328]" office:value-type="float" office:value="6.41680026054382" calcext:value-type="float">
            <text:p>6.416800260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6960.64357" calcext:value-type="float">
            <text:p>1443146960.64357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33689594269" calcext:value-type="float">
            <text:p>40.6433689594</text:p>
          </table:table-cell>
          <table:table-cell table:formula="of:=[.C329]/([.D329]-[.D328])" office:value-type="float" office:value="79794.4004650425" calcext:value-type="float">
            <text:p>79794.4004650425</text:p>
          </table:table-cell>
          <table:table-cell/>
          <table:table-cell office:value-type="float" office:value="1443146971.01848" calcext:value-type="float">
            <text:p>1443146971.01848</text:p>
          </table:table-cell>
          <table:table-cell table:formula="of:=[.G329]-[.$B$2]" office:value-type="float" office:value="51.018275976181" calcext:value-type="float">
            <text:p>51.0182759762</text:p>
          </table:table-cell>
          <table:table-cell table:formula="of:=[.C329]/([.H329]-[.H328])" office:value-type="float" office:value="1076.7037002946" calcext:value-type="float">
            <text:p>1076.7037002946</text:p>
          </table:table-cell>
          <table:table-cell table:formula="of:=[.G329]-[.$B329]" office:value-type="float" office:value="10.3749070167542" calcext:value-type="float">
            <text:p>10.374907016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6960.69771" calcext:value-type="float">
            <text:p>1443146960.69771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75085735321" calcext:value-type="float">
            <text:p>40.6975085735</text:p>
          </table:table-cell>
          <table:table-cell table:formula="of:=[.C330]/([.D330]-[.D329])" office:value-type="float" office:value="79793.6976721655" calcext:value-type="float">
            <text:p>79793.6976721655</text:p>
          </table:table-cell>
          <table:table-cell/>
          <table:table-cell office:value-type="float" office:value="1443146971.06898" calcext:value-type="float">
            <text:p>1443146971.06898</text:p>
          </table:table-cell>
          <table:table-cell table:formula="of:=[.G330]-[.$B$2]" office:value-type="float" office:value="51.0687754154205" calcext:value-type="float">
            <text:p>51.0687754154</text:p>
          </table:table-cell>
          <table:table-cell table:formula="of:=[.C330]/([.H330]-[.H329])" office:value-type="float" office:value="85545.5043671215" calcext:value-type="float">
            <text:p>85545.5043671215</text:p>
          </table:table-cell>
          <table:table-cell table:formula="of:=[.G330]-[.$B330]" office:value-type="float" office:value="10.3712668418884" calcext:value-type="float">
            <text:p>10.371266841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6960.75187" calcext:value-type="float">
            <text:p>1443146960.75187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1672744751" calcext:value-type="float">
            <text:p>40.7516727448</text:p>
          </table:table-cell>
          <table:table-cell table:formula="of:=[.C331]/([.D331]-[.D330])" office:value-type="float" office:value="79757.520567301" calcext:value-type="float">
            <text:p>79757.520567301</text:p>
          </table:table-cell>
          <table:table-cell/>
          <table:table-cell office:value-type="float" office:value="1443146971.11936" calcext:value-type="float">
            <text:p>1443146971.11936</text:p>
          </table:table-cell>
          <table:table-cell table:formula="of:=[.G331]-[.$B$2]" office:value-type="float" office:value="51.1191651821136" calcext:value-type="float">
            <text:p>51.1191651821</text:p>
          </table:table-cell>
          <table:table-cell table:formula="of:=[.C331]/([.H331]-[.H330])" office:value-type="float" office:value="85731.6928317956" calcext:value-type="float">
            <text:p>85731.6928317956</text:p>
          </table:table-cell>
          <table:table-cell table:formula="of:=[.G331]-[.$B331]" office:value-type="float" office:value="10.3674924373627" calcext:value-type="float">
            <text:p>10.367492437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6960.80601" calcext:value-type="float">
            <text:p>1443146960.80601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58061599732" calcext:value-type="float">
            <text:p>40.80580616</text:p>
          </table:table-cell>
          <table:table-cell table:formula="of:=[.C332]/([.D332]-[.D331])" office:value-type="float" office:value="79802.8349452989" calcext:value-type="float">
            <text:p>79802.8349452989</text:p>
          </table:table-cell>
          <table:table-cell/>
          <table:table-cell office:value-type="float" office:value="1443146971.16981" calcext:value-type="float">
            <text:p>1443146971.16981</text:p>
          </table:table-cell>
          <table:table-cell table:formula="of:=[.G332]-[.$B$2]" office:value-type="float" office:value="51.1696090698242" calcext:value-type="float">
            <text:p>51.1696090698</text:p>
          </table:table-cell>
          <table:table-cell table:formula="of:=[.C332]/([.H332]-[.H331])" office:value-type="float" office:value="85639.7116888887" calcext:value-type="float">
            <text:p>85639.7116888887</text:p>
          </table:table-cell>
          <table:table-cell table:formula="of:=[.G332]-[.$B332]" office:value-type="float" office:value="10.3638029098511" calcext:value-type="float">
            <text:p>10.363802909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6960.8602" calcext:value-type="float">
            <text:p>1443146960.8602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599982261658" calcext:value-type="float">
            <text:p>40.8599982262</text:p>
          </table:table-cell>
          <table:table-cell table:formula="of:=[.C333]/([.D333]-[.D332])" office:value-type="float" office:value="79716.4659609851" calcext:value-type="float">
            <text:p>79716.4659609851</text:p>
          </table:table-cell>
          <table:table-cell/>
          <table:table-cell office:value-type="float" office:value="1443146971.22025" calcext:value-type="float">
            <text:p>1443146971.22025</text:p>
          </table:table-cell>
          <table:table-cell table:formula="of:=[.G333]-[.$B$2]" office:value-type="float" office:value="51.2200508117676" calcext:value-type="float">
            <text:p>51.2200508118</text:p>
          </table:table-cell>
          <table:table-cell table:formula="of:=[.C333]/([.H333]-[.H332])" office:value-type="float" office:value="85643.3547606443" calcext:value-type="float">
            <text:p>85643.3547606443</text:p>
          </table:table-cell>
          <table:table-cell table:formula="of:=[.G333]-[.$B333]" office:value-type="float" office:value="10.3600525856018" calcext:value-type="float">
            <text:p>10.360052585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6960.91434" calcext:value-type="float">
            <text:p>1443146960.91434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4137840271" calcext:value-type="float">
            <text:p>40.9141378403</text:p>
          </table:table-cell>
          <table:table-cell table:formula="of:=[.C334]/([.D334]-[.D333])" office:value-type="float" office:value="79793.6976721655" calcext:value-type="float">
            <text:p>79793.6976721655</text:p>
          </table:table-cell>
          <table:table-cell/>
          <table:table-cell office:value-type="float" office:value="1443146971.27072" calcext:value-type="float">
            <text:p>1443146971.27072</text:p>
          </table:table-cell>
          <table:table-cell table:formula="of:=[.G334]-[.$B$2]" office:value-type="float" office:value="51.2705211639404" calcext:value-type="float">
            <text:p>51.2705211639</text:p>
          </table:table-cell>
          <table:table-cell table:formula="of:=[.C334]/([.H334]-[.H333])" office:value-type="float" office:value="85594.8059408186" calcext:value-type="float">
            <text:p>85594.8059408186</text:p>
          </table:table-cell>
          <table:table-cell table:formula="of:=[.G334]-[.$B334]" office:value-type="float" office:value="10.3563833236694" calcext:value-type="float">
            <text:p>10.356383323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6960.96851" calcext:value-type="float">
            <text:p>1443146960.96851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83063030243" calcext:value-type="float">
            <text:p>40.968306303</text:p>
          </table:table-cell>
          <table:table-cell table:formula="of:=[.C335]/([.D335]-[.D334])" office:value-type="float" office:value="79751.2017218386" calcext:value-type="float">
            <text:p>79751.2017218386</text:p>
          </table:table-cell>
          <table:table-cell/>
          <table:table-cell office:value-type="float" office:value="1443146971.32116" calcext:value-type="float">
            <text:p>1443146971.32116</text:p>
          </table:table-cell>
          <table:table-cell table:formula="of:=[.G335]-[.$B$2]" office:value-type="float" office:value="51.3209576606751" calcext:value-type="float">
            <text:p>51.3209576607</text:p>
          </table:table-cell>
          <table:table-cell table:formula="of:=[.C335]/([.H335]-[.H334])" office:value-type="float" office:value="85652.2613521409" calcext:value-type="float">
            <text:p>85652.2613521409</text:p>
          </table:table-cell>
          <table:table-cell table:formula="of:=[.G335]-[.$B335]" office:value-type="float" office:value="10.3526513576508" calcext:value-type="float">
            <text:p>10.352651357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6961.02131" calcext:value-type="float">
            <text:p>1443146961.02131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11100578308" calcext:value-type="float">
            <text:p>41.0211100578</text:p>
          </table:table-cell>
          <table:table-cell table:formula="of:=[.C336]/([.D336]-[.D335])" office:value-type="float" office:value="81812.3638333898" calcext:value-type="float">
            <text:p>81812.3638333898</text:p>
          </table:table-cell>
          <table:table-cell/>
          <table:table-cell office:value-type="float" office:value="1443146971.37159" calcext:value-type="float">
            <text:p>1443146971.37159</text:p>
          </table:table-cell>
          <table:table-cell table:formula="of:=[.G336]-[.$B$2]" office:value-type="float" office:value="51.3713912963867" calcext:value-type="float">
            <text:p>51.3713912964</text:p>
          </table:table-cell>
          <table:table-cell table:formula="of:=[.C336]/([.H336]-[.H335])" office:value-type="float" office:value="85657.1202738094" calcext:value-type="float">
            <text:p>85657.1202738094</text:p>
          </table:table-cell>
          <table:table-cell table:formula="of:=[.G336]-[.$B336]" office:value-type="float" office:value="10.3502812385559" calcext:value-type="float">
            <text:p>10.350281238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6961.07229" calcext:value-type="float">
            <text:p>1443146961.07229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20944404602" calcext:value-type="float">
            <text:p>41.0720944405</text:p>
          </table:table-cell>
          <table:table-cell table:formula="of:=[.C337]/([.D337]-[.D336])" office:value-type="float" office:value="84731.8291838911" calcext:value-type="float">
            <text:p>84731.8291838911</text:p>
          </table:table-cell>
          <table:table-cell/>
          <table:table-cell office:value-type="float" office:value="1443146971.42206" calcext:value-type="float">
            <text:p>1443146971.42206</text:p>
          </table:table-cell>
          <table:table-cell table:formula="of:=[.G337]-[.$B$2]" office:value-type="float" office:value="51.4218571186066" calcext:value-type="float">
            <text:p>51.4218571186</text:p>
          </table:table-cell>
          <table:table-cell table:formula="of:=[.C337]/([.H337]-[.H336])" office:value-type="float" office:value="85602.4891694107" calcext:value-type="float">
            <text:p>85602.4891694107</text:p>
          </table:table-cell>
          <table:table-cell table:formula="of:=[.G337]-[.$B337]" office:value-type="float" office:value="10.3497626781464" calcext:value-type="float">
            <text:p>10.349762678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6961.12323" calcext:value-type="float">
            <text:p>1443146961.12323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30289936066" calcext:value-type="float">
            <text:p>41.1230289936</text:p>
          </table:table-cell>
          <table:table-cell table:formula="of:=[.C338]/([.D338]-[.D337])" office:value-type="float" office:value="84814.7226812086" calcext:value-type="float">
            <text:p>84814.7226812086</text:p>
          </table:table-cell>
          <table:table-cell/>
          <table:table-cell office:value-type="float" office:value="1443146971.47247" calcext:value-type="float">
            <text:p>1443146971.47247</text:p>
          </table:table-cell>
          <table:table-cell table:formula="of:=[.G338]-[.$B$2]" office:value-type="float" office:value="51.4722747802734" calcext:value-type="float">
            <text:p>51.4722747803</text:p>
          </table:table-cell>
          <table:table-cell table:formula="of:=[.C338]/([.H338]-[.H337])" office:value-type="float" office:value="85684.2593879896" calcext:value-type="float">
            <text:p>85684.2593879896</text:p>
          </table:table-cell>
          <table:table-cell table:formula="of:=[.G338]-[.$B338]" office:value-type="float" office:value="10.3492457866669" calcext:value-type="float">
            <text:p>10.349245786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6961.17423" calcext:value-type="float">
            <text:p>1443146961.17423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40312576294" calcext:value-type="float">
            <text:p>41.1740312576</text:p>
          </table:table-cell>
          <table:table-cell table:formula="of:=[.C339]/([.D339]-[.D338])" office:value-type="float" office:value="84702.1222051337" calcext:value-type="float">
            <text:p>84702.1222051337</text:p>
          </table:table-cell>
          <table:table-cell/>
          <table:table-cell office:value-type="float" office:value="1443146971.52287" calcext:value-type="float">
            <text:p>1443146971.52287</text:p>
          </table:table-cell>
          <table:table-cell table:formula="of:=[.G339]-[.$B$2]" office:value-type="float" office:value="51.5226662158966" calcext:value-type="float">
            <text:p>51.5226662159</text:p>
          </table:table-cell>
          <table:table-cell table:formula="of:=[.C339]/([.H339]-[.H338])" office:value-type="float" office:value="85728.8534564741" calcext:value-type="float">
            <text:p>85728.8534564741</text:p>
          </table:table-cell>
          <table:table-cell table:formula="of:=[.G339]-[.$B339]" office:value-type="float" office:value="10.3486349582672" calcext:value-type="float">
            <text:p>10.34863495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6961.22519" calcext:value-type="float">
            <text:p>1443146961.22519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4990606308" calcext:value-type="float">
            <text:p>41.2249906063</text:p>
          </table:table-cell>
          <table:table-cell table:formula="of:=[.C340]/([.D340]-[.D339])" office:value-type="float" office:value="84773.4539789182" calcext:value-type="float">
            <text:p>84773.4539789182</text:p>
          </table:table-cell>
          <table:table-cell/>
          <table:table-cell office:value-type="float" office:value="1443146971.57338" calcext:value-type="float">
            <text:p>1443146971.57338</text:p>
          </table:table-cell>
          <table:table-cell table:formula="of:=[.G340]-[.$B$2]" office:value-type="float" office:value="51.5731778144836" calcext:value-type="float">
            <text:p>51.5731778145</text:p>
          </table:table-cell>
          <table:table-cell table:formula="of:=[.C340]/([.H340]-[.H339])" office:value-type="float" office:value="85524.9115221773" calcext:value-type="float">
            <text:p>85524.9115221773</text:p>
          </table:table-cell>
          <table:table-cell table:formula="of:=[.G340]-[.$B340]" office:value-type="float" office:value="10.3481872081757" calcext:value-type="float">
            <text:p>10.348187208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6961.27615" calcext:value-type="float">
            <text:p>1443146961.27615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59511470795" calcext:value-type="float">
            <text:p>41.2759511471</text:p>
          </table:table-cell>
          <table:table-cell table:formula="of:=[.C341]/([.D341]-[.D340])" office:value-type="float" office:value="84771.4709184819" calcext:value-type="float">
            <text:p>84771.4709184819</text:p>
          </table:table-cell>
          <table:table-cell/>
          <table:table-cell office:value-type="float" office:value="1443146971.6238" calcext:value-type="float">
            <text:p>1443146971.6238</text:p>
          </table:table-cell>
          <table:table-cell table:formula="of:=[.G341]-[.$B$2]" office:value-type="float" office:value="51.6235959529877" calcext:value-type="float">
            <text:p>51.623595953</text:p>
          </table:table-cell>
          <table:table-cell table:formula="of:=[.C341]/([.H341]-[.H340])" office:value-type="float" office:value="85683.4490161679" calcext:value-type="float">
            <text:p>85683.4490161679</text:p>
          </table:table-cell>
          <table:table-cell table:formula="of:=[.G341]-[.$B341]" office:value-type="float" office:value="10.3476448059082" calcext:value-type="float">
            <text:p>10.347644805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6961.32711" calcext:value-type="float">
            <text:p>1443146961.32711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69124031067" calcext:value-type="float">
            <text:p>41.3269124031</text:p>
          </table:table-cell>
          <table:table-cell table:formula="of:=[.C342]/([.D342]-[.D341])" office:value-type="float" office:value="84770.2811267527" calcext:value-type="float">
            <text:p>84770.2811267527</text:p>
          </table:table-cell>
          <table:table-cell/>
          <table:table-cell office:value-type="float" office:value="1443146971.67417" calcext:value-type="float">
            <text:p>1443146971.67417</text:p>
          </table:table-cell>
          <table:table-cell table:formula="of:=[.G342]-[.$B$2]" office:value-type="float" office:value="51.6739671230316" calcext:value-type="float">
            <text:p>51.673967123</text:p>
          </table:table-cell>
          <table:table-cell table:formula="of:=[.C342]/([.H342]-[.H341])" office:value-type="float" office:value="85763.3443144383" calcext:value-type="float">
            <text:p>85763.3443144383</text:p>
          </table:table-cell>
          <table:table-cell table:formula="of:=[.G342]-[.$B342]" office:value-type="float" office:value="10.3470547199249" calcext:value-type="float">
            <text:p>10.347054719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6961.37807" calcext:value-type="float">
            <text:p>1443146961.37807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7866268158" calcext:value-type="float">
            <text:p>41.3778662682</text:p>
          </table:table-cell>
          <table:table-cell table:formula="of:=[.C343]/([.D343]-[.D342])" office:value-type="float" office:value="84782.5772520541" calcext:value-type="float">
            <text:p>84782.5772520541</text:p>
          </table:table-cell>
          <table:table-cell/>
          <table:table-cell office:value-type="float" office:value="1443146971.72466" calcext:value-type="float">
            <text:p>1443146971.72466</text:p>
          </table:table-cell>
          <table:table-cell table:formula="of:=[.G343]-[.$B$2]" office:value-type="float" office:value="51.724457025528" calcext:value-type="float">
            <text:p>51.7244570255</text:p>
          </table:table-cell>
          <table:table-cell table:formula="of:=[.C343]/([.H343]-[.H342])" office:value-type="float" office:value="85561.6625584361" calcext:value-type="float">
            <text:p>85561.6625584361</text:p>
          </table:table-cell>
          <table:table-cell table:formula="of:=[.G343]-[.$B343]" office:value-type="float" office:value="10.34659075737" calcext:value-type="float">
            <text:p>10.346590757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6961.42901" calcext:value-type="float">
            <text:p>1443146961.42901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288077354431" calcext:value-type="float">
            <text:p>41.4288077354</text:p>
          </table:table-cell>
          <table:table-cell table:formula="of:=[.C344]/([.D344]-[.D343])" office:value-type="float" office:value="84803.2110229145" calcext:value-type="float">
            <text:p>84803.2110229145</text:p>
          </table:table-cell>
          <table:table-cell/>
          <table:table-cell office:value-type="float" office:value="1443146971.7751" calcext:value-type="float">
            <text:p>1443146971.7751</text:p>
          </table:table-cell>
          <table:table-cell table:formula="of:=[.G344]-[.$B$2]" office:value-type="float" office:value="51.7749037742615" calcext:value-type="float">
            <text:p>51.7749037743</text:p>
          </table:table-cell>
          <table:table-cell table:formula="of:=[.C344]/([.H344]-[.H343])" office:value-type="float" office:value="85634.8547419762" calcext:value-type="float">
            <text:p>85634.8547419762</text:p>
          </table:table-cell>
          <table:table-cell table:formula="of:=[.G344]-[.$B344]" office:value-type="float" office:value="10.3460960388184" calcext:value-type="float">
            <text:p>10.346096038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6961.47997" calcext:value-type="float">
            <text:p>1443146961.47997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797723293304" calcext:value-type="float">
            <text:p>41.4797723293</text:p>
          </table:table-cell>
          <table:table-cell table:formula="of:=[.C345]/([.D345]-[.D344])" office:value-type="float" office:value="84764.729206918" calcext:value-type="float">
            <text:p>84764.729206918</text:p>
          </table:table-cell>
          <table:table-cell/>
          <table:table-cell office:value-type="float" office:value="1443146971.82555" calcext:value-type="float">
            <text:p>1443146971.82555</text:p>
          </table:table-cell>
          <table:table-cell table:formula="of:=[.G345]-[.$B$2]" office:value-type="float" office:value="51.8253502845764" calcext:value-type="float">
            <text:p>51.8253502846</text:p>
          </table:table-cell>
          <table:table-cell table:formula="of:=[.C345]/([.H345]-[.H344])" office:value-type="float" office:value="85635.2594665104" calcext:value-type="float">
            <text:p>85635.2594665104</text:p>
          </table:table-cell>
          <table:table-cell table:formula="of:=[.G345]-[.$B345]" office:value-type="float" office:value="10.345577955246" calcext:value-type="float">
            <text:p>10.3455779552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6961.53093" calcext:value-type="float">
            <text:p>1443146961.53093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07331085205" calcext:value-type="float">
            <text:p>41.5307331085</text:p>
          </table:table-cell>
          <table:table-cell table:formula="of:=[.C346]/([.D346]-[.D345])" office:value-type="float" office:value="84771.0743175279" calcext:value-type="float">
            <text:p>84771.0743175279</text:p>
          </table:table-cell>
          <table:table-cell/>
          <table:table-cell office:value-type="float" office:value="1443146971.8759" calcext:value-type="float">
            <text:p>1443146971.8759</text:p>
          </table:table-cell>
          <table:table-cell table:formula="of:=[.G346]-[.$B$2]" office:value-type="float" office:value="51.8757050037384" calcext:value-type="float">
            <text:p>51.8757050037</text:p>
          </table:table-cell>
          <table:table-cell table:formula="of:=[.C346]/([.H346]-[.H345])" office:value-type="float" office:value="85791.3631908638" calcext:value-type="float">
            <text:p>85791.3631908638</text:p>
          </table:table-cell>
          <table:table-cell table:formula="of:=[.G346]-[.$B346]" office:value-type="float" office:value="10.3449718952179" calcext:value-type="float">
            <text:p>10.344971895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6961.5819" calcext:value-type="float">
            <text:p>1443146961.5819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17008018494" calcext:value-type="float">
            <text:p>41.5817008018</text:p>
          </table:table-cell>
          <table:table-cell table:formula="of:=[.C347]/([.D347]-[.D346])" office:value-type="float" office:value="84759.5745039154" calcext:value-type="float">
            <text:p>84759.5745039154</text:p>
          </table:table-cell>
          <table:table-cell/>
          <table:table-cell office:value-type="float" office:value="1443146971.92633" calcext:value-type="float">
            <text:p>1443146971.92633</text:p>
          </table:table-cell>
          <table:table-cell table:formula="of:=[.G347]-[.$B$2]" office:value-type="float" office:value="51.9261312484741" calcext:value-type="float">
            <text:p>51.9261312485</text:p>
          </table:table-cell>
          <table:table-cell table:formula="of:=[.C347]/([.H347]-[.H346])" office:value-type="float" office:value="85669.6750400704" calcext:value-type="float">
            <text:p>85669.6750400704</text:p>
          </table:table-cell>
          <table:table-cell table:formula="of:=[.G347]-[.$B347]" office:value-type="float" office:value="10.3444304466248" calcext:value-type="float">
            <text:p>10.344430446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6961.63287" calcext:value-type="float">
            <text:p>1443146961.63287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26656341553" calcext:value-type="float">
            <text:p>41.6326656342</text:p>
          </table:table-cell>
          <table:table-cell table:formula="of:=[.C348]/([.D348]-[.D347])" office:value-type="float" office:value="84764.3326690431" calcext:value-type="float">
            <text:p>84764.3326690431</text:p>
          </table:table-cell>
          <table:table-cell/>
          <table:table-cell office:value-type="float" office:value="1443146971.97678" calcext:value-type="float">
            <text:p>1443146971.97678</text:p>
          </table:table-cell>
          <table:table-cell table:formula="of:=[.G348]-[.$B$2]" office:value-type="float" office:value="51.9765796661377" calcext:value-type="float">
            <text:p>51.9765796661</text:p>
          </table:table-cell>
          <table:table-cell table:formula="of:=[.C348]/([.H348]-[.H347])" office:value-type="float" office:value="85632.0217773493" calcext:value-type="float">
            <text:p>85632.0217773493</text:p>
          </table:table-cell>
          <table:table-cell table:formula="of:=[.G348]-[.$B348]" office:value-type="float" office:value="10.3439140319824" calcext:value-type="float">
            <text:p>10.34391403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6961.68385" calcext:value-type="float">
            <text:p>1443146961.68385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36495399475" calcext:value-type="float">
            <text:p>41.6836495399</text:p>
          </table:table-cell>
          <table:table-cell table:formula="of:=[.C349]/([.D349]-[.D348])" office:value-type="float" office:value="84732.6216552408" calcext:value-type="float">
            <text:p>84732.6216552408</text:p>
          </table:table-cell>
          <table:table-cell/>
          <table:table-cell office:value-type="float" office:value="1443146972.02731" calcext:value-type="float">
            <text:p>1443146972.02731</text:p>
          </table:table-cell>
          <table:table-cell table:formula="of:=[.G349]-[.$B$2]" office:value-type="float" office:value="52.0271081924439" calcext:value-type="float">
            <text:p>52.0271081924</text:p>
          </table:table-cell>
          <table:table-cell table:formula="of:=[.C349]/([.H349]-[.H348])" office:value-type="float" office:value="85496.2595549516" calcext:value-type="float">
            <text:p>85496.2595549516</text:p>
          </table:table-cell>
          <table:table-cell table:formula="of:=[.G349]-[.$B349]" office:value-type="float" office:value="10.3434586524963" calcext:value-type="float">
            <text:p>10.343458652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6961.73481" calcext:value-type="float">
            <text:p>1443146961.73481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46110343933" calcext:value-type="float">
            <text:p>41.7346110344</text:p>
          </table:table-cell>
          <table:table-cell table:formula="of:=[.C350]/([.D350]-[.D349])" office:value-type="float" office:value="84769.8845369313" calcext:value-type="float">
            <text:p>84769.8845369313</text:p>
          </table:table-cell>
          <table:table-cell/>
          <table:table-cell office:value-type="float" office:value="1443146972.04311" calcext:value-type="float">
            <text:p>1443146972.04311</text:p>
          </table:table-cell>
          <table:table-cell table:formula="of:=[.G350]-[.$B$2]" office:value-type="float" office:value="52.0429122447968" calcext:value-type="float">
            <text:p>52.0429122448</text:p>
          </table:table-cell>
          <table:table-cell table:formula="of:=[.C350]/([.H350]-[.H349])" office:value-type="float" office:value="273347.613860938" calcext:value-type="float">
            <text:p>273347.613860938</text:p>
          </table:table-cell>
          <table:table-cell table:formula="of:=[.G350]-[.$B350]" office:value-type="float" office:value="10.3083012104034" calcext:value-type="float">
            <text:p>10.308301210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6961.78578" calcext:value-type="float">
            <text:p>1443146961.78578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55763435364" calcext:value-type="float">
            <text:p>41.7855763435</text:p>
          </table:table-cell>
          <table:table-cell table:formula="of:=[.C351]/([.D351]-[.D350])" office:value-type="float" office:value="84763.5396044236" calcext:value-type="float">
            <text:p>84763.5396044236</text:p>
          </table:table-cell>
          <table:table-cell/>
          <table:table-cell office:value-type="float" office:value="1443146972.0589" calcext:value-type="float">
            <text:p>1443146972.0589</text:p>
          </table:table-cell>
          <table:table-cell table:formula="of:=[.G351]-[.$B$2]" office:value-type="float" office:value="52.0587031841278" calcext:value-type="float">
            <text:p>52.0587031841</text:p>
          </table:table-cell>
          <table:table-cell table:formula="of:=[.C351]/([.H351]-[.H350])" office:value-type="float" office:value="273574.605628699" calcext:value-type="float">
            <text:p>273574.605628699</text:p>
          </table:table-cell>
          <table:table-cell table:formula="of:=[.G351]-[.$B351]" office:value-type="float" office:value="10.2731268405914" calcext:value-type="float">
            <text:p>10.273126840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6961.83674" calcext:value-type="float">
            <text:p>1443146961.83674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65392684937" calcext:value-type="float">
            <text:p>41.8365392685</text:p>
          </table:table-cell>
          <table:table-cell table:formula="of:=[.C352]/([.D352]-[.D351])" office:value-type="float" office:value="84767.5050759284" calcext:value-type="float">
            <text:p>84767.5050759284</text:p>
          </table:table-cell>
          <table:table-cell/>
          <table:table-cell office:value-type="float" office:value="1443146972.08768" calcext:value-type="float">
            <text:p>1443146972.08768</text:p>
          </table:table-cell>
          <table:table-cell table:formula="of:=[.G352]-[.$B$2]" office:value-type="float" office:value="52.0874838829041" calcext:value-type="float">
            <text:p>52.0874838829</text:p>
          </table:table-cell>
          <table:table-cell table:formula="of:=[.C352]/([.H352]-[.H351])" office:value-type="float" office:value="150100.5946237" calcext:value-type="float">
            <text:p>150100.5946237</text:p>
          </table:table-cell>
          <table:table-cell table:formula="of:=[.G352]-[.$B352]" office:value-type="float" office:value="10.2509446144104" calcext:value-type="float">
            <text:p>10.250944614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6961.88771" calcext:value-type="float">
            <text:p>1443146961.88771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75060081482" calcext:value-type="float">
            <text:p>41.8875060081</text:p>
          </table:table-cell>
          <table:table-cell table:formula="of:=[.C353]/([.D353]-[.D352])" office:value-type="float" office:value="84761.1604996024" calcext:value-type="float">
            <text:p>84761.1604996024</text:p>
          </table:table-cell>
          <table:table-cell/>
          <table:table-cell office:value-type="float" office:value="1443146972.13443" calcext:value-type="float">
            <text:p>1443146972.13443</text:p>
          </table:table-cell>
          <table:table-cell table:formula="of:=[.G353]-[.$B$2]" office:value-type="float" office:value="52.1342287063599" calcext:value-type="float">
            <text:p>52.1342287064</text:p>
          </table:table-cell>
          <table:table-cell table:formula="of:=[.C353]/([.H353]-[.H352])" office:value-type="float" office:value="92416.6502432904" calcext:value-type="float">
            <text:p>92416.6502432904</text:p>
          </table:table-cell>
          <table:table-cell table:formula="of:=[.G353]-[.$B353]" office:value-type="float" office:value="10.2467226982117" calcext:value-type="float">
            <text:p>10.246722698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6961.93868" calcext:value-type="float">
            <text:p>1443146961.93868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384763240814" calcext:value-type="float">
            <text:p>41.9384763241</text:p>
          </table:table-cell>
          <table:table-cell table:formula="of:=[.C354]/([.D354]-[.D353])" office:value-type="float" office:value="84755.2133217953" calcext:value-type="float">
            <text:p>84755.2133217953</text:p>
          </table:table-cell>
          <table:table-cell/>
          <table:table-cell office:value-type="float" office:value="1443146972.18107" calcext:value-type="float">
            <text:p>1443146972.18107</text:p>
          </table:table-cell>
          <table:table-cell table:formula="of:=[.G354]-[.$B$2]" office:value-type="float" office:value="52.1808738708496" calcext:value-type="float">
            <text:p>52.1808738708</text:p>
          </table:table-cell>
          <table:table-cell table:formula="of:=[.C354]/([.H354]-[.H353])" office:value-type="float" office:value="92614.1015313529" calcext:value-type="float">
            <text:p>92614.1015313529</text:p>
          </table:table-cell>
          <table:table-cell table:formula="of:=[.G354]-[.$B354]" office:value-type="float" office:value="10.2423975467682" calcext:value-type="float">
            <text:p>10.242397546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6961.98963" calcext:value-type="float">
            <text:p>1443146961.98963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894328117371" calcext:value-type="float">
            <text:p>41.9894328117</text:p>
          </table:table-cell>
          <table:table-cell table:formula="of:=[.C355]/([.D355]-[.D354])" office:value-type="float" office:value="84778.2137025271" calcext:value-type="float">
            <text:p>84778.2137025271</text:p>
          </table:table-cell>
          <table:table-cell/>
          <table:table-cell office:value-type="float" office:value="1443146972.22774" calcext:value-type="float">
            <text:p>1443146972.22774</text:p>
          </table:table-cell>
          <table:table-cell table:formula="of:=[.G355]-[.$B$2]" office:value-type="float" office:value="52.2275364398956" calcext:value-type="float">
            <text:p>52.2275364399</text:p>
          </table:table-cell>
          <table:table-cell table:formula="of:=[.C355]/([.H355]-[.H354])" office:value-type="float" office:value="92579.5576265731" calcext:value-type="float">
            <text:p>92579.5576265731</text:p>
          </table:table-cell>
          <table:table-cell table:formula="of:=[.G355]-[.$B355]" office:value-type="float" office:value="10.2381036281586" calcext:value-type="float">
            <text:p>10.238103628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6962.03373" calcext:value-type="float">
            <text:p>1443146962.03373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35268974304" calcext:value-type="float">
            <text:p>42.0335268974</text:p>
          </table:table-cell>
          <table:table-cell table:formula="of:=[.C356]/([.D356]-[.D355])" office:value-type="float" office:value="97972.3228652998" calcext:value-type="float">
            <text:p>97972.3228652998</text:p>
          </table:table-cell>
          <table:table-cell/>
          <table:table-cell office:value-type="float" office:value="1443146972.27444" calcext:value-type="float">
            <text:p>1443146972.27444</text:p>
          </table:table-cell>
          <table:table-cell table:formula="of:=[.G356]-[.$B$2]" office:value-type="float" office:value="52.274240732193" calcext:value-type="float">
            <text:p>52.2742407322</text:p>
          </table:table-cell>
          <table:table-cell table:formula="of:=[.C356]/([.H356]-[.H355])" office:value-type="float" office:value="92496.8517346293" calcext:value-type="float">
            <text:p>92496.8517346293</text:p>
          </table:table-cell>
          <table:table-cell table:formula="of:=[.G356]-[.$B356]" office:value-type="float" office:value="10.2407138347626" calcext:value-type="float">
            <text:p>10.240713834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6962.07611" calcext:value-type="float">
            <text:p>1443146962.07611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59115219116" calcext:value-type="float">
            <text:p>42.0759115219</text:p>
          </table:table-cell>
          <table:table-cell table:formula="of:=[.C357]/([.D357]-[.D356])" office:value-type="float" office:value="101923.753079753" calcext:value-type="float">
            <text:p>101923.753079753</text:p>
          </table:table-cell>
          <table:table-cell/>
          <table:table-cell office:value-type="float" office:value="1443146972.32113" calcext:value-type="float">
            <text:p>1443146972.32113</text:p>
          </table:table-cell>
          <table:table-cell table:formula="of:=[.G357]-[.$B$2]" office:value-type="float" office:value="52.3209316730499" calcext:value-type="float">
            <text:p>52.3209316731</text:p>
          </table:table-cell>
          <table:table-cell table:formula="of:=[.C357]/([.H357]-[.H356])" office:value-type="float" office:value="92523.3015380216" calcext:value-type="float">
            <text:p>92523.3015380216</text:p>
          </table:table-cell>
          <table:table-cell table:formula="of:=[.G357]-[.$B357]" office:value-type="float" office:value="10.2450201511383" calcext:value-type="float">
            <text:p>10.245020151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6962.11845" calcext:value-type="float">
            <text:p>1443146962.11845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82472705841" calcext:value-type="float">
            <text:p>42.1182472706</text:p>
          </table:table-cell>
          <table:table-cell table:formula="of:=[.C358]/([.D358]-[.D357])" office:value-type="float" office:value="102041.422095073" calcext:value-type="float">
            <text:p>102041.422095073</text:p>
          </table:table-cell>
          <table:table-cell/>
          <table:table-cell office:value-type="float" office:value="1443146972.36778" calcext:value-type="float">
            <text:p>1443146972.36778</text:p>
          </table:table-cell>
          <table:table-cell table:formula="of:=[.G358]-[.$B$2]" office:value-type="float" office:value="52.3675816059113" calcext:value-type="float">
            <text:p>52.3675816059</text:p>
          </table:table-cell>
          <table:table-cell table:formula="of:=[.C358]/([.H358]-[.H357])" office:value-type="float" office:value="92604.6348842914" calcext:value-type="float">
            <text:p>92604.6348842914</text:p>
          </table:table-cell>
          <table:table-cell table:formula="of:=[.G358]-[.$B358]" office:value-type="float" office:value="10.2493343353272" calcext:value-type="float">
            <text:p>10.249334335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6962.16078" calcext:value-type="float">
            <text:p>1443146962.16078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05834960937" calcext:value-type="float">
            <text:p>42.1605834961</text:p>
          </table:table-cell>
          <table:table-cell table:formula="of:=[.C359]/([.D359]-[.D358])" office:value-type="float" office:value="102040.272792292" calcext:value-type="float">
            <text:p>102040.272792292</text:p>
          </table:table-cell>
          <table:table-cell/>
          <table:table-cell office:value-type="float" office:value="1443146972.41446" calcext:value-type="float">
            <text:p>1443146972.41446</text:p>
          </table:table-cell>
          <table:table-cell table:formula="of:=[.G359]-[.$B$2]" office:value-type="float" office:value="52.4142646789551" calcext:value-type="float">
            <text:p>52.414264679</text:p>
          </table:table-cell>
          <table:table-cell table:formula="of:=[.C359]/([.H359]-[.H358])" office:value-type="float" office:value="92538.8951139666" calcext:value-type="float">
            <text:p>92538.8951139666</text:p>
          </table:table-cell>
          <table:table-cell table:formula="of:=[.G359]-[.$B359]" office:value-type="float" office:value="10.2536811828613" calcext:value-type="float">
            <text:p>10.253681182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6962.2031" calcext:value-type="float">
            <text:p>1443146962.2031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29039859772" calcext:value-type="float">
            <text:p>42.202903986</text:p>
          </table:table-cell>
          <table:table-cell table:formula="of:=[.C360]/([.D360]-[.D359])" office:value-type="float" office:value="102078.213458776" calcext:value-type="float">
            <text:p>102078.213458776</text:p>
          </table:table-cell>
          <table:table-cell/>
          <table:table-cell office:value-type="float" office:value="1443146972.46116" calcext:value-type="float">
            <text:p>1443146972.46116</text:p>
          </table:table-cell>
          <table:table-cell table:formula="of:=[.G360]-[.$B$2]" office:value-type="float" office:value="52.4609563350677" calcext:value-type="float">
            <text:p>52.4609563351</text:p>
          </table:table-cell>
          <table:table-cell table:formula="of:=[.C360]/([.H360]-[.H359])" office:value-type="float" office:value="92521.8842007976" calcext:value-type="float">
            <text:p>92521.8842007976</text:p>
          </table:table-cell>
          <table:table-cell table:formula="of:=[.G360]-[.$B360]" office:value-type="float" office:value="10.2580523490906" calcext:value-type="float">
            <text:p>10.258052349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6962.24545" calcext:value-type="float">
            <text:p>1443146962.24545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52492713928" calcext:value-type="float">
            <text:p>42.2452492714</text:p>
          </table:table-cell>
          <table:table-cell table:formula="of:=[.C361]/([.D361]-[.D360])" office:value-type="float" office:value="102018.440957384" calcext:value-type="float">
            <text:p>102018.440957384</text:p>
          </table:table-cell>
          <table:table-cell/>
          <table:table-cell office:value-type="float" office:value="1443146972.50786" calcext:value-type="float">
            <text:p>1443146972.50786</text:p>
          </table:table-cell>
          <table:table-cell table:formula="of:=[.G361]-[.$B$2]" office:value-type="float" office:value="52.5076642036438" calcext:value-type="float">
            <text:p>52.5076642036</text:p>
          </table:table-cell>
          <table:table-cell table:formula="of:=[.C361]/([.H361]-[.H360])" office:value-type="float" office:value="92489.7695335032" calcext:value-type="float">
            <text:p>92489.7695335032</text:p>
          </table:table-cell>
          <table:table-cell table:formula="of:=[.G361]-[.$B361]" office:value-type="float" office:value="10.262414932251" calcext:value-type="float">
            <text:p>10.262414932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6962.28777" calcext:value-type="float">
            <text:p>1443146962.28777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75733375549" calcext:value-type="float">
            <text:p>42.2875733376</text:p>
          </table:table-cell>
          <table:table-cell table:formula="of:=[.C362]/([.D362]-[.D361])" office:value-type="float" office:value="102069.588102749" calcext:value-type="float">
            <text:p>102069.588102749</text:p>
          </table:table-cell>
          <table:table-cell/>
          <table:table-cell office:value-type="float" office:value="1443146972.55458" calcext:value-type="float">
            <text:p>1443146972.55458</text:p>
          </table:table-cell>
          <table:table-cell table:formula="of:=[.G362]-[.$B$2]" office:value-type="float" office:value="52.5543775558472" calcext:value-type="float">
            <text:p>52.5543775558</text:p>
          </table:table-cell>
          <table:table-cell table:formula="of:=[.C362]/([.H362]-[.H361])" office:value-type="float" office:value="92478.9122645843" calcext:value-type="float">
            <text:p>92478.9122645843</text:p>
          </table:table-cell>
          <table:table-cell table:formula="of:=[.G362]-[.$B362]" office:value-type="float" office:value="10.2668042182922" calcext:value-type="float">
            <text:p>10.266804218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6962.33011" calcext:value-type="float">
            <text:p>1443146962.33011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299069404602" calcext:value-type="float">
            <text:p>42.3299069405</text:p>
          </table:table-cell>
          <table:table-cell table:formula="of:=[.C363]/([.D363]-[.D362])" office:value-type="float" office:value="102046.594277991" calcext:value-type="float">
            <text:p>102046.594277991</text:p>
          </table:table-cell>
          <table:table-cell/>
          <table:table-cell office:value-type="float" office:value="1443146972.60128" calcext:value-type="float">
            <text:p>1443146972.60128</text:p>
          </table:table-cell>
          <table:table-cell table:formula="of:=[.G363]-[.$B$2]" office:value-type="float" office:value="52.601078748703" calcext:value-type="float">
            <text:p>52.6010787487</text:p>
          </table:table-cell>
          <table:table-cell table:formula="of:=[.C363]/([.H363]-[.H362])" office:value-type="float" office:value="92502.9905196575" calcext:value-type="float">
            <text:p>92502.9905196575</text:p>
          </table:table-cell>
          <table:table-cell table:formula="of:=[.G363]-[.$B363]" office:value-type="float" office:value="10.2711718082428" calcext:value-type="float">
            <text:p>10.271171808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6962.37246" calcext:value-type="float">
            <text:p>1443146962.37246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22598552704" calcext:value-type="float">
            <text:p>42.3722598553</text:p>
          </table:table-cell>
          <table:table-cell table:formula="of:=[.C364]/([.D364]-[.D363])" office:value-type="float" office:value="102000.063498854" calcext:value-type="float">
            <text:p>102000.063498854</text:p>
          </table:table-cell>
          <table:table-cell/>
          <table:table-cell office:value-type="float" office:value="1443146972.64792" calcext:value-type="float">
            <text:p>1443146972.64792</text:p>
          </table:table-cell>
          <table:table-cell table:formula="of:=[.G364]-[.$B$2]" office:value-type="float" office:value="52.6477234363556" calcext:value-type="float">
            <text:p>52.6477234364</text:p>
          </table:table-cell>
          <table:table-cell table:formula="of:=[.C364]/([.H364]-[.H363])" office:value-type="float" office:value="92615.0483025117" calcext:value-type="float">
            <text:p>92615.0483025117</text:p>
          </table:table-cell>
          <table:table-cell table:formula="of:=[.G364]-[.$B364]" office:value-type="float" office:value="10.2754635810852" calcext:value-type="float">
            <text:p>10.275463581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6962.41479" calcext:value-type="float">
            <text:p>1443146962.41479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45936965942" calcext:value-type="float">
            <text:p>42.4145936966</text:p>
          </table:table-cell>
          <table:table-cell table:formula="of:=[.C365]/([.D365]-[.D364])" office:value-type="float" office:value="102046.019565107" calcext:value-type="float">
            <text:p>102046.019565107</text:p>
          </table:table-cell>
          <table:table-cell/>
          <table:table-cell office:value-type="float" office:value="1443146972.69458" calcext:value-type="float">
            <text:p>1443146972.69458</text:p>
          </table:table-cell>
          <table:table-cell table:formula="of:=[.G365]-[.$B$2]" office:value-type="float" office:value="52.6943836212158" calcext:value-type="float">
            <text:p>52.6943836212</text:p>
          </table:table-cell>
          <table:table-cell table:formula="of:=[.C365]/([.H365]-[.H364])" office:value-type="float" office:value="92584.2881450331" calcext:value-type="float">
            <text:p>92584.2881450331</text:p>
          </table:table-cell>
          <table:table-cell table:formula="of:=[.G365]-[.$B365]" office:value-type="float" office:value="10.2797899246216" calcext:value-type="float">
            <text:p>10.279789924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6962.45716" calcext:value-type="float">
            <text:p>1443146962.45716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69623470306" calcext:value-type="float">
            <text:p>42.456962347</text:p>
          </table:table-cell>
          <table:table-cell table:formula="of:=[.C366]/([.D366]-[.D365])" office:value-type="float" office:value="101962.180893268" calcext:value-type="float">
            <text:p>101962.180893268</text:p>
          </table:table-cell>
          <table:table-cell/>
          <table:table-cell office:value-type="float" office:value="1443146972.74133" calcext:value-type="float">
            <text:p>1443146972.74133</text:p>
          </table:table-cell>
          <table:table-cell table:formula="of:=[.G366]-[.$B$2]" office:value-type="float" office:value="52.7411320209503" calcext:value-type="float">
            <text:p>52.741132021</text:p>
          </table:table-cell>
          <table:table-cell table:formula="of:=[.C366]/([.H366]-[.H365])" office:value-type="float" office:value="92409.5803179363" calcext:value-type="float">
            <text:p>92409.5803179363</text:p>
          </table:table-cell>
          <table:table-cell table:formula="of:=[.G366]-[.$B366]" office:value-type="float" office:value="10.2841696739197" calcext:value-type="float">
            <text:p>10.28416967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6962.49949" calcext:value-type="float">
            <text:p>1443146962.49949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4992949962616" calcext:value-type="float">
            <text:p>42.4992949963</text:p>
          </table:table-cell>
          <table:table-cell table:formula="of:=[.C367]/([.D367]-[.D366])" office:value-type="float" office:value="102048.89319426" calcext:value-type="float">
            <text:p>102048.89319426</text:p>
          </table:table-cell>
          <table:table-cell/>
          <table:table-cell office:value-type="float" office:value="1443146972.78797" calcext:value-type="float">
            <text:p>1443146972.78797</text:p>
          </table:table-cell>
          <table:table-cell table:formula="of:=[.G367]-[.$B$2]" office:value-type="float" office:value="52.78777384758" calcext:value-type="float">
            <text:p>52.7877738476</text:p>
          </table:table-cell>
          <table:table-cell table:formula="of:=[.C367]/([.H367]-[.H366])" office:value-type="float" office:value="92620.7293359914" calcext:value-type="float">
            <text:p>92620.7293359914</text:p>
          </table:table-cell>
          <table:table-cell table:formula="of:=[.G367]-[.$B367]" office:value-type="float" office:value="10.2884788513184" calcext:value-type="float">
            <text:p>10.2884788513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6962.54182" calcext:value-type="float">
            <text:p>1443146962.54182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1622877121" calcext:value-type="float">
            <text:p>42.5416228771</text:p>
          </table:table-cell>
          <table:table-cell table:formula="of:=[.C368]/([.D368]-[.D367])" office:value-type="float" office:value="102060.389329488" calcext:value-type="float">
            <text:p>102060.389329488</text:p>
          </table:table-cell>
          <table:table-cell/>
          <table:table-cell office:value-type="float" office:value="1443146972.83464" calcext:value-type="float">
            <text:p>1443146972.83464</text:p>
          </table:table-cell>
          <table:table-cell table:formula="of:=[.G368]-[.$B$2]" office:value-type="float" office:value="52.8344435691834" calcext:value-type="float">
            <text:p>52.8344435692</text:p>
          </table:table-cell>
          <table:table-cell table:formula="of:=[.C368]/([.H368]-[.H367])" office:value-type="float" office:value="92565.368971172" calcext:value-type="float">
            <text:p>92565.368971172</text:p>
          </table:table-cell>
          <table:table-cell table:formula="of:=[.G368]-[.$B368]" office:value-type="float" office:value="10.2928206920624" calcext:value-type="float">
            <text:p>10.292820692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6962.58416" calcext:value-type="float">
            <text:p>1443146962.58416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39576721191" calcext:value-type="float">
            <text:p>42.5839576721</text:p>
          </table:table-cell>
          <table:table-cell table:formula="of:=[.C369]/([.D369]-[.D368])" office:value-type="float" office:value="102043.720778307" calcext:value-type="float">
            <text:p>102043.720778307</text:p>
          </table:table-cell>
          <table:table-cell/>
          <table:table-cell office:value-type="float" office:value="1443146972.88127" calcext:value-type="float">
            <text:p>1443146972.88127</text:p>
          </table:table-cell>
          <table:table-cell table:formula="of:=[.G369]-[.$B$2]" office:value-type="float" office:value="52.8810720443726" calcext:value-type="float">
            <text:p>52.8810720444</text:p>
          </table:table-cell>
          <table:table-cell table:formula="of:=[.C369]/([.H369]-[.H368])" office:value-type="float" office:value="92647.2500434618" calcext:value-type="float">
            <text:p>92647.2500434618</text:p>
          </table:table-cell>
          <table:table-cell table:formula="of:=[.G369]-[.$B369]" office:value-type="float" office:value="10.2971143722534" calcext:value-type="float">
            <text:p>10.2971143723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6962.6265" calcext:value-type="float">
            <text:p>1443146962.6265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6296043396" calcext:value-type="float">
            <text:p>42.6262960434</text:p>
          </table:table-cell>
          <table:table-cell table:formula="of:=[.C370]/([.D370]-[.D369])" office:value-type="float" office:value="102035.101250141" calcext:value-type="float">
            <text:p>102035.101250141</text:p>
          </table:table-cell>
          <table:table-cell/>
          <table:table-cell office:value-type="float" office:value="1443146972.92797" calcext:value-type="float">
            <text:p>1443146972.92797</text:p>
          </table:table-cell>
          <table:table-cell table:formula="of:=[.G370]-[.$B$2]" office:value-type="float" office:value="52.9277675151825" calcext:value-type="float">
            <text:p>52.9277675152</text:p>
          </table:table-cell>
          <table:table-cell table:formula="of:=[.C370]/([.H370]-[.H369])" office:value-type="float" office:value="92514.3258022517" calcext:value-type="float">
            <text:p>92514.3258022517</text:p>
          </table:table-cell>
          <table:table-cell table:formula="of:=[.G370]-[.$B370]" office:value-type="float" office:value="10.3014714717865" calcext:value-type="float">
            <text:p>10.301471471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6962.66883" calcext:value-type="float">
            <text:p>1443146962.66883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86260700226" calcext:value-type="float">
            <text:p>42.66862607</text:p>
          </table:table-cell>
          <table:table-cell table:formula="of:=[.C371]/([.D371]-[.D370])" office:value-type="float" office:value="102055.21574812" calcext:value-type="float">
            <text:p>102055.21574812</text:p>
          </table:table-cell>
          <table:table-cell/>
          <table:table-cell office:value-type="float" office:value="1443146972.97469" calcext:value-type="float">
            <text:p>1443146972.97469</text:p>
          </table:table-cell>
          <table:table-cell table:formula="of:=[.G371]-[.$B$2]" office:value-type="float" office:value="52.9744861125946" calcext:value-type="float">
            <text:p>52.9744861126</text:p>
          </table:table-cell>
          <table:table-cell table:formula="of:=[.C371]/([.H371]-[.H370])" office:value-type="float" office:value="92468.5294357802" calcext:value-type="float">
            <text:p>92468.5294357802</text:p>
          </table:table-cell>
          <table:table-cell table:formula="of:=[.G371]-[.$B371]" office:value-type="float" office:value="10.305860042572" calcext:value-type="float">
            <text:p>10.305860042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6962.71115" calcext:value-type="float">
            <text:p>1443146962.71115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09518051148" calcext:value-type="float">
            <text:p>42.7109518051</text:p>
          </table:table-cell>
          <table:table-cell table:formula="of:=[.C372]/([.D372]-[.D371])" office:value-type="float" office:value="102065.563435421" calcext:value-type="float">
            <text:p>102065.563435421</text:p>
          </table:table-cell>
          <table:table-cell/>
          <table:table-cell office:value-type="float" office:value="1443146973.02142" calcext:value-type="float">
            <text:p>1443146973.02142</text:p>
          </table:table-cell>
          <table:table-cell table:formula="of:=[.G372]-[.$B$2]" office:value-type="float" office:value="53.0212156772614" calcext:value-type="float">
            <text:p>53.0212156773</text:p>
          </table:table-cell>
          <table:table-cell table:formula="of:=[.C372]/([.H372]-[.H371])" office:value-type="float" office:value="92446.8274166063" calcext:value-type="float">
            <text:p>92446.8274166063</text:p>
          </table:table-cell>
          <table:table-cell table:formula="of:=[.G372]-[.$B372]" office:value-type="float" office:value="10.3102638721466" calcext:value-type="float">
            <text:p>10.310263872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6962.75347" calcext:value-type="float">
            <text:p>1443146962.75347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32696723938" calcext:value-type="float">
            <text:p>42.7532696724</text:p>
          </table:table-cell>
          <table:table-cell table:formula="of:=[.C373]/([.D373]-[.D372])" office:value-type="float" office:value="102084.539646411" calcext:value-type="float">
            <text:p>102084.539646411</text:p>
          </table:table-cell>
          <table:table-cell/>
          <table:table-cell office:value-type="float" office:value="1443146973.03585" calcext:value-type="float">
            <text:p>1443146973.03585</text:p>
          </table:table-cell>
          <table:table-cell table:formula="of:=[.G373]-[.$B$2]" office:value-type="float" office:value="53.0356497764587" calcext:value-type="float">
            <text:p>53.0356497765</text:p>
          </table:table-cell>
          <table:table-cell table:formula="of:=[.C373]/([.H373]-[.H372])" office:value-type="float" office:value="299291.278307263" calcext:value-type="float">
            <text:p>299291.278307263</text:p>
          </table:table-cell>
          <table:table-cell table:formula="of:=[.G373]-[.$B373]" office:value-type="float" office:value="10.2823801040649" calcext:value-type="float">
            <text:p>10.282380104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6962.79582" calcext:value-type="float">
            <text:p>1443146962.79582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56230640411" calcext:value-type="float">
            <text:p>42.795623064</text:p>
          </table:table-cell>
          <table:table-cell table:formula="of:=[.C374]/([.D374]-[.D373])" office:value-type="float" office:value="101998.915127531" calcext:value-type="float">
            <text:p>101998.915127531</text:p>
          </table:table-cell>
          <table:table-cell/>
          <table:table-cell office:value-type="float" office:value="1443146973.05027" calcext:value-type="float">
            <text:p>1443146973.05027</text:p>
          </table:table-cell>
          <table:table-cell table:formula="of:=[.G374]-[.$B$2]" office:value-type="float" office:value="53.0500729084015" calcext:value-type="float">
            <text:p>53.0500729084</text:p>
          </table:table-cell>
          <table:table-cell table:formula="of:=[.C374]/([.H374]-[.H373])" office:value-type="float" office:value="299518.857426234" calcext:value-type="float">
            <text:p>299518.857426234</text:p>
          </table:table-cell>
          <table:table-cell table:formula="of:=[.G374]-[.$B374]" office:value-type="float" office:value="10.2544498443604" calcext:value-type="float">
            <text:p>10.254449844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6962.83815" calcext:value-type="float">
            <text:p>1443146962.83815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79549980164" calcext:value-type="float">
            <text:p>42.837954998</text:p>
          </table:table-cell>
          <table:table-cell table:formula="of:=[.C375]/([.D375]-[.D374])" office:value-type="float" office:value="102050.617449438" calcext:value-type="float">
            <text:p>102050.617449438</text:p>
          </table:table-cell>
          <table:table-cell/>
          <table:table-cell office:value-type="float" office:value="1443146973.07816" calcext:value-type="float">
            <text:p>1443146973.07816</text:p>
          </table:table-cell>
          <table:table-cell table:formula="of:=[.G375]-[.$B$2]" office:value-type="float" office:value="53.0779633522034" calcext:value-type="float">
            <text:p>53.0779633522</text:p>
          </table:table-cell>
          <table:table-cell table:formula="of:=[.C375]/([.H375]-[.H374])" office:value-type="float" office:value="154891.762593926" calcext:value-type="float">
            <text:p>154891.762593926</text:p>
          </table:table-cell>
          <table:table-cell table:formula="of:=[.G375]-[.$B375]" office:value-type="float" office:value="10.240008354187" calcext:value-type="float">
            <text:p>10.240008354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6962.88052" calcext:value-type="float">
            <text:p>1443146962.88052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03236484528" calcext:value-type="float">
            <text:p>42.8803236485</text:p>
          </table:table-cell>
          <table:table-cell table:formula="of:=[.C376]/([.D376]-[.D375])" office:value-type="float" office:value="101962.180893268" calcext:value-type="float">
            <text:p>101962.180893268</text:p>
          </table:table-cell>
          <table:table-cell/>
          <table:table-cell office:value-type="float" office:value="1443146973.12205" calcext:value-type="float">
            <text:p>1443146973.12205</text:p>
          </table:table-cell>
          <table:table-cell table:formula="of:=[.G376]-[.$B$2]" office:value-type="float" office:value="53.1218454837799" calcext:value-type="float">
            <text:p>53.1218454838</text:p>
          </table:table-cell>
          <table:table-cell table:formula="of:=[.C376]/([.H376]-[.H375])" office:value-type="float" office:value="98445.5368232322" calcext:value-type="float">
            <text:p>98445.5368232322</text:p>
          </table:table-cell>
          <table:table-cell table:formula="of:=[.G376]-[.$B376]" office:value-type="float" office:value="10.2415218353271" calcext:value-type="float">
            <text:p>10.241521835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6962.92285" calcext:value-type="float">
            <text:p>1443146962.92285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26455688477" calcext:value-type="float">
            <text:p>42.9226455688</text:p>
          </table:table-cell>
          <table:table-cell table:formula="of:=[.C377]/([.D377]-[.D376])" office:value-type="float" office:value="102074.763141439" calcext:value-type="float">
            <text:p>102074.763141439</text:p>
          </table:table-cell>
          <table:table-cell/>
          <table:table-cell office:value-type="float" office:value="1443146973.16597" calcext:value-type="float">
            <text:p>1443146973.16597</text:p>
          </table:table-cell>
          <table:table-cell table:formula="of:=[.G377]-[.$B$2]" office:value-type="float" office:value="53.1657667160034" calcext:value-type="float">
            <text:p>53.165766716</text:p>
          </table:table-cell>
          <table:table-cell table:formula="of:=[.C377]/([.H377]-[.H376])" office:value-type="float" office:value="98357.896199632" calcext:value-type="float">
            <text:p>98357.896199632</text:p>
          </table:table-cell>
          <table:table-cell table:formula="of:=[.G377]-[.$B377]" office:value-type="float" office:value="10.2431211471558" calcext:value-type="float">
            <text:p>10.2431211472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6962.96517" calcext:value-type="float">
            <text:p>1443146962.96517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49739265442" calcext:value-type="float">
            <text:p>42.9649739265</text:p>
          </table:table-cell>
          <table:table-cell table:formula="of:=[.C378]/([.D378]-[.D377])" office:value-type="float" office:value="102059.23959941" calcext:value-type="float">
            <text:p>102059.23959941</text:p>
          </table:table-cell>
          <table:table-cell/>
          <table:table-cell office:value-type="float" office:value="1443146973.20983" calcext:value-type="float">
            <text:p>1443146973.20983</text:p>
          </table:table-cell>
          <table:table-cell table:formula="of:=[.G378]-[.$B$2]" office:value-type="float" office:value="53.2096297740936" calcext:value-type="float">
            <text:p>53.2096297741</text:p>
          </table:table-cell>
          <table:table-cell table:formula="of:=[.C378]/([.H378]-[.H377])" office:value-type="float" office:value="98488.3450468814" calcext:value-type="float">
            <text:p>98488.3450468814</text:p>
          </table:table-cell>
          <table:table-cell table:formula="of:=[.G378]-[.$B378]" office:value-type="float" office:value="10.2446558475494" calcext:value-type="float">
            <text:p>10.244655847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6963.00769" calcext:value-type="float">
            <text:p>1443146963.00769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74923038483" calcext:value-type="float">
            <text:p>43.0074923038</text:p>
          </table:table-cell>
          <table:table-cell table:formula="of:=[.C379]/([.D379]-[.D378])" office:value-type="float" office:value="101603.124905375" calcext:value-type="float">
            <text:p>101603.124905375</text:p>
          </table:table-cell>
          <table:table-cell/>
          <table:table-cell office:value-type="float" office:value="1443146973.2537" calcext:value-type="float">
            <text:p>1443146973.2537</text:p>
          </table:table-cell>
          <table:table-cell table:formula="of:=[.G379]-[.$B$2]" office:value-type="float" office:value="53.2535040378571" calcext:value-type="float">
            <text:p>53.2535040379</text:p>
          </table:table-cell>
          <table:table-cell table:formula="of:=[.C379]/([.H379]-[.H378])" office:value-type="float" office:value="98463.1907054591" calcext:value-type="float">
            <text:p>98463.1907054591</text:p>
          </table:table-cell>
          <table:table-cell table:formula="of:=[.G379]-[.$B379]" office:value-type="float" office:value="10.2460117340088" calcext:value-type="float">
            <text:p>10.24601173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6963.05104" calcext:value-type="float">
            <text:p>1443146963.05104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0843000412" calcext:value-type="float">
            <text:p>43.0508430004</text:p>
          </table:table-cell>
          <table:table-cell table:formula="of:=[.C380]/([.D380]-[.D379])" office:value-type="float" office:value="99652.3779877465" calcext:value-type="float">
            <text:p>99652.3779877465</text:p>
          </table:table-cell>
          <table:table-cell/>
          <table:table-cell office:value-type="float" office:value="1443146973.29758" calcext:value-type="float">
            <text:p>1443146973.29758</text:p>
          </table:table-cell>
          <table:table-cell table:formula="of:=[.G380]-[.$B$2]" office:value-type="float" office:value="53.2973849773407" calcext:value-type="float">
            <text:p>53.2973849773</text:p>
          </table:table-cell>
          <table:table-cell table:formula="of:=[.C380]/([.H380]-[.H379])" office:value-type="float" office:value="98448.2112469438" calcext:value-type="float">
            <text:p>98448.2112469438</text:p>
          </table:table-cell>
          <table:table-cell table:formula="of:=[.G380]-[.$B380]" office:value-type="float" office:value="10.2465419769287" calcext:value-type="float">
            <text:p>10.246541976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6963.09439" calcext:value-type="float">
            <text:p>1443146963.09439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41903591156" calcext:value-type="float">
            <text:p>43.0941903591</text:p>
          </table:table-cell>
          <table:table-cell table:formula="of:=[.C381]/([.D381]-[.D380])" office:value-type="float" office:value="99660.0514817504" calcext:value-type="float">
            <text:p>99660.0514817504</text:p>
          </table:table-cell>
          <table:table-cell/>
          <table:table-cell office:value-type="float" office:value="1443146973.34149" calcext:value-type="float">
            <text:p>1443146973.34149</text:p>
          </table:table-cell>
          <table:table-cell table:formula="of:=[.G381]-[.$B$2]" office:value-type="float" office:value="53.3412914276123" calcext:value-type="float">
            <text:p>53.3412914276</text:p>
          </table:table-cell>
          <table:table-cell table:formula="of:=[.C381]/([.H381]-[.H380])" office:value-type="float" office:value="98391.0102792726" calcext:value-type="float">
            <text:p>98391.0102792726</text:p>
          </table:table-cell>
          <table:table-cell table:formula="of:=[.G381]-[.$B381]" office:value-type="float" office:value="10.2471010684967" calcext:value-type="float">
            <text:p>10.247101068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6963.13773" calcext:value-type="float">
            <text:p>1443146963.13773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75350952149" calcext:value-type="float">
            <text:p>43.1375350952</text:p>
          </table:table-cell>
          <table:table-cell table:formula="of:=[.C382]/([.D382]-[.D381])" office:value-type="float" office:value="99666.0814847003" calcext:value-type="float">
            <text:p>99666.0814847003</text:p>
          </table:table-cell>
          <table:table-cell/>
          <table:table-cell office:value-type="float" office:value="1443146973.38536" calcext:value-type="float">
            <text:p>1443146973.38536</text:p>
          </table:table-cell>
          <table:table-cell table:formula="of:=[.G382]-[.$B$2]" office:value-type="float" office:value="53.3851633071899" calcext:value-type="float">
            <text:p>53.3851633072</text:p>
          </table:table-cell>
          <table:table-cell table:formula="of:=[.C382]/([.H382]-[.H381])" office:value-type="float" office:value="98468.5416168511" calcext:value-type="float">
            <text:p>98468.5416168511</text:p>
          </table:table-cell>
          <table:table-cell table:formula="of:=[.G382]-[.$B382]" office:value-type="float" office:value="10.2476282119751" calcext:value-type="float">
            <text:p>10.24762821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6963.18108" calcext:value-type="float">
            <text:p>1443146963.18108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08776855469" calcext:value-type="float">
            <text:p>43.1808776855</text:p>
          </table:table-cell>
          <table:table-cell table:formula="of:=[.C383]/([.D383]-[.D382])" office:value-type="float" office:value="99671.0156662559" calcext:value-type="float">
            <text:p>99671.0156662559</text:p>
          </table:table-cell>
          <table:table-cell/>
          <table:table-cell office:value-type="float" office:value="1443146973.42922" calcext:value-type="float">
            <text:p>1443146973.42922</text:p>
          </table:table-cell>
          <table:table-cell table:formula="of:=[.G383]-[.$B$2]" office:value-type="float" office:value="53.4290173053742" calcext:value-type="float">
            <text:p>53.4290173054</text:p>
          </table:table-cell>
          <table:table-cell table:formula="of:=[.C383]/([.H383]-[.H382])" office:value-type="float" office:value="98508.6919978036" calcext:value-type="float">
            <text:p>98508.6919978036</text:p>
          </table:table-cell>
          <table:table-cell table:formula="of:=[.G383]-[.$B383]" office:value-type="float" office:value="10.2481396198273" calcext:value-type="float">
            <text:p>10.248139619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6963.22442" calcext:value-type="float">
            <text:p>1443146963.22442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42157459259" calcext:value-type="float">
            <text:p>43.2242157459</text:p>
          </table:table-cell>
          <table:table-cell table:formula="of:=[.C384]/([.D384]-[.D383])" office:value-type="float" office:value="99681.4338763183" calcext:value-type="float">
            <text:p>99681.4338763183</text:p>
          </table:table-cell>
          <table:table-cell/>
          <table:table-cell office:value-type="float" office:value="1443146973.47313" calcext:value-type="float">
            <text:p>1443146973.47313</text:p>
          </table:table-cell>
          <table:table-cell table:formula="of:=[.G384]-[.$B$2]" office:value-type="float" office:value="53.4729351997376" calcext:value-type="float">
            <text:p>53.4729351997</text:p>
          </table:table-cell>
          <table:table-cell table:formula="of:=[.C384]/([.H384]-[.H383])" office:value-type="float" office:value="98365.3716240059" calcext:value-type="float">
            <text:p>98365.3716240059</text:p>
          </table:table-cell>
          <table:table-cell table:formula="of:=[.G384]-[.$B384]" office:value-type="float" office:value="10.2487194538116" calcext:value-type="float">
            <text:p>10.248719453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6963.26776" calcext:value-type="float">
            <text:p>1443146963.26776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75621509552" calcext:value-type="float">
            <text:p>43.267562151</text:p>
          </table:table-cell>
          <table:table-cell table:formula="of:=[.C385]/([.D385]-[.D384])" office:value-type="float" office:value="99662.244125671" calcext:value-type="float">
            <text:p>99662.244125671</text:p>
          </table:table-cell>
          <table:table-cell/>
          <table:table-cell office:value-type="float" office:value="1443146973.51703" calcext:value-type="float">
            <text:p>1443146973.51703</text:p>
          </table:table-cell>
          <table:table-cell table:formula="of:=[.G385]-[.$B$2]" office:value-type="float" office:value="53.516832113266" calcext:value-type="float">
            <text:p>53.5168321133</text:p>
          </table:table-cell>
          <table:table-cell table:formula="of:=[.C385]/([.H385]-[.H384])" office:value-type="float" office:value="98412.3860371394" calcext:value-type="float">
            <text:p>98412.3860371394</text:p>
          </table:table-cell>
          <table:table-cell table:formula="of:=[.G385]-[.$B385]" office:value-type="float" office:value="10.2492699623108" calcext:value-type="float">
            <text:p>10.24926996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6963.3111" calcext:value-type="float">
            <text:p>1443146963.3111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08987808228" calcext:value-type="float">
            <text:p>43.3108987808</text:p>
          </table:table-cell>
          <table:table-cell table:formula="of:=[.C386]/([.D386]-[.D385])" office:value-type="float" office:value="99684.7242898876" calcext:value-type="float">
            <text:p>99684.7242898876</text:p>
          </table:table-cell>
          <table:table-cell/>
          <table:table-cell office:value-type="float" office:value="1443146973.56094" calcext:value-type="float">
            <text:p>1443146973.56094</text:p>
          </table:table-cell>
          <table:table-cell table:formula="of:=[.G386]-[.$B$2]" office:value-type="float" office:value="53.5607440471649" calcext:value-type="float">
            <text:p>53.5607440472</text:p>
          </table:table-cell>
          <table:table-cell table:formula="of:=[.C386]/([.H386]-[.H385])" office:value-type="float" office:value="98378.7234227386" calcext:value-type="float">
            <text:p>98378.7234227386</text:p>
          </table:table-cell>
          <table:table-cell table:formula="of:=[.G386]-[.$B386]" office:value-type="float" office:value="10.2498452663422" calcext:value-type="float">
            <text:p>10.249845266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6963.35444" calcext:value-type="float">
            <text:p>1443146963.35444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4243516922" calcext:value-type="float">
            <text:p>43.3542435169</text:p>
          </table:table-cell>
          <table:table-cell table:formula="of:=[.C387]/([.D387]-[.D386])" office:value-type="float" office:value="99666.0814847003" calcext:value-type="float">
            <text:p>99666.0814847003</text:p>
          </table:table-cell>
          <table:table-cell/>
          <table:table-cell office:value-type="float" office:value="1443146973.60482" calcext:value-type="float">
            <text:p>1443146973.60482</text:p>
          </table:table-cell>
          <table:table-cell table:formula="of:=[.G387]-[.$B$2]" office:value-type="float" office:value="53.6046168804169" calcext:value-type="float">
            <text:p>53.6046168804</text:p>
          </table:table-cell>
          <table:table-cell table:formula="of:=[.C387]/([.H387]-[.H386])" office:value-type="float" office:value="98466.4011825059" calcext:value-type="float">
            <text:p>98466.4011825059</text:p>
          </table:table-cell>
          <table:table-cell table:formula="of:=[.G387]-[.$B387]" office:value-type="float" office:value="10.2503733634949" calcext:value-type="float">
            <text:p>10.250373363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6963.39779" calcext:value-type="float">
            <text:p>1443146963.39779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75853919983" calcext:value-type="float">
            <text:p>43.397585392</text:p>
          </table:table-cell>
          <table:table-cell table:formula="of:=[.C388]/([.D388]-[.D387])" office:value-type="float" office:value="99672.6605020106" calcext:value-type="float">
            <text:p>99672.6605020106</text:p>
          </table:table-cell>
          <table:table-cell/>
          <table:table-cell office:value-type="float" office:value="1443146973.64868" calcext:value-type="float">
            <text:p>1443146973.64868</text:p>
          </table:table-cell>
          <table:table-cell table:formula="of:=[.G388]-[.$B$2]" office:value-type="float" office:value="53.6484830379486" calcext:value-type="float">
            <text:p>53.6484830379</text:p>
          </table:table-cell>
          <table:table-cell table:formula="of:=[.C388]/([.H388]-[.H387])" office:value-type="float" office:value="98481.3861773594" calcext:value-type="float">
            <text:p>98481.3861773594</text:p>
          </table:table-cell>
          <table:table-cell table:formula="of:=[.G388]-[.$B388]" office:value-type="float" office:value="10.2508976459503" calcext:value-type="float">
            <text:p>10.25089764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6963.44112" calcext:value-type="float">
            <text:p>1443146963.44112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09174919128" calcext:value-type="float">
            <text:p>43.4409174919</text:p>
          </table:table-cell>
          <table:table-cell table:formula="of:=[.C389]/([.D389]-[.D388])" office:value-type="float" office:value="99695.1453661113" calcext:value-type="float">
            <text:p>99695.1453661113</text:p>
          </table:table-cell>
          <table:table-cell/>
          <table:table-cell office:value-type="float" office:value="1443146973.69258" calcext:value-type="float">
            <text:p>1443146973.69258</text:p>
          </table:table-cell>
          <table:table-cell table:formula="of:=[.G389]-[.$B$2]" office:value-type="float" office:value="53.6923756599426" calcext:value-type="float">
            <text:p>53.6923756599</text:p>
          </table:table-cell>
          <table:table-cell table:formula="of:=[.C389]/([.H389]-[.H388])" office:value-type="float" office:value="98422.0081586538" calcext:value-type="float">
            <text:p>98422.0081586538</text:p>
          </table:table-cell>
          <table:table-cell table:formula="of:=[.G389]-[.$B389]" office:value-type="float" office:value="10.2514581680298" calcext:value-type="float">
            <text:p>10.251458168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6963.48446" calcext:value-type="float">
            <text:p>1443146963.48446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42627048492" calcext:value-type="float">
            <text:p>43.4842627048</text:p>
          </table:table-cell>
          <table:table-cell table:formula="of:=[.C390]/([.D390]-[.D389])" office:value-type="float" office:value="99664.985066253" calcext:value-type="float">
            <text:p>99664.985066253</text:p>
          </table:table-cell>
          <table:table-cell/>
          <table:table-cell office:value-type="float" office:value="1443146973.73645" calcext:value-type="float">
            <text:p>1443146973.73645</text:p>
          </table:table-cell>
          <table:table-cell table:formula="of:=[.G390]-[.$B$2]" office:value-type="float" office:value="53.7362475395203" calcext:value-type="float">
            <text:p>53.7362475395</text:p>
          </table:table-cell>
          <table:table-cell table:formula="of:=[.C390]/([.H390]-[.H389])" office:value-type="float" office:value="98468.5416168511" calcext:value-type="float">
            <text:p>98468.5416168511</text:p>
          </table:table-cell>
          <table:table-cell table:formula="of:=[.G390]-[.$B390]" office:value-type="float" office:value="10.251984834671" calcext:value-type="float">
            <text:p>10.251984834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6963.52784" calcext:value-type="float">
            <text:p>1443146963.52784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76381969452" calcext:value-type="float">
            <text:p>43.5276381969</text:p>
          </table:table-cell>
          <table:table-cell table:formula="of:=[.C391]/([.D391]-[.D390])" office:value-type="float" office:value="99595.4118617051" calcext:value-type="float">
            <text:p>99595.4118617051</text:p>
          </table:table-cell>
          <table:table-cell/>
          <table:table-cell office:value-type="float" office:value="1443146973.78032" calcext:value-type="float">
            <text:p>1443146973.78032</text:p>
          </table:table-cell>
          <table:table-cell table:formula="of:=[.G391]-[.$B$2]" office:value-type="float" office:value="53.7801244258881" calcext:value-type="float">
            <text:p>53.7801244259</text:p>
          </table:table-cell>
          <table:table-cell table:formula="of:=[.C391]/([.H391]-[.H390])" office:value-type="float" office:value="98457.3053745796" calcext:value-type="float">
            <text:p>98457.3053745796</text:p>
          </table:table-cell>
          <table:table-cell table:formula="of:=[.G391]-[.$B391]" office:value-type="float" office:value="10.2524862289429" calcext:value-type="float">
            <text:p>10.2524862289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6963.57118" calcext:value-type="float">
            <text:p>1443146963.57118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09807872772" calcext:value-type="float">
            <text:p>43.5709807873</text:p>
          </table:table-cell>
          <table:table-cell table:formula="of:=[.C392]/([.D392]-[.D391])" office:value-type="float" office:value="99671.0156662559" calcext:value-type="float">
            <text:p>99671.0156662559</text:p>
          </table:table-cell>
          <table:table-cell/>
          <table:table-cell office:value-type="float" office:value="1443146973.82425" calcext:value-type="float">
            <text:p>1443146973.82425</text:p>
          </table:table-cell>
          <table:table-cell table:formula="of:=[.G392]-[.$B$2]" office:value-type="float" office:value="53.8240547180176" calcext:value-type="float">
            <text:p>53.824054718</text:p>
          </table:table-cell>
          <table:table-cell table:formula="of:=[.C392]/([.H392]-[.H391])" office:value-type="float" office:value="98337.6114883017" calcext:value-type="float">
            <text:p>98337.6114883017</text:p>
          </table:table-cell>
          <table:table-cell table:formula="of:=[.G392]-[.$B392]" office:value-type="float" office:value="10.2530739307404" calcext:value-type="float">
            <text:p>10.253073930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6963.61453" calcext:value-type="float">
            <text:p>1443146963.61453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43257617951" calcext:value-type="float">
            <text:p>43.6143257618</text:p>
          </table:table-cell>
          <table:table-cell table:formula="of:=[.C393]/([.D393]-[.D392])" office:value-type="float" office:value="99665.5332724612" calcext:value-type="float">
            <text:p>99665.5332724612</text:p>
          </table:table-cell>
          <table:table-cell/>
          <table:table-cell office:value-type="float" office:value="1443146973.86813" calcext:value-type="float">
            <text:p>1443146973.86813</text:p>
          </table:table-cell>
          <table:table-cell table:formula="of:=[.G393]-[.$B$2]" office:value-type="float" office:value="53.8679282665253" calcext:value-type="float">
            <text:p>53.8679282665</text:p>
          </table:table-cell>
          <table:table-cell table:formula="of:=[.C393]/([.H393]-[.H392])" office:value-type="float" office:value="98464.7959178128" calcext:value-type="float">
            <text:p>98464.7959178128</text:p>
          </table:table-cell>
          <table:table-cell table:formula="of:=[.G393]-[.$B393]" office:value-type="float" office:value="10.2536025047302" calcext:value-type="float">
            <text:p>10.253602504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6963.65787" calcext:value-type="float">
            <text:p>1443146963.65787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76738357544" calcext:value-type="float">
            <text:p>43.6576738358</text:p>
          </table:table-cell>
          <table:table-cell table:formula="of:=[.C394]/([.D394]-[.D393])" office:value-type="float" office:value="99658.4070621236" calcext:value-type="float">
            <text:p>99658.4070621236</text:p>
          </table:table-cell>
          <table:table-cell/>
          <table:table-cell office:value-type="float" office:value="1443146973.91202" calcext:value-type="float">
            <text:p>1443146973.91202</text:p>
          </table:table-cell>
          <table:table-cell table:formula="of:=[.G394]-[.$B$2]" office:value-type="float" office:value="53.9118192195892" calcext:value-type="float">
            <text:p>53.9118192196</text:p>
          </table:table-cell>
          <table:table-cell table:formula="of:=[.C394]/([.H394]-[.H393])" office:value-type="float" office:value="98425.7506029594" calcext:value-type="float">
            <text:p>98425.7506029594</text:p>
          </table:table-cell>
          <table:table-cell table:formula="of:=[.G394]-[.$B394]" office:value-type="float" office:value="10.2541453838348" calcext:value-type="float">
            <text:p>10.254145383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6963.70122" calcext:value-type="float">
            <text:p>1443146963.70122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10190486908" calcext:value-type="float">
            <text:p>43.7010190487</text:p>
          </table:table-cell>
          <table:table-cell table:formula="of:=[.C395]/([.D395]-[.D394])" office:value-type="float" office:value="99664.985066253" calcext:value-type="float">
            <text:p>99664.985066253</text:p>
          </table:table-cell>
          <table:table-cell/>
          <table:table-cell office:value-type="float" office:value="1443146973.95583" calcext:value-type="float">
            <text:p>1443146973.95583</text:p>
          </table:table-cell>
          <table:table-cell table:formula="of:=[.G395]-[.$B$2]" office:value-type="float" office:value="53.9556350708008" calcext:value-type="float">
            <text:p>53.9556350708</text:p>
          </table:table-cell>
          <table:table-cell table:formula="of:=[.C395]/([.H395]-[.H394])" office:value-type="float" office:value="98594.4556718197" calcext:value-type="float">
            <text:p>98594.4556718197</text:p>
          </table:table-cell>
          <table:table-cell table:formula="of:=[.G395]-[.$B395]" office:value-type="float" office:value="10.25461602211" calcext:value-type="float">
            <text:p>10.254616022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6963.74457" calcext:value-type="float">
            <text:p>1443146963.74457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4368314743" calcext:value-type="float">
            <text:p>43.7443683147</text:p>
          </table:table-cell>
          <table:table-cell table:formula="of:=[.C396]/([.D396]-[.D395])" office:value-type="float" office:value="99655.6664833352" calcext:value-type="float">
            <text:p>99655.6664833352</text:p>
          </table:table-cell>
          <table:table-cell/>
          <table:table-cell office:value-type="float" office:value="1443146973.99978" calcext:value-type="float">
            <text:p>1443146973.99978</text:p>
          </table:table-cell>
          <table:table-cell table:formula="of:=[.G396]-[.$B$2]" office:value-type="float" office:value="53.9995768070221" calcext:value-type="float">
            <text:p>53.999576807</text:p>
          </table:table-cell>
          <table:table-cell table:formula="of:=[.C396]/([.H396]-[.H395])" office:value-type="float" office:value="98312.0006510947" calcext:value-type="float">
            <text:p>98312.0006510947</text:p>
          </table:table-cell>
          <table:table-cell table:formula="of:=[.G396]-[.$B396]" office:value-type="float" office:value="10.2552084922791" calcext:value-type="float">
            <text:p>10.255208492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6963.78791" calcext:value-type="float">
            <text:p>1443146963.78791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77142429352" calcext:value-type="float">
            <text:p>43.7877142429</text:p>
          </table:table-cell>
          <table:table-cell table:formula="of:=[.C397]/([.D397]-[.D396])" office:value-type="float" office:value="99663.3404838124" calcext:value-type="float">
            <text:p>99663.3404838124</text:p>
          </table:table-cell>
          <table:table-cell/>
          <table:table-cell office:value-type="float" office:value="1443146974.01414" calcext:value-type="float">
            <text:p>1443146974.01414</text:p>
          </table:table-cell>
          <table:table-cell table:formula="of:=[.G397]-[.$B$2]" office:value-type="float" office:value="54.0139396190643" calcext:value-type="float">
            <text:p>54.0139396191</text:p>
          </table:table-cell>
          <table:table-cell table:formula="of:=[.C397]/([.H397]-[.H396])" office:value-type="float" office:value="300776.755087812" calcext:value-type="float">
            <text:p>300776.755087812</text:p>
          </table:table-cell>
          <table:table-cell table:formula="of:=[.G397]-[.$B397]" office:value-type="float" office:value="10.2262253761292" calcext:value-type="float">
            <text:p>10.226225376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6963.83126" calcext:value-type="float">
            <text:p>1443146963.83126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10573101044" calcext:value-type="float">
            <text:p>43.8310573101</text:p>
          </table:table-cell>
          <table:table-cell table:formula="of:=[.C398]/([.D398]-[.D397])" office:value-type="float" office:value="99669.9191392455" calcext:value-type="float">
            <text:p>99669.9191392455</text:p>
          </table:table-cell>
          <table:table-cell/>
          <table:table-cell office:value-type="float" office:value="1443146974.02848" calcext:value-type="float">
            <text:p>1443146974.02848</text:p>
          </table:table-cell>
          <table:table-cell table:formula="of:=[.G398]-[.$B$2]" office:value-type="float" office:value="54.0282759666443" calcext:value-type="float">
            <text:p>54.0282759666</text:p>
          </table:table-cell>
          <table:table-cell table:formula="of:=[.C398]/([.H398]-[.H397])" office:value-type="float" office:value="301331.979844007" calcext:value-type="float">
            <text:p>301331.979844007</text:p>
          </table:table-cell>
          <table:table-cell table:formula="of:=[.G398]-[.$B398]" office:value-type="float" office:value="10.1972186565399" calcext:value-type="float">
            <text:p>10.197218656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6963.87462" calcext:value-type="float">
            <text:p>1443146963.87462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44180202484" calcext:value-type="float">
            <text:p>43.8744180202</text:p>
          </table:table-cell>
          <table:table-cell table:formula="of:=[.C399]/([.D399]-[.D398])" office:value-type="float" office:value="99629.3645941012" calcext:value-type="float">
            <text:p>99629.3645941012</text:p>
          </table:table-cell>
          <table:table-cell/>
          <table:table-cell office:value-type="float" office:value="1443146974.06271" calcext:value-type="float">
            <text:p>1443146974.06271</text:p>
          </table:table-cell>
          <table:table-cell table:formula="of:=[.G399]-[.$B$2]" office:value-type="float" office:value="54.0625054836273" calcext:value-type="float">
            <text:p>54.0625054836</text:p>
          </table:table-cell>
          <table:table-cell table:formula="of:=[.C399]/([.H399]-[.H398])" office:value-type="float" office:value="126206.864155911" calcext:value-type="float">
            <text:p>126206.864155911</text:p>
          </table:table-cell>
          <table:table-cell table:formula="of:=[.G399]-[.$B399]" office:value-type="float" office:value="10.1880874633789" calcext:value-type="float">
            <text:p>10.188087463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6963.91796" calcext:value-type="float">
            <text:p>1443146963.91796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77625179291" calcext:value-type="float">
            <text:p>43.9177625179</text:p>
          </table:table-cell>
          <table:table-cell table:formula="of:=[.C400]/([.D400]-[.D399])" office:value-type="float" office:value="99666.6297029703" calcext:value-type="float">
            <text:p>99666.6297029703</text:p>
          </table:table-cell>
          <table:table-cell/>
          <table:table-cell office:value-type="float" office:value="1443146974.11152" calcext:value-type="float">
            <text:p>1443146974.11152</text:p>
          </table:table-cell>
          <table:table-cell table:formula="of:=[.G400]-[.$B$2]" office:value-type="float" office:value="54.1113250255585" calcext:value-type="float">
            <text:p>54.1113250256</text:p>
          </table:table-cell>
          <table:table-cell table:formula="of:=[.C400]/([.H400]-[.H399])" office:value-type="float" office:value="88489.1547342306" calcext:value-type="float">
            <text:p>88489.1547342306</text:p>
          </table:table-cell>
          <table:table-cell table:formula="of:=[.G400]-[.$B400]" office:value-type="float" office:value="10.1935625076294" calcext:value-type="float">
            <text:p>10.193562507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6963.96131" calcext:value-type="float">
            <text:p>1443146963.96131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11086845398" calcext:value-type="float">
            <text:p>43.9611086845</text:p>
          </table:table-cell>
          <table:table-cell table:formula="of:=[.C401]/([.D401]-[.D400])" office:value-type="float" office:value="99662.7923017266" calcext:value-type="float">
            <text:p>99662.7923017266</text:p>
          </table:table-cell>
          <table:table-cell/>
          <table:table-cell office:value-type="float" office:value="1443146974.16038" calcext:value-type="float">
            <text:p>1443146974.16038</text:p>
          </table:table-cell>
          <table:table-cell table:formula="of:=[.G401]-[.$B$2]" office:value-type="float" office:value="54.160177230835" calcext:value-type="float">
            <text:p>54.1601772308</text:p>
          </table:table-cell>
          <table:table-cell table:formula="of:=[.C401]/([.H401]-[.H400])" office:value-type="float" office:value="88429.9895071278" calcext:value-type="float">
            <text:p>88429.9895071278</text:p>
          </table:table-cell>
          <table:table-cell table:formula="of:=[.G401]-[.$B401]" office:value-type="float" office:value="10.1990685462952" calcext:value-type="float">
            <text:p>10.199068546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6964.00493" calcext:value-type="float">
            <text:p>1443146964.00493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47335624695" calcext:value-type="float">
            <text:p>44.0047335625</text:p>
          </table:table-cell>
          <table:table-cell table:formula="of:=[.C402]/([.D402]-[.D401])" office:value-type="float" office:value="99026.0650577125" calcext:value-type="float">
            <text:p>99026.0650577125</text:p>
          </table:table-cell>
          <table:table-cell/>
          <table:table-cell office:value-type="float" office:value="1443146974.2091" calcext:value-type="float">
            <text:p>1443146974.2091</text:p>
          </table:table-cell>
          <table:table-cell table:formula="of:=[.G402]-[.$B$2]" office:value-type="float" office:value="54.208899974823" calcext:value-type="float">
            <text:p>54.2088999748</text:p>
          </table:table-cell>
          <table:table-cell table:formula="of:=[.C402]/([.H402]-[.H401])" office:value-type="float" office:value="88664.9569872479" calcext:value-type="float">
            <text:p>88664.9569872479</text:p>
          </table:table-cell>
          <table:table-cell table:formula="of:=[.G402]-[.$B402]" office:value-type="float" office:value="10.2041664123535" calcext:value-type="float">
            <text:p>10.204166412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6964.04806" calcext:value-type="float">
            <text:p>1443146964.04806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78639602661" calcext:value-type="float">
            <text:p>44.0478639603</text:p>
          </table:table-cell>
          <table:table-cell table:formula="of:=[.C403]/([.D403]-[.D402])" office:value-type="float" office:value="100161.376214746" calcext:value-type="float">
            <text:p>100161.376214746</text:p>
          </table:table-cell>
          <table:table-cell/>
          <table:table-cell office:value-type="float" office:value="1443146974.25787" calcext:value-type="float">
            <text:p>1443146974.25787</text:p>
          </table:table-cell>
          <table:table-cell table:formula="of:=[.G403]-[.$B$2]" office:value-type="float" office:value="54.2576680183411" calcext:value-type="float">
            <text:p>54.2576680183</text:p>
          </table:table-cell>
          <table:table-cell table:formula="of:=[.C403]/([.H403]-[.H402])" office:value-type="float" office:value="88582.598118779" calcext:value-type="float">
            <text:p>88582.598118779</text:p>
          </table:table-cell>
          <table:table-cell table:formula="of:=[.G403]-[.$B403]" office:value-type="float" office:value="10.209804058075" calcext:value-type="float">
            <text:p>10.209804058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6964.09119" calcext:value-type="float">
            <text:p>1443146964.09119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0987443924" calcext:value-type="float">
            <text:p>44.0909874439</text:p>
          </table:table-cell>
          <table:table-cell table:formula="of:=[.C404]/([.D404]-[.D403])" office:value-type="float" office:value="100177.435438125" calcext:value-type="float">
            <text:p>100177.435438125</text:p>
          </table:table-cell>
          <table:table-cell/>
          <table:table-cell office:value-type="float" office:value="1443146974.30661" calcext:value-type="float">
            <text:p>1443146974.30661</text:p>
          </table:table-cell>
          <table:table-cell table:formula="of:=[.G404]-[.$B$2]" office:value-type="float" office:value="54.3064117431641" calcext:value-type="float">
            <text:p>54.3064117432</text:p>
          </table:table-cell>
          <table:table-cell table:formula="of:=[.C404]/([.H404]-[.H403])" office:value-type="float" office:value="88626.7927961418" calcext:value-type="float">
            <text:p>88626.7927961418</text:p>
          </table:table-cell>
          <table:table-cell table:formula="of:=[.G404]-[.$B404]" office:value-type="float" office:value="10.2154242992401" calcext:value-type="float">
            <text:p>10.215424299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6964.13432" calcext:value-type="float">
            <text:p>1443146964.13432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41183185577" calcext:value-type="float">
            <text:p>44.1341183186</text:p>
          </table:table-cell>
          <table:table-cell table:formula="of:=[.C405]/([.D405]-[.D404])" office:value-type="float" office:value="100160.268871888" calcext:value-type="float">
            <text:p>100160.268871888</text:p>
          </table:table-cell>
          <table:table-cell/>
          <table:table-cell office:value-type="float" office:value="1443146974.35533" calcext:value-type="float">
            <text:p>1443146974.35533</text:p>
          </table:table-cell>
          <table:table-cell table:formula="of:=[.G405]-[.$B$2]" office:value-type="float" office:value="54.3551313877106" calcext:value-type="float">
            <text:p>54.3551313877</text:p>
          </table:table-cell>
          <table:table-cell table:formula="of:=[.C405]/([.H405]-[.H404])" office:value-type="float" office:value="88670.5976657124" calcext:value-type="float">
            <text:p>88670.5976657124</text:p>
          </table:table-cell>
          <table:table-cell table:formula="of:=[.G405]-[.$B405]" office:value-type="float" office:value="10.2210130691528" calcext:value-type="float">
            <text:p>10.221013069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6964.17745" calcext:value-type="float">
            <text:p>1443146964.17745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72477626801" calcext:value-type="float">
            <text:p>44.1772477627</text:p>
          </table:table-cell>
          <table:table-cell table:formula="of:=[.C406]/([.D406]-[.D405])" office:value-type="float" office:value="100163.590973919" calcext:value-type="float">
            <text:p>100163.590973919</text:p>
          </table:table-cell>
          <table:table-cell/>
          <table:table-cell office:value-type="float" office:value="1443146974.40414" calcext:value-type="float">
            <text:p>1443146974.40414</text:p>
          </table:table-cell>
          <table:table-cell table:formula="of:=[.G406]-[.$B$2]" office:value-type="float" office:value="54.4039406776428" calcext:value-type="float">
            <text:p>54.4039406776</text:p>
          </table:table-cell>
          <table:table-cell table:formula="of:=[.C406]/([.H406]-[.H405])" office:value-type="float" office:value="88507.7411696895" calcext:value-type="float">
            <text:p>88507.7411696895</text:p>
          </table:table-cell>
          <table:table-cell table:formula="of:=[.G406]-[.$B406]" office:value-type="float" office:value="10.2266929149628" calcext:value-type="float">
            <text:p>10.22669291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6964.22057" calcext:value-type="float">
            <text:p>1443146964.22057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03717231751" calcext:value-type="float">
            <text:p>44.2203717232</text:p>
          </table:table-cell>
          <table:table-cell table:formula="of:=[.C407]/([.D407]-[.D406])" office:value-type="float" office:value="100176.327740152" calcext:value-type="float">
            <text:p>100176.327740152</text:p>
          </table:table-cell>
          <table:table-cell/>
          <table:table-cell office:value-type="float" office:value="1443146974.45288" calcext:value-type="float">
            <text:p>1443146974.45288</text:p>
          </table:table-cell>
          <table:table-cell table:formula="of:=[.G407]-[.$B$2]" office:value-type="float" office:value="54.452684879303" calcext:value-type="float">
            <text:p>54.4526848793</text:p>
          </table:table-cell>
          <table:table-cell table:formula="of:=[.C407]/([.H407]-[.H406])" office:value-type="float" office:value="88625.9258099859" calcext:value-type="float">
            <text:p>88625.9258099859</text:p>
          </table:table-cell>
          <table:table-cell table:formula="of:=[.G407]-[.$B407]" office:value-type="float" office:value="10.2323131561279" calcext:value-type="float">
            <text:p>10.232313156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6964.26368" calcext:value-type="float">
            <text:p>1443146964.26368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34811401367" calcext:value-type="float">
            <text:p>44.2634811401</text:p>
          </table:table-cell>
          <table:table-cell table:formula="of:=[.C408]/([.D408]-[.D407])" office:value-type="float" office:value="100210.12355238" calcext:value-type="float">
            <text:p>100210.12355238</text:p>
          </table:table-cell>
          <table:table-cell/>
          <table:table-cell office:value-type="float" office:value="1443146974.50163" calcext:value-type="float">
            <text:p>1443146974.50163</text:p>
          </table:table-cell>
          <table:table-cell table:formula="of:=[.G408]-[.$B$2]" office:value-type="float" office:value="54.501428604126" calcext:value-type="float">
            <text:p>54.5014286041</text:p>
          </table:table-cell>
          <table:table-cell table:formula="of:=[.C408]/([.H408]-[.H407])" office:value-type="float" office:value="88626.7927961418" calcext:value-type="float">
            <text:p>88626.7927961418</text:p>
          </table:table-cell>
          <table:table-cell table:formula="of:=[.G408]-[.$B408]" office:value-type="float" office:value="10.2379474639893" calcext:value-type="float">
            <text:p>10.23794746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6964.30682" calcext:value-type="float">
            <text:p>1443146964.30682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66165447235" calcext:value-type="float">
            <text:p>44.3066165447</text:p>
          </table:table-cell>
          <table:table-cell table:formula="of:=[.C409]/([.D409]-[.D408])" office:value-type="float" office:value="100149.750335778" calcext:value-type="float">
            <text:p>100149.750335778</text:p>
          </table:table-cell>
          <table:table-cell/>
          <table:table-cell office:value-type="float" office:value="1443146974.55041" calcext:value-type="float">
            <text:p>1443146974.55041</text:p>
          </table:table-cell>
          <table:table-cell table:formula="of:=[.G409]-[.$B$2]" office:value-type="float" office:value="54.5502109527588" calcext:value-type="float">
            <text:p>54.5502109528</text:p>
          </table:table-cell>
          <table:table-cell table:formula="of:=[.C409]/([.H409]-[.H408])" office:value-type="float" office:value="88556.6218329684" calcext:value-type="float">
            <text:p>88556.6218329684</text:p>
          </table:table-cell>
          <table:table-cell table:formula="of:=[.G409]-[.$B409]" office:value-type="float" office:value="10.2435944080353" calcext:value-type="float">
            <text:p>10.243594408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6964.34995" calcext:value-type="float">
            <text:p>1443146964.34995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497467041016" calcext:value-type="float">
            <text:p>44.3497467041</text:p>
          </table:table-cell>
          <table:table-cell table:formula="of:=[.C410]/([.D410]-[.D409])" office:value-type="float" office:value="100161.929895357" calcext:value-type="float">
            <text:p>100161.929895357</text:p>
          </table:table-cell>
          <table:table-cell/>
          <table:table-cell office:value-type="float" office:value="1443146974.59916" calcext:value-type="float">
            <text:p>1443146974.59916</text:p>
          </table:table-cell>
          <table:table-cell table:formula="of:=[.G410]-[.$B$2]" office:value-type="float" office:value="54.5989553928375" calcext:value-type="float">
            <text:p>54.5989553928</text:p>
          </table:table-cell>
          <table:table-cell table:formula="of:=[.C410]/([.H410]-[.H409])" office:value-type="float" office:value="88625.4923232689" calcext:value-type="float">
            <text:p>88625.4923232689</text:p>
          </table:table-cell>
          <table:table-cell table:formula="of:=[.G410]-[.$B410]" office:value-type="float" office:value="10.249208688736" calcext:value-type="float">
            <text:p>10.249208688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6964.39308" calcext:value-type="float">
            <text:p>1443146964.39308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2876625061" calcext:value-type="float">
            <text:p>44.3928766251</text:p>
          </table:table-cell>
          <table:table-cell table:formula="of:=[.C411]/([.D411]-[.D410])" office:value-type="float" office:value="100162.48358209" calcext:value-type="float">
            <text:p>100162.48358209</text:p>
          </table:table-cell>
          <table:table-cell/>
          <table:table-cell office:value-type="float" office:value="1443146974.64797" calcext:value-type="float">
            <text:p>1443146974.64797</text:p>
          </table:table-cell>
          <table:table-cell table:formula="of:=[.G411]-[.$B$2]" office:value-type="float" office:value="54.6477732658386" calcext:value-type="float">
            <text:p>54.6477732658</text:p>
          </table:table-cell>
          <table:table-cell table:formula="of:=[.C411]/([.H411]-[.H410])" office:value-type="float" office:value="88492.1799010535" calcext:value-type="float">
            <text:p>88492.1799010535</text:p>
          </table:table-cell>
          <table:table-cell table:formula="of:=[.G411]-[.$B411]" office:value-type="float" office:value="10.2548966407776" calcext:value-type="float">
            <text:p>10.254896640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6964.4362" calcext:value-type="float">
            <text:p>1443146964.4362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60036849976" calcext:value-type="float">
            <text:p>44.436003685</text:p>
          </table:table-cell>
          <table:table-cell table:formula="of:=[.C412]/([.D412]-[.D411])" office:value-type="float" office:value="100169.128300385" calcext:value-type="float">
            <text:p>100169.128300385</text:p>
          </table:table-cell>
          <table:table-cell/>
          <table:table-cell office:value-type="float" office:value="1443146974.69668" calcext:value-type="float">
            <text:p>1443146974.69668</text:p>
          </table:table-cell>
          <table:table-cell table:formula="of:=[.G412]-[.$B$2]" office:value-type="float" office:value="54.696485042572" calcext:value-type="float">
            <text:p>54.6964850426</text:p>
          </table:table-cell>
          <table:table-cell table:formula="of:=[.C412]/([.H412]-[.H411])" office:value-type="float" office:value="88684.9195348291" calcext:value-type="float">
            <text:p>88684.9195348291</text:p>
          </table:table-cell>
          <table:table-cell table:formula="of:=[.G412]-[.$B412]" office:value-type="float" office:value="10.2604813575745" calcext:value-type="float">
            <text:p>10.260481357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6964.47933" calcext:value-type="float">
            <text:p>1443146964.47933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791302680969" calcext:value-type="float">
            <text:p>44.4791302681</text:p>
          </table:table-cell>
          <table:table-cell table:formula="of:=[.C413]/([.D413]-[.D412])" office:value-type="float" office:value="100170.235839147" calcext:value-type="float">
            <text:p>100170.235839147</text:p>
          </table:table-cell>
          <table:table-cell/>
          <table:table-cell office:value-type="float" office:value="1443146974.74541" calcext:value-type="float">
            <text:p>1443146974.74541</text:p>
          </table:table-cell>
          <table:table-cell table:formula="of:=[.G413]-[.$B$2]" office:value-type="float" office:value="54.745215177536" calcext:value-type="float">
            <text:p>54.7452151775</text:p>
          </table:table-cell>
          <table:table-cell table:formula="of:=[.C413]/([.H413]-[.H412])" office:value-type="float" office:value="88651.5090342435" calcext:value-type="float">
            <text:p>88651.5090342435</text:p>
          </table:table-cell>
          <table:table-cell table:formula="of:=[.G413]-[.$B413]" office:value-type="float" office:value="10.2660849094391" calcext:value-type="float">
            <text:p>10.2660849094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6964.52244" calcext:value-type="float">
            <text:p>1443146964.52244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22382545471" calcext:value-type="float">
            <text:p>44.5222382545</text:p>
          </table:table-cell>
          <table:table-cell table:formula="of:=[.C414]/([.D414]-[.D413])" office:value-type="float" office:value="100213.448962435" calcext:value-type="float">
            <text:p>100213.448962435</text:p>
          </table:table-cell>
          <table:table-cell/>
          <table:table-cell office:value-type="float" office:value="1443146974.7942" calcext:value-type="float">
            <text:p>1443146974.7942</text:p>
          </table:table-cell>
          <table:table-cell table:formula="of:=[.G414]-[.$B$2]" office:value-type="float" office:value="54.7940046787262" calcext:value-type="float">
            <text:p>54.7940046787</text:p>
          </table:table-cell>
          <table:table-cell table:formula="of:=[.C414]/([.H414]-[.H413])" office:value-type="float" office:value="88543.6394022616" calcext:value-type="float">
            <text:p>88543.6394022616</text:p>
          </table:table-cell>
          <table:table-cell table:formula="of:=[.G414]-[.$B414]" office:value-type="float" office:value="10.2717664241791" calcext:value-type="float">
            <text:p>10.271766424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6964.56555" calcext:value-type="float">
            <text:p>1443146964.56555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53479099274" calcext:value-type="float">
            <text:p>44.5653479099</text:p>
          </table:table-cell>
          <table:table-cell table:formula="of:=[.C415]/([.D415]-[.D414])" office:value-type="float" office:value="100209.569338827" calcext:value-type="float">
            <text:p>100209.569338827</text:p>
          </table:table-cell>
          <table:table-cell/>
          <table:table-cell office:value-type="float" office:value="1443146974.84296" calcext:value-type="float">
            <text:p>1443146974.84296</text:p>
          </table:table-cell>
          <table:table-cell table:formula="of:=[.G415]-[.$B$2]" office:value-type="float" office:value="54.8427581787109" calcext:value-type="float">
            <text:p>54.8427581787</text:p>
          </table:table-cell>
          <table:table-cell table:formula="of:=[.C415]/([.H415]-[.H414])" office:value-type="float" office:value="88609.0229696753" calcext:value-type="float">
            <text:p>88609.0229696753</text:p>
          </table:table-cell>
          <table:table-cell table:formula="of:=[.G415]-[.$B415]" office:value-type="float" office:value="10.2774102687836" calcext:value-type="float">
            <text:p>10.2774102688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6964.60871" calcext:value-type="float">
            <text:p>1443146964.60871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8514547348" calcext:value-type="float">
            <text:p>44.6085145473</text:p>
          </table:table-cell>
          <table:table-cell table:formula="of:=[.C416]/([.D416]-[.D415])" office:value-type="float" office:value="100077.287880964" calcext:value-type="float">
            <text:p>100077.287880964</text:p>
          </table:table-cell>
          <table:table-cell/>
          <table:table-cell office:value-type="float" office:value="1443146974.89177" calcext:value-type="float">
            <text:p>1443146974.89177</text:p>
          </table:table-cell>
          <table:table-cell table:formula="of:=[.G416]-[.$B$2]" office:value-type="float" office:value="54.8915688991547" calcext:value-type="float">
            <text:p>54.8915688992</text:p>
          </table:table-cell>
          <table:table-cell table:formula="of:=[.C416]/([.H416]-[.H415])" office:value-type="float" office:value="88505.1472448676" calcext:value-type="float">
            <text:p>88505.1472448676</text:p>
          </table:table-cell>
          <table:table-cell table:formula="of:=[.G416]-[.$B416]" office:value-type="float" office:value="10.2830543518066" calcext:value-type="float">
            <text:p>10.283054351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6964.65187" calcext:value-type="float">
            <text:p>1443146964.65187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16678333282" calcext:value-type="float">
            <text:p>44.6516678333</text:p>
          </table:table-cell>
          <table:table-cell table:formula="of:=[.C417]/([.D417]-[.D416])" office:value-type="float" office:value="100108.251361894" calcext:value-type="float">
            <text:p>100108.251361894</text:p>
          </table:table-cell>
          <table:table-cell/>
          <table:table-cell office:value-type="float" office:value="1443146974.94048" calcext:value-type="float">
            <text:p>1443146974.94048</text:p>
          </table:table-cell>
          <table:table-cell table:formula="of:=[.G417]-[.$B$2]" office:value-type="float" office:value="54.9402782917023" calcext:value-type="float">
            <text:p>54.9402782917</text:p>
          </table:table-cell>
          <table:table-cell table:formula="of:=[.C417]/([.H417]-[.H416])" office:value-type="float" office:value="88689.2604086108" calcext:value-type="float">
            <text:p>88689.2604086108</text:p>
          </table:table-cell>
          <table:table-cell table:formula="of:=[.G417]-[.$B417]" office:value-type="float" office:value="10.288610458374" calcext:value-type="float">
            <text:p>10.2886104584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6964.695" calcext:value-type="float">
            <text:p>1443146964.695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48013305664" calcext:value-type="float">
            <text:p>44.6948013306</text:p>
          </table:table-cell>
          <table:table-cell table:formula="of:=[.C418]/([.D418]-[.D417])" office:value-type="float" office:value="100154.178923804" calcext:value-type="float">
            <text:p>100154.178923804</text:p>
          </table:table-cell>
          <table:table-cell/>
          <table:table-cell office:value-type="float" office:value="1443146974.9892" calcext:value-type="float">
            <text:p>1443146974.9892</text:p>
          </table:table-cell>
          <table:table-cell table:formula="of:=[.G418]-[.$B$2]" office:value-type="float" office:value="54.988995552063" calcext:value-type="float">
            <text:p>54.9889955521</text:p>
          </table:table-cell>
          <table:table-cell table:formula="of:=[.C418]/([.H418]-[.H417])" office:value-type="float" office:value="88674.9371375437" calcext:value-type="float">
            <text:p>88674.9371375437</text:p>
          </table:table-cell>
          <table:table-cell table:formula="of:=[.G418]-[.$B418]" office:value-type="float" office:value="10.2941942214966" calcext:value-type="float">
            <text:p>10.294194221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6964.73813" calcext:value-type="float">
            <text:p>1443146964.73813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79319667816" calcext:value-type="float">
            <text:p>44.7379319668</text:p>
          </table:table-cell>
          <table:table-cell table:formula="of:=[.C419]/([.D419]-[.D418])" office:value-type="float" office:value="100160.822540256" calcext:value-type="float">
            <text:p>100160.822540256</text:p>
          </table:table-cell>
          <table:table-cell/>
          <table:table-cell office:value-type="float" office:value="1443146975.03801" calcext:value-type="float">
            <text:p>1443146975.03801</text:p>
          </table:table-cell>
          <table:table-cell table:formula="of:=[.G419]-[.$B$2]" office:value-type="float" office:value="55.037814617157" calcext:value-type="float">
            <text:p>55.0378146172</text:p>
          </table:table-cell>
          <table:table-cell table:formula="of:=[.C419]/([.H419]-[.H418])" office:value-type="float" office:value="88490.0190465028" calcext:value-type="float">
            <text:p>88490.0190465028</text:p>
          </table:table-cell>
          <table:table-cell table:formula="of:=[.G419]-[.$B419]" office:value-type="float" office:value="10.2998826503754" calcext:value-type="float">
            <text:p>10.299882650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6964.78126" calcext:value-type="float">
            <text:p>1443146964.78126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10652256012" calcext:value-type="float">
            <text:p>44.7810652256</text:p>
          </table:table-cell>
          <table:table-cell table:formula="of:=[.C420]/([.D420]-[.D419])" office:value-type="float" office:value="100154.732524846" calcext:value-type="float">
            <text:p>100154.732524846</text:p>
          </table:table-cell>
          <table:table-cell/>
          <table:table-cell office:value-type="float" office:value="1443146975.05119" calcext:value-type="float">
            <text:p>1443146975.05119</text:p>
          </table:table-cell>
          <table:table-cell table:formula="of:=[.G420]-[.$B$2]" office:value-type="float" office:value="55.0509879589081" calcext:value-type="float">
            <text:p>55.0509879589</text:p>
          </table:table-cell>
          <table:table-cell table:formula="of:=[.C420]/([.H420]-[.H419])" office:value-type="float" office:value="327935.013121459" calcext:value-type="float">
            <text:p>327935.013121459</text:p>
          </table:table-cell>
          <table:table-cell table:formula="of:=[.G420]-[.$B420]" office:value-type="float" office:value="10.2699227333069" calcext:value-type="float">
            <text:p>10.269922733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6964.82438" calcext:value-type="float">
            <text:p>1443146964.82438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41786956787" calcext:value-type="float">
            <text:p>44.8241786957</text:p>
          </table:table-cell>
          <table:table-cell table:formula="of:=[.C421]/([.D421]-[.D420])" office:value-type="float" office:value="100200.702755612" calcext:value-type="float">
            <text:p>100200.702755612</text:p>
          </table:table-cell>
          <table:table-cell/>
          <table:table-cell office:value-type="float" office:value="1443146975.06435" calcext:value-type="float">
            <text:p>1443146975.06435</text:p>
          </table:table-cell>
          <table:table-cell table:formula="of:=[.G421]-[.$B$2]" office:value-type="float" office:value="55.0641469955444" calcext:value-type="float">
            <text:p>55.0641469955</text:p>
          </table:table-cell>
          <table:table-cell table:formula="of:=[.C421]/([.H421]-[.H420])" office:value-type="float" office:value="328291.509430544" calcext:value-type="float">
            <text:p>328291.509430544</text:p>
          </table:table-cell>
          <table:table-cell table:formula="of:=[.G421]-[.$B421]" office:value-type="float" office:value="10.2399682998657" calcext:value-type="float">
            <text:p>10.239968299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6964.8675" calcext:value-type="float">
            <text:p>1443146964.8675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73048019409" calcext:value-type="float">
            <text:p>44.8673048019</text:p>
          </table:table-cell>
          <table:table-cell table:formula="of:=[.C422]/([.D422]-[.D421])" office:value-type="float" office:value="100171.343402402" calcext:value-type="float">
            <text:p>100171.343402402</text:p>
          </table:table-cell>
          <table:table-cell/>
          <table:table-cell office:value-type="float" office:value="1443146975.08959" calcext:value-type="float">
            <text:p>1443146975.08959</text:p>
          </table:table-cell>
          <table:table-cell table:formula="of:=[.G422]-[.$B$2]" office:value-type="float" office:value="55.0893936157227" calcext:value-type="float">
            <text:p>55.0893936157</text:p>
          </table:table-cell>
          <table:table-cell table:formula="of:=[.C422]/([.H422]-[.H421])" office:value-type="float" office:value="171112.012994372" calcext:value-type="float">
            <text:p>171112.012994372</text:p>
          </table:table-cell>
          <table:table-cell table:formula="of:=[.G422]-[.$B422]" office:value-type="float" office:value="10.2220888137817" calcext:value-type="float">
            <text:p>10.222088813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6964.91061" calcext:value-type="float">
            <text:p>1443146964.91061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0412311554" calcext:value-type="float">
            <text:p>44.9104123116</text:p>
          </table:table-cell>
          <table:table-cell table:formula="of:=[.C423]/([.D423]-[.D422])" office:value-type="float" office:value="100214.5574815" calcext:value-type="float">
            <text:p>100214.5574815</text:p>
          </table:table-cell>
          <table:table-cell/>
          <table:table-cell office:value-type="float" office:value="1443146975.12945" calcext:value-type="float">
            <text:p>1443146975.12945</text:p>
          </table:table-cell>
          <table:table-cell table:formula="of:=[.G423]-[.$B$2]" office:value-type="float" office:value="55.1292543411255" calcext:value-type="float">
            <text:p>55.1292543411</text:p>
          </table:table-cell>
          <table:table-cell table:formula="of:=[.C423]/([.H423]-[.H422])" office:value-type="float" office:value="108377.355312582" calcext:value-type="float">
            <text:p>108377.355312582</text:p>
          </table:table-cell>
          <table:table-cell table:formula="of:=[.G423]-[.$B423]" office:value-type="float" office:value="10.2188420295715" calcext:value-type="float">
            <text:p>10.218842029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6964.95375" calcext:value-type="float">
            <text:p>1443146964.95375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35503387451" calcext:value-type="float">
            <text:p>44.9535503387</text:p>
          </table:table-cell>
          <table:table-cell table:formula="of:=[.C424]/([.D424]-[.D423])" office:value-type="float" office:value="100143.661666685" calcext:value-type="float">
            <text:p>100143.661666685</text:p>
          </table:table-cell>
          <table:table-cell/>
          <table:table-cell office:value-type="float" office:value="1443146975.16938" calcext:value-type="float">
            <text:p>1443146975.16938</text:p>
          </table:table-cell>
          <table:table-cell table:formula="of:=[.G424]-[.$B$2]" office:value-type="float" office:value="55.1691772937775" calcext:value-type="float">
            <text:p>55.1691772938</text:p>
          </table:table-cell>
          <table:table-cell table:formula="of:=[.C424]/([.H424]-[.H423])" office:value-type="float" office:value="108208.429312806" calcext:value-type="float">
            <text:p>108208.429312806</text:p>
          </table:table-cell>
          <table:table-cell table:formula="of:=[.G424]-[.$B424]" office:value-type="float" office:value="10.2156269550323" calcext:value-type="float">
            <text:p>10.21562695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6964.99689" calcext:value-type="float">
            <text:p>1443146964.99689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6689081192" calcext:value-type="float">
            <text:p>44.9966890812</text:p>
          </table:table-cell>
          <table:table-cell table:formula="of:=[.C425]/([.D425]-[.D424])" office:value-type="float" office:value="100142.001249054" calcext:value-type="float">
            <text:p>100142.001249054</text:p>
          </table:table-cell>
          <table:table-cell/>
          <table:table-cell office:value-type="float" office:value="1443146975.20927" calcext:value-type="float">
            <text:p>1443146975.20927</text:p>
          </table:table-cell>
          <table:table-cell table:formula="of:=[.G425]-[.$B$2]" office:value-type="float" office:value="55.2090659141541" calcext:value-type="float">
            <text:p>55.2090659142</text:p>
          </table:table-cell>
          <table:table-cell table:formula="of:=[.C425]/([.H425]-[.H424])" office:value-type="float" office:value="108301.564687248" calcext:value-type="float">
            <text:p>108301.564687248</text:p>
          </table:table-cell>
          <table:table-cell table:formula="of:=[.G425]-[.$B425]" office:value-type="float" office:value="10.212376832962" calcext:value-type="float">
            <text:p>10.21237683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6965.03836" calcext:value-type="float">
            <text:p>1443146965.03836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81588935852" calcext:value-type="float">
            <text:p>45.0381588936</text:p>
          </table:table-cell>
          <table:table-cell table:formula="of:=[.C426]/([.D426]-[.D425])" office:value-type="float" office:value="104172.161644733" calcext:value-type="float">
            <text:p>104172.161644733</text:p>
          </table:table-cell>
          <table:table-cell/>
          <table:table-cell office:value-type="float" office:value="1443146975.24916" calcext:value-type="float">
            <text:p>1443146975.24916</text:p>
          </table:table-cell>
          <table:table-cell table:formula="of:=[.G426]-[.$B$2]" office:value-type="float" office:value="55.2489621639252" calcext:value-type="float">
            <text:p>55.2489621639</text:p>
          </table:table-cell>
          <table:table-cell table:formula="of:=[.C426]/([.H426]-[.H425])" office:value-type="float" office:value="108280.854084871" calcext:value-type="float">
            <text:p>108280.854084871</text:p>
          </table:table-cell>
          <table:table-cell table:formula="of:=[.G426]-[.$B426]" office:value-type="float" office:value="10.21080327034" calcext:value-type="float">
            <text:p>10.210803270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6965.0797" calcext:value-type="float">
            <text:p>1443146965.0797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794999599457" calcext:value-type="float">
            <text:p>45.0794999599</text:p>
          </table:table-cell>
          <table:table-cell table:formula="of:=[.C427]/([.D427]-[.D426])" office:value-type="float" office:value="104496.578833544" calcext:value-type="float">
            <text:p>104496.578833544</text:p>
          </table:table-cell>
          <table:table-cell/>
          <table:table-cell office:value-type="float" office:value="1443146975.28905" calcext:value-type="float">
            <text:p>1443146975.28905</text:p>
          </table:table-cell>
          <table:table-cell table:formula="of:=[.G427]-[.$B$2]" office:value-type="float" office:value="55.2888460159302" calcext:value-type="float">
            <text:p>55.2888460159</text:p>
          </table:table-cell>
          <table:table-cell table:formula="of:=[.C427]/([.H427]-[.H426])" office:value-type="float" office:value="108314.512837373" calcext:value-type="float">
            <text:p>108314.512837373</text:p>
          </table:table-cell>
          <table:table-cell table:formula="of:=[.G427]-[.$B427]" office:value-type="float" office:value="10.2093460559845" calcext:value-type="float">
            <text:p>10.20934605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6965.12098" calcext:value-type="float">
            <text:p>1443146965.12098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07852363586" calcext:value-type="float">
            <text:p>45.1207852364</text:p>
          </table:table-cell>
          <table:table-cell table:formula="of:=[.C428]/([.D428]-[.D427])" office:value-type="float" office:value="104637.787980111" calcext:value-type="float">
            <text:p>104637.787980111</text:p>
          </table:table-cell>
          <table:table-cell/>
          <table:table-cell office:value-type="float" office:value="1443146975.32894" calcext:value-type="float">
            <text:p>1443146975.32894</text:p>
          </table:table-cell>
          <table:table-cell table:formula="of:=[.G428]-[.$B$2]" office:value-type="float" office:value="55.3287360668182" calcext:value-type="float">
            <text:p>55.3287360668</text:p>
          </table:table-cell>
          <table:table-cell table:formula="of:=[.C428]/([.H428]-[.H427])" office:value-type="float" office:value="108297.68084585" calcext:value-type="float">
            <text:p>108297.68084585</text:p>
          </table:table-cell>
          <table:table-cell table:formula="of:=[.G428]-[.$B428]" office:value-type="float" office:value="10.2079508304596" calcext:value-type="float">
            <text:p>10.207950830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6965.16227" calcext:value-type="float">
            <text:p>1443146965.16227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20717048645" calcext:value-type="float">
            <text:p>45.1620717049</text:p>
          </table:table-cell>
          <table:table-cell table:formula="of:=[.C429]/([.D429]-[.D428])" office:value-type="float" office:value="104634.766700545" calcext:value-type="float">
            <text:p>104634.766700545</text:p>
          </table:table-cell>
          <table:table-cell/>
          <table:table-cell office:value-type="float" office:value="1443146975.36887" calcext:value-type="float">
            <text:p>1443146975.36887</text:p>
          </table:table-cell>
          <table:table-cell table:formula="of:=[.G429]-[.$B$2]" office:value-type="float" office:value="55.3686673641205" calcext:value-type="float">
            <text:p>55.3686673641</text:p>
          </table:table-cell>
          <table:table-cell table:formula="of:=[.C429]/([.H429]-[.H428])" office:value-type="float" office:value="108185.816436197" calcext:value-type="float">
            <text:p>108185.816436197</text:p>
          </table:table-cell>
          <table:table-cell table:formula="of:=[.G429]-[.$B429]" office:value-type="float" office:value="10.206595659256" calcext:value-type="float">
            <text:p>10.206595659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6965.20354" calcext:value-type="float">
            <text:p>1443146965.20354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33429145813" calcext:value-type="float">
            <text:p>45.2033429146</text:p>
          </table:table-cell>
          <table:table-cell table:formula="of:=[.C430]/([.D430]-[.D429])" office:value-type="float" office:value="104673.452259913" calcext:value-type="float">
            <text:p>104673.452259913</text:p>
          </table:table-cell>
          <table:table-cell/>
          <table:table-cell office:value-type="float" office:value="1443146975.40876" calcext:value-type="float">
            <text:p>1443146975.40876</text:p>
          </table:table-cell>
          <table:table-cell table:formula="of:=[.G430]-[.$B$2]" office:value-type="float" office:value="55.40855717659" calcext:value-type="float">
            <text:p>55.4085571766</text:p>
          </table:table-cell>
          <table:table-cell table:formula="of:=[.C430]/([.H430]-[.H429])" office:value-type="float" office:value="108298.328133405" calcext:value-type="float">
            <text:p>108298.328133405</text:p>
          </table:table-cell>
          <table:table-cell table:formula="of:=[.G430]-[.$B430]" office:value-type="float" office:value="10.2052142620087" calcext:value-type="float">
            <text:p>10.20521426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6965.24483" calcext:value-type="float">
            <text:p>1443146965.24483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46324825287" calcext:value-type="float">
            <text:p>45.2446324825</text:p>
          </table:table-cell>
          <table:table-cell table:formula="of:=[.C431]/([.D431]-[.D430])" office:value-type="float" office:value="104626.912190136" calcext:value-type="float">
            <text:p>104626.912190136</text:p>
          </table:table-cell>
          <table:table-cell/>
          <table:table-cell office:value-type="float" office:value="1443146975.44862" calcext:value-type="float">
            <text:p>1443146975.44862</text:p>
          </table:table-cell>
          <table:table-cell table:formula="of:=[.G431]-[.$B$2]" office:value-type="float" office:value="55.4484171867371" calcext:value-type="float">
            <text:p>55.4484171867</text:p>
          </table:table-cell>
          <table:table-cell table:formula="of:=[.C431]/([.H431]-[.H430])" office:value-type="float" office:value="108379.300056823" calcext:value-type="float">
            <text:p>108379.300056823</text:p>
          </table:table-cell>
          <table:table-cell table:formula="of:=[.G431]-[.$B431]" office:value-type="float" office:value="10.2037847042084" calcext:value-type="float">
            <text:p>10.203784704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6965.28612" calcext:value-type="float">
            <text:p>1443146965.28612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59241962433" calcext:value-type="float">
            <text:p>45.2859241962</text:p>
          </table:table-cell>
          <table:table-cell table:formula="of:=[.C432]/([.D432]-[.D431])" office:value-type="float" office:value="104621.475142907" calcext:value-type="float">
            <text:p>104621.475142907</text:p>
          </table:table-cell>
          <table:table-cell/>
          <table:table-cell office:value-type="float" office:value="1443146975.48852" calcext:value-type="float">
            <text:p>1443146975.48852</text:p>
          </table:table-cell>
          <table:table-cell table:formula="of:=[.G432]-[.$B$2]" office:value-type="float" office:value="55.4883162975311" calcext:value-type="float">
            <text:p>55.4883162975</text:p>
          </table:table-cell>
          <table:table-cell table:formula="of:=[.C432]/([.H432]-[.H431])" office:value-type="float" office:value="108273.089650969" calcext:value-type="float">
            <text:p>108273.089650969</text:p>
          </table:table-cell>
          <table:table-cell table:formula="of:=[.G432]-[.$B432]" office:value-type="float" office:value="10.2023921012878" calcext:value-type="float">
            <text:p>10.202392101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6965.32743" calcext:value-type="float">
            <text:p>1443146965.32743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72294998169" calcext:value-type="float">
            <text:p>45.3272294998</text:p>
          </table:table-cell>
          <table:table-cell table:formula="of:=[.C433]/([.D433]-[.D432])" office:value-type="float" office:value="104587.053628634" calcext:value-type="float">
            <text:p>104587.053628634</text:p>
          </table:table-cell>
          <table:table-cell/>
          <table:table-cell office:value-type="float" office:value="1443146975.52841" calcext:value-type="float">
            <text:p>1443146975.52841</text:p>
          </table:table-cell>
          <table:table-cell table:formula="of:=[.G433]-[.$B$2]" office:value-type="float" office:value="55.5282070636749" calcext:value-type="float">
            <text:p>55.5282070637</text:p>
          </table:table-cell>
          <table:table-cell table:formula="of:=[.C433]/([.H433]-[.H432])" office:value-type="float" office:value="108295.739029609" calcext:value-type="float">
            <text:p>108295.739029609</text:p>
          </table:table-cell>
          <table:table-cell table:formula="of:=[.G433]-[.$B433]" office:value-type="float" office:value="10.200977563858" calcext:value-type="float">
            <text:p>10.200977563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6965.36872" calcext:value-type="float">
            <text:p>1443146965.36872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85214519501" calcext:value-type="float">
            <text:p>45.368521452</text:p>
          </table:table-cell>
          <table:table-cell table:formula="of:=[.C434]/([.D434]-[.D433])" office:value-type="float" office:value="104620.871061429" calcext:value-type="float">
            <text:p>104620.871061429</text:p>
          </table:table-cell>
          <table:table-cell/>
          <table:table-cell office:value-type="float" office:value="1443146975.5683" calcext:value-type="float">
            <text:p>1443146975.5683</text:p>
          </table:table-cell>
          <table:table-cell table:formula="of:=[.G434]-[.$B$2]" office:value-type="float" office:value="55.5680985450745" calcext:value-type="float">
            <text:p>55.5680985451</text:p>
          </table:table-cell>
          <table:table-cell table:formula="of:=[.C434]/([.H434]-[.H433])" office:value-type="float" office:value="108293.797283002" calcext:value-type="float">
            <text:p>108293.797283002</text:p>
          </table:table-cell>
          <table:table-cell table:formula="of:=[.G434]-[.$B434]" office:value-type="float" office:value="10.1995770931244" calcext:value-type="float">
            <text:p>10.199577093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6965.41002" calcext:value-type="float">
            <text:p>1443146965.41002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098200798035" calcext:value-type="float">
            <text:p>45.4098200798</text:p>
          </table:table-cell>
          <table:table-cell table:formula="of:=[.C435]/([.D435]-[.D434])" office:value-type="float" office:value="104603.959611821" calcext:value-type="float">
            <text:p>104603.959611821</text:p>
          </table:table-cell>
          <table:table-cell/>
          <table:table-cell office:value-type="float" office:value="1443146975.6082" calcext:value-type="float">
            <text:p>1443146975.6082</text:p>
          </table:table-cell>
          <table:table-cell table:formula="of:=[.G435]-[.$B$2]" office:value-type="float" office:value="55.6080007553101" calcext:value-type="float">
            <text:p>55.6080007553</text:p>
          </table:table-cell>
          <table:table-cell table:formula="of:=[.C435]/([.H435]-[.H434])" office:value-type="float" office:value="108264.679437387" calcext:value-type="float">
            <text:p>108264.679437387</text:p>
          </table:table-cell>
          <table:table-cell table:formula="of:=[.G435]-[.$B435]" office:value-type="float" office:value="10.1981806755066" calcext:value-type="float">
            <text:p>10.198180675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6965.45133" calcext:value-type="float">
            <text:p>1443146965.45133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11258602142" calcext:value-type="float">
            <text:p>45.4511258602</text:p>
          </table:table-cell>
          <table:table-cell table:formula="of:=[.C436]/([.D436]-[.D435])" office:value-type="float" office:value="104585.846267511" calcext:value-type="float">
            <text:p>104585.846267511</text:p>
          </table:table-cell>
          <table:table-cell/>
          <table:table-cell office:value-type="float" office:value="1443146975.64822" calcext:value-type="float">
            <text:p>1443146975.64822</text:p>
          </table:table-cell>
          <table:table-cell table:formula="of:=[.G436]-[.$B$2]" office:value-type="float" office:value="55.6480190753937" calcext:value-type="float">
            <text:p>55.6480190754</text:p>
          </table:table-cell>
          <table:table-cell table:formula="of:=[.C436]/([.H436]-[.H435])" office:value-type="float" office:value="107950.558418579" calcext:value-type="float">
            <text:p>107950.558418579</text:p>
          </table:table-cell>
          <table:table-cell table:formula="of:=[.G436]-[.$B436]" office:value-type="float" office:value="10.1968932151794" calcext:value-type="float">
            <text:p>10.196893215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6965.49261" calcext:value-type="float">
            <text:p>1443146965.49261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24139976501" calcext:value-type="float">
            <text:p>45.4924139977</text:p>
          </table:table-cell>
          <table:table-cell table:formula="of:=[.C437]/([.D437]-[.D436])" office:value-type="float" office:value="104630.537202252" calcext:value-type="float">
            <text:p>104630.537202252</text:p>
          </table:table-cell>
          <table:table-cell/>
          <table:table-cell office:value-type="float" office:value="1443146975.68799" calcext:value-type="float">
            <text:p>1443146975.68799</text:p>
          </table:table-cell>
          <table:table-cell table:formula="of:=[.G437]-[.$B$2]" office:value-type="float" office:value="55.6877901554108" calcext:value-type="float">
            <text:p>55.6877901554</text:p>
          </table:table-cell>
          <table:table-cell table:formula="of:=[.C437]/([.H437]-[.H436])" office:value-type="float" office:value="108621.641608517" calcext:value-type="float">
            <text:p>108621.641608517</text:p>
          </table:table-cell>
          <table:table-cell table:formula="of:=[.G437]-[.$B437]" office:value-type="float" office:value="10.1953761577606" calcext:value-type="float">
            <text:p>10.195376157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6965.53389" calcext:value-type="float">
            <text:p>1443146965.53389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36935520172" calcext:value-type="float">
            <text:p>45.533693552</text:p>
          </table:table-cell>
          <table:table-cell table:formula="of:=[.C438]/([.D438]-[.D437])" office:value-type="float" office:value="104652.292551072" calcext:value-type="float">
            <text:p>104652.292551072</text:p>
          </table:table-cell>
          <table:table-cell/>
          <table:table-cell office:value-type="float" office:value="1443146975.7279" calcext:value-type="float">
            <text:p>1443146975.7279</text:p>
          </table:table-cell>
          <table:table-cell table:formula="of:=[.G438]-[.$B$2]" office:value-type="float" office:value="55.7276961803436" calcext:value-type="float">
            <text:p>55.7276961803</text:p>
          </table:table-cell>
          <table:table-cell table:formula="of:=[.C438]/([.H438]-[.H437])" office:value-type="float" office:value="108254.330198712" calcext:value-type="float">
            <text:p>108254.330198712</text:p>
          </table:table-cell>
          <table:table-cell table:formula="of:=[.G438]-[.$B438]" office:value-type="float" office:value="10.1940026283264" calcext:value-type="float">
            <text:p>10.194002628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6965.57518" calcext:value-type="float">
            <text:p>1443146965.57518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49795436859" calcext:value-type="float">
            <text:p>45.5749795437</text:p>
          </table:table-cell>
          <table:table-cell table:formula="of:=[.C439]/([.D439]-[.D438])" office:value-type="float" office:value="104635.975191435" calcext:value-type="float">
            <text:p>104635.975191435</text:p>
          </table:table-cell>
          <table:table-cell/>
          <table:table-cell office:value-type="float" office:value="1443146975.76779" calcext:value-type="float">
            <text:p>1443146975.76779</text:p>
          </table:table-cell>
          <table:table-cell table:formula="of:=[.G439]-[.$B$2]" office:value-type="float" office:value="55.7675879001617" calcext:value-type="float">
            <text:p>55.7675879002</text:p>
          </table:table-cell>
          <table:table-cell table:formula="of:=[.C439]/([.H439]-[.H438])" office:value-type="float" office:value="108293.150049606" calcext:value-type="float">
            <text:p>108293.150049606</text:p>
          </table:table-cell>
          <table:table-cell table:formula="of:=[.G439]-[.$B439]" office:value-type="float" office:value="10.1926083564758" calcext:value-type="float">
            <text:p>10.192608356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6965.61649" calcext:value-type="float">
            <text:p>1443146965.61649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62950992584" calcext:value-type="float">
            <text:p>45.6162950993</text:p>
          </table:table-cell>
          <table:table-cell table:formula="of:=[.C440]/([.D440]-[.D439])" office:value-type="float" office:value="104561.101506146" calcext:value-type="float">
            <text:p>104561.101506146</text:p>
          </table:table-cell>
          <table:table-cell/>
          <table:table-cell office:value-type="float" office:value="1443146975.80769" calcext:value-type="float">
            <text:p>1443146975.80769</text:p>
          </table:table-cell>
          <table:table-cell table:formula="of:=[.G440]-[.$B$2]" office:value-type="float" office:value="55.8074870109558" calcext:value-type="float">
            <text:p>55.807487011</text:p>
          </table:table-cell>
          <table:table-cell table:formula="of:=[.C440]/([.H440]-[.H439])" office:value-type="float" office:value="108273.089650969" calcext:value-type="float">
            <text:p>108273.089650969</text:p>
          </table:table-cell>
          <table:table-cell table:formula="of:=[.G440]-[.$B440]" office:value-type="float" office:value="10.1911919116974" calcext:value-type="float">
            <text:p>10.191191911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6965.65781" calcext:value-type="float">
            <text:p>1443146965.65781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76118469238" calcext:value-type="float">
            <text:p>45.6576118469</text:p>
          </table:table-cell>
          <table:table-cell table:formula="of:=[.C441]/([.D441]-[.D440])" office:value-type="float" office:value="104558.084653337" calcext:value-type="float">
            <text:p>104558.084653337</text:p>
          </table:table-cell>
          <table:table-cell/>
          <table:table-cell office:value-type="float" office:value="1443146975.84757" calcext:value-type="float">
            <text:p>1443146975.84757</text:p>
          </table:table-cell>
          <table:table-cell table:formula="of:=[.G441]-[.$B$2]" office:value-type="float" office:value="55.8473739624023" calcext:value-type="float">
            <text:p>55.8473739624</text:p>
          </table:table-cell>
          <table:table-cell table:formula="of:=[.C441]/([.H441]-[.H440])" office:value-type="float" office:value="108306.096187641" calcext:value-type="float">
            <text:p>108306.096187641</text:p>
          </table:table-cell>
          <table:table-cell table:formula="of:=[.G441]-[.$B441]" office:value-type="float" office:value="10.1897621154785" calcext:value-type="float">
            <text:p>10.189762115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6965.6991" calcext:value-type="float">
            <text:p>1443146965.6991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89045143127" calcext:value-type="float">
            <text:p>45.6989045143</text:p>
          </table:table-cell>
          <table:table-cell table:formula="of:=[.C442]/([.D442]-[.D441])" office:value-type="float" office:value="104619.058858852" calcext:value-type="float">
            <text:p>104619.058858852</text:p>
          </table:table-cell>
          <table:table-cell/>
          <table:table-cell office:value-type="float" office:value="1443146975.88747" calcext:value-type="float">
            <text:p>1443146975.88747</text:p>
          </table:table-cell>
          <table:table-cell table:formula="of:=[.G442]-[.$B$2]" office:value-type="float" office:value="55.8872725963593" calcext:value-type="float">
            <text:p>55.8872725964</text:p>
          </table:table-cell>
          <table:table-cell table:formula="of:=[.C442]/([.H442]-[.H441])" office:value-type="float" office:value="108274.383645957" calcext:value-type="float">
            <text:p>108274.383645957</text:p>
          </table:table-cell>
          <table:table-cell table:formula="of:=[.G442]-[.$B442]" office:value-type="float" office:value="10.1883680820465" calcext:value-type="float">
            <text:p>10.18836808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6965.74044" calcext:value-type="float">
            <text:p>1443146965.74044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0237236023" calcext:value-type="float">
            <text:p>45.740237236</text:p>
          </table:table-cell>
          <table:table-cell table:formula="of:=[.C443]/([.D443]-[.D442])" office:value-type="float" office:value="104517.675615187" calcext:value-type="float">
            <text:p>104517.675615187</text:p>
          </table:table-cell>
          <table:table-cell/>
          <table:table-cell office:value-type="float" office:value="1443146975.92735" calcext:value-type="float">
            <text:p>1443146975.92735</text:p>
          </table:table-cell>
          <table:table-cell table:formula="of:=[.G443]-[.$B$2]" office:value-type="float" office:value="55.9271500110626" calcext:value-type="float">
            <text:p>55.9271500111</text:p>
          </table:table-cell>
          <table:table-cell table:formula="of:=[.C443]/([.H443]-[.H442])" office:value-type="float" office:value="108331.997751976" calcext:value-type="float">
            <text:p>108331.997751976</text:p>
          </table:table-cell>
          <table:table-cell table:formula="of:=[.G443]-[.$B443]" office:value-type="float" office:value="10.1869127750397" calcext:value-type="float">
            <text:p>10.18691277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6965.78172" calcext:value-type="float">
            <text:p>1443146965.78172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15198898315" calcext:value-type="float">
            <text:p>45.7815198898</text:p>
          </table:table-cell>
          <table:table-cell table:formula="of:=[.C444]/([.D444]-[.D443])" office:value-type="float" office:value="104644.435409351" calcext:value-type="float">
            <text:p>104644.435409351</text:p>
          </table:table-cell>
          <table:table-cell/>
          <table:table-cell office:value-type="float" office:value="1443146975.96725" calcext:value-type="float">
            <text:p>1443146975.96725</text:p>
          </table:table-cell>
          <table:table-cell table:formula="of:=[.G444]-[.$B$2]" office:value-type="float" office:value="55.9670495986939" calcext:value-type="float">
            <text:p>55.9670495987</text:p>
          </table:table-cell>
          <table:table-cell table:formula="of:=[.C444]/([.H444]-[.H443])" office:value-type="float" office:value="108271.79568691" calcext:value-type="float">
            <text:p>108271.79568691</text:p>
          </table:table-cell>
          <table:table-cell table:formula="of:=[.G444]-[.$B444]" office:value-type="float" office:value="10.1855297088623" calcext:value-type="float">
            <text:p>10.1855297089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6965.82304" calcext:value-type="float">
            <text:p>1443146965.82304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28378295898" calcext:value-type="float">
            <text:p>45.8228378296</text:p>
          </table:table-cell>
          <table:table-cell table:formula="of:=[.C445]/([.D445]-[.D444])" office:value-type="float" office:value="104555.067974611" calcext:value-type="float">
            <text:p>104555.067974611</text:p>
          </table:table-cell>
          <table:table-cell/>
          <table:table-cell office:value-type="float" office:value="1443146976.00723" calcext:value-type="float">
            <text:p>1443146976.00723</text:p>
          </table:table-cell>
          <table:table-cell table:formula="of:=[.G445]-[.$B$2]" office:value-type="float" office:value="56.0070335865021" calcext:value-type="float">
            <text:p>56.0070335865</text:p>
          </table:table-cell>
          <table:table-cell table:formula="of:=[.C445]/([.H445]-[.H444])" office:value-type="float" office:value="108043.250231061" calcext:value-type="float">
            <text:p>108043.250231061</text:p>
          </table:table-cell>
          <table:table-cell table:formula="of:=[.G445]-[.$B445]" office:value-type="float" office:value="10.1841957569122" calcext:value-type="float">
            <text:p>10.184195756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6965.86432" calcext:value-type="float">
            <text:p>1443146965.86432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41204833984" calcext:value-type="float">
            <text:p>45.8641204834</text:p>
          </table:table-cell>
          <table:table-cell table:formula="of:=[.C446]/([.D446]-[.D445])" office:value-type="float" office:value="104644.435409351" calcext:value-type="float">
            <text:p>104644.435409351</text:p>
          </table:table-cell>
          <table:table-cell/>
          <table:table-cell office:value-type="float" office:value="1443146976.01936" calcext:value-type="float">
            <text:p>1443146976.01936</text:p>
          </table:table-cell>
          <table:table-cell table:formula="of:=[.G446]-[.$B$2]" office:value-type="float" office:value="56.0191638469696" calcext:value-type="float">
            <text:p>56.019163847</text:p>
          </table:table-cell>
          <table:table-cell table:formula="of:=[.C446]/([.H446]-[.H445])" office:value-type="float" office:value="356134.149927277" calcext:value-type="float">
            <text:p>356134.149927277</text:p>
          </table:table-cell>
          <table:table-cell table:formula="of:=[.G446]-[.$B446]" office:value-type="float" office:value="10.1550433635712" calcext:value-type="float">
            <text:p>10.155043363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6965.9056" calcext:value-type="float">
            <text:p>1443146965.9056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5398607254" calcext:value-type="float">
            <text:p>45.9053986073</text:p>
          </table:table-cell>
          <table:table-cell table:formula="of:=[.C447]/([.D447]-[.D446])" office:value-type="float" office:value="104655.91932214" calcext:value-type="float">
            <text:p>104655.91932214</text:p>
          </table:table-cell>
          <table:table-cell/>
          <table:table-cell office:value-type="float" office:value="1443146976.0315" calcext:value-type="float">
            <text:p>1443146976.0315</text:p>
          </table:table-cell>
          <table:table-cell table:formula="of:=[.G447]-[.$B$2]" office:value-type="float" office:value="56.0313014984131" calcext:value-type="float">
            <text:p>56.0313014984</text:p>
          </table:table-cell>
          <table:table-cell table:formula="of:=[.C447]/([.H447]-[.H446])" office:value-type="float" office:value="355917.289280874" calcext:value-type="float">
            <text:p>355917.289280874</text:p>
          </table:table-cell>
          <table:table-cell table:formula="of:=[.G447]-[.$B447]" office:value-type="float" office:value="10.1259028911591" calcext:value-type="float">
            <text:p>10.125902891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6965.94688" calcext:value-type="float">
            <text:p>1443146965.94688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66805458069" calcext:value-type="float">
            <text:p>45.9466805458</text:p>
          </table:table-cell>
          <table:table-cell table:formula="of:=[.C448]/([.D448]-[.D447])" office:value-type="float" office:value="104646.248491184" calcext:value-type="float">
            <text:p>104646.248491184</text:p>
          </table:table-cell>
          <table:table-cell/>
          <table:table-cell office:value-type="float" office:value="1443146976.05456" calcext:value-type="float">
            <text:p>1443146976.05456</text:p>
          </table:table-cell>
          <table:table-cell table:formula="of:=[.G448]-[.$B$2]" office:value-type="float" office:value="56.0543601512909" calcext:value-type="float">
            <text:p>56.0543601513</text:p>
          </table:table-cell>
          <table:table-cell table:formula="of:=[.C448]/([.H448]-[.H447])" office:value-type="float" office:value="187348.325285633" calcext:value-type="float">
            <text:p>187348.325285633</text:p>
          </table:table-cell>
          <table:table-cell table:formula="of:=[.G448]-[.$B448]" office:value-type="float" office:value="10.107679605484" calcext:value-type="float">
            <text:p>10.107679605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6965.98818" calcext:value-type="float">
            <text:p>1443146965.98818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79803657532" calcext:value-type="float">
            <text:p>45.9879803658</text:p>
          </table:table-cell>
          <table:table-cell table:formula="of:=[.C449]/([.D449]-[.D448])" office:value-type="float" office:value="104600.940285411" calcext:value-type="float">
            <text:p>104600.940285411</text:p>
          </table:table-cell>
          <table:table-cell/>
          <table:table-cell office:value-type="float" office:value="1443146976.09104" calcext:value-type="float">
            <text:p>1443146976.09104</text:p>
          </table:table-cell>
          <table:table-cell table:formula="of:=[.G449]-[.$B$2]" office:value-type="float" office:value="56.0908377170563" calcext:value-type="float">
            <text:p>56.0908377171</text:p>
          </table:table-cell>
          <table:table-cell table:formula="of:=[.C449]/([.H449]-[.H448])" office:value-type="float" office:value="118428.955149741" calcext:value-type="float">
            <text:p>118428.955149741</text:p>
          </table:table-cell>
          <table:table-cell table:formula="of:=[.G449]-[.$B449]" office:value-type="float" office:value="10.1028573513031" calcext:value-type="float">
            <text:p>10.102857351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6966.02815" calcext:value-type="float">
            <text:p>1443146966.02815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79552936554" calcext:value-type="float">
            <text:p>46.0279552937</text:p>
          </table:table-cell>
          <table:table-cell table:formula="of:=[.C450]/([.D450]-[.D449])" office:value-type="float" office:value="108067.737121795" calcext:value-type="float">
            <text:p>108067.737121795</text:p>
          </table:table-cell>
          <table:table-cell/>
          <table:table-cell office:value-type="float" office:value="1443146976.12763" calcext:value-type="float">
            <text:p>1443146976.12763</text:p>
          </table:table-cell>
          <table:table-cell table:formula="of:=[.G450]-[.$B$2]" office:value-type="float" office:value="56.1274275779724" calcext:value-type="float">
            <text:p>56.127427578</text:p>
          </table:table-cell>
          <table:table-cell table:formula="of:=[.C450]/([.H450]-[.H449])" office:value-type="float" office:value="118065.493878243" calcext:value-type="float">
            <text:p>118065.493878243</text:p>
          </table:table-cell>
          <table:table-cell table:formula="of:=[.G450]-[.$B450]" office:value-type="float" office:value="10.099472284317" calcext:value-type="float">
            <text:p>10.099472284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6966.06757" calcext:value-type="float">
            <text:p>1443146966.06757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73749446869" calcext:value-type="float">
            <text:p>46.0673749447</text:p>
          </table:table-cell>
          <table:table-cell table:formula="of:=[.C451]/([.D451]-[.D450])" office:value-type="float" office:value="109590.011249682" calcext:value-type="float">
            <text:p>109590.011249682</text:p>
          </table:table-cell>
          <table:table-cell/>
          <table:table-cell office:value-type="float" office:value="1443146976.16421" calcext:value-type="float">
            <text:p>1443146976.16421</text:p>
          </table:table-cell>
          <table:table-cell table:formula="of:=[.G451]-[.$B$2]" office:value-type="float" office:value="56.164009809494" calcext:value-type="float">
            <text:p>56.1640098095</text:p>
          </table:table-cell>
          <table:table-cell table:formula="of:=[.C451]/([.H451]-[.H450])" office:value-type="float" office:value="118090.116986125" calcext:value-type="float">
            <text:p>118090.116986125</text:p>
          </table:table-cell>
          <table:table-cell table:formula="of:=[.G451]-[.$B451]" office:value-type="float" office:value="10.0966348648071" calcext:value-type="float">
            <text:p>10.096634864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6966.10697" calcext:value-type="float">
            <text:p>1443146966.10697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67705154419" calcext:value-type="float">
            <text:p>46.1067705154</text:p>
          </table:table-cell>
          <table:table-cell table:formula="of:=[.C452]/([.D452]-[.D451])" office:value-type="float" office:value="109656.997403729" calcext:value-type="float">
            <text:p>109656.997403729</text:p>
          </table:table-cell>
          <table:table-cell/>
          <table:table-cell office:value-type="float" office:value="1443146976.2008" calcext:value-type="float">
            <text:p>1443146976.2008</text:p>
          </table:table-cell>
          <table:table-cell table:formula="of:=[.G452]-[.$B$2]" office:value-type="float" office:value="56.2006003856659" calcext:value-type="float">
            <text:p>56.2006003857</text:p>
          </table:table-cell>
          <table:table-cell table:formula="of:=[.C452]/([.H452]-[.H451])" office:value-type="float" office:value="118063.185988324" calcext:value-type="float">
            <text:p>118063.185988324</text:p>
          </table:table-cell>
          <table:table-cell table:formula="of:=[.G452]-[.$B452]" office:value-type="float" office:value="10.093829870224" calcext:value-type="float">
            <text:p>10.0938298702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6966.14638" calcext:value-type="float">
            <text:p>1443146966.14638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61839675903" calcext:value-type="float">
            <text:p>46.1461839676</text:p>
          </table:table-cell>
          <table:table-cell table:formula="of:=[.C453]/([.D453]-[.D452])" office:value-type="float" office:value="109607.24738676" calcext:value-type="float">
            <text:p>109607.24738676</text:p>
          </table:table-cell>
          <table:table-cell/>
          <table:table-cell office:value-type="float" office:value="1443146976.23738" calcext:value-type="float">
            <text:p>1443146976.23738</text:p>
          </table:table-cell>
          <table:table-cell table:formula="of:=[.G453]-[.$B$2]" office:value-type="float" office:value="56.2371847629547" calcext:value-type="float">
            <text:p>56.237184763</text:p>
          </table:table-cell>
          <table:table-cell table:formula="of:=[.C453]/([.H453]-[.H452])" office:value-type="float" office:value="118083.190699008" calcext:value-type="float">
            <text:p>118083.190699008</text:p>
          </table:table-cell>
          <table:table-cell table:formula="of:=[.G453]-[.$B453]" office:value-type="float" office:value="10.0910007953644" calcext:value-type="float">
            <text:p>10.091000795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6966.1858" calcext:value-type="float">
            <text:p>1443146966.1858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56024265289" calcext:value-type="float">
            <text:p>46.1856024265</text:p>
          </table:table-cell>
          <table:table-cell table:formula="of:=[.C454]/([.D454]-[.D453])" office:value-type="float" office:value="109593.325470414" calcext:value-type="float">
            <text:p>109593.325470414</text:p>
          </table:table-cell>
          <table:table-cell/>
          <table:table-cell office:value-type="float" office:value="1443146976.27391" calcext:value-type="float">
            <text:p>1443146976.27391</text:p>
          </table:table-cell>
          <table:table-cell table:formula="of:=[.G454]-[.$B$2]" office:value-type="float" office:value="56.2737078666687" calcext:value-type="float">
            <text:p>56.2737078667</text:p>
          </table:table-cell>
          <table:table-cell table:formula="of:=[.C454]/([.H454]-[.H453])" office:value-type="float" office:value="118281.294871042" calcext:value-type="float">
            <text:p>118281.294871042</text:p>
          </table:table-cell>
          <table:table-cell table:formula="of:=[.G454]-[.$B454]" office:value-type="float" office:value="10.0881054401398" calcext:value-type="float">
            <text:p>10.088105440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6966.2252" calcext:value-type="float">
            <text:p>1443146966.2252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49987125397" calcext:value-type="float">
            <text:p>46.2249987125</text:p>
          </table:table-cell>
          <table:table-cell table:formula="of:=[.C455]/([.D455]-[.D454])" office:value-type="float" office:value="109655.006535948" calcext:value-type="float">
            <text:p>109655.006535948</text:p>
          </table:table-cell>
          <table:table-cell/>
          <table:table-cell office:value-type="float" office:value="1443146976.31049" calcext:value-type="float">
            <text:p>1443146976.31049</text:p>
          </table:table-cell>
          <table:table-cell table:formula="of:=[.G455]-[.$B$2]" office:value-type="float" office:value="56.3102877140045" calcext:value-type="float">
            <text:p>56.310287714</text:p>
          </table:table-cell>
          <table:table-cell table:formula="of:=[.C455]/([.H455]-[.H454])" office:value-type="float" office:value="118097.813813736" calcext:value-type="float">
            <text:p>118097.813813736</text:p>
          </table:table-cell>
          <table:table-cell table:formula="of:=[.G455]-[.$B455]" office:value-type="float" office:value="10.0852890014648" calcext:value-type="float">
            <text:p>10.085289001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6966.26462" calcext:value-type="float">
            <text:p>1443146966.26462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44188404083" calcext:value-type="float">
            <text:p>46.2644188404</text:p>
          </table:table-cell>
          <table:table-cell table:formula="of:=[.C456]/([.D456]-[.D455])" office:value-type="float" office:value="109588.685617515" calcext:value-type="float">
            <text:p>109588.685617515</text:p>
          </table:table-cell>
          <table:table-cell/>
          <table:table-cell office:value-type="float" office:value="1443146976.34712" calcext:value-type="float">
            <text:p>1443146976.34712</text:p>
          </table:table-cell>
          <table:table-cell table:formula="of:=[.G456]-[.$B$2]" office:value-type="float" office:value="56.3469223976135" calcext:value-type="float">
            <text:p>56.3469223976</text:p>
          </table:table-cell>
          <table:table-cell table:formula="of:=[.C456]/([.H456]-[.H455])" office:value-type="float" office:value="117921.040238974" calcext:value-type="float">
            <text:p>117921.040238974</text:p>
          </table:table-cell>
          <table:table-cell table:formula="of:=[.G456]-[.$B456]" office:value-type="float" office:value="10.0825035572052" calcext:value-type="float">
            <text:p>10.082503557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6966.30403" calcext:value-type="float">
            <text:p>1443146966.30403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3834438324" calcext:value-type="float">
            <text:p>46.3038344383</text:p>
          </table:table-cell>
          <table:table-cell table:formula="of:=[.C457]/([.D457]-[.D456])" office:value-type="float" office:value="109601.280418096" calcext:value-type="float">
            <text:p>109601.280418096</text:p>
          </table:table-cell>
          <table:table-cell/>
          <table:table-cell office:value-type="float" office:value="1443146976.38363" calcext:value-type="float">
            <text:p>1443146976.38363</text:p>
          </table:table-cell>
          <table:table-cell table:formula="of:=[.G457]-[.$B$2]" office:value-type="float" office:value="56.3834269046783" calcext:value-type="float">
            <text:p>56.3834269047</text:p>
          </table:table-cell>
          <table:table-cell table:formula="of:=[.C457]/([.H457]-[.H456])" office:value-type="float" office:value="118341.551423477" calcext:value-type="float">
            <text:p>118341.551423477</text:p>
          </table:table-cell>
          <table:table-cell table:formula="of:=[.G457]-[.$B457]" office:value-type="float" office:value="10.0795924663544" calcext:value-type="float">
            <text:p>10.079592466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6966.34346" calcext:value-type="float">
            <text:p>1443146966.34346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32574272156" calcext:value-type="float">
            <text:p>46.3432574272</text:p>
          </table:table-cell>
          <table:table-cell table:formula="of:=[.C458]/([.D458]-[.D457])" office:value-type="float" office:value="109580.732497944" calcext:value-type="float">
            <text:p>109580.732497944</text:p>
          </table:table-cell>
          <table:table-cell/>
          <table:table-cell office:value-type="float" office:value="1443146976.4202" calcext:value-type="float">
            <text:p>1443146976.4202</text:p>
          </table:table-cell>
          <table:table-cell table:formula="of:=[.G458]-[.$B$2]" office:value-type="float" office:value="56.4199976921082" calcext:value-type="float">
            <text:p>56.4199976921</text:p>
          </table:table-cell>
          <table:table-cell table:formula="of:=[.C458]/([.H458]-[.H457])" office:value-type="float" office:value="118127.070911213" calcext:value-type="float">
            <text:p>118127.070911213</text:p>
          </table:table-cell>
          <table:table-cell table:formula="of:=[.G458]-[.$B458]" office:value-type="float" office:value="10.0767402648926" calcext:value-type="float">
            <text:p>10.076740264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6966.38287" calcext:value-type="float">
            <text:p>1443146966.38287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26723098755" calcext:value-type="float">
            <text:p>46.3826723099</text:p>
          </table:table-cell>
          <table:table-cell table:formula="of:=[.C459]/([.D459]-[.D458])" office:value-type="float" office:value="109603.269335463" calcext:value-type="float">
            <text:p>109603.269335463</text:p>
          </table:table-cell>
          <table:table-cell/>
          <table:table-cell office:value-type="float" office:value="1443146976.4568" calcext:value-type="float">
            <text:p>1443146976.4568</text:p>
          </table:table-cell>
          <table:table-cell table:formula="of:=[.G459]-[.$B$2]" office:value-type="float" office:value="56.4565954208374" calcext:value-type="float">
            <text:p>56.4565954208</text:p>
          </table:table-cell>
          <table:table-cell table:formula="of:=[.C459]/([.H459]-[.H458])" office:value-type="float" office:value="118040.112050657" calcext:value-type="float">
            <text:p>118040.112050657</text:p>
          </table:table-cell>
          <table:table-cell table:formula="of:=[.G459]-[.$B459]" office:value-type="float" office:value="10.0739231109619" calcext:value-type="float">
            <text:p>10.07392311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6966.42229" calcext:value-type="float">
            <text:p>1443146966.42229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20914840698" calcext:value-type="float">
            <text:p>46.4220914841</text:p>
          </table:table-cell>
          <table:table-cell table:formula="of:=[.C460]/([.D460]-[.D459])" office:value-type="float" office:value="109591.336913921" calcext:value-type="float">
            <text:p>109591.336913921</text:p>
          </table:table-cell>
          <table:table-cell/>
          <table:table-cell office:value-type="float" office:value="1443146976.49332" calcext:value-type="float">
            <text:p>1443146976.49332</text:p>
          </table:table-cell>
          <table:table-cell table:formula="of:=[.G460]-[.$B$2]" office:value-type="float" office:value="56.4931237697601" calcext:value-type="float">
            <text:p>56.4931237698</text:p>
          </table:table-cell>
          <table:table-cell table:formula="of:=[.C460]/([.H460]-[.H459])" office:value-type="float" office:value="118264.310526007" calcext:value-type="float">
            <text:p>118264.310526007</text:p>
          </table:table-cell>
          <table:table-cell table:formula="of:=[.G460]-[.$B460]" office:value-type="float" office:value="10.0710322856903" calcext:value-type="float">
            <text:p>10.071032285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6966.46171" calcext:value-type="float">
            <text:p>1443146966.46171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15058898926" calcext:value-type="float">
            <text:p>46.4615058899</text:p>
          </table:table-cell>
          <table:table-cell table:formula="of:=[.C461]/([.D461]-[.D460])" office:value-type="float" office:value="109604.595320477" calcext:value-type="float">
            <text:p>109604.595320477</text:p>
          </table:table-cell>
          <table:table-cell/>
          <table:table-cell office:value-type="float" office:value="1443146976.52994" calcext:value-type="float">
            <text:p>1443146976.52994</text:p>
          </table:table-cell>
          <table:table-cell table:formula="of:=[.G461]-[.$B$2]" office:value-type="float" office:value="56.5297381877899" calcext:value-type="float">
            <text:p>56.5297381878</text:p>
          </table:table-cell>
          <table:table-cell table:formula="of:=[.C461]/([.H461]-[.H460])" office:value-type="float" office:value="117986.307920715" calcext:value-type="float">
            <text:p>117986.307920715</text:p>
          </table:table-cell>
          <table:table-cell table:formula="of:=[.G461]-[.$B461]" office:value-type="float" office:value="10.0682322978973" calcext:value-type="float">
            <text:p>10.068232297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6966.50111" calcext:value-type="float">
            <text:p>1443146966.50111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09140968323" calcext:value-type="float">
            <text:p>46.5009140968</text:p>
          </table:table-cell>
          <table:table-cell table:formula="of:=[.C462]/([.D462]-[.D461])" office:value-type="float" office:value="109621.836045738" calcext:value-type="float">
            <text:p>109621.836045738</text:p>
          </table:table-cell>
          <table:table-cell/>
          <table:table-cell office:value-type="float" office:value="1443146976.56643" calcext:value-type="float">
            <text:p>1443146976.56643</text:p>
          </table:table-cell>
          <table:table-cell table:formula="of:=[.G462]-[.$B$2]" office:value-type="float" office:value="56.5662307739258" calcext:value-type="float">
            <text:p>56.5662307739</text:p>
          </table:table-cell>
          <table:table-cell table:formula="of:=[.C462]/([.H462]-[.H461])" office:value-type="float" office:value="118380.209720308" calcext:value-type="float">
            <text:p>118380.209720308</text:p>
          </table:table-cell>
          <table:table-cell table:formula="of:=[.G462]-[.$B462]" office:value-type="float" office:value="10.0653166770935" calcext:value-type="float">
            <text:p>10.065316677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6966.54054" calcext:value-type="float">
            <text:p>1443146966.54054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03368473053" calcext:value-type="float">
            <text:p>46.5403368473</text:p>
          </table:table-cell>
          <table:table-cell table:formula="of:=[.C463]/([.D463]-[.D462])" office:value-type="float" office:value="109581.395213818" calcext:value-type="float">
            <text:p>109581.395213818</text:p>
          </table:table-cell>
          <table:table-cell/>
          <table:table-cell office:value-type="float" office:value="1443146976.60305" calcext:value-type="float">
            <text:p>1443146976.60305</text:p>
          </table:table-cell>
          <table:table-cell table:formula="of:=[.G463]-[.$B$2]" office:value-type="float" office:value="56.6028504371643" calcext:value-type="float">
            <text:p>56.6028504372</text:p>
          </table:table-cell>
          <table:table-cell table:formula="of:=[.C463]/([.H463]-[.H462])" office:value-type="float" office:value="117969.408180007" calcext:value-type="float">
            <text:p>117969.408180007</text:p>
          </table:table-cell>
          <table:table-cell table:formula="of:=[.G463]-[.$B463]" office:value-type="float" office:value="10.062513589859" calcext:value-type="float">
            <text:p>10.062513589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6966.57995" calcext:value-type="float">
            <text:p>1443146966.57995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797502994537" calcext:value-type="float">
            <text:p>46.5797502995</text:p>
          </table:table-cell>
          <table:table-cell table:formula="of:=[.C464]/([.D464]-[.D463])" office:value-type="float" office:value="109607.24738676" calcext:value-type="float">
            <text:p>109607.24738676</text:p>
          </table:table-cell>
          <table:table-cell/>
          <table:table-cell office:value-type="float" office:value="1443146976.63961" calcext:value-type="float">
            <text:p>1443146976.63961</text:p>
          </table:table-cell>
          <table:table-cell table:formula="of:=[.G464]-[.$B$2]" office:value-type="float" office:value="56.6394152641296" calcext:value-type="float">
            <text:p>56.6394152641</text:p>
          </table:table-cell>
          <table:table-cell table:formula="of:=[.C464]/([.H464]-[.H463])" office:value-type="float" office:value="118146.326908531" calcext:value-type="float">
            <text:p>118146.326908531</text:p>
          </table:table-cell>
          <table:table-cell table:formula="of:=[.G464]-[.$B464]" office:value-type="float" office:value="10.0596649646759" calcext:value-type="float">
            <text:p>10.059664964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6966.61938" calcext:value-type="float">
            <text:p>1443146966.61938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91794872284" calcext:value-type="float">
            <text:p>46.6191794872</text:p>
          </table:table-cell>
          <table:table-cell table:formula="of:=[.C465]/([.D465]-[.D464])" office:value-type="float" office:value="109563.504698327" calcext:value-type="float">
            <text:p>109563.504698327</text:p>
          </table:table-cell>
          <table:table-cell/>
          <table:table-cell office:value-type="float" office:value="1443146976.6762" calcext:value-type="float">
            <text:p>1443146976.6762</text:p>
          </table:table-cell>
          <table:table-cell table:formula="of:=[.G465]-[.$B$2]" office:value-type="float" office:value="56.6760039329529" calcext:value-type="float">
            <text:p>56.676003933</text:p>
          </table:table-cell>
          <table:table-cell table:formula="of:=[.C465]/([.H465]-[.H464])" office:value-type="float" office:value="118069.340561956" calcext:value-type="float">
            <text:p>118069.340561956</text:p>
          </table:table-cell>
          <table:table-cell table:formula="of:=[.G465]-[.$B465]" office:value-type="float" office:value="10.0568244457245" calcext:value-type="float">
            <text:p>10.056824445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6966.65879" calcext:value-type="float">
            <text:p>1443146966.65879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85953235626" calcext:value-type="float">
            <text:p>46.6585953236</text:p>
          </table:table-cell>
          <table:table-cell table:formula="of:=[.C466]/([.D466]-[.D465])" office:value-type="float" office:value="109600.617461681" calcext:value-type="float">
            <text:p>109600.617461681</text:p>
          </table:table-cell>
          <table:table-cell/>
          <table:table-cell office:value-type="float" office:value="1443146976.71276" calcext:value-type="float">
            <text:p>1443146976.71276</text:p>
          </table:table-cell>
          <table:table-cell table:formula="of:=[.G466]-[.$B$2]" office:value-type="float" office:value="56.7125554084778" calcext:value-type="float">
            <text:p>56.7125554085</text:p>
          </table:table-cell>
          <table:table-cell table:formula="of:=[.C466]/([.H466]-[.H465])" office:value-type="float" office:value="118189.483131996" calcext:value-type="float">
            <text:p>118189.483131996</text:p>
          </table:table-cell>
          <table:table-cell table:formula="of:=[.G466]-[.$B466]" office:value-type="float" office:value="10.0539600849152" calcext:value-type="float">
            <text:p>10.053960084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6966.69821" calcext:value-type="float">
            <text:p>1443146966.69821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80123519897" calcext:value-type="float">
            <text:p>46.698012352</text:p>
          </table:table-cell>
          <table:table-cell table:formula="of:=[.C467]/([.D467]-[.D466])" office:value-type="float" office:value="109597.302799906" calcext:value-type="float">
            <text:p>109597.302799906</text:p>
          </table:table-cell>
          <table:table-cell/>
          <table:table-cell office:value-type="float" office:value="1443146976.74935" calcext:value-type="float">
            <text:p>1443146976.74935</text:p>
          </table:table-cell>
          <table:table-cell table:formula="of:=[.G467]-[.$B$2]" office:value-type="float" office:value="56.7491512298584" calcext:value-type="float">
            <text:p>56.7491512299</text:p>
          </table:table-cell>
          <table:table-cell table:formula="of:=[.C467]/([.H467]-[.H466])" office:value-type="float" office:value="118046.264218797" calcext:value-type="float">
            <text:p>118046.264218797</text:p>
          </table:table-cell>
          <table:table-cell table:formula="of:=[.G467]-[.$B467]" office:value-type="float" office:value="10.0511388778687" calcext:value-type="float">
            <text:p>10.051138877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6966.73763" calcext:value-type="float">
            <text:p>1443146966.73763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74329566956" calcext:value-type="float">
            <text:p>46.7374329567</text:p>
          </table:table-cell>
          <table:table-cell table:formula="of:=[.C468]/([.D468]-[.D467])" office:value-type="float" office:value="109587.360017418" calcext:value-type="float">
            <text:p>109587.360017418</text:p>
          </table:table-cell>
          <table:table-cell/>
          <table:table-cell office:value-type="float" office:value="1443146976.78589" calcext:value-type="float">
            <text:p>1443146976.78589</text:p>
          </table:table-cell>
          <table:table-cell table:formula="of:=[.G468]-[.$B$2]" office:value-type="float" office:value="56.7856938838959" calcext:value-type="float">
            <text:p>56.7856938839</text:p>
          </table:table-cell>
          <table:table-cell table:formula="of:=[.C468]/([.H468]-[.H467])" office:value-type="float" office:value="118218.01436671" calcext:value-type="float">
            <text:p>118218.01436671</text:p>
          </table:table-cell>
          <table:table-cell table:formula="of:=[.G468]-[.$B468]" office:value-type="float" office:value="10.0482609272003" calcext:value-type="float">
            <text:p>10.048260927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6966.77707" calcext:value-type="float">
            <text:p>1443146966.77707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68747806549" calcext:value-type="float">
            <text:p>46.7768747807</text:p>
          </table:table-cell>
          <table:table-cell table:formula="of:=[.C469]/([.D469]-[.D468])" office:value-type="float" office:value="109528.403261783" calcext:value-type="float">
            <text:p>109528.403261783</text:p>
          </table:table-cell>
          <table:table-cell/>
          <table:table-cell office:value-type="float" office:value="1443146976.82247" calcext:value-type="float">
            <text:p>1443146976.82247</text:p>
          </table:table-cell>
          <table:table-cell table:formula="of:=[.G469]-[.$B$2]" office:value-type="float" office:value="56.8222725391388" calcext:value-type="float">
            <text:p>56.8222725391</text:p>
          </table:table-cell>
          <table:table-cell table:formula="of:=[.C469]/([.H469]-[.H468])" office:value-type="float" office:value="118101.662603799" calcext:value-type="float">
            <text:p>118101.662603799</text:p>
          </table:table-cell>
          <table:table-cell table:formula="of:=[.G469]-[.$B469]" office:value-type="float" office:value="10.0453977584839" calcext:value-type="float">
            <text:p>10.0453977585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6966.81652" calcext:value-type="float">
            <text:p>1443146966.81652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63208961487" calcext:value-type="float">
            <text:p>46.8163208961</text:p>
          </table:table-cell>
          <table:table-cell table:formula="of:=[.C470]/([.D470]-[.D469])" office:value-type="float" office:value="109516.487135008" calcext:value-type="float">
            <text:p>109516.487135008</text:p>
          </table:table-cell>
          <table:table-cell/>
          <table:table-cell office:value-type="float" office:value="1443146976.85906" calcext:value-type="float">
            <text:p>1443146976.85906</text:p>
          </table:table-cell>
          <table:table-cell table:formula="of:=[.G470]-[.$B$2]" office:value-type="float" office:value="56.8588607311249" calcext:value-type="float">
            <text:p>56.8588607311</text:p>
          </table:table-cell>
          <table:table-cell table:formula="of:=[.C470]/([.H470]-[.H469])" office:value-type="float" office:value="118070.879305626" calcext:value-type="float">
            <text:p>118070.879305626</text:p>
          </table:table-cell>
          <table:table-cell table:formula="of:=[.G470]-[.$B470]" office:value-type="float" office:value="10.0425398349762" calcext:value-type="float">
            <text:p>10.04253983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6966.85593" calcext:value-type="float">
            <text:p>1443146966.85593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57331562042" calcext:value-type="float">
            <text:p>46.8557331562</text:p>
          </table:table-cell>
          <table:table-cell table:formula="of:=[.C471]/([.D471]-[.D470])" office:value-type="float" office:value="109610.5626501" calcext:value-type="float">
            <text:p>109610.5626501</text:p>
          </table:table-cell>
          <table:table-cell/>
          <table:table-cell office:value-type="float" office:value="1443146976.89557" calcext:value-type="float">
            <text:p>1443146976.89557</text:p>
          </table:table-cell>
          <table:table-cell table:formula="of:=[.G471]-[.$B$2]" office:value-type="float" office:value="56.8953742980957" calcext:value-type="float">
            <text:p>56.8953742981</text:p>
          </table:table-cell>
          <table:table-cell table:formula="of:=[.C471]/([.H471]-[.H470])" office:value-type="float" office:value="118312.187999922" calcext:value-type="float">
            <text:p>118312.187999922</text:p>
          </table:table-cell>
          <table:table-cell table:formula="of:=[.G471]-[.$B471]" office:value-type="float" office:value="10.0396411418915" calcext:value-type="float">
            <text:p>10.039641141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6966.89535" calcext:value-type="float">
            <text:p>1443146966.89535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51473236084" calcext:value-type="float">
            <text:p>46.8951473236</text:p>
          </table:table-cell>
          <table:table-cell table:formula="of:=[.C472]/([.D472]-[.D471])" office:value-type="float" office:value="109605.258325016" calcext:value-type="float">
            <text:p>109605.258325016</text:p>
          </table:table-cell>
          <table:table-cell/>
          <table:table-cell office:value-type="float" office:value="1443146976.93217" calcext:value-type="float">
            <text:p>1443146976.93217</text:p>
          </table:table-cell>
          <table:table-cell table:formula="of:=[.G472]-[.$B$2]" office:value-type="float" office:value="56.9319725036621" calcext:value-type="float">
            <text:p>56.9319725037</text:p>
          </table:table-cell>
          <table:table-cell table:formula="of:=[.C472]/([.H472]-[.H471])" office:value-type="float" office:value="118038.574108818" calcext:value-type="float">
            <text:p>118038.574108818</text:p>
          </table:table-cell>
          <table:table-cell table:formula="of:=[.G472]-[.$B472]" office:value-type="float" office:value="10.0368251800537" calcext:value-type="float">
            <text:p>10.036825180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6966.93476" calcext:value-type="float">
            <text:p>1443146966.93476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45560073853" calcext:value-type="float">
            <text:p>46.9345560074</text:p>
          </table:table-cell>
          <table:table-cell table:formula="of:=[.C473]/([.D473]-[.D472])" office:value-type="float" office:value="109620.50964354" calcext:value-type="float">
            <text:p>109620.50964354</text:p>
          </table:table-cell>
          <table:table-cell/>
          <table:table-cell office:value-type="float" office:value="1443146976.96879" calcext:value-type="float">
            <text:p>1443146976.96879</text:p>
          </table:table-cell>
          <table:table-cell table:formula="of:=[.G473]-[.$B$2]" office:value-type="float" office:value="56.9685862064362" calcext:value-type="float">
            <text:p>56.9685862064</text:p>
          </table:table-cell>
          <table:table-cell table:formula="of:=[.C473]/([.H473]-[.H472])" office:value-type="float" office:value="117988.61280597" calcext:value-type="float">
            <text:p>117988.61280597</text:p>
          </table:table-cell>
          <table:table-cell table:formula="of:=[.G473]-[.$B473]" office:value-type="float" office:value="10.0340301990509" calcext:value-type="float">
            <text:p>10.034030199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6966.97417" calcext:value-type="float">
            <text:p>1443146966.97417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39708900452" calcext:value-type="float">
            <text:p>46.97397089</text:p>
          </table:table-cell>
          <table:table-cell table:formula="of:=[.C474]/([.D474]-[.D473])" office:value-type="float" office:value="109603.269335463" calcext:value-type="float">
            <text:p>109603.269335463</text:p>
          </table:table-cell>
          <table:table-cell/>
          <table:table-cell office:value-type="float" office:value="1443146977.00528" calcext:value-type="float">
            <text:p>1443146977.00528</text:p>
          </table:table-cell>
          <table:table-cell table:formula="of:=[.G474]-[.$B$2]" office:value-type="float" office:value="57.0050754547119" calcext:value-type="float">
            <text:p>57.0050754547</text:p>
          </table:table-cell>
          <table:table-cell table:formula="of:=[.C474]/([.H474]-[.H473])" office:value-type="float" office:value="118391.038569851" calcext:value-type="float">
            <text:p>118391.038569851</text:p>
          </table:table-cell>
          <table:table-cell table:formula="of:=[.G474]-[.$B474]" office:value-type="float" office:value="10.0311045646667" calcext:value-type="float">
            <text:p>10.0311045647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6980.01862" calcext:value-type="float">
            <text:p>1443146980.01862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8417596817" calcext:value-type="float">
            <text:p>60.0184175968</text:p>
          </table:table-cell>
          <table:table-cell table:formula="of:=[.C475]/([.D475]-[.D474])" office:value-type="float" office:value="331.175411047318" calcext:value-type="float">
            <text:p>331.1754110473</text:p>
          </table:table-cell>
          <table:table-cell/>
          <table:table-cell office:value-type="float" office:value="1443146980.20839" calcext:value-type="float">
            <text:p>1443146980.20839</text:p>
          </table:table-cell>
          <table:table-cell table:formula="of:=[.G475]-[.$B$2]" office:value-type="float" office:value="60.2081944942474" calcext:value-type="float">
            <text:p>60.2081944942</text:p>
          </table:table-cell>
          <table:table-cell table:formula="of:=[.C475]/([.H475]-[.H474])" office:value-type="float" office:value="1348.6854365008" calcext:value-type="float">
            <text:p>1348.6854365008</text:p>
          </table:table-cell>
          <table:table-cell table:formula="of:=[.G475]-[.$B475]" office:value-type="float" office:value="0.18977689743042" calcext:value-type="float">
            <text:p>0.189776897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6980.07275" calcext:value-type="float">
            <text:p>1443146980.07275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25486278534" calcext:value-type="float">
            <text:p>60.0725486279</text:p>
          </table:table-cell>
          <table:table-cell table:formula="of:=[.C476]/([.D476]-[.D475])" office:value-type="float" office:value="79806.3498383559" calcext:value-type="float">
            <text:p>79806.3498383559</text:p>
          </table:table-cell>
          <table:table-cell/>
          <table:table-cell office:value-type="float" office:value="1443146980.26241" calcext:value-type="float">
            <text:p>1443146980.26241</text:p>
          </table:table-cell>
          <table:table-cell table:formula="of:=[.G476]-[.$B$2]" office:value-type="float" office:value="60.2622072696686" calcext:value-type="float">
            <text:p>60.2622072697</text:p>
          </table:table-cell>
          <table:table-cell table:formula="of:=[.C476]/([.H476]-[.H475])" office:value-type="float" office:value="79981.0779267787" calcext:value-type="float">
            <text:p>79981.0779267787</text:p>
          </table:table-cell>
          <table:table-cell table:formula="of:=[.G476]-[.$B476]" office:value-type="float" office:value="0.189658641815186" calcext:value-type="float">
            <text:p>0.1896586418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6980.12689" calcext:value-type="float">
            <text:p>1443146980.12689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66911029816" calcext:value-type="float">
            <text:p>60.126691103</text:p>
          </table:table-cell>
          <table:table-cell table:formula="of:=[.C477]/([.D477]-[.D476])" office:value-type="float" office:value="79789.4811748646" calcext:value-type="float">
            <text:p>79789.4811748646</text:p>
          </table:table-cell>
          <table:table-cell/>
          <table:table-cell office:value-type="float" office:value="1443146980.3709" calcext:value-type="float">
            <text:p>1443146980.3709</text:p>
          </table:table-cell>
          <table:table-cell table:formula="of:=[.G477]-[.$B$2]" office:value-type="float" office:value="60.3707015514374" calcext:value-type="float">
            <text:p>60.3707015514</text:p>
          </table:table-cell>
          <table:table-cell table:formula="of:=[.C477]/([.H477]-[.H476])" office:value-type="float" office:value="39817.7667022665" calcext:value-type="float">
            <text:p>39817.7667022665</text:p>
          </table:table-cell>
          <table:table-cell table:formula="of:=[.G477]-[.$B477]" office:value-type="float" office:value="0.244010448455811" calcext:value-type="float">
            <text:p>0.244010448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6980.18103" calcext:value-type="float">
            <text:p>1443146980.18103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08347702026" calcext:value-type="float">
            <text:p>60.1808347702</text:p>
          </table:table-cell>
          <table:table-cell table:formula="of:=[.C478]/([.D478]-[.D477])" office:value-type="float" office:value="79787.7244325062" calcext:value-type="float">
            <text:p>79787.7244325062</text:p>
          </table:table-cell>
          <table:table-cell/>
          <table:table-cell office:value-type="float" office:value="1443146980.8581" calcext:value-type="float">
            <text:p>1443146980.8581</text:p>
          </table:table-cell>
          <table:table-cell table:formula="of:=[.G478]-[.$B$2]" office:value-type="float" office:value="60.8579008579254" calcext:value-type="float">
            <text:p>60.8579008579</text:p>
          </table:table-cell>
          <table:table-cell table:formula="of:=[.C478]/([.H478]-[.H477])" office:value-type="float" office:value="8867.00769576337" calcext:value-type="float">
            <text:p>8867.0076957634</text:p>
          </table:table-cell>
          <table:table-cell table:formula="of:=[.G478]-[.$B478]" office:value-type="float" office:value="0.677066087722778" calcext:value-type="float">
            <text:p>0.677066087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6980.23517" calcext:value-type="float">
            <text:p>1443146980.23517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49693775177" calcext:value-type="float">
            <text:p>60.2349693775</text:p>
          </table:table-cell>
          <table:table-cell table:formula="of:=[.C479]/([.D479]-[.D478])" office:value-type="float" office:value="79801.077614872" calcext:value-type="float">
            <text:p>79801.077614872</text:p>
          </table:table-cell>
          <table:table-cell/>
          <table:table-cell office:value-type="float" office:value="1443146981.02062" calcext:value-type="float">
            <text:p>1443146981.02062</text:p>
          </table:table-cell>
          <table:table-cell table:formula="of:=[.G479]-[.$B$2]" office:value-type="float" office:value="61.0204205513" calcext:value-type="float">
            <text:p>61.0204205513</text:p>
          </table:table-cell>
          <table:table-cell table:formula="of:=[.C479]/([.H479]-[.H478])" office:value-type="float" office:value="26581.3939855382" calcext:value-type="float">
            <text:p>26581.3939855382</text:p>
          </table:table-cell>
          <table:table-cell table:formula="of:=[.G479]-[.$B479]" office:value-type="float" office:value="0.785451173782349" calcext:value-type="float">
            <text:p>0.785451173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6980.2893" calcext:value-type="float">
            <text:p>1443146980.2893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891006469727" calcext:value-type="float">
            <text:p>60.289100647</text:p>
          </table:table-cell>
          <table:table-cell table:formula="of:=[.C480]/([.D480]-[.D479])" office:value-type="float" office:value="79805.9983351171" calcext:value-type="float">
            <text:p>79805.9983351171</text:p>
          </table:table-cell>
          <table:table-cell/>
          <table:table-cell office:value-type="float" office:value="1443146981.54008" calcext:value-type="float">
            <text:p>1443146981.54008</text:p>
          </table:table-cell>
          <table:table-cell table:formula="of:=[.G480]-[.$B$2]" office:value-type="float" office:value="61.5398828983307" calcext:value-type="float">
            <text:p>61.5398828983</text:p>
          </table:table-cell>
          <table:table-cell table:formula="of:=[.C480]/([.H480]-[.H479])" office:value-type="float" office:value="8316.29092020637" calcext:value-type="float">
            <text:p>8316.2909202064</text:p>
          </table:table-cell>
          <table:table-cell table:formula="of:=[.G480]-[.$B480]" office:value-type="float" office:value="1.25078225135803" calcext:value-type="float">
            <text:p>1.2507822514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6980.34344" calcext:value-type="float">
            <text:p>1443146980.34344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32419300079" calcext:value-type="float">
            <text:p>60.34324193</text:p>
          </table:table-cell>
          <table:table-cell table:formula="of:=[.C481]/([.D481]-[.D480])" office:value-type="float" office:value="79791.2379945835" calcext:value-type="float">
            <text:p>79791.2379945835</text:p>
          </table:table-cell>
          <table:table-cell/>
          <table:table-cell office:value-type="float" office:value="1443146981.99888" calcext:value-type="float">
            <text:p>1443146981.99888</text:p>
          </table:table-cell>
          <table:table-cell table:formula="of:=[.G481]-[.$B$2]" office:value-type="float" office:value="61.9986791610718" calcext:value-type="float">
            <text:p>61.9986791611</text:p>
          </table:table-cell>
          <table:table-cell table:formula="of:=[.C481]/([.H481]-[.H480])" office:value-type="float" office:value="9415.94418008129" calcext:value-type="float">
            <text:p>9415.9441800813</text:p>
          </table:table-cell>
          <table:table-cell table:formula="of:=[.G481]-[.$B481]" office:value-type="float" office:value="1.65543723106384" calcext:value-type="float">
            <text:p>1.65543723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6980.39759" calcext:value-type="float">
            <text:p>1443146980.39759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73886966705" calcext:value-type="float">
            <text:p>60.3973886967</text:p>
          </table:table-cell>
          <table:table-cell table:formula="of:=[.C482]/([.D482]-[.D481])" office:value-type="float" office:value="79783.1572643852" calcext:value-type="float">
            <text:p>79783.1572643852</text:p>
          </table:table-cell>
          <table:table-cell/>
          <table:table-cell office:value-type="float" office:value="1443146982.2006" calcext:value-type="float">
            <text:p>1443146982.2006</text:p>
          </table:table-cell>
          <table:table-cell table:formula="of:=[.G482]-[.$B$2]" office:value-type="float" office:value="62.200403213501" calcext:value-type="float">
            <text:p>62.2004032135</text:p>
          </table:table-cell>
          <table:table-cell table:formula="of:=[.C482]/([.H482]-[.H481])" office:value-type="float" office:value="21415.3936924117" calcext:value-type="float">
            <text:p>21415.3936924117</text:p>
          </table:table-cell>
          <table:table-cell table:formula="of:=[.G482]-[.$B482]" office:value-type="float" office:value="1.80301451683044" calcext:value-type="float">
            <text:p>1.803014516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6980.45173" calcext:value-type="float">
            <text:p>1443146980.45173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15290260315" calcext:value-type="float">
            <text:p>60.451529026</text:p>
          </table:table-cell>
          <table:table-cell table:formula="of:=[.C483]/([.D483]-[.D482])" office:value-type="float" office:value="79792.6435060617" calcext:value-type="float">
            <text:p>79792.6435060617</text:p>
          </table:table-cell>
          <table:table-cell/>
          <table:table-cell office:value-type="float" office:value="1443146985.99471" calcext:value-type="float">
            <text:p>1443146985.99471</text:p>
          </table:table-cell>
          <table:table-cell table:formula="of:=[.G483]-[.$B$2]" office:value-type="float" office:value="65.9945075511932" calcext:value-type="float">
            <text:p>65.9945075512</text:p>
          </table:table-cell>
          <table:table-cell table:formula="of:=[.C483]/([.H483]-[.H482])" office:value-type="float" office:value="1138.60864528244" calcext:value-type="float">
            <text:p>1138.6086452824</text:p>
          </table:table-cell>
          <table:table-cell table:formula="of:=[.G483]-[.$B483]" office:value-type="float" office:value="5.54297852516174" calcext:value-type="float">
            <text:p>5.542978525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6980.50587" calcext:value-type="float">
            <text:p>1443146980.50587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56734085083" calcext:value-type="float">
            <text:p>60.5056734085</text:p>
          </table:table-cell>
          <table:table-cell table:formula="of:=[.C484]/([.D484]-[.D483])" office:value-type="float" office:value="79786.6704242222" calcext:value-type="float">
            <text:p>79786.6704242222</text:p>
          </table:table-cell>
          <table:table-cell/>
          <table:table-cell office:value-type="float" office:value="1443146986.03151" calcext:value-type="float">
            <text:p>1443146986.03151</text:p>
          </table:table-cell>
          <table:table-cell table:formula="of:=[.G484]-[.$B$2]" office:value-type="float" office:value="66.031307220459" calcext:value-type="float">
            <text:p>66.0313072205</text:p>
          </table:table-cell>
          <table:table-cell table:formula="of:=[.C484]/([.H484]-[.H483])" office:value-type="float" office:value="117392.359393323" calcext:value-type="float">
            <text:p>117392.359393323</text:p>
          </table:table-cell>
          <table:table-cell table:formula="of:=[.G484]-[.$B484]" office:value-type="float" office:value="5.52563381195068" calcext:value-type="float">
            <text:p>5.52563381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6980.56002" calcext:value-type="float">
            <text:p>1443146980.56002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598156452179" calcext:value-type="float">
            <text:p>60.5598156452</text:p>
          </table:table-cell>
          <table:table-cell table:formula="of:=[.C485]/([.D485]-[.D484])" office:value-type="float" office:value="79789.8325326194" calcext:value-type="float">
            <text:p>79789.8325326194</text:p>
          </table:table-cell>
          <table:table-cell/>
          <table:table-cell office:value-type="float" office:value="1443146986.15537" calcext:value-type="float">
            <text:p>1443146986.15537</text:p>
          </table:table-cell>
          <table:table-cell table:formula="of:=[.G485]-[.$B$2]" office:value-type="float" office:value="66.155168056488" calcext:value-type="float">
            <text:p>66.1551680565</text:p>
          </table:table-cell>
          <table:table-cell table:formula="of:=[.C485]/([.H485]-[.H484])" office:value-type="float" office:value="34877.8527458567" calcext:value-type="float">
            <text:p>34877.8527458567</text:p>
          </table:table-cell>
          <table:table-cell table:formula="of:=[.G485]-[.$B485]" office:value-type="float" office:value="5.59535241127014" calcext:value-type="float">
            <text:p>5.595352411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6980.61416" calcext:value-type="float">
            <text:p>1443146980.61416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39652729034" calcext:value-type="float">
            <text:p>60.6139652729</text:p>
          </table:table-cell>
          <table:table-cell table:formula="of:=[.C486]/([.D486]-[.D485])" office:value-type="float" office:value="79778.941880944" calcext:value-type="float">
            <text:p>79778.941880944</text:p>
          </table:table-cell>
          <table:table-cell/>
          <table:table-cell office:value-type="float" office:value="1443146986.62995" calcext:value-type="float">
            <text:p>1443146986.62995</text:p>
          </table:table-cell>
          <table:table-cell table:formula="of:=[.G486]-[.$B$2]" office:value-type="float" office:value="66.6297516822815" calcext:value-type="float">
            <text:p>66.6297516823</text:p>
          </table:table-cell>
          <table:table-cell table:formula="of:=[.C486]/([.H486]-[.H485])" office:value-type="float" office:value="9102.71607617601" calcext:value-type="float">
            <text:p>9102.716076176</text:p>
          </table:table-cell>
          <table:table-cell table:formula="of:=[.G486]-[.$B486]" office:value-type="float" office:value="6.01578640937805" calcext:value-type="float">
            <text:p>6.0157864094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6980.66831" calcext:value-type="float">
            <text:p>1443146980.66831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81146621704" calcext:value-type="float">
            <text:p>60.6681146622</text:p>
          </table:table-cell>
          <table:table-cell table:formula="of:=[.C487]/([.D487]-[.D486])" office:value-type="float" office:value="79779.2931458839" calcext:value-type="float">
            <text:p>79779.2931458839</text:p>
          </table:table-cell>
          <table:table-cell/>
          <table:table-cell office:value-type="float" office:value="1443146987.02413" calcext:value-type="float">
            <text:p>1443146987.02413</text:p>
          </table:table-cell>
          <table:table-cell table:formula="of:=[.G487]-[.$B$2]" office:value-type="float" office:value="67.023928642273" calcext:value-type="float">
            <text:p>67.0239286423</text:p>
          </table:table-cell>
          <table:table-cell table:formula="of:=[.C487]/([.H487]-[.H486])" office:value-type="float" office:value="10959.5446676885" calcext:value-type="float">
            <text:p>10959.5446676885</text:p>
          </table:table-cell>
          <table:table-cell table:formula="of:=[.G487]-[.$B487]" office:value-type="float" office:value="6.35581398010254" calcext:value-type="float">
            <text:p>6.355813980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6980.72247" calcext:value-type="float">
            <text:p>1443146980.72247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22700119019" calcext:value-type="float">
            <text:p>60.7222700119</text:p>
          </table:table-cell>
          <table:table-cell table:formula="of:=[.C488]/([.D488]-[.D487])" office:value-type="float" office:value="79770.5124502518" calcext:value-type="float">
            <text:p>79770.5124502518</text:p>
          </table:table-cell>
          <table:table-cell/>
          <table:table-cell office:value-type="float" office:value="1443146990.10484" calcext:value-type="float">
            <text:p>1443146990.10484</text:p>
          </table:table-cell>
          <table:table-cell table:formula="of:=[.G488]-[.$B$2]" office:value-type="float" office:value="70.1046438217163" calcext:value-type="float">
            <text:p>70.1046438217</text:p>
          </table:table-cell>
          <table:table-cell table:formula="of:=[.C488]/([.H488]-[.H487])" office:value-type="float" office:value="1402.27179351924" calcext:value-type="float">
            <text:p>1402.2717935193</text:p>
          </table:table-cell>
          <table:table-cell table:formula="of:=[.G488]-[.$B488]" office:value-type="float" office:value="9.38237380981445" calcext:value-type="float">
            <text:p>9.3823738098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6980.77662" calcext:value-type="float">
            <text:p>1443146980.77662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64196395874" calcext:value-type="float">
            <text:p>60.7764196396</text:p>
          </table:table-cell>
          <table:table-cell table:formula="of:=[.C489]/([.D489]-[.D488])" office:value-type="float" office:value="79778.941880944" calcext:value-type="float">
            <text:p>79778.941880944</text:p>
          </table:table-cell>
          <table:table-cell/>
          <table:table-cell office:value-type="float" office:value="1443146990.15356" calcext:value-type="float">
            <text:p>1443146990.15356</text:p>
          </table:table-cell>
          <table:table-cell table:formula="of:=[.G489]-[.$B$2]" office:value-type="float" office:value="70.1533648967743" calcext:value-type="float">
            <text:p>70.1533648968</text:p>
          </table:table-cell>
          <table:table-cell table:formula="of:=[.C489]/([.H489]-[.H488])" office:value-type="float" office:value="88667.9941864733" calcext:value-type="float">
            <text:p>88667.9941864733</text:p>
          </table:table-cell>
          <table:table-cell table:formula="of:=[.G489]-[.$B489]" office:value-type="float" office:value="9.37694525718689" calcext:value-type="float">
            <text:p>9.376945257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6980.83078" calcext:value-type="float">
            <text:p>1443146980.83078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05838108063" calcext:value-type="float">
            <text:p>60.8305838108</text:p>
          </table:table-cell>
          <table:table-cell table:formula="of:=[.C490]/([.D490]-[.D489])" office:value-type="float" office:value="79757.520567301" calcext:value-type="float">
            <text:p>79757.520567301</text:p>
          </table:table-cell>
          <table:table-cell/>
          <table:table-cell office:value-type="float" office:value="1443146990.20241" calcext:value-type="float">
            <text:p>1443146990.20241</text:p>
          </table:table-cell>
          <table:table-cell table:formula="of:=[.G490]-[.$B$2]" office:value-type="float" office:value="70.202211856842" calcext:value-type="float">
            <text:p>70.2022118568</text:p>
          </table:table-cell>
          <table:table-cell table:formula="of:=[.C490]/([.H490]-[.H489])" office:value-type="float" office:value="88439.4851595332" calcext:value-type="float">
            <text:p>88439.4851595332</text:p>
          </table:table-cell>
          <table:table-cell table:formula="of:=[.G490]-[.$B490]" office:value-type="float" office:value="9.37162804603577" calcext:value-type="float">
            <text:p>9.37162804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6980.8849" calcext:value-type="float">
            <text:p>1443146980.8849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4702205658" calcext:value-type="float">
            <text:p>60.8847022057</text:p>
          </table:table-cell>
          <table:table-cell table:formula="of:=[.C491]/([.D491]-[.D490])" office:value-type="float" office:value="79824.9839419531" calcext:value-type="float">
            <text:p>79824.9839419531</text:p>
          </table:table-cell>
          <table:table-cell/>
          <table:table-cell office:value-type="float" office:value="1443146990.25109" calcext:value-type="float">
            <text:p>1443146990.25109</text:p>
          </table:table-cell>
          <table:table-cell table:formula="of:=[.G491]-[.$B$2]" office:value-type="float" office:value="70.2508888244629" calcext:value-type="float">
            <text:p>70.2508888245</text:p>
          </table:table-cell>
          <table:table-cell table:formula="of:=[.C491]/([.H491]-[.H490])" office:value-type="float" office:value="88748.3385088605" calcext:value-type="float">
            <text:p>88748.3385088605</text:p>
          </table:table-cell>
          <table:table-cell table:formula="of:=[.G491]-[.$B491]" office:value-type="float" office:value="9.36618661880493" calcext:value-type="float">
            <text:p>9.3661866188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6980.93903" calcext:value-type="float">
            <text:p>1443146980.93903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388329982758" calcext:value-type="float">
            <text:p>60.9388329983</text:p>
          </table:table-cell>
          <table:table-cell table:formula="of:=[.C492]/([.D492]-[.D491])" office:value-type="float" office:value="79806.701344691" calcext:value-type="float">
            <text:p>79806.701344691</text:p>
          </table:table-cell>
          <table:table-cell/>
          <table:table-cell office:value-type="float" office:value="1443146990.29989" calcext:value-type="float">
            <text:p>1443146990.29989</text:p>
          </table:table-cell>
          <table:table-cell table:formula="of:=[.G492]-[.$B$2]" office:value-type="float" office:value="70.2996881008148" calcext:value-type="float">
            <text:p>70.2996881008</text:p>
          </table:table-cell>
          <table:table-cell table:formula="of:=[.C492]/([.H492]-[.H491])" office:value-type="float" office:value="88525.9029016167" calcext:value-type="float">
            <text:p>88525.9029016167</text:p>
          </table:table-cell>
          <table:table-cell table:formula="of:=[.G492]-[.$B492]" office:value-type="float" office:value="9.36085510253906" calcext:value-type="float">
            <text:p>9.3608551025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6980.99317" calcext:value-type="float">
            <text:p>1443146980.99317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29735660553" calcext:value-type="float">
            <text:p>60.9929735661</text:p>
          </table:table-cell>
          <table:table-cell table:formula="of:=[.C493]/([.D493]-[.D492])" office:value-type="float" office:value="79792.2921235501" calcext:value-type="float">
            <text:p>79792.2921235501</text:p>
          </table:table-cell>
          <table:table-cell/>
          <table:table-cell office:value-type="float" office:value="1443146990.34864" calcext:value-type="float">
            <text:p>1443146990.34864</text:p>
          </table:table-cell>
          <table:table-cell table:formula="of:=[.G493]-[.$B$2]" office:value-type="float" office:value="70.3484423160553" calcext:value-type="float">
            <text:p>70.3484423161</text:p>
          </table:table-cell>
          <table:table-cell table:formula="of:=[.C493]/([.H493]-[.H492])" office:value-type="float" office:value="88607.7230182405" calcext:value-type="float">
            <text:p>88607.7230182405</text:p>
          </table:table-cell>
          <table:table-cell table:formula="of:=[.G493]-[.$B493]" office:value-type="float" office:value="9.35546875" calcext:value-type="float">
            <text:p>9.35546875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6981.04453" calcext:value-type="float">
            <text:p>1443146981.04453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43348884583" calcext:value-type="float">
            <text:p>61.0443348885</text:p>
          </table:table-cell>
          <table:table-cell table:formula="of:=[.C494]/([.D494]-[.D493])" office:value-type="float" office:value="84109.9838923059" calcext:value-type="float">
            <text:p>84109.9838923059</text:p>
          </table:table-cell>
          <table:table-cell/>
          <table:table-cell office:value-type="float" office:value="1443146990.39738" calcext:value-type="float">
            <text:p>1443146990.39738</text:p>
          </table:table-cell>
          <table:table-cell table:formula="of:=[.G494]-[.$B$2]" office:value-type="float" office:value="70.3971853256226" calcext:value-type="float">
            <text:p>70.3971853256</text:p>
          </table:table-cell>
          <table:table-cell table:formula="of:=[.C494]/([.H494]-[.H493])" office:value-type="float" office:value="88628.093307181" calcext:value-type="float">
            <text:p>88628.093307181</text:p>
          </table:table-cell>
          <table:table-cell table:formula="of:=[.G494]-[.$B494]" office:value-type="float" office:value="9.35285043716431" calcext:value-type="float">
            <text:p>9.352850437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6981.0955" calcext:value-type="float">
            <text:p>1443146981.0955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53009128571" calcext:value-type="float">
            <text:p>61.0953009129</text:p>
          </table:table-cell>
          <table:table-cell table:formula="of:=[.C495]/([.D495]-[.D494])" office:value-type="float" office:value="84762.3500353188" calcext:value-type="float">
            <text:p>84762.3500353188</text:p>
          </table:table-cell>
          <table:table-cell/>
          <table:table-cell office:value-type="float" office:value="1443146990.44608" calcext:value-type="float">
            <text:p>1443146990.44608</text:p>
          </table:table-cell>
          <table:table-cell table:formula="of:=[.G495]-[.$B$2]" office:value-type="float" office:value="70.445885181427" calcext:value-type="float">
            <text:p>70.4458851814</text:p>
          </table:table-cell>
          <table:table-cell table:formula="of:=[.C495]/([.H495]-[.H494])" office:value-type="float" office:value="88706.6281540375" calcext:value-type="float">
            <text:p>88706.6281540375</text:p>
          </table:table-cell>
          <table:table-cell table:formula="of:=[.G495]-[.$B495]" office:value-type="float" office:value="9.35058426856995" calcext:value-type="float">
            <text:p>9.350584268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6981.14646" calcext:value-type="float">
            <text:p>1443146981.14646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62643146515" calcext:value-type="float">
            <text:p>61.1462643147</text:p>
          </table:table-cell>
          <table:table-cell table:formula="of:=[.C496]/([.D496]-[.D495])" office:value-type="float" office:value="84766.7119519452" calcext:value-type="float">
            <text:p>84766.7119519452</text:p>
          </table:table-cell>
          <table:table-cell/>
          <table:table-cell office:value-type="float" office:value="1443146990.49494" calcext:value-type="float">
            <text:p>1443146990.49494</text:p>
          </table:table-cell>
          <table:table-cell table:formula="of:=[.G496]-[.$B$2]" office:value-type="float" office:value="70.4947373867035" calcext:value-type="float">
            <text:p>70.4947373867</text:p>
          </table:table-cell>
          <table:table-cell table:formula="of:=[.C496]/([.H496]-[.H495])" office:value-type="float" office:value="88429.9895071278" calcext:value-type="float">
            <text:p>88429.9895071278</text:p>
          </table:table-cell>
          <table:table-cell table:formula="of:=[.G496]-[.$B496]" office:value-type="float" office:value="9.348473072052" calcext:value-type="float">
            <text:p>9.348473072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6981.19744" calcext:value-type="float">
            <text:p>1443146981.19744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7238445282" calcext:value-type="float">
            <text:p>61.1972384453</text:p>
          </table:table-cell>
          <table:table-cell table:formula="of:=[.C497]/([.D497]-[.D496])" office:value-type="float" office:value="84748.8705852639" calcext:value-type="float">
            <text:p>84748.8705852639</text:p>
          </table:table-cell>
          <table:table-cell/>
          <table:table-cell office:value-type="float" office:value="1443146990.54367" calcext:value-type="float">
            <text:p>1443146990.54367</text:p>
          </table:table-cell>
          <table:table-cell table:formula="of:=[.G497]-[.$B$2]" office:value-type="float" office:value="70.5434677600861" calcext:value-type="float">
            <text:p>70.5434677601</text:p>
          </table:table-cell>
          <table:table-cell table:formula="of:=[.C497]/([.H497]-[.H496])" office:value-type="float" office:value="88651.0752972259" calcext:value-type="float">
            <text:p>88651.0752972259</text:p>
          </table:table-cell>
          <table:table-cell table:formula="of:=[.G497]-[.$B497]" office:value-type="float" office:value="9.34622931480408" calcext:value-type="float">
            <text:p>9.3462293148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6981.2484" calcext:value-type="float">
            <text:p>1443146981.2484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81954097748" calcext:value-type="float">
            <text:p>61.2481954098</text:p>
          </table:table-cell>
          <table:table-cell table:formula="of:=[.C498]/([.D498]-[.D497])" office:value-type="float" office:value="84777.4203781424" calcext:value-type="float">
            <text:p>84777.4203781424</text:p>
          </table:table-cell>
          <table:table-cell/>
          <table:table-cell office:value-type="float" office:value="1443146990.59243" calcext:value-type="float">
            <text:p>1443146990.59243</text:p>
          </table:table-cell>
          <table:table-cell table:formula="of:=[.G498]-[.$B$2]" office:value-type="float" office:value="70.5922296047211" calcext:value-type="float">
            <text:p>70.5922296047</text:p>
          </table:table-cell>
          <table:table-cell table:formula="of:=[.C498]/([.H498]-[.H497])" office:value-type="float" office:value="88593.8592425265" calcext:value-type="float">
            <text:p>88593.8592425265</text:p>
          </table:table-cell>
          <table:table-cell table:formula="of:=[.G498]-[.$B498]" office:value-type="float" office:value="9.34403419494629" calcext:value-type="float">
            <text:p>9.344034194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6981.29938" calcext:value-type="float">
            <text:p>1443146981.29938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2991805076599" calcext:value-type="float">
            <text:p>61.2991805077</text:p>
          </table:table-cell>
          <table:table-cell table:formula="of:=[.C499]/([.D499]-[.D498])" office:value-type="float" office:value="84730.6405046599" calcext:value-type="float">
            <text:p>84730.6405046599</text:p>
          </table:table-cell>
          <table:table-cell/>
          <table:table-cell office:value-type="float" office:value="1443146990.64119" calcext:value-type="float">
            <text:p>1443146990.64119</text:p>
          </table:table-cell>
          <table:table-cell table:formula="of:=[.G499]-[.$B$2]" office:value-type="float" office:value="70.640985250473" calcext:value-type="float">
            <text:p>70.6409852505</text:p>
          </table:table-cell>
          <table:table-cell table:formula="of:=[.C499]/([.H499]-[.H498])" office:value-type="float" office:value="88605.1232297942" calcext:value-type="float">
            <text:p>88605.1232297942</text:p>
          </table:table-cell>
          <table:table-cell table:formula="of:=[.G499]-[.$B499]" office:value-type="float" office:value="9.34180474281311" calcext:value-type="float">
            <text:p>9.341804742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6981.35034" calcext:value-type="float">
            <text:p>1443146981.35034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01424789429" calcext:value-type="float">
            <text:p>61.3501424789</text:p>
          </table:table-cell>
          <table:table-cell table:formula="of:=[.C500]/([.D500]-[.D499])" office:value-type="float" office:value="84769.0913684211" calcext:value-type="float">
            <text:p>84769.0913684211</text:p>
          </table:table-cell>
          <table:table-cell/>
          <table:table-cell office:value-type="float" office:value="1443146990.68997" calcext:value-type="float">
            <text:p>1443146990.68997</text:p>
          </table:table-cell>
          <table:table-cell table:formula="of:=[.G500]-[.$B$2]" office:value-type="float" office:value="70.6897666454315" calcext:value-type="float">
            <text:p>70.6897666454</text:p>
          </table:table-cell>
          <table:table-cell table:formula="of:=[.C500]/([.H500]-[.H499])" office:value-type="float" office:value="88558.3531113761" calcext:value-type="float">
            <text:p>88558.3531113761</text:p>
          </table:table-cell>
          <table:table-cell table:formula="of:=[.G500]-[.$B500]" office:value-type="float" office:value="9.33962416648865" calcext:value-type="float">
            <text:p>9.339624166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6981.40131" calcext:value-type="float">
            <text:p>1443146981.40131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11058807373" calcext:value-type="float">
            <text:p>61.4011058807</text:p>
          </table:table-cell>
          <table:table-cell table:formula="of:=[.C501]/([.D501]-[.D500])" office:value-type="float" office:value="84766.7119519452" calcext:value-type="float">
            <text:p>84766.7119519452</text:p>
          </table:table-cell>
          <table:table-cell/>
          <table:table-cell office:value-type="float" office:value="1443146990.7387" calcext:value-type="float">
            <text:p>1443146990.7387</text:p>
          </table:table-cell>
          <table:table-cell table:formula="of:=[.G501]-[.$B$2]" office:value-type="float" office:value="70.738499879837" calcext:value-type="float">
            <text:p>70.7384998798</text:p>
          </table:table-cell>
          <table:table-cell table:formula="of:=[.C501]/([.H501]-[.H500])" office:value-type="float" office:value="88645.8707840432" calcext:value-type="float">
            <text:p>88645.8707840432</text:p>
          </table:table-cell>
          <table:table-cell table:formula="of:=[.G501]-[.$B501]" office:value-type="float" office:value="9.33739399909973" calcext:value-type="float">
            <text:p>9.337393999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6981.45227" calcext:value-type="float">
            <text:p>1443146981.45227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20661830902" calcext:value-type="float">
            <text:p>61.4520661831</text:p>
          </table:table-cell>
          <table:table-cell table:formula="of:=[.C502]/([.D502]-[.D501])" office:value-type="float" office:value="84771.867523147" calcext:value-type="float">
            <text:p>84771.867523147</text:p>
          </table:table-cell>
          <table:table-cell/>
          <table:table-cell office:value-type="float" office:value="1443146990.78747" calcext:value-type="float">
            <text:p>1443146990.78747</text:p>
          </table:table-cell>
          <table:table-cell table:formula="of:=[.G502]-[.$B$2]" office:value-type="float" office:value="70.7872664928436" calcext:value-type="float">
            <text:p>70.7872664928</text:p>
          </table:table-cell>
          <table:table-cell table:formula="of:=[.C502]/([.H502]-[.H501])" office:value-type="float" office:value="88585.1965855423" calcext:value-type="float">
            <text:p>88585.1965855423</text:p>
          </table:table-cell>
          <table:table-cell table:formula="of:=[.G502]-[.$B502]" office:value-type="float" office:value="9.33520030975342" calcext:value-type="float">
            <text:p>9.335200309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6981.50323" calcext:value-type="float">
            <text:p>1443146981.50323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30326843262" calcext:value-type="float">
            <text:p>61.5030326843</text:p>
          </table:table-cell>
          <table:table-cell table:formula="of:=[.C503]/([.D503]-[.D502])" office:value-type="float" office:value="84761.5570077981" calcext:value-type="float">
            <text:p>84761.5570077981</text:p>
          </table:table-cell>
          <table:table-cell/>
          <table:table-cell office:value-type="float" office:value="1443146990.83626" calcext:value-type="float">
            <text:p>1443146990.83626</text:p>
          </table:table-cell>
          <table:table-cell table:formula="of:=[.G503]-[.$B$2]" office:value-type="float" office:value="70.8360586166382" calcext:value-type="float">
            <text:p>70.8360586166</text:p>
          </table:table-cell>
          <table:table-cell table:formula="of:=[.C503]/([.H503]-[.H502])" office:value-type="float" office:value="88538.8801313468" calcext:value-type="float">
            <text:p>88538.8801313468</text:p>
          </table:table-cell>
          <table:table-cell table:formula="of:=[.G503]-[.$B503]" office:value-type="float" office:value="9.33302593231201" calcext:value-type="float">
            <text:p>9.333025932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6981.5542" calcext:value-type="float">
            <text:p>1443146981.5542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39960861206" calcext:value-type="float">
            <text:p>61.5539960861</text:p>
          </table:table-cell>
          <table:table-cell table:formula="of:=[.C504]/([.D504]-[.D503])" office:value-type="float" office:value="84766.7119519452" calcext:value-type="float">
            <text:p>84766.7119519452</text:p>
          </table:table-cell>
          <table:table-cell/>
          <table:table-cell office:value-type="float" office:value="1443146990.88498" calcext:value-type="float">
            <text:p>1443146990.88498</text:p>
          </table:table-cell>
          <table:table-cell table:formula="of:=[.G504]-[.$B$2]" office:value-type="float" office:value="70.8847804069519" calcext:value-type="float">
            <text:p>70.884780407</text:p>
          </table:table-cell>
          <table:table-cell table:formula="of:=[.C504]/([.H504]-[.H503])" office:value-type="float" office:value="88666.6925041839" calcext:value-type="float">
            <text:p>88666.6925041839</text:p>
          </table:table-cell>
          <table:table-cell table:formula="of:=[.G504]-[.$B504]" office:value-type="float" office:value="9.3307843208313" calcext:value-type="float">
            <text:p>9.330784320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6981.60516" calcext:value-type="float">
            <text:p>1443146981.60516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4957818985" calcext:value-type="float">
            <text:p>61.604957819</text:p>
          </table:table-cell>
          <table:table-cell table:formula="of:=[.C505]/([.D505]-[.D504])" office:value-type="float" office:value="84769.4879508208" calcext:value-type="float">
            <text:p>84769.4879508208</text:p>
          </table:table-cell>
          <table:table-cell/>
          <table:table-cell office:value-type="float" office:value="1443146990.93375" calcext:value-type="float">
            <text:p>1443146990.93375</text:p>
          </table:table-cell>
          <table:table-cell table:formula="of:=[.G505]-[.$B$2]" office:value-type="float" office:value="70.9335460662842" calcext:value-type="float">
            <text:p>70.9335460663</text:p>
          </table:table-cell>
          <table:table-cell table:formula="of:=[.C505]/([.H505]-[.H504])" office:value-type="float" office:value="88586.9289814118" calcext:value-type="float">
            <text:p>88586.9289814118</text:p>
          </table:table-cell>
          <table:table-cell table:formula="of:=[.G505]-[.$B505]" office:value-type="float" office:value="9.32858824729919" calcext:value-type="float">
            <text:p>9.328588247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6981.65611" calcext:value-type="float">
            <text:p>1443146981.65611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59097766876" calcext:value-type="float">
            <text:p>61.6559097767</text:p>
          </table:table-cell>
          <table:table-cell table:formula="of:=[.C506]/([.D506]-[.D505])" office:value-type="float" office:value="84785.7510247628" calcext:value-type="float">
            <text:p>84785.7510247628</text:p>
          </table:table-cell>
          <table:table-cell/>
          <table:table-cell office:value-type="float" office:value="1443146990.98258" calcext:value-type="float">
            <text:p>1443146990.98258</text:p>
          </table:table-cell>
          <table:table-cell table:formula="of:=[.G506]-[.$B$2]" office:value-type="float" office:value="70.9823853969574" calcext:value-type="float">
            <text:p>70.982385397</text:p>
          </table:table-cell>
          <table:table-cell table:formula="of:=[.C506]/([.H506]-[.H505])" office:value-type="float" office:value="88453.3006585403" calcext:value-type="float">
            <text:p>88453.3006585403</text:p>
          </table:table-cell>
          <table:table-cell table:formula="of:=[.G506]-[.$B506]" office:value-type="float" office:value="9.32647562026978" calcext:value-type="float">
            <text:p>9.3264756203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6981.7071" calcext:value-type="float">
            <text:p>1443146981.7071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69027423859" calcext:value-type="float">
            <text:p>61.7069027424</text:p>
          </table:table-cell>
          <table:table-cell table:formula="of:=[.C507]/([.D507]-[.D506])" office:value-type="float" office:value="84717.567233963" calcext:value-type="float">
            <text:p>84717.567233963</text:p>
          </table:table-cell>
          <table:table-cell/>
          <table:table-cell office:value-type="float" office:value="1443146991.03129" calcext:value-type="float">
            <text:p>1443146991.03129</text:p>
          </table:table-cell>
          <table:table-cell table:formula="of:=[.G507]-[.$B$2]" office:value-type="float" office:value="71.0310950279236" calcext:value-type="float">
            <text:p>71.0310950279</text:p>
          </table:table-cell>
          <table:table-cell table:formula="of:=[.C507]/([.H507]-[.H506])" office:value-type="float" office:value="88688.8263021101" calcext:value-type="float">
            <text:p>88688.8263021101</text:p>
          </table:table-cell>
          <table:table-cell table:formula="of:=[.G507]-[.$B507]" office:value-type="float" office:value="9.32419228553772" calcext:value-type="float">
            <text:p>9.3241922855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6981.75807" calcext:value-type="float">
            <text:p>1443146981.75807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78709125519" calcext:value-type="float">
            <text:p>61.7578709126</text:p>
          </table:table-cell>
          <table:table-cell table:formula="of:=[.C508]/([.D508]-[.D507])" office:value-type="float" office:value="84758.7815283287" calcext:value-type="float">
            <text:p>84758.7815283287</text:p>
          </table:table-cell>
          <table:table-cell/>
          <table:table-cell office:value-type="float" office:value="1443146991.04884" calcext:value-type="float">
            <text:p>1443146991.04884</text:p>
          </table:table-cell>
          <table:table-cell table:formula="of:=[.G508]-[.$B$2]" office:value-type="float" office:value="71.048641204834" calcext:value-type="float">
            <text:p>71.0486412048</text:p>
          </table:table-cell>
          <table:table-cell table:formula="of:=[.C508]/([.H508]-[.H507])" office:value-type="float" office:value="246207.479957605" calcext:value-type="float">
            <text:p>246207.479957605</text:p>
          </table:table-cell>
          <table:table-cell table:formula="of:=[.G508]-[.$B508]" office:value-type="float" office:value="9.2907702922821" calcext:value-type="float">
            <text:p>9.290770292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6981.80903" calcext:value-type="float">
            <text:p>1443146981.80903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088350296021" calcext:value-type="float">
            <text:p>61.8088350296</text:p>
          </table:table-cell>
          <table:table-cell table:formula="of:=[.C509]/([.D509]-[.D508])" office:value-type="float" office:value="84765.5222937982" calcext:value-type="float">
            <text:p>84765.5222937982</text:p>
          </table:table-cell>
          <table:table-cell/>
          <table:table-cell office:value-type="float" office:value="1443146991.06642" calcext:value-type="float">
            <text:p>1443146991.06642</text:p>
          </table:table-cell>
          <table:table-cell table:formula="of:=[.G509]-[.$B$2]" office:value-type="float" office:value="71.0662200450897" calcext:value-type="float">
            <text:p>71.0662200451</text:p>
          </table:table-cell>
          <table:table-cell table:formula="of:=[.C509]/([.H509]-[.H508])" office:value-type="float" office:value="245750.000406884" calcext:value-type="float">
            <text:p>245750.000406884</text:p>
          </table:table-cell>
          <table:table-cell table:formula="of:=[.G509]-[.$B509]" office:value-type="float" office:value="9.25738501548767" calcext:value-type="float">
            <text:p>9.2573850155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6981.85999" calcext:value-type="float">
            <text:p>1443146981.85999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597946166992" calcext:value-type="float">
            <text:p>61.8597946167</text:p>
          </table:table-cell>
          <table:table-cell table:formula="of:=[.C510]/([.D510]-[.D509])" office:value-type="float" office:value="84773.0573594086" calcext:value-type="float">
            <text:p>84773.0573594086</text:p>
          </table:table-cell>
          <table:table-cell/>
          <table:table-cell office:value-type="float" office:value="1443146991.09645" calcext:value-type="float">
            <text:p>1443146991.09645</text:p>
          </table:table-cell>
          <table:table-cell table:formula="of:=[.G510]-[.$B$2]" office:value-type="float" office:value="71.0962491035461" calcext:value-type="float">
            <text:p>71.0962491035</text:p>
          </table:table-cell>
          <table:table-cell table:formula="of:=[.C510]/([.H510]-[.H509])" office:value-type="float" office:value="143860.654381466" calcext:value-type="float">
            <text:p>143860.654381466</text:p>
          </table:table-cell>
          <table:table-cell table:formula="of:=[.G510]-[.$B510]" office:value-type="float" office:value="9.23645448684692" calcext:value-type="float">
            <text:p>9.2364544868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6981.91096" calcext:value-type="float">
            <text:p>1443146981.91096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07596874237" calcext:value-type="float">
            <text:p>61.9107596874</text:p>
          </table:table-cell>
          <table:table-cell table:formula="of:=[.C511]/([.D511]-[.D510])" office:value-type="float" office:value="84763.9361348783" calcext:value-type="float">
            <text:p>84763.9361348783</text:p>
          </table:table-cell>
          <table:table-cell/>
          <table:table-cell office:value-type="float" office:value="1443146991.14699" calcext:value-type="float">
            <text:p>1443146991.14699</text:p>
          </table:table-cell>
          <table:table-cell table:formula="of:=[.G511]-[.$B$2]" office:value-type="float" office:value="71.1467952728272" calcext:value-type="float">
            <text:p>71.1467952728</text:p>
          </table:table-cell>
          <table:table-cell table:formula="of:=[.C511]/([.H511]-[.H510])" office:value-type="float" office:value="85466.4173655462" calcext:value-type="float">
            <text:p>85466.4173655462</text:p>
          </table:table-cell>
          <table:table-cell table:formula="of:=[.G511]-[.$B511]" office:value-type="float" office:value="9.23603558540344" calcext:value-type="float">
            <text:p>9.2360355854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6981.96193" calcext:value-type="float">
            <text:p>1443146981.96193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17292881012" calcext:value-type="float">
            <text:p>61.9617292881</text:p>
          </table:table-cell>
          <table:table-cell table:formula="of:=[.C512]/([.D512]-[.D511])" office:value-type="float" office:value="84756.4026905913" calcext:value-type="float">
            <text:p>84756.4026905913</text:p>
          </table:table-cell>
          <table:table-cell/>
          <table:table-cell office:value-type="float" office:value="1443146991.19737" calcext:value-type="float">
            <text:p>1443146991.19737</text:p>
          </table:table-cell>
          <table:table-cell table:formula="of:=[.G512]-[.$B$2]" office:value-type="float" office:value="71.1971707344055" calcext:value-type="float">
            <text:p>71.1971707344</text:p>
          </table:table-cell>
          <table:table-cell table:formula="of:=[.C512]/([.H512]-[.H511])" office:value-type="float" office:value="85756.0380519665" calcext:value-type="float">
            <text:p>85756.0380519665</text:p>
          </table:table-cell>
          <table:table-cell table:formula="of:=[.G512]-[.$B512]" office:value-type="float" office:value="9.23544144630432" calcext:value-type="float">
            <text:p>9.2354414463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6982.01078" calcext:value-type="float">
            <text:p>1443146982.01078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05829238892" calcext:value-type="float">
            <text:p>62.0105829239</text:p>
          </table:table-cell>
          <table:table-cell table:formula="of:=[.C513]/([.D513]-[.D512])" office:value-type="float" office:value="88427.4001376234" calcext:value-type="float">
            <text:p>88427.4001376234</text:p>
          </table:table-cell>
          <table:table-cell/>
          <table:table-cell office:value-type="float" office:value="1443146991.24787" calcext:value-type="float">
            <text:p>1443146991.24787</text:p>
          </table:table-cell>
          <table:table-cell table:formula="of:=[.G513]-[.$B$2]" office:value-type="float" office:value="71.2476654052734" calcext:value-type="float">
            <text:p>71.2476654053</text:p>
          </table:table-cell>
          <table:table-cell table:formula="of:=[.C513]/([.H513]-[.H512])" office:value-type="float" office:value="85553.5826998442" calcext:value-type="float">
            <text:p>85553.5826998442</text:p>
          </table:table-cell>
          <table:table-cell table:formula="of:=[.G513]-[.$B513]" office:value-type="float" office:value="9.23708248138428" calcext:value-type="float">
            <text:p>9.237082481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6982.05316" calcext:value-type="float">
            <text:p>1443146982.05316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29608726501" calcext:value-type="float">
            <text:p>62.0529608727</text:p>
          </table:table-cell>
          <table:table-cell table:formula="of:=[.C514]/([.D514]-[.D513])" office:value-type="float" office:value="101939.808940848" calcext:value-type="float">
            <text:p>101939.808940848</text:p>
          </table:table-cell>
          <table:table-cell/>
          <table:table-cell office:value-type="float" office:value="1443146991.29828" calcext:value-type="float">
            <text:p>1443146991.29828</text:p>
          </table:table-cell>
          <table:table-cell table:formula="of:=[.G514]-[.$B$2]" office:value-type="float" office:value="71.298083782196" calcext:value-type="float">
            <text:p>71.2980837822</text:p>
          </table:table-cell>
          <table:table-cell table:formula="of:=[.C514]/([.H514]-[.H513])" office:value-type="float" office:value="85683.0438360051" calcext:value-type="float">
            <text:p>85683.0438360051</text:p>
          </table:table-cell>
          <table:table-cell table:formula="of:=[.G514]-[.$B514]" office:value-type="float" office:value="9.2451229095459" calcext:value-type="float">
            <text:p>9.245122909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6982.0955" calcext:value-type="float">
            <text:p>1443146982.0955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53006744385" calcext:value-type="float">
            <text:p>62.0953006744</text:p>
          </table:table-cell>
          <table:table-cell table:formula="of:=[.C515]/([.D515]-[.D514])" office:value-type="float" office:value="102031.653846587" calcext:value-type="float">
            <text:p>102031.653846587</text:p>
          </table:table-cell>
          <table:table-cell/>
          <table:table-cell office:value-type="float" office:value="1443146991.34878" calcext:value-type="float">
            <text:p>1443146991.34878</text:p>
          </table:table-cell>
          <table:table-cell table:formula="of:=[.G515]-[.$B$2]" office:value-type="float" office:value="71.3485808372498" calcext:value-type="float">
            <text:p>71.3485808372</text:p>
          </table:table-cell>
          <table:table-cell table:formula="of:=[.C515]/([.H515]-[.H514])" office:value-type="float" office:value="85549.5433427762" calcext:value-type="float">
            <text:p>85549.5433427762</text:p>
          </table:table-cell>
          <table:table-cell table:formula="of:=[.G515]-[.$B515]" office:value-type="float" office:value="9.25328016281128" calcext:value-type="float">
            <text:p>9.253280162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6982.13784" calcext:value-type="float">
            <text:p>1443146982.13784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76421451569" calcext:value-type="float">
            <text:p>62.1376421452</text:p>
          </table:table-cell>
          <table:table-cell table:formula="of:=[.C516]/([.D516]-[.D515])" office:value-type="float" office:value="102027.632170187" calcext:value-type="float">
            <text:p>102027.632170187</text:p>
          </table:table-cell>
          <table:table-cell/>
          <table:table-cell office:value-type="float" office:value="1443146991.3992" calcext:value-type="float">
            <text:p>1443146991.3992</text:p>
          </table:table-cell>
          <table:table-cell table:formula="of:=[.G516]-[.$B$2]" office:value-type="float" office:value="71.3989963531494" calcext:value-type="float">
            <text:p>71.3989963531</text:p>
          </table:table-cell>
          <table:table-cell table:formula="of:=[.C516]/([.H516]-[.H515])" office:value-type="float" office:value="85687.9062508867" calcext:value-type="float">
            <text:p>85687.9062508867</text:p>
          </table:table-cell>
          <table:table-cell table:formula="of:=[.G516]-[.$B516]" office:value-type="float" office:value="9.26135420799255" calcext:value-type="float">
            <text:p>9.26135420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6982.18018" calcext:value-type="float">
            <text:p>1443146982.18018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799838542938" calcext:value-type="float">
            <text:p>62.1799838543</text:p>
          </table:table-cell>
          <table:table-cell table:formula="of:=[.C517]/([.D517]-[.D516])" office:value-type="float" office:value="102027.057670867" calcext:value-type="float">
            <text:p>102027.057670867</text:p>
          </table:table-cell>
          <table:table-cell/>
          <table:table-cell office:value-type="float" office:value="1443146991.44965" calcext:value-type="float">
            <text:p>1443146991.44965</text:p>
          </table:table-cell>
          <table:table-cell table:formula="of:=[.G517]-[.$B$2]" office:value-type="float" office:value="71.4494533538818" calcext:value-type="float">
            <text:p>71.4494533539</text:p>
          </table:table-cell>
          <table:table-cell table:formula="of:=[.C517]/([.H517]-[.H516])" office:value-type="float" office:value="85617.455205262" calcext:value-type="float">
            <text:p>85617.455205262</text:p>
          </table:table-cell>
          <table:table-cell table:formula="of:=[.G517]-[.$B517]" office:value-type="float" office:value="9.26946949958801" calcext:value-type="float">
            <text:p>9.269469499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6982.22254" calcext:value-type="float">
            <text:p>1443146982.22254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23362922668" calcext:value-type="float">
            <text:p>62.2223362923</text:p>
          </table:table-cell>
          <table:table-cell table:formula="of:=[.C518]/([.D518]-[.D517])" office:value-type="float" office:value="102001.211896036" calcext:value-type="float">
            <text:p>102001.211896036</text:p>
          </table:table-cell>
          <table:table-cell/>
          <table:table-cell office:value-type="float" office:value="1443146991.50007" calcext:value-type="float">
            <text:p>1443146991.50007</text:p>
          </table:table-cell>
          <table:table-cell table:formula="of:=[.G518]-[.$B$2]" office:value-type="float" office:value="71.4998693466187" calcext:value-type="float">
            <text:p>71.4998693466</text:p>
          </table:table-cell>
          <table:table-cell table:formula="of:=[.C518]/([.H518]-[.H517])" office:value-type="float" office:value="85687.0958100823" calcext:value-type="float">
            <text:p>85687.0958100823</text:p>
          </table:table-cell>
          <table:table-cell table:formula="of:=[.G518]-[.$B518]" office:value-type="float" office:value="9.27753305435181" calcext:value-type="float">
            <text:p>9.277533054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6982.26487" calcext:value-type="float">
            <text:p>1443146982.26487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46703720093" calcext:value-type="float">
            <text:p>62.264670372</text:p>
          </table:table-cell>
          <table:table-cell table:formula="of:=[.C519]/([.D519]-[.D518])" office:value-type="float" office:value="102045.444858697" calcext:value-type="float">
            <text:p>102045.444858697</text:p>
          </table:table-cell>
          <table:table-cell/>
          <table:table-cell office:value-type="float" office:value="1443146991.55051" calcext:value-type="float">
            <text:p>1443146991.55051</text:p>
          </table:table-cell>
          <table:table-cell table:formula="of:=[.G519]-[.$B$2]" office:value-type="float" office:value="71.5503084659576" calcext:value-type="float">
            <text:p>71.550308466</text:p>
          </table:table-cell>
          <table:table-cell table:formula="of:=[.C519]/([.H519]-[.H518])" office:value-type="float" office:value="85647.8078248415" calcext:value-type="float">
            <text:p>85647.8078248415</text:p>
          </table:table-cell>
          <table:table-cell table:formula="of:=[.G519]-[.$B519]" office:value-type="float" office:value="9.28563809394836" calcext:value-type="float">
            <text:p>9.285638093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6982.30726" calcext:value-type="float">
            <text:p>1443146982.30726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70573806763" calcext:value-type="float">
            <text:p>62.3070573807</text:p>
          </table:table-cell>
          <table:table-cell table:formula="of:=[.C520]/([.D520]-[.D519])" office:value-type="float" office:value="101918.020069298" calcext:value-type="float">
            <text:p>101918.020069298</text:p>
          </table:table-cell>
          <table:table-cell/>
          <table:table-cell office:value-type="float" office:value="1443146991.60093" calcext:value-type="float">
            <text:p>1443146991.60093</text:p>
          </table:table-cell>
          <table:table-cell table:formula="of:=[.G520]-[.$B$2]" office:value-type="float" office:value="71.6007351875305" calcext:value-type="float">
            <text:p>71.6007351875</text:p>
          </table:table-cell>
          <table:table-cell table:formula="of:=[.C520]/([.H520]-[.H519])" office:value-type="float" office:value="85668.8649440912" calcext:value-type="float">
            <text:p>85668.8649440912</text:p>
          </table:table-cell>
          <table:table-cell table:formula="of:=[.G520]-[.$B520]" office:value-type="float" office:value="9.29367780685425" calcext:value-type="float">
            <text:p>9.2936778069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6982.34961" calcext:value-type="float">
            <text:p>1443146982.34961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494074344635" calcext:value-type="float">
            <text:p>62.3494074345</text:p>
          </table:table-cell>
          <table:table-cell table:formula="of:=[.C521]/([.D521]-[.D520])" office:value-type="float" office:value="102006.954269855" calcext:value-type="float">
            <text:p>102006.954269855</text:p>
          </table:table-cell>
          <table:table-cell/>
          <table:table-cell office:value-type="float" office:value="1443146991.65145" calcext:value-type="float">
            <text:p>1443146991.65145</text:p>
          </table:table-cell>
          <table:table-cell table:formula="of:=[.G521]-[.$B$2]" office:value-type="float" office:value="71.6512544155121" calcext:value-type="float">
            <text:p>71.6512544155</text:p>
          </table:table-cell>
          <table:table-cell table:formula="of:=[.C521]/([.H521]-[.H520])" office:value-type="float" office:value="85511.9955826762" calcext:value-type="float">
            <text:p>85511.9955826762</text:p>
          </table:table-cell>
          <table:table-cell table:formula="of:=[.G521]-[.$B521]" office:value-type="float" office:value="9.30184698104858" calcext:value-type="float">
            <text:p>9.30184698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6982.39194" calcext:value-type="float">
            <text:p>1443146982.39194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17381763458" calcext:value-type="float">
            <text:p>62.3917381763</text:p>
          </table:table-cell>
          <table:table-cell table:formula="of:=[.C522]/([.D522]-[.D521])" office:value-type="float" office:value="102053.491337554" calcext:value-type="float">
            <text:p>102053.491337554</text:p>
          </table:table-cell>
          <table:table-cell/>
          <table:table-cell office:value-type="float" office:value="1443146991.70183" calcext:value-type="float">
            <text:p>1443146991.70183</text:p>
          </table:table-cell>
          <table:table-cell table:formula="of:=[.G522]-[.$B$2]" office:value-type="float" office:value="71.7016303539276" calcext:value-type="float">
            <text:p>71.7016303539</text:p>
          </table:table-cell>
          <table:table-cell table:formula="of:=[.C522]/([.H522]-[.H521])" office:value-type="float" office:value="85755.2263218674" calcext:value-type="float">
            <text:p>85755.2263218674</text:p>
          </table:table-cell>
          <table:table-cell table:formula="of:=[.G522]-[.$B522]" office:value-type="float" office:value="9.30989217758179" calcext:value-type="float">
            <text:p>9.309892177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6982.43426" calcext:value-type="float">
            <text:p>1443146982.43426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40629577637" calcext:value-type="float">
            <text:p>62.4340629578</text:p>
          </table:table-cell>
          <table:table-cell table:formula="of:=[.C523]/([.D523]-[.D522])" office:value-type="float" office:value="102067.863206458" calcext:value-type="float">
            <text:p>102067.863206458</text:p>
          </table:table-cell>
          <table:table-cell/>
          <table:table-cell office:value-type="float" office:value="1443146991.75228" calcext:value-type="float">
            <text:p>1443146991.75228</text:p>
          </table:table-cell>
          <table:table-cell table:formula="of:=[.G523]-[.$B$2]" office:value-type="float" office:value="71.7520759105682" calcext:value-type="float">
            <text:p>71.7520759106</text:p>
          </table:table-cell>
          <table:table-cell table:formula="of:=[.C523]/([.H523]-[.H522])" office:value-type="float" office:value="85636.8784029038" calcext:value-type="float">
            <text:p>85636.8784029038</text:p>
          </table:table-cell>
          <table:table-cell table:formula="of:=[.G523]-[.$B523]" office:value-type="float" office:value="9.31801295280457" calcext:value-type="float">
            <text:p>9.318012952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6982.4766" calcext:value-type="float">
            <text:p>1443146982.4766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64044284821" calcext:value-type="float">
            <text:p>62.4764044285</text:p>
          </table:table-cell>
          <table:table-cell table:formula="of:=[.C524]/([.D524]-[.D523])" office:value-type="float" office:value="102027.632170187" calcext:value-type="float">
            <text:p>102027.632170187</text:p>
          </table:table-cell>
          <table:table-cell/>
          <table:table-cell office:value-type="float" office:value="1443146991.80272" calcext:value-type="float">
            <text:p>1443146991.80272</text:p>
          </table:table-cell>
          <table:table-cell table:formula="of:=[.G524]-[.$B$2]" office:value-type="float" office:value="71.802520275116" calcext:value-type="float">
            <text:p>71.8025202751</text:p>
          </table:table-cell>
          <table:table-cell table:formula="of:=[.C524]/([.H524]-[.H523])" office:value-type="float" office:value="85638.9021594771" calcext:value-type="float">
            <text:p>85638.9021594771</text:p>
          </table:table-cell>
          <table:table-cell table:formula="of:=[.G524]-[.$B524]" office:value-type="float" office:value="9.32611584663391" calcext:value-type="float">
            <text:p>9.326115846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6982.51893" calcext:value-type="float">
            <text:p>1443146982.51893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87327861786" calcext:value-type="float">
            <text:p>62.5187327862</text:p>
          </table:table-cell>
          <table:table-cell table:formula="of:=[.C525]/([.D525]-[.D524])" office:value-type="float" office:value="102059.23959941" calcext:value-type="float">
            <text:p>102059.23959941</text:p>
          </table:table-cell>
          <table:table-cell/>
          <table:table-cell office:value-type="float" office:value="1443146991.85338" calcext:value-type="float">
            <text:p>1443146991.85338</text:p>
          </table:table-cell>
          <table:table-cell table:formula="of:=[.G525]-[.$B$2]" office:value-type="float" office:value="71.8531765937805" calcext:value-type="float">
            <text:p>71.8531765938</text:p>
          </table:table-cell>
          <table:table-cell table:formula="of:=[.C525]/([.H525]-[.H524])" office:value-type="float" office:value="85280.5753336973" calcext:value-type="float">
            <text:p>85280.5753336973</text:p>
          </table:table-cell>
          <table:table-cell table:formula="of:=[.G525]-[.$B525]" office:value-type="float" office:value="9.33444380760193" calcext:value-type="float">
            <text:p>9.334443807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6982.56126" calcext:value-type="float">
            <text:p>1443146982.56126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10632896423" calcext:value-type="float">
            <text:p>62.5610632896</text:p>
          </table:table-cell>
          <table:table-cell table:formula="of:=[.C526]/([.D526]-[.D525])" office:value-type="float" office:value="102054.066134601" calcext:value-type="float">
            <text:p>102054.066134601</text:p>
          </table:table-cell>
          <table:table-cell/>
          <table:table-cell office:value-type="float" office:value="1443146991.90363" calcext:value-type="float">
            <text:p>1443146991.90363</text:p>
          </table:table-cell>
          <table:table-cell table:formula="of:=[.G526]-[.$B$2]" office:value-type="float" office:value="71.9034271240234" calcext:value-type="float">
            <text:p>71.903427124</text:p>
          </table:table-cell>
          <table:table-cell table:formula="of:=[.C526]/([.H526]-[.H525])" office:value-type="float" office:value="85969.2420978716" calcext:value-type="float">
            <text:p>85969.2420978716</text:p>
          </table:table-cell>
          <table:table-cell table:formula="of:=[.G526]-[.$B526]" office:value-type="float" office:value="9.3423638343811" calcext:value-type="float">
            <text:p>9.342363834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6982.60363" calcext:value-type="float">
            <text:p>1443146982.60363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34290790558" calcext:value-type="float">
            <text:p>62.6034290791</text:p>
          </table:table-cell>
          <table:table-cell table:formula="of:=[.C527]/([.D527]-[.D526])" office:value-type="float" office:value="101969.066546611" calcext:value-type="float">
            <text:p>101969.066546611</text:p>
          </table:table-cell>
          <table:table-cell/>
          <table:table-cell office:value-type="float" office:value="1443146991.95406" calcext:value-type="float">
            <text:p>1443146991.95406</text:p>
          </table:table-cell>
          <table:table-cell table:formula="of:=[.G527]-[.$B$2]" office:value-type="float" office:value="71.9538617134094" calcext:value-type="float">
            <text:p>71.9538617134</text:p>
          </table:table-cell>
          <table:table-cell table:formula="of:=[.C527]/([.H527]-[.H526])" office:value-type="float" office:value="85655.5005720012" calcext:value-type="float">
            <text:p>85655.5005720012</text:p>
          </table:table-cell>
          <table:table-cell table:formula="of:=[.G527]-[.$B527]" office:value-type="float" office:value="9.35043263435364" calcext:value-type="float">
            <text:p>9.3504326344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6982.64596" calcext:value-type="float">
            <text:p>1443146982.64596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57595825195" calcext:value-type="float">
            <text:p>62.6457595825</text:p>
          </table:table-cell>
          <table:table-cell table:formula="of:=[.C528]/([.D528]-[.D527])" office:value-type="float" office:value="102054.066134601" calcext:value-type="float">
            <text:p>102054.066134601</text:p>
          </table:table-cell>
          <table:table-cell/>
          <table:table-cell office:value-type="float" office:value="1443146992.00464" calcext:value-type="float">
            <text:p>1443146992.00464</text:p>
          </table:table-cell>
          <table:table-cell table:formula="of:=[.G528]-[.$B$2]" office:value-type="float" office:value="72.0044379234314" calcext:value-type="float">
            <text:p>72.0044379234</text:p>
          </table:table-cell>
          <table:table-cell table:formula="of:=[.C528]/([.H528]-[.H527])" office:value-type="float" office:value="85415.652895367" calcext:value-type="float">
            <text:p>85415.652895367</text:p>
          </table:table-cell>
          <table:table-cell table:formula="of:=[.G528]-[.$B528]" office:value-type="float" office:value="9.35867834091187" calcext:value-type="float">
            <text:p>9.3586783409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6982.68829" calcext:value-type="float">
            <text:p>1443146982.68829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80893707275" calcext:value-type="float">
            <text:p>62.6880893707</text:p>
          </table:table-cell>
          <table:table-cell table:formula="of:=[.C529]/([.D529]-[.D528])" office:value-type="float" office:value="102055.790564592" calcext:value-type="float">
            <text:p>102055.790564592</text:p>
          </table:table-cell>
          <table:table-cell/>
          <table:table-cell office:value-type="float" office:value="1443146992.02046" calcext:value-type="float">
            <text:p>1443146992.02046</text:p>
          </table:table-cell>
          <table:table-cell table:formula="of:=[.G529]-[.$B$2]" office:value-type="float" office:value="72.0202586650848" calcext:value-type="float">
            <text:p>72.0202586651</text:p>
          </table:table-cell>
          <table:table-cell table:formula="of:=[.C529]/([.H529]-[.H528])" office:value-type="float" office:value="273059.259460193" calcext:value-type="float">
            <text:p>273059.259460193</text:p>
          </table:table-cell>
          <table:table-cell table:formula="of:=[.G529]-[.$B529]" office:value-type="float" office:value="9.3321692943573" calcext:value-type="float">
            <text:p>9.332169294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6982.73062" calcext:value-type="float">
            <text:p>1443146982.73062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04201126099" calcext:value-type="float">
            <text:p>62.7304201126</text:p>
          </table:table-cell>
          <table:table-cell table:formula="of:=[.C530]/([.D530]-[.D529])" office:value-type="float" office:value="102053.491337554" calcext:value-type="float">
            <text:p>102053.491337554</text:p>
          </table:table-cell>
          <table:table-cell/>
          <table:table-cell office:value-type="float" office:value="1443146992.03626" calcext:value-type="float">
            <text:p>1443146992.03626</text:p>
          </table:table-cell>
          <table:table-cell table:formula="of:=[.G530]-[.$B$2]" office:value-type="float" office:value="72.0360567569733" calcext:value-type="float">
            <text:p>72.036056757</text:p>
          </table:table-cell>
          <table:table-cell table:formula="of:=[.C530]/([.H530]-[.H529])" office:value-type="float" office:value="273450.745223507" calcext:value-type="float">
            <text:p>273450.745223507</text:p>
          </table:table-cell>
          <table:table-cell table:formula="of:=[.G530]-[.$B530]" office:value-type="float" office:value="9.3056366443634" calcext:value-type="float">
            <text:p>9.3056366444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6982.77296" calcext:value-type="float">
            <text:p>1443146982.77296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27591991425" calcext:value-type="float">
            <text:p>62.7727591991</text:p>
          </table:table-cell>
          <table:table-cell table:formula="of:=[.C531]/([.D531]-[.D530])" office:value-type="float" office:value="102033.377519245" calcext:value-type="float">
            <text:p>102033.377519245</text:p>
          </table:table-cell>
          <table:table-cell/>
          <table:table-cell office:value-type="float" office:value="1443146992.06484" calcext:value-type="float">
            <text:p>1443146992.06484</text:p>
          </table:table-cell>
          <table:table-cell table:formula="of:=[.G531]-[.$B$2]" office:value-type="float" office:value="72.0646438598633" calcext:value-type="float">
            <text:p>72.0646438599</text:p>
          </table:table-cell>
          <table:table-cell table:formula="of:=[.C531]/([.H531]-[.H530])" office:value-type="float" office:value="151117.096986731" calcext:value-type="float">
            <text:p>151117.096986731</text:p>
          </table:table-cell>
          <table:table-cell table:formula="of:=[.G531]-[.$B531]" office:value-type="float" office:value="9.29188466072083" calcext:value-type="float">
            <text:p>9.291884660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6982.81529" calcext:value-type="float">
            <text:p>1443146982.81529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50908946991" calcext:value-type="float">
            <text:p>62.8150908947</text:p>
          </table:table-cell>
          <table:table-cell table:formula="of:=[.C532]/([.D532]-[.D531])" office:value-type="float" office:value="102051.192214112" calcext:value-type="float">
            <text:p>102051.192214112</text:p>
          </table:table-cell>
          <table:table-cell/>
          <table:table-cell office:value-type="float" office:value="1443146992.11154" calcext:value-type="float">
            <text:p>1443146992.11154</text:p>
          </table:table-cell>
          <table:table-cell table:formula="of:=[.G532]-[.$B$2]" office:value-type="float" office:value="72.1113436222076" calcext:value-type="float">
            <text:p>72.1113436222</text:p>
          </table:table-cell>
          <table:table-cell table:formula="of:=[.C532]/([.H532]-[.H531])" office:value-type="float" office:value="92505.8240798885" calcext:value-type="float">
            <text:p>92505.8240798885</text:p>
          </table:table-cell>
          <table:table-cell table:formula="of:=[.G532]-[.$B532]" office:value-type="float" office:value="9.29625272750855" calcext:value-type="float">
            <text:p>9.296252727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6982.85762" calcext:value-type="float">
            <text:p>1443146982.85762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74163913727" calcext:value-type="float">
            <text:p>62.8574163914</text:p>
          </table:table-cell>
          <table:table-cell table:formula="of:=[.C533]/([.D533]-[.D532])" office:value-type="float" office:value="102066.138368464" calcext:value-type="float">
            <text:p>102066.138368464</text:p>
          </table:table-cell>
          <table:table-cell/>
          <table:table-cell office:value-type="float" office:value="1443146992.15824" calcext:value-type="float">
            <text:p>1443146992.15824</text:p>
          </table:table-cell>
          <table:table-cell table:formula="of:=[.G533]-[.$B$2]" office:value-type="float" office:value="72.1580383777618" calcext:value-type="float">
            <text:p>72.1580383778</text:p>
          </table:table-cell>
          <table:table-cell table:formula="of:=[.C533]/([.H533]-[.H532])" office:value-type="float" office:value="92515.7429079101" calcext:value-type="float">
            <text:p>92515.7429079101</text:p>
          </table:table-cell>
          <table:table-cell table:formula="of:=[.G533]-[.$B533]" office:value-type="float" office:value="9.30062198638916" calcext:value-type="float">
            <text:p>9.3006219864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6982.90001" calcext:value-type="float">
            <text:p>1443146982.90001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8998095989227" calcext:value-type="float">
            <text:p>62.8998095989</text:p>
          </table:table-cell>
          <table:table-cell table:formula="of:=[.C534]/([.D534]-[.D533])" office:value-type="float" office:value="101903.117259997" calcext:value-type="float">
            <text:p>101903.117259997</text:p>
          </table:table-cell>
          <table:table-cell/>
          <table:table-cell office:value-type="float" office:value="1443146992.20493" calcext:value-type="float">
            <text:p>1443146992.20493</text:p>
          </table:table-cell>
          <table:table-cell table:formula="of:=[.G534]-[.$B$2]" office:value-type="float" office:value="72.2047350406647" calcext:value-type="float">
            <text:p>72.2047350407</text:p>
          </table:table-cell>
          <table:table-cell table:formula="of:=[.C534]/([.H534]-[.H533])" office:value-type="float" office:value="92511.9640559583" calcext:value-type="float">
            <text:p>92511.9640559583</text:p>
          </table:table-cell>
          <table:table-cell table:formula="of:=[.G534]-[.$B534]" office:value-type="float" office:value="9.30492544174194" calcext:value-type="float">
            <text:p>9.3049254417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6982.94231" calcext:value-type="float">
            <text:p>1443146982.94231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21143531799" calcext:value-type="float">
            <text:p>62.9421143532</text:p>
          </table:table-cell>
          <table:table-cell table:formula="of:=[.C535]/([.D535]-[.D534])" office:value-type="float" office:value="102116.182349991" calcext:value-type="float">
            <text:p>102116.182349991</text:p>
          </table:table-cell>
          <table:table-cell/>
          <table:table-cell office:value-type="float" office:value="1443146992.2516" calcext:value-type="float">
            <text:p>1443146992.2516</text:p>
          </table:table-cell>
          <table:table-cell table:formula="of:=[.G535]-[.$B$2]" office:value-type="float" office:value="72.2514033317566" calcext:value-type="float">
            <text:p>72.2514033318</text:p>
          </table:table-cell>
          <table:table-cell table:formula="of:=[.C535]/([.H535]-[.H534])" office:value-type="float" office:value="92568.2063543152" calcext:value-type="float">
            <text:p>92568.2063543152</text:p>
          </table:table-cell>
          <table:table-cell table:formula="of:=[.G535]-[.$B535]" office:value-type="float" office:value="9.30928897857666" calcext:value-type="float">
            <text:p>9.3092889786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6982.98469" calcext:value-type="float">
            <text:p>1443146982.98469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44896793365" calcext:value-type="float">
            <text:p>62.9844896793</text:p>
          </table:table-cell>
          <table:table-cell table:formula="of:=[.C536]/([.D536]-[.D535])" office:value-type="float" office:value="101946.11798464" calcext:value-type="float">
            <text:p>101946.11798464</text:p>
          </table:table-cell>
          <table:table-cell/>
          <table:table-cell office:value-type="float" office:value="1443146992.29828" calcext:value-type="float">
            <text:p>1443146992.29828</text:p>
          </table:table-cell>
          <table:table-cell table:formula="of:=[.G536]-[.$B$2]" office:value-type="float" office:value="72.2980830669403" calcext:value-type="float">
            <text:p>72.2980830669</text:p>
          </table:table-cell>
          <table:table-cell table:formula="of:=[.C536]/([.H536]-[.H535])" office:value-type="float" office:value="92545.5121584972" calcext:value-type="float">
            <text:p>92545.5121584972</text:p>
          </table:table-cell>
          <table:table-cell table:formula="of:=[.G536]-[.$B536]" office:value-type="float" office:value="9.31359338760376" calcext:value-type="float">
            <text:p>9.313593387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6983.02766" calcext:value-type="float">
            <text:p>1443146983.02766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74629592896" calcext:value-type="float">
            <text:p>63.0274629593</text:p>
          </table:table-cell>
          <table:table-cell table:formula="of:=[.C537]/([.D537]-[.D536])" office:value-type="float" office:value="100527.583761921" calcext:value-type="float">
            <text:p>100527.583761921</text:p>
          </table:table-cell>
          <table:table-cell/>
          <table:table-cell office:value-type="float" office:value="1443146992.34497" calcext:value-type="float">
            <text:p>1443146992.34497</text:p>
          </table:table-cell>
          <table:table-cell table:formula="of:=[.G537]-[.$B$2]" office:value-type="float" office:value="72.3447666168213" calcext:value-type="float">
            <text:p>72.3447666168</text:p>
          </table:table-cell>
          <table:table-cell table:formula="of:=[.C537]/([.H537]-[.H536])" office:value-type="float" office:value="92537.9498991343" calcext:value-type="float">
            <text:p>92537.9498991343</text:p>
          </table:table-cell>
          <table:table-cell table:formula="of:=[.G537]-[.$B537]" office:value-type="float" office:value="9.31730365753174" calcext:value-type="float">
            <text:p>9.3173036575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6983.07102" calcext:value-type="float">
            <text:p>1443146983.07102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08243846893" calcext:value-type="float">
            <text:p>63.0708243847</text:p>
          </table:table-cell>
          <table:table-cell table:formula="of:=[.C538]/([.D538]-[.D537])" office:value-type="float" office:value="99627.7211869952" calcext:value-type="float">
            <text:p>99627.7211869952</text:p>
          </table:table-cell>
          <table:table-cell/>
          <table:table-cell office:value-type="float" office:value="1443146992.39167" calcext:value-type="float">
            <text:p>1443146992.39167</text:p>
          </table:table-cell>
          <table:table-cell table:formula="of:=[.G538]-[.$B$2]" office:value-type="float" office:value="72.3914711475372" calcext:value-type="float">
            <text:p>72.3914711475</text:p>
          </table:table-cell>
          <table:table-cell table:formula="of:=[.C538]/([.H538]-[.H537])" office:value-type="float" office:value="92496.3795541444" calcext:value-type="float">
            <text:p>92496.3795541444</text:p>
          </table:table-cell>
          <table:table-cell table:formula="of:=[.G538]-[.$B538]" office:value-type="float" office:value="9.3206467628479" calcext:value-type="float">
            <text:p>9.3206467628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6983.11437" calcext:value-type="float">
            <text:p>1443146983.11437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41691207886" calcext:value-type="float">
            <text:p>63.1141691208</text:p>
          </table:table-cell>
          <table:table-cell table:formula="of:=[.C539]/([.D539]-[.D538])" office:value-type="float" office:value="99666.0814847003" calcext:value-type="float">
            <text:p>99666.0814847003</text:p>
          </table:table-cell>
          <table:table-cell/>
          <table:table-cell office:value-type="float" office:value="1443146992.43837" calcext:value-type="float">
            <text:p>1443146992.43837</text:p>
          </table:table-cell>
          <table:table-cell table:formula="of:=[.G539]-[.$B$2]" office:value-type="float" office:value="72.43816614151" calcext:value-type="float">
            <text:p>72.4381661415</text:p>
          </table:table-cell>
          <table:table-cell table:formula="of:=[.C539]/([.H539]-[.H538])" office:value-type="float" office:value="92515.2705345336" calcext:value-type="float">
            <text:p>92515.2705345336</text:p>
          </table:table-cell>
          <table:table-cell table:formula="of:=[.G539]-[.$B539]" office:value-type="float" office:value="9.32399702072144" calcext:value-type="float">
            <text:p>9.323997020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6983.15771" calcext:value-type="float">
            <text:p>1443146983.15771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75112342834" calcext:value-type="float">
            <text:p>63.1575112343</text:p>
          </table:table-cell>
          <table:table-cell table:formula="of:=[.C540]/([.D540]-[.D539])" office:value-type="float" office:value="99672.1122173937" calcext:value-type="float">
            <text:p>99672.1122173937</text:p>
          </table:table-cell>
          <table:table-cell/>
          <table:table-cell office:value-type="float" office:value="1443146992.48504" calcext:value-type="float">
            <text:p>1443146992.48504</text:p>
          </table:table-cell>
          <table:table-cell table:formula="of:=[.G540]-[.$B$2]" office:value-type="float" office:value="72.4848446846008" calcext:value-type="float">
            <text:p>72.4848446846</text:p>
          </table:table-cell>
          <table:table-cell table:formula="of:=[.C540]/([.H540]-[.H539])" office:value-type="float" office:value="92547.875618028" calcext:value-type="float">
            <text:p>92547.875618028</text:p>
          </table:table-cell>
          <table:table-cell table:formula="of:=[.G540]-[.$B540]" office:value-type="float" office:value="9.32733345031738" calcext:value-type="float">
            <text:p>9.327333450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6983.20102" calcext:value-type="float">
            <text:p>1443146983.20102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08197307587" calcext:value-type="float">
            <text:p>63.2008197308</text:p>
          </table:table-cell>
          <table:table-cell table:formula="of:=[.C541]/([.D541]-[.D540])" office:value-type="float" office:value="99749.4799310759" calcext:value-type="float">
            <text:p>99749.4799310759</text:p>
          </table:table-cell>
          <table:table-cell/>
          <table:table-cell office:value-type="float" office:value="1443146992.53161" calcext:value-type="float">
            <text:p>1443146992.53161</text:p>
          </table:table-cell>
          <table:table-cell table:formula="of:=[.G541]-[.$B$2]" office:value-type="float" office:value="72.5314083099365" calcext:value-type="float">
            <text:p>72.5314083099</text:p>
          </table:table-cell>
          <table:table-cell table:formula="of:=[.C541]/([.H541]-[.H540])" office:value-type="float" office:value="92776.2812464798" calcext:value-type="float">
            <text:p>92776.2812464798</text:p>
          </table:table-cell>
          <table:table-cell table:formula="of:=[.G541]-[.$B541]" office:value-type="float" office:value="9.33058857917786" calcext:value-type="float">
            <text:p>9.330588579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6983.24436" calcext:value-type="float">
            <text:p>1443146983.24436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41611289978" calcext:value-type="float">
            <text:p>63.244161129</text:p>
          </table:table-cell>
          <table:table-cell table:formula="of:=[.C542]/([.D542]-[.D541])" office:value-type="float" office:value="99673.7570893408" calcext:value-type="float">
            <text:p>99673.7570893408</text:p>
          </table:table-cell>
          <table:table-cell/>
          <table:table-cell office:value-type="float" office:value="1443146992.57838" calcext:value-type="float">
            <text:p>1443146992.57838</text:p>
          </table:table-cell>
          <table:table-cell table:formula="of:=[.G542]-[.$B$2]" office:value-type="float" office:value="72.5781788825989" calcext:value-type="float">
            <text:p>72.5781788826</text:p>
          </table:table-cell>
          <table:table-cell table:formula="of:=[.C542]/([.H542]-[.H541])" office:value-type="float" office:value="92365.7709129836" calcext:value-type="float">
            <text:p>92365.7709129836</text:p>
          </table:table-cell>
          <table:table-cell table:formula="of:=[.G542]-[.$B542]" office:value-type="float" office:value="9.33401775360107" calcext:value-type="float">
            <text:p>9.334017753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6983.28771" calcext:value-type="float">
            <text:p>1443146983.28771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75103950501" calcext:value-type="float">
            <text:p>63.2875103951</text:p>
          </table:table-cell>
          <table:table-cell table:formula="of:=[.C543]/([.D543]-[.D542])" office:value-type="float" office:value="99655.6664833352" calcext:value-type="float">
            <text:p>99655.6664833352</text:p>
          </table:table-cell>
          <table:table-cell/>
          <table:table-cell office:value-type="float" office:value="1443146992.62511" calcext:value-type="float">
            <text:p>1443146992.62511</text:p>
          </table:table-cell>
          <table:table-cell table:formula="of:=[.G543]-[.$B$2]" office:value-type="float" office:value="72.624906539917" calcext:value-type="float">
            <text:p>72.6249065399</text:p>
          </table:table-cell>
          <table:table-cell table:formula="of:=[.C543]/([.H543]-[.H542])" office:value-type="float" office:value="92450.600949028" calcext:value-type="float">
            <text:p>92450.600949028</text:p>
          </table:table-cell>
          <table:table-cell table:formula="of:=[.G543]-[.$B543]" office:value-type="float" office:value="9.33739614486694" calcext:value-type="float">
            <text:p>9.3373961449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6983.33107" calcext:value-type="float">
            <text:p>1443146983.33107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0873966217" calcext:value-type="float">
            <text:p>63.3308739662</text:p>
          </table:table-cell>
          <table:table-cell table:formula="of:=[.C544]/([.D544]-[.D543])" office:value-type="float" office:value="99622.7912909611" calcext:value-type="float">
            <text:p>99622.7912909611</text:p>
          </table:table-cell>
          <table:table-cell/>
          <table:table-cell office:value-type="float" office:value="1443146992.67174" calcext:value-type="float">
            <text:p>1443146992.67174</text:p>
          </table:table-cell>
          <table:table-cell table:formula="of:=[.G544]-[.$B$2]" office:value-type="float" office:value="72.6715433597565" calcext:value-type="float">
            <text:p>72.6715433598</text:p>
          </table:table-cell>
          <table:table-cell table:formula="of:=[.C544]/([.H544]-[.H543])" office:value-type="float" office:value="92630.6728218027" calcext:value-type="float">
            <text:p>92630.6728218027</text:p>
          </table:table-cell>
          <table:table-cell table:formula="of:=[.G544]-[.$B544]" office:value-type="float" office:value="9.34066939353943" calcext:value-type="float">
            <text:p>9.340669393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6983.37441" calcext:value-type="float">
            <text:p>1443146983.37441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42115497589" calcext:value-type="float">
            <text:p>63.3742115498</text:p>
          </table:table-cell>
          <table:table-cell table:formula="of:=[.C545]/([.D545]-[.D544])" office:value-type="float" office:value="99682.5306567054" calcext:value-type="float">
            <text:p>99682.5306567054</text:p>
          </table:table-cell>
          <table:table-cell/>
          <table:table-cell office:value-type="float" office:value="1443146992.71846" calcext:value-type="float">
            <text:p>1443146992.71846</text:p>
          </table:table-cell>
          <table:table-cell table:formula="of:=[.G545]-[.$B$2]" office:value-type="float" office:value="72.7182583808899" calcext:value-type="float">
            <text:p>72.7182583809</text:p>
          </table:table-cell>
          <table:table-cell table:formula="of:=[.C545]/([.H545]-[.H544])" office:value-type="float" office:value="92475.6083843276" calcext:value-type="float">
            <text:p>92475.6083843276</text:p>
          </table:table-cell>
          <table:table-cell table:formula="of:=[.G545]-[.$B545]" office:value-type="float" office:value="9.34404683113098" calcext:value-type="float">
            <text:p>9.344046831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6983.41775" calcext:value-type="float">
            <text:p>1443146983.41775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75543785095" calcext:value-type="float">
            <text:p>63.4175543785</text:p>
          </table:table-cell>
          <table:table-cell table:formula="of:=[.C546]/([.D546]-[.D545])" office:value-type="float" office:value="99670.4673997349" calcext:value-type="float">
            <text:p>99670.4673997349</text:p>
          </table:table-cell>
          <table:table-cell/>
          <table:table-cell office:value-type="float" office:value="1443146992.76519" calcext:value-type="float">
            <text:p>1443146992.76519</text:p>
          </table:table-cell>
          <table:table-cell table:formula="of:=[.G546]-[.$B$2]" office:value-type="float" office:value="72.7649874687195" calcext:value-type="float">
            <text:p>72.7649874687</text:p>
          </table:table-cell>
          <table:table-cell table:formula="of:=[.C546]/([.H546]-[.H545])" office:value-type="float" office:value="92447.7707708321" calcext:value-type="float">
            <text:p>92447.7707708321</text:p>
          </table:table-cell>
          <table:table-cell table:formula="of:=[.G546]-[.$B546]" office:value-type="float" office:value="9.34743309020996" calcext:value-type="float">
            <text:p>9.347433090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6983.4611" calcext:value-type="float">
            <text:p>1443146983.4611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08981609344" calcext:value-type="float">
            <text:p>63.4608981609</text:p>
          </table:table-cell>
          <table:table-cell table:formula="of:=[.C547]/([.D547]-[.D546])" office:value-type="float" office:value="99668.2743939669" calcext:value-type="float">
            <text:p>99668.2743939669</text:p>
          </table:table-cell>
          <table:table-cell/>
          <table:table-cell office:value-type="float" office:value="1443146992.8118" calcext:value-type="float">
            <text:p>1443146992.8118</text:p>
          </table:table-cell>
          <table:table-cell table:formula="of:=[.G547]-[.$B$2]" office:value-type="float" office:value="72.8116052150726" calcext:value-type="float">
            <text:p>72.8116052151</text:p>
          </table:table-cell>
          <table:table-cell table:formula="of:=[.C547]/([.H547]-[.H546])" office:value-type="float" office:value="92668.5723345386" calcext:value-type="float">
            <text:p>92668.5723345386</text:p>
          </table:table-cell>
          <table:table-cell table:formula="of:=[.G547]-[.$B547]" office:value-type="float" office:value="9.35070705413818" calcext:value-type="float">
            <text:p>9.350707054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6983.50443" calcext:value-type="float">
            <text:p>1443146983.50443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42335987091" calcext:value-type="float">
            <text:p>63.5042335987</text:p>
          </table:table-cell>
          <table:table-cell table:formula="of:=[.C548]/([.D548]-[.D547])" office:value-type="float" office:value="99687.4664671384" calcext:value-type="float">
            <text:p>99687.4664671384</text:p>
          </table:table-cell>
          <table:table-cell/>
          <table:table-cell office:value-type="float" office:value="1443146992.85856" calcext:value-type="float">
            <text:p>1443146992.85856</text:p>
          </table:table-cell>
          <table:table-cell table:formula="of:=[.G548]-[.$B$2]" office:value-type="float" office:value="72.858362197876" calcext:value-type="float">
            <text:p>72.8583621979</text:p>
          </table:table-cell>
          <table:table-cell table:formula="of:=[.C548]/([.H548]-[.H547])" office:value-type="float" office:value="92392.6169096388" calcext:value-type="float">
            <text:p>92392.6169096388</text:p>
          </table:table-cell>
          <table:table-cell table:formula="of:=[.G548]-[.$B548]" office:value-type="float" office:value="9.35412859916687" calcext:value-type="float">
            <text:p>9.3541285992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6983.54778" calcext:value-type="float">
            <text:p>1443146983.54778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75831031799" calcext:value-type="float">
            <text:p>63.5475831032</text:p>
          </table:table-cell>
          <table:table-cell table:formula="of:=[.C549]/([.D549]-[.D548])" office:value-type="float" office:value="99655.118385665" calcext:value-type="float">
            <text:p>99655.118385665</text:p>
          </table:table-cell>
          <table:table-cell/>
          <table:table-cell office:value-type="float" office:value="1443146992.90517" calcext:value-type="float">
            <text:p>1443146992.90517</text:p>
          </table:table-cell>
          <table:table-cell table:formula="of:=[.G549]-[.$B$2]" office:value-type="float" office:value="72.9049665927887" calcext:value-type="float">
            <text:p>72.9049665928</text:p>
          </table:table-cell>
          <table:table-cell table:formula="of:=[.C549]/([.H549]-[.H548])" office:value-type="float" office:value="92695.1204514178" calcext:value-type="float">
            <text:p>92695.1204514178</text:p>
          </table:table-cell>
          <table:table-cell table:formula="of:=[.G549]-[.$B549]" office:value-type="float" office:value="9.35738348960876" calcext:value-type="float">
            <text:p>9.357383489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6983.59112" calcext:value-type="float">
            <text:p>1443146983.59112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09202098847" calcext:value-type="float">
            <text:p>63.5909202099</text:p>
          </table:table-cell>
          <table:table-cell table:formula="of:=[.C550]/([.D550]-[.D549])" office:value-type="float" office:value="99683.6274612283" calcext:value-type="float">
            <text:p>99683.6274612283</text:p>
          </table:table-cell>
          <table:table-cell/>
          <table:table-cell office:value-type="float" office:value="1443146992.95192" calcext:value-type="float">
            <text:p>1443146992.95192</text:p>
          </table:table-cell>
          <table:table-cell table:formula="of:=[.G550]-[.$B$2]" office:value-type="float" office:value="72.9517159461975" calcext:value-type="float">
            <text:p>72.9517159462</text:p>
          </table:table-cell>
          <table:table-cell table:formula="of:=[.C550]/([.H550]-[.H549])" office:value-type="float" office:value="92407.695187193" calcext:value-type="float">
            <text:p>92407.695187193</text:p>
          </table:table-cell>
          <table:table-cell table:formula="of:=[.G550]-[.$B550]" office:value-type="float" office:value="9.36079573631287" calcext:value-type="float">
            <text:p>9.3607957363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6983.63447" calcext:value-type="float">
            <text:p>1443146983.63447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42704296112" calcext:value-type="float">
            <text:p>63.6342704296</text:p>
          </table:table-cell>
          <table:table-cell table:formula="of:=[.C551]/([.D551]-[.D550])" office:value-type="float" office:value="99653.4741288279" calcext:value-type="float">
            <text:p>99653.4741288279</text:p>
          </table:table-cell>
          <table:table-cell/>
          <table:table-cell office:value-type="float" office:value="1443146992.9986" calcext:value-type="float">
            <text:p>1443146992.9986</text:p>
          </table:table-cell>
          <table:table-cell table:formula="of:=[.G551]-[.$B$2]" office:value-type="float" office:value="72.99840092659" calcext:value-type="float">
            <text:p>72.9984009266</text:p>
          </table:table-cell>
          <table:table-cell table:formula="of:=[.C551]/([.H551]-[.H550])" office:value-type="float" office:value="92535.1143704899" calcext:value-type="float">
            <text:p>92535.1143704899</text:p>
          </table:table-cell>
          <table:table-cell table:formula="of:=[.G551]-[.$B551]" office:value-type="float" office:value="9.36413049697876" calcext:value-type="float">
            <text:p>9.36413049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6983.67781" calcext:value-type="float">
            <text:p>1443146983.67781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776127815247" calcext:value-type="float">
            <text:p>63.6776127815</text:p>
          </table:table-cell>
          <table:table-cell table:formula="of:=[.C552]/([.D552]-[.D551])" office:value-type="float" office:value="99671.5639388088" calcext:value-type="float">
            <text:p>99671.5639388088</text:p>
          </table:table-cell>
          <table:table-cell/>
          <table:table-cell office:value-type="float" office:value="1443146993.01314" calcext:value-type="float">
            <text:p>1443146993.01314</text:p>
          </table:table-cell>
          <table:table-cell table:formula="of:=[.G552]-[.$B$2]" office:value-type="float" office:value="73.0129442214966" calcext:value-type="float">
            <text:p>73.0129442215</text:p>
          </table:table-cell>
          <table:table-cell table:formula="of:=[.C552]/([.H552]-[.H551])" office:value-type="float" office:value="297044.103673831" calcext:value-type="float">
            <text:p>297044.103673831</text:p>
          </table:table-cell>
          <table:table-cell table:formula="of:=[.G552]-[.$B552]" office:value-type="float" office:value="9.33533143997192" calcext:value-type="float">
            <text:p>9.3353314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6983.72116" calcext:value-type="float">
            <text:p>1443146983.72116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09575176239" calcext:value-type="float">
            <text:p>63.7209575176</text:p>
          </table:table-cell>
          <table:table-cell table:formula="of:=[.C553]/([.D553]-[.D552])" office:value-type="float" office:value="99666.0814847003" calcext:value-type="float">
            <text:p>99666.0814847003</text:p>
          </table:table-cell>
          <table:table-cell/>
          <table:table-cell office:value-type="float" office:value="1443146993.02757" calcext:value-type="float">
            <text:p>1443146993.02757</text:p>
          </table:table-cell>
          <table:table-cell table:formula="of:=[.G553]-[.$B$2]" office:value-type="float" office:value="73.0273714065552" calcext:value-type="float">
            <text:p>73.0273714066</text:p>
          </table:table-cell>
          <table:table-cell table:formula="of:=[.C553]/([.H553]-[.H552])" office:value-type="float" office:value="299434.711792702" calcext:value-type="float">
            <text:p>299434.711792702</text:p>
          </table:table-cell>
          <table:table-cell table:formula="of:=[.G553]-[.$B553]" office:value-type="float" office:value="9.30641388893127" calcext:value-type="float">
            <text:p>9.306413888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6983.7645" calcext:value-type="float">
            <text:p>1443146983.7645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43024921417" calcext:value-type="float">
            <text:p>63.7643024921</text:p>
          </table:table-cell>
          <table:table-cell table:formula="of:=[.C554]/([.D554]-[.D553])" office:value-type="float" office:value="99665.5332724612" calcext:value-type="float">
            <text:p>99665.5332724612</text:p>
          </table:table-cell>
          <table:table-cell/>
          <table:table-cell office:value-type="float" office:value="1443146993.05532" calcext:value-type="float">
            <text:p>1443146993.05532</text:p>
          </table:table-cell>
          <table:table-cell table:formula="of:=[.G554]-[.$B$2]" office:value-type="float" office:value="73.0551197528839" calcext:value-type="float">
            <text:p>73.0551197529</text:p>
          </table:table-cell>
          <table:table-cell table:formula="of:=[.C554]/([.H554]-[.H553])" office:value-type="float" office:value="155684.953215621" calcext:value-type="float">
            <text:p>155684.953215621</text:p>
          </table:table-cell>
          <table:table-cell table:formula="of:=[.G554]-[.$B554]" office:value-type="float" office:value="9.29081726074219" calcext:value-type="float">
            <text:p>9.2908172607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6983.80784" calcext:value-type="float">
            <text:p>1443146983.80784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076415061951" calcext:value-type="float">
            <text:p>63.8076415062</text:p>
          </table:table-cell>
          <table:table-cell table:formula="of:=[.C555]/([.D555]-[.D554])" office:value-type="float" office:value="99679.2403879479" calcext:value-type="float">
            <text:p>99679.2403879479</text:p>
          </table:table-cell>
          <table:table-cell/>
          <table:table-cell office:value-type="float" office:value="1443146993.0992" calcext:value-type="float">
            <text:p>1443146993.0992</text:p>
          </table:table-cell>
          <table:table-cell table:formula="of:=[.G555]-[.$B$2]" office:value-type="float" office:value="73.0989971160889" calcext:value-type="float">
            <text:p>73.0989971161</text:p>
          </table:table-cell>
          <table:table-cell table:formula="of:=[.C555]/([.H555]-[.H554])" office:value-type="float" office:value="98456.2353900073" calcext:value-type="float">
            <text:p>98456.2353900073</text:p>
          </table:table-cell>
          <table:table-cell table:formula="of:=[.G555]-[.$B555]" office:value-type="float" office:value="9.2913556098938" calcext:value-type="float">
            <text:p>9.2913556099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6983.85119" calcext:value-type="float">
            <text:p>1443146983.85119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09945869446" calcext:value-type="float">
            <text:p>63.8509945869</text:p>
          </table:table-cell>
          <table:table-cell table:formula="of:=[.C556]/([.D556]-[.D555])" office:value-type="float" office:value="99646.8976440309" calcext:value-type="float">
            <text:p>99646.8976440309</text:p>
          </table:table-cell>
          <table:table-cell/>
          <table:table-cell office:value-type="float" office:value="1443146993.14308" calcext:value-type="float">
            <text:p>1443146993.14308</text:p>
          </table:table-cell>
          <table:table-cell table:formula="of:=[.G556]-[.$B$2]" office:value-type="float" office:value="73.1428833007813" calcext:value-type="float">
            <text:p>73.1428833008</text:p>
          </table:table-cell>
          <table:table-cell table:formula="of:=[.C556]/([.H556]-[.H555])" office:value-type="float" office:value="98436.4448693989" calcext:value-type="float">
            <text:p>98436.4448693989</text:p>
          </table:table-cell>
          <table:table-cell table:formula="of:=[.G556]-[.$B556]" office:value-type="float" office:value="9.29188871383667" calcext:value-type="float">
            <text:p>9.2918887138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6983.89457" calcext:value-type="float">
            <text:p>1443146983.89457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43703174591" calcext:value-type="float">
            <text:p>63.8943703175</text:p>
          </table:table-cell>
          <table:table-cell table:formula="of:=[.C557]/([.D557]-[.D556])" office:value-type="float" office:value="99594.8644266233" calcext:value-type="float">
            <text:p>99594.8644266233</text:p>
          </table:table-cell>
          <table:table-cell/>
          <table:table-cell office:value-type="float" office:value="1443146993.18699" calcext:value-type="float">
            <text:p>1443146993.18699</text:p>
          </table:table-cell>
          <table:table-cell table:formula="of:=[.G557]-[.$B$2]" office:value-type="float" office:value="73.1867880821228" calcext:value-type="float">
            <text:p>73.1867880821</text:p>
          </table:table-cell>
          <table:table-cell table:formula="of:=[.C557]/([.H557]-[.H556])" office:value-type="float" office:value="98394.750366549" calcext:value-type="float">
            <text:p>98394.750366549</text:p>
          </table:table-cell>
          <table:table-cell table:formula="of:=[.G557]-[.$B557]" office:value-type="float" office:value="9.2924177646637" calcext:value-type="float">
            <text:p>9.292417764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6983.9379" calcext:value-type="float">
            <text:p>1443146983.9379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377007484436" calcext:value-type="float">
            <text:p>63.9377007484</text:p>
          </table:table-cell>
          <table:table-cell table:formula="of:=[.C558]/([.D558]-[.D557])" office:value-type="float" office:value="99698.9852592425" calcext:value-type="float">
            <text:p>99698.9852592425</text:p>
          </table:table-cell>
          <table:table-cell/>
          <table:table-cell office:value-type="float" office:value="1443146993.23085" calcext:value-type="float">
            <text:p>1443146993.23085</text:p>
          </table:table-cell>
          <table:table-cell table:formula="of:=[.G558]-[.$B$2]" office:value-type="float" office:value="73.2306458950043" calcext:value-type="float">
            <text:p>73.230645895</text:p>
          </table:table-cell>
          <table:table-cell table:formula="of:=[.C558]/([.H558]-[.H557])" office:value-type="float" office:value="98500.1238359799" calcext:value-type="float">
            <text:p>98500.1238359799</text:p>
          </table:table-cell>
          <table:table-cell table:formula="of:=[.G558]-[.$B558]" office:value-type="float" office:value="9.29294514656067" calcext:value-type="float">
            <text:p>9.292945146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6983.98129" calcext:value-type="float">
            <text:p>1443146983.98129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10857772827" calcext:value-type="float">
            <text:p>63.9810857773</text:p>
          </table:table-cell>
          <table:table-cell table:formula="of:=[.C559]/([.D559]-[.D558])" office:value-type="float" office:value="99573.5191515085" calcext:value-type="float">
            <text:p>99573.5191515085</text:p>
          </table:table-cell>
          <table:table-cell/>
          <table:table-cell office:value-type="float" office:value="1443146993.27475" calcext:value-type="float">
            <text:p>1443146993.27475</text:p>
          </table:table-cell>
          <table:table-cell table:formula="of:=[.G559]-[.$B$2]" office:value-type="float" office:value="73.2745478153229" calcext:value-type="float">
            <text:p>73.2745478153</text:p>
          </table:table-cell>
          <table:table-cell table:formula="of:=[.C559]/([.H559]-[.H558])" office:value-type="float" office:value="98401.1626063061" calcext:value-type="float">
            <text:p>98401.1626063061</text:p>
          </table:table-cell>
          <table:table-cell table:formula="of:=[.G559]-[.$B559]" office:value-type="float" office:value="9.29346203804016" calcext:value-type="float">
            <text:p>9.293462038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6984.02455" calcext:value-type="float">
            <text:p>1443146984.02455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43480205536" calcext:value-type="float">
            <text:p>64.0243480206</text:p>
          </table:table-cell>
          <table:table-cell table:formula="of:=[.C560]/([.D560]-[.D559])" office:value-type="float" office:value="99856.1256509879" calcext:value-type="float">
            <text:p>99856.1256509879</text:p>
          </table:table-cell>
          <table:table-cell/>
          <table:table-cell office:value-type="float" office:value="1443146993.31863" calcext:value-type="float">
            <text:p>1443146993.31863</text:p>
          </table:table-cell>
          <table:table-cell table:formula="of:=[.G560]-[.$B$2]" office:value-type="float" office:value="73.3184335231781" calcext:value-type="float">
            <text:p>73.3184335232</text:p>
          </table:table-cell>
          <table:table-cell table:formula="of:=[.C560]/([.H560]-[.H559])" office:value-type="float" office:value="98437.5144238605" calcext:value-type="float">
            <text:p>98437.5144238605</text:p>
          </table:table-cell>
          <table:table-cell table:formula="of:=[.G560]-[.$B560]" office:value-type="float" office:value="9.29408550262451" calcext:value-type="float">
            <text:p>9.2940855026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6984.06768" calcext:value-type="float">
            <text:p>1443146984.06768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74848556519" calcext:value-type="float">
            <text:p>64.0674848557</text:p>
          </table:table-cell>
          <table:table-cell table:formula="of:=[.C561]/([.D561]-[.D560])" office:value-type="float" office:value="100146.429151767" calcext:value-type="float">
            <text:p>100146.429151767</text:p>
          </table:table-cell>
          <table:table-cell/>
          <table:table-cell office:value-type="float" office:value="1443146993.36249" calcext:value-type="float">
            <text:p>1443146993.36249</text:p>
          </table:table-cell>
          <table:table-cell table:formula="of:=[.G561]-[.$B$2]" office:value-type="float" office:value="73.3622951507568" calcext:value-type="float">
            <text:p>73.3622951508</text:p>
          </table:table-cell>
          <table:table-cell table:formula="of:=[.C561]/([.H561]-[.H560])" office:value-type="float" office:value="98491.5571645223" calcext:value-type="float">
            <text:p>98491.5571645223</text:p>
          </table:table-cell>
          <table:table-cell table:formula="of:=[.G561]-[.$B561]" office:value-type="float" office:value="9.29481029510498" calcext:value-type="float">
            <text:p>9.294810295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6984.11082" calcext:value-type="float">
            <text:p>1443146984.11082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06181144714" calcext:value-type="float">
            <text:p>64.1106181145</text:p>
          </table:table-cell>
          <table:table-cell table:formula="of:=[.C562]/([.D562]-[.D561])" office:value-type="float" office:value="100154.732524846" calcext:value-type="float">
            <text:p>100154.732524846</text:p>
          </table:table-cell>
          <table:table-cell/>
          <table:table-cell office:value-type="float" office:value="1443146993.4064" calcext:value-type="float">
            <text:p>1443146993.4064</text:p>
          </table:table-cell>
          <table:table-cell table:formula="of:=[.G562]-[.$B$2]" office:value-type="float" office:value="73.4061965942383" calcext:value-type="float">
            <text:p>73.4061965942</text:p>
          </table:table-cell>
          <table:table-cell table:formula="of:=[.C562]/([.H562]-[.H561])" office:value-type="float" office:value="98402.2313941869" calcext:value-type="float">
            <text:p>98402.2313941869</text:p>
          </table:table-cell>
          <table:table-cell table:formula="of:=[.G562]-[.$B562]" office:value-type="float" office:value="9.29557847976685" calcext:value-type="float">
            <text:p>9.295578479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6984.15395" calcext:value-type="float">
            <text:p>1443146984.15395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37463665009" calcext:value-type="float">
            <text:p>64.1537463665</text:p>
          </table:table-cell>
          <table:table-cell table:formula="of:=[.C563]/([.D563]-[.D562])" office:value-type="float" office:value="100166.359560624" calcext:value-type="float">
            <text:p>100166.359560624</text:p>
          </table:table-cell>
          <table:table-cell/>
          <table:table-cell office:value-type="float" office:value="1443146993.45027" calcext:value-type="float">
            <text:p>1443146993.45027</text:p>
          </table:table-cell>
          <table:table-cell table:formula="of:=[.G563]-[.$B$2]" office:value-type="float" office:value="73.4500684738159" calcext:value-type="float">
            <text:p>73.4500684738</text:p>
          </table:table-cell>
          <table:table-cell table:formula="of:=[.C563]/([.H563]-[.H562])" office:value-type="float" office:value="98468.5416168511" calcext:value-type="float">
            <text:p>98468.5416168511</text:p>
          </table:table-cell>
          <table:table-cell table:formula="of:=[.G563]-[.$B563]" office:value-type="float" office:value="9.29632210731506" calcext:value-type="float">
            <text:p>9.296322107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6984.19707" calcext:value-type="float">
            <text:p>1443146984.19707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68741416931" calcext:value-type="float">
            <text:p>64.1968741417</text:p>
          </table:table-cell>
          <table:table-cell table:formula="of:=[.C564]/([.D564]-[.D563])" office:value-type="float" office:value="100167.467038161" calcext:value-type="float">
            <text:p>100167.467038161</text:p>
          </table:table-cell>
          <table:table-cell/>
          <table:table-cell office:value-type="float" office:value="1443146993.49413" calcext:value-type="float">
            <text:p>1443146993.49413</text:p>
          </table:table-cell>
          <table:table-cell table:formula="of:=[.G564]-[.$B$2]" office:value-type="float" office:value="73.4939305782318" calcext:value-type="float">
            <text:p>73.4939305782</text:p>
          </table:table-cell>
          <table:table-cell table:formula="of:=[.C564]/([.H564]-[.H563])" office:value-type="float" office:value="98490.4864353621" calcext:value-type="float">
            <text:p>98490.4864353621</text:p>
          </table:table-cell>
          <table:table-cell table:formula="of:=[.G564]-[.$B564]" office:value-type="float" office:value="9.2970564365387" calcext:value-type="float">
            <text:p>9.297056436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6984.24019" calcext:value-type="float">
            <text:p>1443146984.24019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399950027466" calcext:value-type="float">
            <text:p>64.2399950027</text:p>
          </table:table-cell>
          <table:table-cell table:formula="of:=[.C565]/([.D565]-[.D564])" office:value-type="float" office:value="100183.528214882" calcext:value-type="float">
            <text:p>100183.528214882</text:p>
          </table:table-cell>
          <table:table-cell/>
          <table:table-cell office:value-type="float" office:value="1443146993.53806" calcext:value-type="float">
            <text:p>1443146993.53806</text:p>
          </table:table-cell>
          <table:table-cell table:formula="of:=[.G565]-[.$B$2]" office:value-type="float" office:value="73.537855386734" calcext:value-type="float">
            <text:p>73.5378553867</text:p>
          </table:table-cell>
          <table:table-cell table:formula="of:=[.C565]/([.H565]-[.H564])" office:value-type="float" office:value="98349.8880771193" calcext:value-type="float">
            <text:p>98349.8880771193</text:p>
          </table:table-cell>
          <table:table-cell table:formula="of:=[.G565]-[.$B565]" office:value-type="float" office:value="9.29786038398743" calcext:value-type="float">
            <text:p>9.29786038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6984.28333" calcext:value-type="float">
            <text:p>1443146984.28333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31311225891" calcext:value-type="float">
            <text:p>64.2831311226</text:p>
          </table:table-cell>
          <table:table-cell table:formula="of:=[.C566]/([.D566]-[.D565])" office:value-type="float" office:value="100148.089716238" calcext:value-type="float">
            <text:p>100148.089716238</text:p>
          </table:table-cell>
          <table:table-cell/>
          <table:table-cell office:value-type="float" office:value="1443146993.58191" calcext:value-type="float">
            <text:p>1443146993.58191</text:p>
          </table:table-cell>
          <table:table-cell table:formula="of:=[.G566]-[.$B$2]" office:value-type="float" office:value="73.5817141532898" calcext:value-type="float">
            <text:p>73.5817141533</text:p>
          </table:table-cell>
          <table:table-cell table:formula="of:=[.C566]/([.H566]-[.H565])" office:value-type="float" office:value="98497.9820284088" calcext:value-type="float">
            <text:p>98497.9820284088</text:p>
          </table:table-cell>
          <table:table-cell table:formula="of:=[.G566]-[.$B566]" office:value-type="float" office:value="9.29858303070068" calcext:value-type="float">
            <text:p>9.298583030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6984.32646" calcext:value-type="float">
            <text:p>1443146984.32646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62646198273" calcext:value-type="float">
            <text:p>64.3262646198</text:p>
          </table:table-cell>
          <table:table-cell table:formula="of:=[.C567]/([.D567]-[.D566])" office:value-type="float" office:value="100154.178923804" calcext:value-type="float">
            <text:p>100154.178923804</text:p>
          </table:table-cell>
          <table:table-cell/>
          <table:table-cell office:value-type="float" office:value="1443146993.62578" calcext:value-type="float">
            <text:p>1443146993.62578</text:p>
          </table:table-cell>
          <table:table-cell table:formula="of:=[.G567]-[.$B$2]" office:value-type="float" office:value="73.6255764961243" calcext:value-type="float">
            <text:p>73.6255764961</text:p>
          </table:table-cell>
          <table:table-cell table:formula="of:=[.C567]/([.H567]-[.H566])" office:value-type="float" office:value="98489.9510795121" calcext:value-type="float">
            <text:p>98489.9510795121</text:p>
          </table:table-cell>
          <table:table-cell table:formula="of:=[.G567]-[.$B567]" office:value-type="float" office:value="9.299311876297" calcext:value-type="float">
            <text:p>9.2993118763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6984.36961" calcext:value-type="float">
            <text:p>1443146984.36961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694076538086" calcext:value-type="float">
            <text:p>64.3694076538</text:p>
          </table:table-cell>
          <table:table-cell table:formula="of:=[.C568]/([.D568]-[.D567])" office:value-type="float" office:value="100132.039899423" calcext:value-type="float">
            <text:p>100132.039899423</text:p>
          </table:table-cell>
          <table:table-cell/>
          <table:table-cell office:value-type="float" office:value="1443146993.66971" calcext:value-type="float">
            <text:p>1443146993.66971</text:p>
          </table:table-cell>
          <table:table-cell table:formula="of:=[.G568]-[.$B$2]" office:value-type="float" office:value="73.6695139408112" calcext:value-type="float">
            <text:p>73.6695139408</text:p>
          </table:table-cell>
          <table:table-cell table:formula="of:=[.C568]/([.H568]-[.H567])" office:value-type="float" office:value="98321.6031516059" calcext:value-type="float">
            <text:p>98321.6031516059</text:p>
          </table:table-cell>
          <table:table-cell table:formula="of:=[.G568]-[.$B568]" office:value-type="float" office:value="9.30010628700256" calcext:value-type="float">
            <text:p>9.30010628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6984.41272" calcext:value-type="float">
            <text:p>1443146984.41272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25216007233" calcext:value-type="float">
            <text:p>64.4125216007</text:p>
          </table:table-cell>
          <table:table-cell table:formula="of:=[.C569]/([.D569]-[.D568])" office:value-type="float" office:value="100199.594543031" calcext:value-type="float">
            <text:p>100199.594543031</text:p>
          </table:table-cell>
          <table:table-cell/>
          <table:table-cell office:value-type="float" office:value="1443146993.71359" calcext:value-type="float">
            <text:p>1443146993.71359</text:p>
          </table:table-cell>
          <table:table-cell table:formula="of:=[.G569]-[.$B$2]" office:value-type="float" office:value="73.713387966156" calcext:value-type="float">
            <text:p>73.7133879662</text:p>
          </table:table-cell>
          <table:table-cell table:formula="of:=[.C569]/([.H569]-[.H568])" office:value-type="float" office:value="98463.7257704284" calcext:value-type="float">
            <text:p>98463.7257704284</text:p>
          </table:table-cell>
          <table:table-cell table:formula="of:=[.G569]-[.$B569]" office:value-type="float" office:value="9.30086636543274" calcext:value-type="float">
            <text:p>9.3008663654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6984.45589" calcext:value-type="float">
            <text:p>1443146984.45589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56884765625" calcext:value-type="float">
            <text:p>64.4556884766</text:p>
          </table:table-cell>
          <table:table-cell table:formula="of:=[.C570]/([.D570]-[.D569])" office:value-type="float" office:value="100076.735135732" calcext:value-type="float">
            <text:p>100076.735135732</text:p>
          </table:table-cell>
          <table:table-cell/>
          <table:table-cell office:value-type="float" office:value="1443146993.75744" calcext:value-type="float">
            <text:p>1443146993.75744</text:p>
          </table:table-cell>
          <table:table-cell table:formula="of:=[.G570]-[.$B$2]" office:value-type="float" office:value="73.7572417259216" calcext:value-type="float">
            <text:p>73.7572417259</text:p>
          </table:table-cell>
          <table:table-cell table:formula="of:=[.C570]/([.H570]-[.H569])" office:value-type="float" office:value="98509.2275574113" calcext:value-type="float">
            <text:p>98509.2275574113</text:p>
          </table:table-cell>
          <table:table-cell table:formula="of:=[.G570]-[.$B570]" office:value-type="float" office:value="9.30155324935913" calcext:value-type="float">
            <text:p>9.301553249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6984.49902" calcext:value-type="float">
            <text:p>1443146984.49902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4988241195679" calcext:value-type="float">
            <text:p>64.4988241196</text:p>
          </table:table-cell>
          <table:table-cell table:formula="of:=[.C571]/([.D571]-[.D570])" office:value-type="float" office:value="100149.196789812" calcext:value-type="float">
            <text:p>100149.196789812</text:p>
          </table:table-cell>
          <table:table-cell/>
          <table:table-cell office:value-type="float" office:value="1443146993.80137" calcext:value-type="float">
            <text:p>1443146993.80137</text:p>
          </table:table-cell>
          <table:table-cell table:formula="of:=[.G571]-[.$B$2]" office:value-type="float" office:value="73.8011698722839" calcext:value-type="float">
            <text:p>73.8011698723</text:p>
          </table:table-cell>
          <table:table-cell table:formula="of:=[.C571]/([.H571]-[.H570])" office:value-type="float" office:value="98342.4150058617" calcext:value-type="float">
            <text:p>98342.4150058617</text:p>
          </table:table-cell>
          <table:table-cell table:formula="of:=[.G571]-[.$B571]" office:value-type="float" office:value="9.30234575271606" calcext:value-type="float">
            <text:p>9.3023457527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6984.54216" calcext:value-type="float">
            <text:p>1443146984.54216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19592857361" calcext:value-type="float">
            <text:p>64.5419592857</text:p>
          </table:table-cell>
          <table:table-cell table:formula="of:=[.C572]/([.D572]-[.D571])" office:value-type="float" office:value="100150.303887863" calcext:value-type="float">
            <text:p>100150.303887863</text:p>
          </table:table-cell>
          <table:table-cell/>
          <table:table-cell office:value-type="float" office:value="1443146993.84517" calcext:value-type="float">
            <text:p>1443146993.84517</text:p>
          </table:table-cell>
          <table:table-cell table:formula="of:=[.G572]-[.$B$2]" office:value-type="float" office:value="73.844970703125" calcext:value-type="float">
            <text:p>73.8449707031</text:p>
          </table:table-cell>
          <table:table-cell table:formula="of:=[.C572]/([.H572]-[.H571])" office:value-type="float" office:value="98628.2661092786" calcext:value-type="float">
            <text:p>98628.2661092786</text:p>
          </table:table-cell>
          <table:table-cell table:formula="of:=[.G572]-[.$B572]" office:value-type="float" office:value="9.30301141738892" calcext:value-type="float">
            <text:p>9.3030114174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6984.58529" calcext:value-type="float">
            <text:p>1443146984.58529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50894451141" calcext:value-type="float">
            <text:p>64.5850894451</text:p>
          </table:table-cell>
          <table:table-cell table:formula="of:=[.C573]/([.D573]-[.D572])" office:value-type="float" office:value="100161.929895357" calcext:value-type="float">
            <text:p>100161.929895357</text:p>
          </table:table-cell>
          <table:table-cell/>
          <table:table-cell office:value-type="float" office:value="1443146993.8891" calcext:value-type="float">
            <text:p>1443146993.8891</text:p>
          </table:table-cell>
          <table:table-cell table:formula="of:=[.G573]-[.$B$2]" office:value-type="float" office:value="73.8889000415802" calcext:value-type="float">
            <text:p>73.8889000416</text:p>
          </table:table-cell>
          <table:table-cell table:formula="of:=[.C573]/([.H573]-[.H572])" office:value-type="float" office:value="98339.7463270612" calcext:value-type="float">
            <text:p>98339.7463270612</text:p>
          </table:table-cell>
          <table:table-cell table:formula="of:=[.G573]-[.$B573]" office:value-type="float" office:value="9.30381059646606" calcext:value-type="float">
            <text:p>9.303810596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6984.62842" calcext:value-type="float">
            <text:p>1443146984.62842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282248497009" calcext:value-type="float">
            <text:p>64.6282248497</text:p>
          </table:table-cell>
          <table:table-cell table:formula="of:=[.C574]/([.D574]-[.D573])" office:value-type="float" office:value="100149.750335778" calcext:value-type="float">
            <text:p>100149.750335778</text:p>
          </table:table-cell>
          <table:table-cell/>
          <table:table-cell office:value-type="float" office:value="1443146993.93298" calcext:value-type="float">
            <text:p>1443146993.93298</text:p>
          </table:table-cell>
          <table:table-cell table:formula="of:=[.G574]-[.$B$2]" office:value-type="float" office:value="73.9327802658081" calcext:value-type="float">
            <text:p>73.9327802658</text:p>
          </table:table-cell>
          <table:table-cell table:formula="of:=[.C574]/([.H574]-[.H573])" office:value-type="float" office:value="98449.8159709205" calcext:value-type="float">
            <text:p>98449.8159709205</text:p>
          </table:table-cell>
          <table:table-cell table:formula="of:=[.G574]-[.$B574]" office:value-type="float" office:value="9.30455541610718" calcext:value-type="float">
            <text:p>9.304555416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6984.67162" calcext:value-type="float">
            <text:p>1443146984.67162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714215278626" calcext:value-type="float">
            <text:p>64.6714215279</text:p>
          </table:table-cell>
          <table:table-cell table:formula="of:=[.C575]/([.D575]-[.D574])" office:value-type="float" office:value="100007.690032012" calcext:value-type="float">
            <text:p>100007.690032012</text:p>
          </table:table-cell>
          <table:table-cell/>
          <table:table-cell office:value-type="float" office:value="1443146993.97686" calcext:value-type="float">
            <text:p>1443146993.97686</text:p>
          </table:table-cell>
          <table:table-cell table:formula="of:=[.G575]-[.$B$2]" office:value-type="float" office:value="73.9766592979431" calcext:value-type="float">
            <text:p>73.9766592979</text:p>
          </table:table-cell>
          <table:table-cell table:formula="of:=[.C575]/([.H575]-[.H574])" office:value-type="float" office:value="98452.4906271395" calcext:value-type="float">
            <text:p>98452.4906271395</text:p>
          </table:table-cell>
          <table:table-cell table:formula="of:=[.G575]-[.$B575]" office:value-type="float" office:value="9.30523777008057" calcext:value-type="float">
            <text:p>9.305237770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6984.71479" calcext:value-type="float">
            <text:p>1443146984.71479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45872116089" calcext:value-type="float">
            <text:p>64.7145872116</text:p>
          </table:table-cell>
          <table:table-cell table:formula="of:=[.C576]/([.D576]-[.D575])" office:value-type="float" office:value="100079.498922949" calcext:value-type="float">
            <text:p>100079.498922949</text:p>
          </table:table-cell>
          <table:table-cell/>
          <table:table-cell office:value-type="float" office:value="1443146994.02077" calcext:value-type="float">
            <text:p>1443146994.02077</text:p>
          </table:table-cell>
          <table:table-cell table:formula="of:=[.G576]-[.$B$2]" office:value-type="float" office:value="74.0205690860748" calcext:value-type="float">
            <text:p>74.0205690861</text:p>
          </table:table-cell>
          <table:table-cell table:formula="of:=[.C576]/([.H576]-[.H575])" office:value-type="float" office:value="98383.5309576426" calcext:value-type="float">
            <text:p>98383.5309576426</text:p>
          </table:table-cell>
          <table:table-cell table:formula="of:=[.G576]-[.$B576]" office:value-type="float" office:value="9.30598187446594" calcext:value-type="float">
            <text:p>9.305981874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6984.7579" calcext:value-type="float">
            <text:p>1443146984.7579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577030658722" calcext:value-type="float">
            <text:p>64.7577030659</text:p>
          </table:table-cell>
          <table:table-cell table:formula="of:=[.C577]/([.D577]-[.D576])" office:value-type="float" office:value="100195.161937835" calcext:value-type="float">
            <text:p>100195.161937835</text:p>
          </table:table-cell>
          <table:table-cell/>
          <table:table-cell office:value-type="float" office:value="1443146994.03509" calcext:value-type="float">
            <text:p>1443146994.03509</text:p>
          </table:table-cell>
          <table:table-cell table:formula="of:=[.G577]-[.$B$2]" office:value-type="float" office:value="74.0348920822144" calcext:value-type="float">
            <text:p>74.0348920822</text:p>
          </table:table-cell>
          <table:table-cell table:formula="of:=[.C577]/([.H577]-[.H576])" office:value-type="float" office:value="301612.871910112" calcext:value-type="float">
            <text:p>301612.871910112</text:p>
          </table:table-cell>
          <table:table-cell table:formula="of:=[.G577]-[.$B577]" office:value-type="float" office:value="9.27718901634216" calcext:value-type="float">
            <text:p>9.277189016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6984.80103" calcext:value-type="float">
            <text:p>1443146984.80103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8008301258087" calcext:value-type="float">
            <text:p>64.8008301258</text:p>
          </table:table-cell>
          <table:table-cell table:formula="of:=[.C578]/([.D578]-[.D577])" office:value-type="float" office:value="100169.128300385" calcext:value-type="float">
            <text:p>100169.128300385</text:p>
          </table:table-cell>
          <table:table-cell/>
          <table:table-cell office:value-type="float" office:value="1443146994.04943" calcext:value-type="float">
            <text:p>1443146994.04943</text:p>
          </table:table-cell>
          <table:table-cell table:formula="of:=[.G578]-[.$B$2]" office:value-type="float" office:value="74.0492315292358" calcext:value-type="float">
            <text:p>74.0492315292</text:p>
          </table:table-cell>
          <table:table-cell table:formula="of:=[.C578]/([.H578]-[.H577])" office:value-type="float" office:value="301266.847565842" calcext:value-type="float">
            <text:p>301266.847565842</text:p>
          </table:table-cell>
          <table:table-cell table:formula="of:=[.G578]-[.$B578]" office:value-type="float" office:value="9.24840140342712" calcext:value-type="float">
            <text:p>9.2484014034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6984.84415" calcext:value-type="float">
            <text:p>1443146984.84415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39502716064" calcext:value-type="float">
            <text:p>64.8439502716</text:p>
          </table:table-cell>
          <table:table-cell table:formula="of:=[.C579]/([.D579]-[.D578])" office:value-type="float" office:value="100185.190009897" calcext:value-type="float">
            <text:p>100185.190009897</text:p>
          </table:table-cell>
          <table:table-cell/>
          <table:table-cell office:value-type="float" office:value="1443146994.08379" calcext:value-type="float">
            <text:p>1443146994.08379</text:p>
          </table:table-cell>
          <table:table-cell table:formula="of:=[.G579]-[.$B$2]" office:value-type="float" office:value="74.0835864543915" calcext:value-type="float">
            <text:p>74.0835864544</text:p>
          </table:table-cell>
          <table:table-cell table:formula="of:=[.C579]/([.H579]-[.H578])" office:value-type="float" office:value="125746.162462264" calcext:value-type="float">
            <text:p>125746.162462264</text:p>
          </table:table-cell>
          <table:table-cell table:formula="of:=[.G579]-[.$B579]" office:value-type="float" office:value="9.23963618278503" calcext:value-type="float">
            <text:p>9.239636182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6984.88726" calcext:value-type="float">
            <text:p>1443146984.88726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70613574982" calcext:value-type="float">
            <text:p>64.8870613575</text:p>
          </table:table-cell>
          <table:table-cell table:formula="of:=[.C580]/([.D580]-[.D579])" office:value-type="float" office:value="100206.244186239" calcext:value-type="float">
            <text:p>100206.244186239</text:p>
          </table:table-cell>
          <table:table-cell/>
          <table:table-cell office:value-type="float" office:value="1443146994.13258" calcext:value-type="float">
            <text:p>1443146994.13258</text:p>
          </table:table-cell>
          <table:table-cell table:formula="of:=[.G580]-[.$B$2]" office:value-type="float" office:value="74.1323776245117" calcext:value-type="float">
            <text:p>74.1323776245</text:p>
          </table:table-cell>
          <table:table-cell table:formula="of:=[.C580]/([.H580]-[.H579])" office:value-type="float" office:value="88540.6107161182" calcext:value-type="float">
            <text:p>88540.6107161182</text:p>
          </table:table-cell>
          <table:table-cell table:formula="of:=[.G580]-[.$B580]" office:value-type="float" office:value="9.24531626701355" calcext:value-type="float">
            <text:p>9.24531626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6984.93036" calcext:value-type="float">
            <text:p>1443146984.93036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301617145538" calcext:value-type="float">
            <text:p>64.9301617146</text:p>
          </table:table-cell>
          <table:table-cell table:formula="of:=[.C581]/([.D581]-[.D580])" office:value-type="float" office:value="100231.188210824" calcext:value-type="float">
            <text:p>100231.188210824</text:p>
          </table:table-cell>
          <table:table-cell/>
          <table:table-cell office:value-type="float" office:value="1443146994.18134" calcext:value-type="float">
            <text:p>1443146994.18134</text:p>
          </table:table-cell>
          <table:table-cell table:formula="of:=[.G581]-[.$B$2]" office:value-type="float" office:value="74.1811420917511" calcext:value-type="float">
            <text:p>74.1811420918</text:p>
          </table:table-cell>
          <table:table-cell table:formula="of:=[.C581]/([.H581]-[.H580])" office:value-type="float" office:value="88589.0945715361" calcext:value-type="float">
            <text:p>88589.0945715361</text:p>
          </table:table-cell>
          <table:table-cell table:formula="of:=[.G581]-[.$B581]" office:value-type="float" office:value="9.25098037719727" calcext:value-type="float">
            <text:p>9.250980377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6984.97348" calcext:value-type="float">
            <text:p>1443146984.97348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32806682587" calcext:value-type="float">
            <text:p>64.9732806683</text:p>
          </table:table-cell>
          <table:table-cell table:formula="of:=[.C582]/([.D582]-[.D581])" office:value-type="float" office:value="100187.95979077" calcext:value-type="float">
            <text:p>100187.95979077</text:p>
          </table:table-cell>
          <table:table-cell/>
          <table:table-cell office:value-type="float" office:value="1443146994.23008" calcext:value-type="float">
            <text:p>1443146994.23008</text:p>
          </table:table-cell>
          <table:table-cell table:formula="of:=[.G582]-[.$B$2]" office:value-type="float" office:value="74.2298843860626" calcext:value-type="float">
            <text:p>74.2298843861</text:p>
          </table:table-cell>
          <table:table-cell table:formula="of:=[.C582]/([.H582]-[.H581])" office:value-type="float" office:value="88629.3938563882" calcext:value-type="float">
            <text:p>88629.3938563882</text:p>
          </table:table-cell>
          <table:table-cell table:formula="of:=[.G582]-[.$B582]" office:value-type="float" office:value="9.25660371780396" calcext:value-type="float">
            <text:p>9.256603717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6985.0159" calcext:value-type="float">
            <text:p>1443146985.0159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56974792481" calcext:value-type="float">
            <text:p>65.0156974792</text:p>
          </table:table-cell>
          <table:table-cell table:formula="of:=[.C583]/([.D583]-[.D582])" office:value-type="float" office:value="101846.411817277" calcext:value-type="float">
            <text:p>101846.411817277</text:p>
          </table:table-cell>
          <table:table-cell/>
          <table:table-cell office:value-type="float" office:value="1443146994.27884" calcext:value-type="float">
            <text:p>1443146994.27884</text:p>
          </table:table-cell>
          <table:table-cell table:formula="of:=[.G583]-[.$B$2]" office:value-type="float" office:value="74.2786395549774" calcext:value-type="float">
            <text:p>74.278639555</text:p>
          </table:table-cell>
          <table:table-cell table:formula="of:=[.C583]/([.H583]-[.H582])" office:value-type="float" office:value="88605.9898089919" calcext:value-type="float">
            <text:p>88605.9898089919</text:p>
          </table:table-cell>
          <table:table-cell table:formula="of:=[.G583]-[.$B583]" office:value-type="float" office:value="9.26294207572937" calcext:value-type="float">
            <text:p>9.262942075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6985.05718" calcext:value-type="float">
            <text:p>1443146985.05718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69808483124" calcext:value-type="float">
            <text:p>65.0569808483</text:p>
          </table:table-cell>
          <table:table-cell table:formula="of:=[.C584]/([.D584]-[.D583])" office:value-type="float" office:value="104642.622390344" calcext:value-type="float">
            <text:p>104642.622390344</text:p>
          </table:table-cell>
          <table:table-cell/>
          <table:table-cell office:value-type="float" office:value="1443146994.32764" calcext:value-type="float">
            <text:p>1443146994.32764</text:p>
          </table:table-cell>
          <table:table-cell table:formula="of:=[.G584]-[.$B$2]" office:value-type="float" office:value="74.3274438381195" calcext:value-type="float">
            <text:p>74.3274438381</text:p>
          </table:table-cell>
          <table:table-cell table:formula="of:=[.C584]/([.H584]-[.H583])" office:value-type="float" office:value="88516.8211040547" calcext:value-type="float">
            <text:p>88516.8211040547</text:p>
          </table:table-cell>
          <table:table-cell table:formula="of:=[.G584]-[.$B584]" office:value-type="float" office:value="9.27046298980713" calcext:value-type="float">
            <text:p>9.2704629898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6985.09847" calcext:value-type="float">
            <text:p>1443146985.09847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098269701004" calcext:value-type="float">
            <text:p>65.098269701</text:p>
          </table:table-cell>
          <table:table-cell table:formula="of:=[.C585]/([.D585]-[.D584])" office:value-type="float" office:value="104628.724664796" calcext:value-type="float">
            <text:p>104628.724664796</text:p>
          </table:table-cell>
          <table:table-cell/>
          <table:table-cell office:value-type="float" office:value="1443146994.37641" calcext:value-type="float">
            <text:p>1443146994.37641</text:p>
          </table:table-cell>
          <table:table-cell table:formula="of:=[.G585]-[.$B$2]" office:value-type="float" office:value="74.3762054443359" calcext:value-type="float">
            <text:p>74.3762054443</text:p>
          </table:table-cell>
          <table:table-cell table:formula="of:=[.C585]/([.H585]-[.H584])" office:value-type="float" office:value="88594.2924198493" calcext:value-type="float">
            <text:p>88594.2924198493</text:p>
          </table:table-cell>
          <table:table-cell table:formula="of:=[.G585]-[.$B585]" office:value-type="float" office:value="9.27793574333191" calcext:value-type="float">
            <text:p>9.2779357433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6985.13975" calcext:value-type="float">
            <text:p>1443146985.13975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395473480225" calcext:value-type="float">
            <text:p>65.139547348</text:p>
          </table:table-cell>
          <table:table-cell table:formula="of:=[.C586]/([.D586]-[.D585])" office:value-type="float" office:value="104657.128301691" calcext:value-type="float">
            <text:p>104657.128301691</text:p>
          </table:table-cell>
          <table:table-cell/>
          <table:table-cell office:value-type="float" office:value="1443146994.42517" calcext:value-type="float">
            <text:p>1443146994.42517</text:p>
          </table:table-cell>
          <table:table-cell table:formula="of:=[.G586]-[.$B$2]" office:value-type="float" office:value="74.4249670505524" calcext:value-type="float">
            <text:p>74.4249670506</text:p>
          </table:table-cell>
          <table:table-cell table:formula="of:=[.C586]/([.H586]-[.H585])" office:value-type="float" office:value="88594.2924198493" calcext:value-type="float">
            <text:p>88594.2924198493</text:p>
          </table:table-cell>
          <table:table-cell table:formula="of:=[.G586]-[.$B586]" office:value-type="float" office:value="9.28541970252991" calcext:value-type="float">
            <text:p>9.285419702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6985.18104" calcext:value-type="float">
            <text:p>1443146985.18104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808362007141" calcext:value-type="float">
            <text:p>65.1808362007</text:p>
          </table:table-cell>
          <table:table-cell table:formula="of:=[.C587]/([.D587]-[.D586])" office:value-type="float" office:value="104628.724664796" calcext:value-type="float">
            <text:p>104628.724664796</text:p>
          </table:table-cell>
          <table:table-cell/>
          <table:table-cell office:value-type="float" office:value="1443146994.47389" calcext:value-type="float">
            <text:p>1443146994.47389</text:p>
          </table:table-cell>
          <table:table-cell table:formula="of:=[.G587]-[.$B$2]" office:value-type="float" office:value="74.4736936092377" calcext:value-type="float">
            <text:p>74.4736936092</text:p>
          </table:table-cell>
          <table:table-cell table:formula="of:=[.C587]/([.H587]-[.H586])" office:value-type="float" office:value="88658.0155988531" calcext:value-type="float">
            <text:p>88658.0155988531</text:p>
          </table:table-cell>
          <table:table-cell table:formula="of:=[.G587]-[.$B587]" office:value-type="float" office:value="9.29285740852356" calcext:value-type="float">
            <text:p>9.292857408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6985.22232" calcext:value-type="float">
            <text:p>1443146985.22232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221219539642" calcext:value-type="float">
            <text:p>65.222121954</text:p>
          </table:table-cell>
          <table:table-cell table:formula="of:=[.C588]/([.D588]-[.D587])" office:value-type="float" office:value="104636.579447348" calcext:value-type="float">
            <text:p>104636.579447348</text:p>
          </table:table-cell>
          <table:table-cell/>
          <table:table-cell office:value-type="float" office:value="1443146994.52264" calcext:value-type="float">
            <text:p>1443146994.52264</text:p>
          </table:table-cell>
          <table:table-cell table:formula="of:=[.G588]-[.$B$2]" office:value-type="float" office:value="74.5224370956421" calcext:value-type="float">
            <text:p>74.5224370956</text:p>
          </table:table-cell>
          <table:table-cell table:formula="of:=[.C588]/([.H588]-[.H587])" office:value-type="float" office:value="88627.2262955807" calcext:value-type="float">
            <text:p>88627.2262955807</text:p>
          </table:table-cell>
          <table:table-cell table:formula="of:=[.G588]-[.$B588]" office:value-type="float" office:value="9.30031514167786" calcext:value-type="float">
            <text:p>9.3003151417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6985.26361" calcext:value-type="float">
            <text:p>1443146985.26361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34124755859" calcext:value-type="float">
            <text:p>65.2634124756</text:p>
          </table:table-cell>
          <table:table-cell table:formula="of:=[.C589]/([.D589]-[.D588])" office:value-type="float" office:value="104624.495654935" calcext:value-type="float">
            <text:p>104624.495654935</text:p>
          </table:table-cell>
          <table:table-cell/>
          <table:table-cell office:value-type="float" office:value="1443146994.57143" calcext:value-type="float">
            <text:p>1443146994.57143</text:p>
          </table:table-cell>
          <table:table-cell table:formula="of:=[.G589]-[.$B$2]" office:value-type="float" office:value="74.5712287425995" calcext:value-type="float">
            <text:p>74.5712287426</text:p>
          </table:table-cell>
          <table:table-cell table:formula="of:=[.C589]/([.H589]-[.H588])" office:value-type="float" office:value="88539.7454152761" calcext:value-type="float">
            <text:p>88539.7454152761</text:p>
          </table:table-cell>
          <table:table-cell table:formula="of:=[.G589]-[.$B589]" office:value-type="float" office:value="9.30781626701355" calcext:value-type="float">
            <text:p>9.307816267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6985.30491" calcext:value-type="float">
            <text:p>1443146985.30491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47087192535" calcext:value-type="float">
            <text:p>65.3047087193</text:p>
          </table:table-cell>
          <table:table-cell table:formula="of:=[.C590]/([.D590]-[.D589])" office:value-type="float" office:value="104609.998787592" calcext:value-type="float">
            <text:p>104609.998787592</text:p>
          </table:table-cell>
          <table:table-cell/>
          <table:table-cell office:value-type="float" office:value="1443146994.6202" calcext:value-type="float">
            <text:p>1443146994.6202</text:p>
          </table:table-cell>
          <table:table-cell table:formula="of:=[.G590]-[.$B$2]" office:value-type="float" office:value="74.6200003623962" calcext:value-type="float">
            <text:p>74.6200003624</text:p>
          </table:table-cell>
          <table:table-cell table:formula="of:=[.C590]/([.H590]-[.H589])" office:value-type="float" office:value="88576.1026187532" calcext:value-type="float">
            <text:p>88576.1026187532</text:p>
          </table:table-cell>
          <table:table-cell table:formula="of:=[.G590]-[.$B590]" office:value-type="float" office:value="9.3152916431427" calcext:value-type="float">
            <text:p>9.315291643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6985.3462" calcext:value-type="float">
            <text:p>1443146985.3462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60006713867" calcext:value-type="float">
            <text:p>65.3460006714</text:p>
          </table:table-cell>
          <table:table-cell table:formula="of:=[.C591]/([.D591]-[.D590])" office:value-type="float" office:value="104620.871061429" calcext:value-type="float">
            <text:p>104620.871061429</text:p>
          </table:table-cell>
          <table:table-cell/>
          <table:table-cell office:value-type="float" office:value="1443146994.66895" calcext:value-type="float">
            <text:p>1443146994.66895</text:p>
          </table:table-cell>
          <table:table-cell table:formula="of:=[.G591]-[.$B$2]" office:value-type="float" office:value="74.6687495708466" calcext:value-type="float">
            <text:p>74.6687495708</text:p>
          </table:table-cell>
          <table:table-cell table:formula="of:=[.C591]/([.H591]-[.H590])" office:value-type="float" office:value="88616.8234793538" calcext:value-type="float">
            <text:p>88616.8234793538</text:p>
          </table:table-cell>
          <table:table-cell table:formula="of:=[.G591]-[.$B591]" office:value-type="float" office:value="9.32274889945984" calcext:value-type="float">
            <text:p>9.322748899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6985.38749" calcext:value-type="float">
            <text:p>1443146985.38749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872900009155" calcext:value-type="float">
            <text:p>65.3872900009</text:p>
          </table:table-cell>
          <table:table-cell table:formula="of:=[.C592]/([.D592]-[.D591])" office:value-type="float" office:value="104627.516341379" calcext:value-type="float">
            <text:p>104627.516341379</text:p>
          </table:table-cell>
          <table:table-cell/>
          <table:table-cell office:value-type="float" office:value="1443146994.7177" calcext:value-type="float">
            <text:p>1443146994.7177</text:p>
          </table:table-cell>
          <table:table-cell table:formula="of:=[.G592]-[.$B$2]" office:value-type="float" office:value="74.7175047397614" calcext:value-type="float">
            <text:p>74.7175047398</text:p>
          </table:table-cell>
          <table:table-cell table:formula="of:=[.C592]/([.H592]-[.H591])" office:value-type="float" office:value="88605.9898089919" calcext:value-type="float">
            <text:p>88605.9898089919</text:p>
          </table:table-cell>
          <table:table-cell table:formula="of:=[.G592]-[.$B592]" office:value-type="float" office:value="9.33021473884583" calcext:value-type="float">
            <text:p>9.3302147388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6985.42877" calcext:value-type="float">
            <text:p>1443146985.42877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285652637482" calcext:value-type="float">
            <text:p>65.4285652637</text:p>
          </table:table-cell>
          <table:table-cell table:formula="of:=[.C593]/([.D593]-[.D592])" office:value-type="float" office:value="104663.173618452" calcext:value-type="float">
            <text:p>104663.173618452</text:p>
          </table:table-cell>
          <table:table-cell/>
          <table:table-cell office:value-type="float" office:value="1443146994.76658" calcext:value-type="float">
            <text:p>1443146994.76658</text:p>
          </table:table-cell>
          <table:table-cell table:formula="of:=[.G593]-[.$B$2]" office:value-type="float" office:value="74.7663807868958" calcext:value-type="float">
            <text:p>74.7663807869</text:p>
          </table:table-cell>
          <table:table-cell table:formula="of:=[.C593]/([.H593]-[.H592])" office:value-type="float" office:value="88386.8531373018" calcext:value-type="float">
            <text:p>88386.8531373018</text:p>
          </table:table-cell>
          <table:table-cell table:formula="of:=[.G593]-[.$B593]" office:value-type="float" office:value="9.33781552314758" calcext:value-type="float">
            <text:p>9.337815523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6985.47005" calcext:value-type="float">
            <text:p>1443146985.47005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698493480682" calcext:value-type="float">
            <text:p>65.4698493481</text:p>
          </table:table-cell>
          <table:table-cell table:formula="of:=[.C594]/([.D594]-[.D593])" office:value-type="float" office:value="104640.809434158" calcext:value-type="float">
            <text:p>104640.809434158</text:p>
          </table:table-cell>
          <table:table-cell/>
          <table:table-cell office:value-type="float" office:value="1443146994.81524" calcext:value-type="float">
            <text:p>1443146994.81524</text:p>
          </table:table-cell>
          <table:table-cell table:formula="of:=[.G594]-[.$B$2]" office:value-type="float" office:value="74.8150365352631" calcext:value-type="float">
            <text:p>74.8150365353</text:p>
          </table:table-cell>
          <table:table-cell table:formula="of:=[.C594]/([.H594]-[.H593])" office:value-type="float" office:value="88787.0425378656" calcext:value-type="float">
            <text:p>88787.0425378656</text:p>
          </table:table-cell>
          <table:table-cell table:formula="of:=[.G594]-[.$B594]" office:value-type="float" office:value="9.34518718719482" calcext:value-type="float">
            <text:p>9.345187187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6985.51133" calcext:value-type="float">
            <text:p>1443146985.51133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111353397369" calcext:value-type="float">
            <text:p>65.5111353397</text:p>
          </table:table-cell>
          <table:table-cell table:formula="of:=[.C595]/([.D595]-[.D594])" office:value-type="float" office:value="104635.975191435" calcext:value-type="float">
            <text:p>104635.975191435</text:p>
          </table:table-cell>
          <table:table-cell/>
          <table:table-cell office:value-type="float" office:value="1443146994.86401" calcext:value-type="float">
            <text:p>1443146994.86401</text:p>
          </table:table-cell>
          <table:table-cell table:formula="of:=[.G595]-[.$B$2]" office:value-type="float" office:value="74.8638088703156" calcext:value-type="float">
            <text:p>74.8638088703</text:p>
          </table:table-cell>
          <table:table-cell table:formula="of:=[.C595]/([.H595]-[.H594])" office:value-type="float" office:value="88574.8036330573" calcext:value-type="float">
            <text:p>88574.8036330573</text:p>
          </table:table-cell>
          <table:table-cell table:formula="of:=[.G595]-[.$B595]" office:value-type="float" office:value="9.35267353057861" calcext:value-type="float">
            <text:p>9.352673530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6985.55264" calcext:value-type="float">
            <text:p>1443146985.55264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524437427521" calcext:value-type="float">
            <text:p>65.5524437428</text:p>
          </table:table-cell>
          <table:table-cell table:formula="of:=[.C596]/([.D596]-[.D595])" office:value-type="float" office:value="104579.20627958" calcext:value-type="float">
            <text:p>104579.20627958</text:p>
          </table:table-cell>
          <table:table-cell/>
          <table:table-cell office:value-type="float" office:value="1443146994.9128" calcext:value-type="float">
            <text:p>1443146994.9128</text:p>
          </table:table-cell>
          <table:table-cell table:formula="of:=[.G596]-[.$B$2]" office:value-type="float" office:value="74.9126036167145" calcext:value-type="float">
            <text:p>74.9126036167</text:p>
          </table:table-cell>
          <table:table-cell table:formula="of:=[.C596]/([.H596]-[.H595])" office:value-type="float" office:value="88534.1213720317" calcext:value-type="float">
            <text:p>88534.1213720317</text:p>
          </table:table-cell>
          <table:table-cell table:formula="of:=[.G596]-[.$B596]" office:value-type="float" office:value="9.3601598739624" calcext:value-type="float">
            <text:p>9.36015987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6985.59393" calcext:value-type="float">
            <text:p>1443146985.59393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3727350235" calcext:value-type="float">
            <text:p>65.5937273502</text:p>
          </table:table-cell>
          <table:table-cell table:formula="of:=[.C597]/([.D597]-[.D596])" office:value-type="float" office:value="104642.018064635" calcext:value-type="float">
            <text:p>104642.018064635</text:p>
          </table:table-cell>
          <table:table-cell/>
          <table:table-cell office:value-type="float" office:value="1443146994.96151" calcext:value-type="float">
            <text:p>1443146994.96151</text:p>
          </table:table-cell>
          <table:table-cell table:formula="of:=[.G597]-[.$B$2]" office:value-type="float" office:value="74.9613108634949" calcext:value-type="float">
            <text:p>74.9613108635</text:p>
          </table:table-cell>
          <table:table-cell table:formula="of:=[.C597]/([.H597]-[.H596])" office:value-type="float" office:value="88693.1675583598" calcext:value-type="float">
            <text:p>88693.1675583598</text:p>
          </table:table-cell>
          <table:table-cell table:formula="of:=[.G597]-[.$B597]" office:value-type="float" office:value="9.36758351325989" calcext:value-type="float">
            <text:p>9.3675835133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6985.63521" calcext:value-type="float">
            <text:p>1443146985.63521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50123882294" calcext:value-type="float">
            <text:p>65.6350123882</text:p>
          </table:table-cell>
          <table:table-cell table:formula="of:=[.C598]/([.D598]-[.D597])" office:value-type="float" office:value="104638.392256962" calcext:value-type="float">
            <text:p>104638.392256962</text:p>
          </table:table-cell>
          <table:table-cell/>
          <table:table-cell office:value-type="float" office:value="1443146995.01029" calcext:value-type="float">
            <text:p>1443146995.01029</text:p>
          </table:table-cell>
          <table:table-cell table:formula="of:=[.G598]-[.$B$2]" office:value-type="float" office:value="75.0100946426392" calcext:value-type="float">
            <text:p>75.0100946426</text:p>
          </table:table-cell>
          <table:table-cell table:formula="of:=[.C598]/([.H598]-[.H597])" office:value-type="float" office:value="88554.0250422747" calcext:value-type="float">
            <text:p>88554.0250422747</text:p>
          </table:table-cell>
          <table:table-cell table:formula="of:=[.G598]-[.$B598]" office:value-type="float" office:value="9.37508225440979" calcext:value-type="float">
            <text:p>9.3750822544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6985.6765" calcext:value-type="float">
            <text:p>1443146985.6765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62979030609" calcext:value-type="float">
            <text:p>65.6762979031</text:p>
          </table:table-cell>
          <table:table-cell table:formula="of:=[.C599]/([.D599]-[.D598])" office:value-type="float" office:value="104637.18371024" calcext:value-type="float">
            <text:p>104637.18371024</text:p>
          </table:table-cell>
          <table:table-cell/>
          <table:table-cell office:value-type="float" office:value="1443146995.02343" calcext:value-type="float">
            <text:p>1443146995.02343</text:p>
          </table:table-cell>
          <table:table-cell table:formula="of:=[.G599]-[.$B$2]" office:value-type="float" office:value="75.0232317447662" calcext:value-type="float">
            <text:p>75.0232317448</text:p>
          </table:table-cell>
          <table:table-cell table:formula="of:=[.C599]/([.H599]-[.H598])" office:value-type="float" office:value="328839.645015517" calcext:value-type="float">
            <text:p>328839.645015517</text:p>
          </table:table-cell>
          <table:table-cell table:formula="of:=[.G599]-[.$B599]" office:value-type="float" office:value="9.34693384170532" calcext:value-type="float">
            <text:p>9.3469338417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6985.71778" calcext:value-type="float">
            <text:p>1443146985.71778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175829410553" calcext:value-type="float">
            <text:p>65.7175829411</text:p>
          </table:table-cell>
          <table:table-cell table:formula="of:=[.C600]/([.D600]-[.D599])" office:value-type="float" office:value="104638.392256962" calcext:value-type="float">
            <text:p>104638.392256962</text:p>
          </table:table-cell>
          <table:table-cell/>
          <table:table-cell office:value-type="float" office:value="1443146995.03657" calcext:value-type="float">
            <text:p>1443146995.03657</text:p>
          </table:table-cell>
          <table:table-cell table:formula="of:=[.G600]-[.$B$2]" office:value-type="float" office:value="75.0363693237305" calcext:value-type="float">
            <text:p>75.0363693237</text:p>
          </table:table-cell>
          <table:table-cell table:formula="of:=[.C600]/([.H600]-[.H599])" office:value-type="float" office:value="328827.709562093" calcext:value-type="float">
            <text:p>328827.709562093</text:p>
          </table:table-cell>
          <table:table-cell table:formula="of:=[.G600]-[.$B600]" office:value-type="float" office:value="9.31878638267517" calcext:value-type="float">
            <text:p>9.318786382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6985.75907" calcext:value-type="float">
            <text:p>1443146985.75907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588665485382" calcext:value-type="float">
            <text:p>65.7588665485</text:p>
          </table:table-cell>
          <table:table-cell table:formula="of:=[.C601]/([.D601]-[.D600])" office:value-type="float" office:value="104642.018064635" calcext:value-type="float">
            <text:p>104642.018064635</text:p>
          </table:table-cell>
          <table:table-cell/>
          <table:table-cell office:value-type="float" office:value="1443146995.06188" calcext:value-type="float">
            <text:p>1443146995.06188</text:p>
          </table:table-cell>
          <table:table-cell table:formula="of:=[.G601]-[.$B$2]" office:value-type="float" office:value="75.0616848468781" calcext:value-type="float">
            <text:p>75.0616848469</text:p>
          </table:table-cell>
          <table:table-cell table:formula="of:=[.C601]/([.H601]-[.H600])" office:value-type="float" office:value="170646.285870353" calcext:value-type="float">
            <text:p>170646.285870353</text:p>
          </table:table-cell>
          <table:table-cell table:formula="of:=[.G601]-[.$B601]" office:value-type="float" office:value="9.30281829833984" calcext:value-type="float">
            <text:p>9.302818298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6985.80037" calcext:value-type="float">
            <text:p>1443146985.80037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8001708984375" calcext:value-type="float">
            <text:p>65.8001708984</text:p>
          </table:table-cell>
          <table:table-cell table:formula="of:=[.C602]/([.D602]-[.D601])" office:value-type="float" office:value="104589.468434511" calcext:value-type="float">
            <text:p>104589.468434511</text:p>
          </table:table-cell>
          <table:table-cell/>
          <table:table-cell office:value-type="float" office:value="1443146995.10181" calcext:value-type="float">
            <text:p>1443146995.10181</text:p>
          </table:table-cell>
          <table:table-cell table:formula="of:=[.G602]-[.$B$2]" office:value-type="float" office:value="75.1016073226929" calcext:value-type="float">
            <text:p>75.1016073227</text:p>
          </table:table-cell>
          <table:table-cell table:formula="of:=[.C602]/([.H602]-[.H601])" office:value-type="float" office:value="108209.721762707" calcext:value-type="float">
            <text:p>108209.721762707</text:p>
          </table:table-cell>
          <table:table-cell table:formula="of:=[.G602]-[.$B602]" office:value-type="float" office:value="9.30143642425537" calcext:value-type="float">
            <text:p>9.301436424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6985.84167" calcext:value-type="float">
            <text:p>1443146985.84167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41468334198" calcext:value-type="float">
            <text:p>65.8414683342</text:p>
          </table:table-cell>
          <table:table-cell table:formula="of:=[.C603]/([.D603]-[.D602])" office:value-type="float" office:value="104606.979112543" calcext:value-type="float">
            <text:p>104606.979112543</text:p>
          </table:table-cell>
          <table:table-cell/>
          <table:table-cell office:value-type="float" office:value="1443146995.14172" calcext:value-type="float">
            <text:p>1443146995.14172</text:p>
          </table:table-cell>
          <table:table-cell table:formula="of:=[.G603]-[.$B$2]" office:value-type="float" office:value="75.1415197849274" calcext:value-type="float">
            <text:p>75.1415197849</text:p>
          </table:table-cell>
          <table:table-cell table:formula="of:=[.C603]/([.H603]-[.H602])" office:value-type="float" office:value="108236.870344374" calcext:value-type="float">
            <text:p>108236.870344374</text:p>
          </table:table-cell>
          <table:table-cell table:formula="of:=[.G603]-[.$B603]" office:value-type="float" office:value="9.30005145072937" calcext:value-type="float">
            <text:p>9.3000514507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6985.88295" calcext:value-type="float">
            <text:p>1443146985.88295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27545642853" calcext:value-type="float">
            <text:p>65.8827545643</text:p>
          </table:table-cell>
          <table:table-cell table:formula="of:=[.C604]/([.D604]-[.D603])" office:value-type="float" office:value="104635.370942501" calcext:value-type="float">
            <text:p>104635.370942501</text:p>
          </table:table-cell>
          <table:table-cell/>
          <table:table-cell office:value-type="float" office:value="1443146995.18158" calcext:value-type="float">
            <text:p>1443146995.18158</text:p>
          </table:table-cell>
          <table:table-cell table:formula="of:=[.G604]-[.$B$2]" office:value-type="float" office:value="75.1813786029816" calcext:value-type="float">
            <text:p>75.181378603</text:p>
          </table:table-cell>
          <table:table-cell table:formula="of:=[.C604]/([.H604]-[.H603])" office:value-type="float" office:value="108382.541452327" calcext:value-type="float">
            <text:p>108382.541452327</text:p>
          </table:table-cell>
          <table:table-cell table:formula="of:=[.G604]-[.$B604]" office:value-type="float" office:value="9.29862403869629" calcext:value-type="float">
            <text:p>9.2986240387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6985.92424" calcext:value-type="float">
            <text:p>1443146985.92424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4036026001" calcext:value-type="float">
            <text:p>65.924036026</text:p>
          </table:table-cell>
          <table:table-cell table:formula="of:=[.C605]/([.D605]-[.D604])" office:value-type="float" office:value="104647.45724731" calcext:value-type="float">
            <text:p>104647.45724731</text:p>
          </table:table-cell>
          <table:table-cell/>
          <table:table-cell office:value-type="float" office:value="1443146995.22146" calcext:value-type="float">
            <text:p>1443146995.22146</text:p>
          </table:table-cell>
          <table:table-cell table:formula="of:=[.G605]-[.$B$2]" office:value-type="float" office:value="75.2212562561035" calcext:value-type="float">
            <text:p>75.2212562561</text:p>
          </table:table-cell>
          <table:table-cell table:formula="of:=[.C605]/([.H605]-[.H604])" office:value-type="float" office:value="108331.35006188" calcext:value-type="float">
            <text:p>108331.35006188</text:p>
          </table:table-cell>
          <table:table-cell table:formula="of:=[.G605]-[.$B605]" office:value-type="float" office:value="9.29722023010254" calcext:value-type="float">
            <text:p>9.297220230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6985.96552" calcext:value-type="float">
            <text:p>1443146985.96552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53196334839" calcext:value-type="float">
            <text:p>65.9653196335</text:p>
          </table:table-cell>
          <table:table-cell table:formula="of:=[.C606]/([.D606]-[.D605])" office:value-type="float" office:value="104642.018064635" calcext:value-type="float">
            <text:p>104642.018064635</text:p>
          </table:table-cell>
          <table:table-cell/>
          <table:table-cell office:value-type="float" office:value="1443146995.26136" calcext:value-type="float">
            <text:p>1443146995.26136</text:p>
          </table:table-cell>
          <table:table-cell table:formula="of:=[.G606]-[.$B$2]" office:value-type="float" office:value="75.2611565589905" calcext:value-type="float">
            <text:p>75.261156559</text:p>
          </table:table-cell>
          <table:table-cell table:formula="of:=[.C606]/([.H606]-[.H605])" office:value-type="float" office:value="108269.85479881" calcext:value-type="float">
            <text:p>108269.85479881</text:p>
          </table:table-cell>
          <table:table-cell table:formula="of:=[.G606]-[.$B606]" office:value-type="float" office:value="9.29583692550659" calcext:value-type="float">
            <text:p>9.295836925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6986.00648" calcext:value-type="float">
            <text:p>1443146986.00648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62763690948" calcext:value-type="float">
            <text:p>66.0062763691</text:p>
          </table:table-cell>
          <table:table-cell table:formula="of:=[.C607]/([.D607]-[.D606])" office:value-type="float" office:value="105477.156212708" calcext:value-type="float">
            <text:p>105477.156212708</text:p>
          </table:table-cell>
          <table:table-cell/>
          <table:table-cell office:value-type="float" office:value="1443146995.30123" calcext:value-type="float">
            <text:p>1443146995.30123</text:p>
          </table:table-cell>
          <table:table-cell table:formula="of:=[.G607]-[.$B$2]" office:value-type="float" office:value="75.3010337352753" calcext:value-type="float">
            <text:p>75.3010337353</text:p>
          </table:table-cell>
          <table:table-cell table:formula="of:=[.C607]/([.H607]-[.H606])" office:value-type="float" office:value="108332.645449817" calcext:value-type="float">
            <text:p>108332.645449817</text:p>
          </table:table-cell>
          <table:table-cell table:formula="of:=[.G607]-[.$B607]" office:value-type="float" office:value="9.29475736618042" calcext:value-type="float">
            <text:p>9.2947573662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6986.04589" calcext:value-type="float">
            <text:p>1443146986.04589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56907749176" calcext:value-type="float">
            <text:p>66.0456907749</text:p>
          </table:table-cell>
          <table:table-cell table:formula="of:=[.C608]/([.D608]-[.D607])" office:value-type="float" office:value="109604.595320477" calcext:value-type="float">
            <text:p>109604.595320477</text:p>
          </table:table-cell>
          <table:table-cell/>
          <table:table-cell office:value-type="float" office:value="1443146995.34116" calcext:value-type="float">
            <text:p>1443146995.34116</text:p>
          </table:table-cell>
          <table:table-cell table:formula="of:=[.G608]-[.$B$2]" office:value-type="float" office:value="75.3409643173218" calcext:value-type="float">
            <text:p>75.3409643173</text:p>
          </table:table-cell>
          <table:table-cell table:formula="of:=[.C608]/([.H608]-[.H607])" office:value-type="float" office:value="108187.754312429" calcext:value-type="float">
            <text:p>108187.754312429</text:p>
          </table:table-cell>
          <table:table-cell table:formula="of:=[.G608]-[.$B608]" office:value-type="float" office:value="9.29527354240418" calcext:value-type="float">
            <text:p>9.2952735424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6986.08532" calcext:value-type="float">
            <text:p>1443146986.08532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51168632507" calcext:value-type="float">
            <text:p>66.0851168633</text:p>
          </table:table-cell>
          <table:table-cell table:formula="of:=[.C609]/([.D609]-[.D608])" office:value-type="float" office:value="109572.117920963" calcext:value-type="float">
            <text:p>109572.117920963</text:p>
          </table:table-cell>
          <table:table-cell/>
          <table:table-cell office:value-type="float" office:value="1443146995.38107" calcext:value-type="float">
            <text:p>1443146995.38107</text:p>
          </table:table-cell>
          <table:table-cell table:formula="of:=[.G609]-[.$B$2]" office:value-type="float" office:value="75.3808665275574" calcext:value-type="float">
            <text:p>75.3808665276</text:p>
          </table:table-cell>
          <table:table-cell table:formula="of:=[.C609]/([.H609]-[.H608])" office:value-type="float" office:value="108264.679437387" calcext:value-type="float">
            <text:p>108264.679437387</text:p>
          </table:table-cell>
          <table:table-cell table:formula="of:=[.G609]-[.$B609]" office:value-type="float" office:value="9.29574966430664" calcext:value-type="float">
            <text:p>9.295749664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6986.12473" calcext:value-type="float">
            <text:p>1443146986.12473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45312690735" calcext:value-type="float">
            <text:p>66.1245312691</text:p>
          </table:table-cell>
          <table:table-cell table:formula="of:=[.C610]/([.D610]-[.D609])" office:value-type="float" office:value="109604.595320477" calcext:value-type="float">
            <text:p>109604.595320477</text:p>
          </table:table-cell>
          <table:table-cell/>
          <table:table-cell office:value-type="float" office:value="1443146995.42092" calcext:value-type="float">
            <text:p>1443146995.42092</text:p>
          </table:table-cell>
          <table:table-cell table:formula="of:=[.G610]-[.$B$2]" office:value-type="float" office:value="75.4207210540771" calcext:value-type="float">
            <text:p>75.4207210541</text:p>
          </table:table-cell>
          <table:table-cell table:formula="of:=[.C610]/([.H610]-[.H609])" office:value-type="float" office:value="108394.212081693" calcext:value-type="float">
            <text:p>108394.212081693</text:p>
          </table:table-cell>
          <table:table-cell table:formula="of:=[.G610]-[.$B610]" office:value-type="float" office:value="9.29618978500366" calcext:value-type="float">
            <text:p>9.296189785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6986.16414" calcext:value-type="float">
            <text:p>1443146986.16414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39451980591" calcext:value-type="float">
            <text:p>66.1639451981</text:p>
          </table:table-cell>
          <table:table-cell table:formula="of:=[.C611]/([.D611]-[.D610])" office:value-type="float" office:value="109605.921337576" calcext:value-type="float">
            <text:p>109605.921337576</text:p>
          </table:table-cell>
          <table:table-cell/>
          <table:table-cell office:value-type="float" office:value="1443146995.46079" calcext:value-type="float">
            <text:p>1443146995.46079</text:p>
          </table:table-cell>
          <table:table-cell table:formula="of:=[.G611]-[.$B$2]" office:value-type="float" office:value="75.4605858325958" calcext:value-type="float">
            <text:p>75.4605858326</text:p>
          </table:table-cell>
          <table:table-cell table:formula="of:=[.C611]/([.H611]-[.H610])" office:value-type="float" office:value="108366.336413385" calcext:value-type="float">
            <text:p>108366.336413385</text:p>
          </table:table-cell>
          <table:table-cell table:formula="of:=[.G611]-[.$B611]" office:value-type="float" office:value="9.29664063453674" calcext:value-type="float">
            <text:p>9.296640634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6986.20356" calcext:value-type="float">
            <text:p>1443146986.20356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33653259277" calcext:value-type="float">
            <text:p>66.2033653259</text:p>
          </table:table-cell>
          <table:table-cell table:formula="of:=[.C612]/([.D612]-[.D611])" office:value-type="float" office:value="109588.685617515" calcext:value-type="float">
            <text:p>109588.685617515</text:p>
          </table:table-cell>
          <table:table-cell/>
          <table:table-cell office:value-type="float" office:value="1443146995.50071" calcext:value-type="float">
            <text:p>1443146995.50071</text:p>
          </table:table-cell>
          <table:table-cell table:formula="of:=[.G612]-[.$B$2]" office:value-type="float" office:value="75.5005147457123" calcext:value-type="float">
            <text:p>75.5005147457</text:p>
          </table:table-cell>
          <table:table-cell table:formula="of:=[.C612]/([.H612]-[.H611])" office:value-type="float" office:value="108192.276293634" calcext:value-type="float">
            <text:p>108192.276293634</text:p>
          </table:table-cell>
          <table:table-cell table:formula="of:=[.G612]-[.$B612]" office:value-type="float" office:value="9.29714941978455" calcext:value-type="float">
            <text:p>9.2971494198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6986.24303" calcext:value-type="float">
            <text:p>1443146986.24303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28302764893" calcext:value-type="float">
            <text:p>66.2428302765</text:p>
          </table:table-cell>
          <table:table-cell table:formula="of:=[.C613]/([.D613]-[.D612])" office:value-type="float" office:value="109464.21922575" calcext:value-type="float">
            <text:p>109464.21922575</text:p>
          </table:table-cell>
          <table:table-cell/>
          <table:table-cell office:value-type="float" office:value="1443146995.54062" calcext:value-type="float">
            <text:p>1443146995.54062</text:p>
          </table:table-cell>
          <table:table-cell table:formula="of:=[.G613]-[.$B$2]" office:value-type="float" office:value="75.5404195785522" calcext:value-type="float">
            <text:p>75.5404195786</text:p>
          </table:table-cell>
          <table:table-cell table:formula="of:=[.C613]/([.H613]-[.H612])" office:value-type="float" office:value="108257.564123246" calcext:value-type="float">
            <text:p>108257.564123246</text:p>
          </table:table-cell>
          <table:table-cell table:formula="of:=[.G613]-[.$B613]" office:value-type="float" office:value="9.29758930206299" calcext:value-type="float">
            <text:p>9.297589302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6986.28245" calcext:value-type="float">
            <text:p>1443146986.28245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822504043579" calcext:value-type="float">
            <text:p>66.2822504044</text:p>
          </table:table-cell>
          <table:table-cell table:formula="of:=[.C614]/([.D614]-[.D613])" office:value-type="float" office:value="109588.685617515" calcext:value-type="float">
            <text:p>109588.685617515</text:p>
          </table:table-cell>
          <table:table-cell/>
          <table:table-cell office:value-type="float" office:value="1443146995.58054" calcext:value-type="float">
            <text:p>1443146995.58054</text:p>
          </table:table-cell>
          <table:table-cell table:formula="of:=[.G614]-[.$B$2]" office:value-type="float" office:value="75.5803430080414" calcext:value-type="float">
            <text:p>75.580343008</text:p>
          </table:table-cell>
          <table:table-cell table:formula="of:=[.C614]/([.H614]-[.H613])" office:value-type="float" office:value="108207.136893778" calcext:value-type="float">
            <text:p>108207.136893778</text:p>
          </table:table-cell>
          <table:table-cell table:formula="of:=[.G614]-[.$B614]" office:value-type="float" office:value="9.29809260368347" calcext:value-type="float">
            <text:p>9.298092603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6986.32187" calcext:value-type="float">
            <text:p>1443146986.32187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216745853424" calcext:value-type="float">
            <text:p>66.3216745853</text:p>
          </table:table-cell>
          <table:table-cell table:formula="of:=[.C615]/([.D615]-[.D614])" office:value-type="float" office:value="109577.419038807" calcext:value-type="float">
            <text:p>109577.419038807</text:p>
          </table:table-cell>
          <table:table-cell/>
          <table:table-cell office:value-type="float" office:value="1443146995.62035" calcext:value-type="float">
            <text:p>1443146995.62035</text:p>
          </table:table-cell>
          <table:table-cell table:formula="of:=[.G615]-[.$B$2]" office:value-type="float" office:value="75.6201543807983" calcext:value-type="float">
            <text:p>75.6201543808</text:p>
          </table:table-cell>
          <table:table-cell table:formula="of:=[.C615]/([.H615]-[.H614])" office:value-type="float" office:value="108511.70660135" calcext:value-type="float">
            <text:p>108511.70660135</text:p>
          </table:table-cell>
          <table:table-cell table:formula="of:=[.G615]-[.$B615]" office:value-type="float" office:value="9.29847979545593" calcext:value-type="float">
            <text:p>9.2984797955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6986.36133" calcext:value-type="float">
            <text:p>1443146986.36133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611345291138" calcext:value-type="float">
            <text:p>66.3611345291</text:p>
          </table:table-cell>
          <table:table-cell table:formula="of:=[.C616]/([.D616]-[.D615])" office:value-type="float" office:value="109478.108357955" calcext:value-type="float">
            <text:p>109478.108357955</text:p>
          </table:table-cell>
          <table:table-cell/>
          <table:table-cell office:value-type="float" office:value="1443146995.66027" calcext:value-type="float">
            <text:p>1443146995.66027</text:p>
          </table:table-cell>
          <table:table-cell table:formula="of:=[.G616]-[.$B$2]" office:value-type="float" office:value="75.6600668430328" calcext:value-type="float">
            <text:p>75.660066843</text:p>
          </table:table-cell>
          <table:table-cell table:formula="of:=[.C616]/([.H616]-[.H615])" office:value-type="float" office:value="108236.870344374" calcext:value-type="float">
            <text:p>108236.870344374</text:p>
          </table:table-cell>
          <table:table-cell table:formula="of:=[.G616]-[.$B616]" office:value-type="float" office:value="9.29893231391907" calcext:value-type="float">
            <text:p>9.298932313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6986.40074" calcext:value-type="float">
            <text:p>1443146986.40074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4005408287048" calcext:value-type="float">
            <text:p>66.4005408287</text:p>
          </table:table-cell>
          <table:table-cell table:formula="of:=[.C617]/([.D617]-[.D616])" office:value-type="float" office:value="109627.141975533" calcext:value-type="float">
            <text:p>109627.141975533</text:p>
          </table:table-cell>
          <table:table-cell/>
          <table:table-cell office:value-type="float" office:value="1443146995.70017" calcext:value-type="float">
            <text:p>1443146995.70017</text:p>
          </table:table-cell>
          <table:table-cell table:formula="of:=[.G617]-[.$B$2]" office:value-type="float" office:value="75.6999673843384" calcext:value-type="float">
            <text:p>75.6999673843</text:p>
          </table:table-cell>
          <table:table-cell table:formula="of:=[.C617]/([.H617]-[.H616])" office:value-type="float" office:value="108269.207851573" calcext:value-type="float">
            <text:p>108269.207851573</text:p>
          </table:table-cell>
          <table:table-cell table:formula="of:=[.G617]-[.$B617]" office:value-type="float" office:value="9.29942655563355" calcext:value-type="float">
            <text:p>9.299426555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6986.44015" calcext:value-type="float">
            <text:p>1443146986.44015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399471282959" calcext:value-type="float">
            <text:p>66.4399471283</text:p>
          </table:table-cell>
          <table:table-cell table:formula="of:=[.C618]/([.D618]-[.D617])" office:value-type="float" office:value="109627.141975533" calcext:value-type="float">
            <text:p>109627.141975533</text:p>
          </table:table-cell>
          <table:table-cell/>
          <table:table-cell office:value-type="float" office:value="1443146995.74006" calcext:value-type="float">
            <text:p>1443146995.74006</text:p>
          </table:table-cell>
          <table:table-cell table:formula="of:=[.G618]-[.$B$2]" office:value-type="float" office:value="75.7398586273193" calcext:value-type="float">
            <text:p>75.7398586273</text:p>
          </table:table-cell>
          <table:table-cell table:formula="of:=[.C618]/([.H618]-[.H617])" office:value-type="float" office:value="108294.444524134" calcext:value-type="float">
            <text:p>108294.444524134</text:p>
          </table:table-cell>
          <table:table-cell table:formula="of:=[.G618]-[.$B618]" office:value-type="float" office:value="9.29991149902344" calcext:value-type="float">
            <text:p>9.299911499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6986.47956" calcext:value-type="float">
            <text:p>1443146986.47956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793636798859" calcext:value-type="float">
            <text:p>66.4793636799</text:p>
          </table:table-cell>
          <table:table-cell table:formula="of:=[.C619]/([.D619]-[.D618])" office:value-type="float" office:value="109598.628640556" calcext:value-type="float">
            <text:p>109598.628640556</text:p>
          </table:table-cell>
          <table:table-cell/>
          <table:table-cell office:value-type="float" office:value="1443146995.77992" calcext:value-type="float">
            <text:p>1443146995.77992</text:p>
          </table:table-cell>
          <table:table-cell table:formula="of:=[.G619]-[.$B$2]" office:value-type="float" office:value="75.7797236442566" calcext:value-type="float">
            <text:p>75.7797236443</text:p>
          </table:table-cell>
          <table:table-cell table:formula="of:=[.C619]/([.H619]-[.H618])" office:value-type="float" office:value="108365.68831262" calcext:value-type="float">
            <text:p>108365.68831262</text:p>
          </table:table-cell>
          <table:table-cell table:formula="of:=[.G619]-[.$B619]" office:value-type="float" office:value="9.30035996437073" calcext:value-type="float">
            <text:p>9.300359964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6986.51897" calcext:value-type="float">
            <text:p>1443146986.51897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187740325928" calcext:value-type="float">
            <text:p>66.5187740326</text:p>
          </table:table-cell>
          <table:table-cell table:formula="of:=[.C620]/([.D620]-[.D619])" office:value-type="float" office:value="109615.867488612" calcext:value-type="float">
            <text:p>109615.867488612</text:p>
          </table:table-cell>
          <table:table-cell/>
          <table:table-cell office:value-type="float" office:value="1443146995.81985" calcext:value-type="float">
            <text:p>1443146995.81985</text:p>
          </table:table-cell>
          <table:table-cell table:formula="of:=[.G620]-[.$B$2]" office:value-type="float" office:value="75.8196458816528" calcext:value-type="float">
            <text:p>75.8196458817</text:p>
          </table:table-cell>
          <table:table-cell table:formula="of:=[.C620]/([.H620]-[.H619])" office:value-type="float" office:value="108210.367999236" calcext:value-type="float">
            <text:p>108210.367999236</text:p>
          </table:table-cell>
          <table:table-cell table:formula="of:=[.G620]-[.$B620]" office:value-type="float" office:value="9.30087184906006" calcext:value-type="float">
            <text:p>9.300871849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6986.55839" calcext:value-type="float">
            <text:p>1443146986.55839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581896305084" calcext:value-type="float">
            <text:p>66.5581896305</text:p>
          </table:table-cell>
          <table:table-cell table:formula="of:=[.C621]/([.D621]-[.D620])" office:value-type="float" office:value="109601.280418096" calcext:value-type="float">
            <text:p>109601.280418096</text:p>
          </table:table-cell>
          <table:table-cell/>
          <table:table-cell office:value-type="float" office:value="1443146995.85973" calcext:value-type="float">
            <text:p>1443146995.85973</text:p>
          </table:table-cell>
          <table:table-cell table:formula="of:=[.G621]-[.$B$2]" office:value-type="float" office:value="75.8595340251923" calcext:value-type="float">
            <text:p>75.8595340252</text:p>
          </table:table-cell>
          <table:table-cell table:formula="of:=[.C621]/([.H621]-[.H620])" office:value-type="float" office:value="108302.859362952" calcext:value-type="float">
            <text:p>108302.859362952</text:p>
          </table:table-cell>
          <table:table-cell table:formula="of:=[.G621]-[.$B621]" office:value-type="float" office:value="9.30134439468384" calcext:value-type="float">
            <text:p>9.3013443947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6986.59781" calcext:value-type="float">
            <text:p>1443146986.59781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5976066589356" calcext:value-type="float">
            <text:p>66.5976066589</text:p>
          </table:table-cell>
          <table:table-cell table:formula="of:=[.C622]/([.D622]-[.D621])" office:value-type="float" office:value="109597.302799906" calcext:value-type="float">
            <text:p>109597.302799906</text:p>
          </table:table-cell>
          <table:table-cell/>
          <table:table-cell office:value-type="float" office:value="1443146995.89963" calcext:value-type="float">
            <text:p>1443146995.89963</text:p>
          </table:table-cell>
          <table:table-cell table:formula="of:=[.G622]-[.$B$2]" office:value-type="float" office:value="75.8994331359863" calcext:value-type="float">
            <text:p>75.899433136</text:p>
          </table:table-cell>
          <table:table-cell table:formula="of:=[.C622]/([.H622]-[.H621])" office:value-type="float" office:value="108273.089650969" calcext:value-type="float">
            <text:p>108273.089650969</text:p>
          </table:table-cell>
          <table:table-cell table:formula="of:=[.G622]-[.$B622]" office:value-type="float" office:value="9.30182647705078" calcext:value-type="float">
            <text:p>9.301826477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6986.63722" calcext:value-type="float">
            <text:p>1443146986.63722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70189189911" calcext:value-type="float">
            <text:p>66.637018919</text:p>
          </table:table-cell>
          <table:table-cell table:formula="of:=[.C623]/([.D623]-[.D622])" office:value-type="float" office:value="109610.5626501" calcext:value-type="float">
            <text:p>109610.5626501</text:p>
          </table:table-cell>
          <table:table-cell/>
          <table:table-cell office:value-type="float" office:value="1443146995.93949" calcext:value-type="float">
            <text:p>1443146995.93949</text:p>
          </table:table-cell>
          <table:table-cell table:formula="of:=[.G623]-[.$B$2]" office:value-type="float" office:value="75.9392912387848" calcext:value-type="float">
            <text:p>75.9392912388</text:p>
          </table:table-cell>
          <table:table-cell table:formula="of:=[.C623]/([.H623]-[.H622])" office:value-type="float" office:value="108384.486382696" calcext:value-type="float">
            <text:p>108384.486382696</text:p>
          </table:table-cell>
          <table:table-cell table:formula="of:=[.G623]-[.$B623]" office:value-type="float" office:value="9.3022723197937" calcext:value-type="float">
            <text:p>9.3022723198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6986.67664" calcext:value-type="float">
            <text:p>1443146986.67664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64385700226" calcext:value-type="float">
            <text:p>66.67643857</text:p>
          </table:table-cell>
          <table:table-cell table:formula="of:=[.C624]/([.D624]-[.D623])" office:value-type="float" office:value="109590.011249682" calcext:value-type="float">
            <text:p>109590.011249682</text:p>
          </table:table-cell>
          <table:table-cell/>
          <table:table-cell office:value-type="float" office:value="1443146995.97937" calcext:value-type="float">
            <text:p>1443146995.97937</text:p>
          </table:table-cell>
          <table:table-cell table:formula="of:=[.G624]-[.$B$2]" office:value-type="float" office:value="75.979171037674" calcext:value-type="float">
            <text:p>75.9791710377</text:p>
          </table:table-cell>
          <table:table-cell table:formula="of:=[.C624]/([.H624]-[.H623])" office:value-type="float" office:value="108325.521199512" calcext:value-type="float">
            <text:p>108325.521199512</text:p>
          </table:table-cell>
          <table:table-cell table:formula="of:=[.G624]-[.$B624]" office:value-type="float" office:value="9.30273246765137" calcext:value-type="float">
            <text:p>9.302732467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6986.71605" calcext:value-type="float">
            <text:p>1443146986.71605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58524990082" calcext:value-type="float">
            <text:p>66.715852499</text:p>
          </table:table-cell>
          <table:table-cell table:formula="of:=[.C625]/([.D625]-[.D624])" office:value-type="float" office:value="109605.921337576" calcext:value-type="float">
            <text:p>109605.921337576</text:p>
          </table:table-cell>
          <table:table-cell/>
          <table:table-cell office:value-type="float" office:value="1443146996.01936" calcext:value-type="float">
            <text:p>1443146996.01936</text:p>
          </table:table-cell>
          <table:table-cell table:formula="of:=[.G625]-[.$B$2]" office:value-type="float" office:value="76.0191624164581" calcext:value-type="float">
            <text:p>76.0191624165</text:p>
          </table:table-cell>
          <table:table-cell table:formula="of:=[.C625]/([.H625]-[.H624])" office:value-type="float" office:value="108023.282300758" calcext:value-type="float">
            <text:p>108023.282300758</text:p>
          </table:table-cell>
          <table:table-cell table:formula="of:=[.G625]-[.$B625]" office:value-type="float" office:value="9.30330991744995" calcext:value-type="float">
            <text:p>9.303309917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6986.75547" calcext:value-type="float">
            <text:p>1443146986.75547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52659511566" calcext:value-type="float">
            <text:p>66.7552659512</text:p>
          </table:table-cell>
          <table:table-cell table:formula="of:=[.C626]/([.D626]-[.D625])" office:value-type="float" office:value="109607.24738676" calcext:value-type="float">
            <text:p>109607.24738676</text:p>
          </table:table-cell>
          <table:table-cell/>
          <table:table-cell office:value-type="float" office:value="1443146996.03151" calcext:value-type="float">
            <text:p>1443146996.03151</text:p>
          </table:table-cell>
          <table:table-cell table:formula="of:=[.G626]-[.$B$2]" office:value-type="float" office:value="76.0313067436218" calcext:value-type="float">
            <text:p>76.0313067436</text:p>
          </table:table-cell>
          <table:table-cell table:formula="of:=[.C626]/([.H626]-[.H625])" office:value-type="float" office:value="355721.642028388" calcext:value-type="float">
            <text:p>355721.642028388</text:p>
          </table:table-cell>
          <table:table-cell table:formula="of:=[.G626]-[.$B626]" office:value-type="float" office:value="9.27604079246521" calcext:value-type="float">
            <text:p>9.276040792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6986.79488" calcext:value-type="float">
            <text:p>1443146986.79488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46789264679" calcext:value-type="float">
            <text:p>66.7946789265</text:p>
          </table:table-cell>
          <table:table-cell table:formula="of:=[.C627]/([.D627]-[.D626])" office:value-type="float" office:value="109608.57346803" calcext:value-type="float">
            <text:p>109608.57346803</text:p>
          </table:table-cell>
          <table:table-cell/>
          <table:table-cell office:value-type="float" office:value="1443146996.04364" calcext:value-type="float">
            <text:p>1443146996.04364</text:p>
          </table:table-cell>
          <table:table-cell table:formula="of:=[.G627]-[.$B$2]" office:value-type="float" office:value="76.0434443950653" calcext:value-type="float">
            <text:p>76.0434443951</text:p>
          </table:table-cell>
          <table:table-cell table:formula="of:=[.C627]/([.H627]-[.H626])" office:value-type="float" office:value="355917.289280874" calcext:value-type="float">
            <text:p>355917.289280874</text:p>
          </table:table-cell>
          <table:table-cell table:formula="of:=[.G627]-[.$B627]" office:value-type="float" office:value="9.24876546859741" calcext:value-type="float">
            <text:p>9.248765468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6986.83429" calcext:value-type="float">
            <text:p>1443146986.83429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40945243835" calcext:value-type="float">
            <text:p>66.8340945244</text:p>
          </table:table-cell>
          <table:table-cell table:formula="of:=[.C628]/([.D628]-[.D627])" office:value-type="float" office:value="109601.280418096" calcext:value-type="float">
            <text:p>109601.280418096</text:p>
          </table:table-cell>
          <table:table-cell/>
          <table:table-cell office:value-type="float" office:value="1443146996.06679" calcext:value-type="float">
            <text:p>1443146996.06679</text:p>
          </table:table-cell>
          <table:table-cell table:formula="of:=[.G628]-[.$B$2]" office:value-type="float" office:value="76.066593170166" calcext:value-type="float">
            <text:p>76.0665931702</text:p>
          </table:table-cell>
          <table:table-cell table:formula="of:=[.C628]/([.H628]-[.H627])" office:value-type="float" office:value="186618.945547053" calcext:value-type="float">
            <text:p>186618.945547053</text:p>
          </table:table-cell>
          <table:table-cell table:formula="of:=[.G628]-[.$B628]" office:value-type="float" office:value="9.23249864578247" calcext:value-type="float">
            <text:p>9.2324986458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6986.87371" calcext:value-type="float">
            <text:p>1443146986.87371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35103607178" calcext:value-type="float">
            <text:p>66.8735103607</text:p>
          </table:table-cell>
          <table:table-cell table:formula="of:=[.C629]/([.D629]-[.D628])" office:value-type="float" office:value="109600.617461681" calcext:value-type="float">
            <text:p>109600.617461681</text:p>
          </table:table-cell>
          <table:table-cell/>
          <table:table-cell office:value-type="float" office:value="1443146996.10323" calcext:value-type="float">
            <text:p>1443146996.10323</text:p>
          </table:table-cell>
          <table:table-cell table:formula="of:=[.G629]-[.$B$2]" office:value-type="float" office:value="76.1030263900757" calcext:value-type="float">
            <text:p>76.1030263901</text:p>
          </table:table-cell>
          <table:table-cell table:formula="of:=[.C629]/([.H629]-[.H628])" office:value-type="float" office:value="118573.104729995" calcext:value-type="float">
            <text:p>118573.104729995</text:p>
          </table:table-cell>
          <table:table-cell table:formula="of:=[.G629]-[.$B629]" office:value-type="float" office:value="9.22951602935791" calcext:value-type="float">
            <text:p>9.2295160294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6986.91313" calcext:value-type="float">
            <text:p>1443146986.91313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29292964935" calcext:value-type="float">
            <text:p>66.9129292965</text:p>
          </table:table-cell>
          <table:table-cell table:formula="of:=[.C630]/([.D630]-[.D629])" office:value-type="float" office:value="109591.999758067" calcext:value-type="float">
            <text:p>109591.999758067</text:p>
          </table:table-cell>
          <table:table-cell/>
          <table:table-cell office:value-type="float" office:value="1443146996.1398" calcext:value-type="float">
            <text:p>1443146996.1398</text:p>
          </table:table-cell>
          <table:table-cell table:formula="of:=[.G630]-[.$B$2]" office:value-type="float" office:value="76.1395971775055" calcext:value-type="float">
            <text:p>76.1395971775</text:p>
          </table:table-cell>
          <table:table-cell table:formula="of:=[.C630]/([.H630]-[.H629])" office:value-type="float" office:value="118127.070911213" calcext:value-type="float">
            <text:p>118127.070911213</text:p>
          </table:table-cell>
          <table:table-cell table:formula="of:=[.G630]-[.$B630]" office:value-type="float" office:value="9.22666788101196" calcext:value-type="float">
            <text:p>9.226667881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6986.95253" calcext:value-type="float">
            <text:p>1443146986.95253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523348808289" calcext:value-type="float">
            <text:p>66.9523348808</text:p>
          </table:table-cell>
          <table:table-cell table:formula="of:=[.C631]/([.D631]-[.D630])" office:value-type="float" office:value="109629.13183163" calcext:value-type="float">
            <text:p>109629.13183163</text:p>
          </table:table-cell>
          <table:table-cell/>
          <table:table-cell office:value-type="float" office:value="1443146996.17636" calcext:value-type="float">
            <text:p>1443146996.17636</text:p>
          </table:table-cell>
          <table:table-cell table:formula="of:=[.G631]-[.$B$2]" office:value-type="float" office:value="76.1761558055878" calcext:value-type="float">
            <text:p>76.1761558056</text:p>
          </table:table-cell>
          <table:table-cell table:formula="of:=[.C631]/([.H631]-[.H630])" office:value-type="float" office:value="118166.359806441" calcext:value-type="float">
            <text:p>118166.359806441</text:p>
          </table:table-cell>
          <table:table-cell table:formula="of:=[.G631]-[.$B631]" office:value-type="float" office:value="9.22382092475891" calcext:value-type="float">
            <text:p>9.2238209248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6986.992" calcext:value-type="float">
            <text:p>1443146986.992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917984008789" calcext:value-type="float">
            <text:p>66.9917984009</text:p>
          </table:table-cell>
          <table:table-cell table:formula="of:=[.C632]/([.D632]-[.D631])" office:value-type="float" office:value="109468.187189618" calcext:value-type="float">
            <text:p>109468.187189618</text:p>
          </table:table-cell>
          <table:table-cell/>
          <table:table-cell office:value-type="float" office:value="1443146996.21293" calcext:value-type="float">
            <text:p>1443146996.21293</text:p>
          </table:table-cell>
          <table:table-cell table:formula="of:=[.G632]-[.$B$2]" office:value-type="float" office:value="76.2127301692963" calcext:value-type="float">
            <text:p>76.2127301693</text:p>
          </table:table-cell>
          <table:table-cell table:formula="of:=[.C632]/([.H632]-[.H631])" office:value-type="float" office:value="118115.520325415" calcext:value-type="float">
            <text:p>118115.520325415</text:p>
          </table:table-cell>
          <table:table-cell table:formula="of:=[.G632]-[.$B632]" office:value-type="float" office:value="9.22093176841736" calcext:value-type="float">
            <text:p>9.2209317684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7000.04314" calcext:value-type="float">
            <text:p>1443147000.04314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42943239212" calcext:value-type="float">
            <text:p>80.0429432392</text:p>
          </table:table-cell>
          <table:table-cell table:formula="of:=[.C633]/([.D633]-[.D632])" office:value-type="float" office:value="313.842199342501" calcext:value-type="float">
            <text:p>313.8421993425</text:p>
          </table:table-cell>
          <table:table-cell/>
          <table:table-cell office:value-type="float" office:value="1443147000.23305" calcext:value-type="float">
            <text:p>1443147000.23305</text:p>
          </table:table-cell>
          <table:table-cell table:formula="of:=[.G633]-[.$B$2]" office:value-type="float" office:value="80.2328476905823" calcext:value-type="float">
            <text:p>80.2328476906</text:p>
          </table:table-cell>
          <table:table-cell table:formula="of:=[.C633]/([.H633]-[.H632])" office:value-type="float" office:value="1018.8756866714" calcext:value-type="float">
            <text:p>1018.8756866714</text:p>
          </table:table-cell>
          <table:table-cell table:formula="of:=[.G633]-[.$B633]" office:value-type="float" office:value="0.189904451370239" calcext:value-type="float">
            <text:p>0.18990445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1:11:19.088256754</dc:date>
    <meta:editing-duration>PT45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